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Lato Black" svg:font-family="'Lato Black'" style:font-adornments="Black" style:font-pitch="variable"/>
    <style:font-face style:name="YaleNew" svg:font-family="YaleNew" style:font-adornments="Roman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Heading_20_1">
      <style:paragraph-properties fo:margin-top="0in" fo:margin-bottom="0in" loext:contextual-spacing="false" fo:line-height="100%"/>
    </style:style>
    <style:style style:name="P3" style:family="paragraph" style:parent-style-name="Footer">
      <style:paragraph-properties fo:text-align="center" style:justify-single-word="false">
        <style:tab-stops>
          <style:tab-stop style:position="5.5591in" style:type="center"/>
          <style:tab-stop style:position="10.6925in" style:type="right"/>
        </style:tab-stops>
      </style:paragraph-properties>
      <style:text-properties style:font-name="FreeSans1" fo:font-size="9pt" style:font-size-asian="9pt" style:font-size-complex="9pt"/>
    </style:style>
    <style:style style:name="T1" style:family="text">
      <style:text-properties officeooo:rsid="002c899f"/>
    </style:style>
    <style:style style:name="T2" style:family="text">
      <style:text-properties officeooo:rsid="0031ce6a"/>
    </style:style>
    <style:style style:name="T3" style:family="text">
      <style:text-properties officeooo:rsid="003267e2"/>
    </style:style>
    <style:style style:name="T4" style:family="text">
      <style:text-properties fo:font-weight="bold" officeooo:rsid="003267e2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 Человек </text:h>
      <text:p text:style-name="P1"><text:span text:style-name="Caption_20_characters">адам </text:span><text:span text:style-name="Definition">человек</text:span></text:p>
      <text:p text:style-name="P1"><text:span text:style-name="Caption_20_characters">аты; есімі </text:span><text:span text:style-name="Definition">имя (2!)</text:span></text:p>
      <text:p text:style-name="P1"><text:span text:style-name="Caption_20_characters">тегі </text:span><text:span text:style-name="Definition">фамилия</text:span></text:p>
      <text:p text:style-name="P1"><text:span text:style-name="Caption_20_characters">еркек </text:span><text:span text:style-name="Definition">мужчина</text:span></text:p>
      <text:p text:style-name="P1"><text:span text:style-name="Caption_20_characters">әйел </text:span><text:span text:style-name="Definition">женщина</text:span></text:p>
      <text:p text:style-name="P1"><text:span text:style-name="Caption_20_characters">ұл бала </text:span><text:span text:style-name="Definition">мальчик</text:span></text:p>
      <text:p text:style-name="P1"><text:span text:style-name="Caption_20_characters">қыз </text:span><text:span text:style-name="Definition">девочка</text:span></text:p>
      <text:p text:style-name="P1"><text:span text:style-name="Caption_20_characters">шал </text:span><text:span text:style-name="Definition">старик</text:span></text:p>
      <text:p text:style-name="P1"><text:span text:style-name="Caption_20_characters">егде әйел </text:span><text:span text:style-name="Definition">пожилая женщина</text:span></text:p>
      <text:p text:style-name="P1"><text:span text:style-name="Caption_20_characters">әке </text:span><text:span text:style-name="Definition">отец</text:span></text:p>
      <text:p text:style-name="P1"><text:span text:style-name="Caption_20_characters">шеше; ана </text:span><text:span text:style-name="Definition">мать (2!)</text:span></text:p>
      <text:p text:style-name="P1"><text:span text:style-name="Caption_20_characters">жас </text:span><text:span text:style-name="Definition">возраст</text:span></text:p>
      <text:p text:style-name="P1"><text:span text:style-name="Caption_20_characters">бала </text:span><text:span text:style-name="Definition">ребенок</text:span></text:p>
      <text:p text:style-name="P1"><text:span text:style-name="Caption_20_characters">жігіт </text:span><text:span text:style-name="Definition">парень</text:span></text:p>
      <text:p text:style-name="P1"><text:span text:style-name="Caption_20_characters">жастар </text:span><text:span text:style-name="Definition">молодежь</text:span></text:p>
      <text:p text:style-name="P1"><text:span text:style-name="Caption_20_characters">балалық шақ </text:span><text:span text:style-name="Definition">детство</text:span></text:p>
      <text:p text:style-name="P1"><text:span text:style-name="Caption_20_characters">жастық шақ </text:span><text:span text:style-name="Definition">молодость</text:span></text:p>
      <text:p text:style-name="P1"><text:span text:style-name="Caption_20_characters">кемел шақ </text:span><text:span text:style-name="Definition">зрелый возраст</text:span></text:p>
      <text:p text:style-name="P1"><text:span text:style-name="Caption_20_characters">кәрілік </text:span><text:span text:style-name="Definition">старость</text:span></text:p>
      <text:p text:style-name="P1"><text:span text:style-name="Caption_20_characters">ересек </text:span><text:span text:style-name="Definition">взрослый</text:span></text:p>
      <text:p text:style-name="P1"><text:span text:style-name="Caption_20_characters">жеткіншек </text:span><text:span text:style-name="Definition">подросток</text:span></text:p>
      <text:p text:style-name="P1"><text:span text:style-name="Caption_20_characters">жыныс </text:span><text:span text:style-name="Definition">пол (м.-ж.)</text:span></text:p>
      <text:p text:style-name="P1"><text:span text:style-name="Caption_20_characters">бозбала </text:span><text:span text:style-name="Definition">юноша</text:span></text:p>
      <text:p text:style-name="P1"><text:span text:style-name="Caption_20_characters">бойжеткен </text:span><text:span text:style-name="Definition">девушка</text:span></text:p>
      <text:p text:style-name="P1"><text:span text:style-name="Caption_20_characters">нәресте </text:span><text:span text:style-name="Definition">ребенок; дитя; младенец (перс)</text:span></text:p>
      <text:p text:style-name="P1"><text:span text:style-name="Caption_20_characters">сәби </text:span><text:span text:style-name="Definition">дитя; малютка; младенец (араб)</text:span></text:p>
      <text:p text:style-name="P1"><text:span text:style-name="Caption_20_characters">балдырған </text:span><text:span text:style-name="Definition">малыш</text:span></text:p>
      <text:p text:style-name="P1"><text:span text:style-name="Caption_20_characters">жеңге </text:span><text:span text:style-name="Definition">жена старшего брата</text:span></text:p>
      <text:p text:style-name="P1"><text:span text:style-name="Caption_20_characters">дос; достар </text:span><text:span text:style-name="Definition">друг; друзья</text:span></text:p>
      <text:p text:style-name="P1"><text:span text:style-name="Caption_20_characters">келіншек </text:span><text:span text:style-name="Definition">невеста; молодая замужняя женщина</text:span></text:p>
      <text:p text:style-name="P1"><text:span text:style-name="Caption_20_characters">келін </text:span><text:span text:style-name="Definition">сноха; невестка</text:span></text:p>
      <text:p text:style-name="P1"><text:span text:style-name="Caption_20_characters">көрші </text:span><text:span text:style-name="Definition">сосед / соседка</text:span></text:p>
      <text:p text:style-name="P1"><text:span text:style-name="Caption_20_characters">орыс </text:span><text:span text:style-name="Definition">русский / русская</text:span></text:p>
      <text:p text:style-name="P1"><text:span text:style-name="Caption_20_characters">шетелдік </text:span><text:span text:style-name="Definition">иностранец / иностранка</text:span></text:p>
      <text:p text:style-name="P1"><text:span text:style-name="Caption_20_characters">ағылшын </text:span><text:span text:style-name="Definition">англичанин / англичанка</text:span></text:p>
      <text:p text:style-name="P1"><text:span text:style-name="Caption_20_characters">қытай </text:span><text:span text:style-name="Definition">китаец / китаянка</text:span></text:p>
      <text:p text:style-name="P1"><text:span text:style-name="Caption_20_characters">туған жылы </text:span><text:span text:style-name="Definition">год рождения</text:span></text:p>
      <text:p text:style-name="P1"><text:span text:style-name="Caption_20_characters">неміс </text:span><text:span text:style-name="Definition">немец / немка</text:span></text:p>
      <text:p text:style-name="P1"><text:span text:style-name="Caption_20_characters">француз </text:span><text:span text:style-name="Definition">француз / француженка</text:span></text:p>
      <text:p text:style-name="P1"><text:span text:style-name="Caption_20_characters">американдық </text:span><text:span text:style-name="Definition">американец / американка</text:span></text:p>
      <text:p text:style-name="P1"><text:span text:style-name="Caption_20_characters">испандық </text:span><text:span text:style-name="Definition">испанец / испанка</text:span></text:p>
      <text:p text:style-name="P1"><text:span text:style-name="Caption_20_characters">тұрғын </text:span><text:span text:style-name="Definition">житель</text:span></text:p>
      <text:p text:style-name="P1"><text:span text:style-name="Caption_20_characters">құрбы </text:span><text:span text:style-name="Definition">подруга</text:span></text:p>
      <text:p text:style-name="P1"><text:span text:style-name="Caption_20_characters">жерлес; ауылдас </text:span><text:span text:style-name="Definition">земляк (2!)</text:span></text:p>
      <text:p text:style-name="P1"><text:span text:style-name="Caption_20_characters">жолдас </text:span><text:span text:style-name="Definition">товарищ</text:span></text:p>
      <text:p text:style-name="P1"><text:span text:style-name="Caption_20_characters">таныс </text:span><text:span text:style-name="Definition">знакомый</text:span></text:p>
      <text:p text:style-name="P1"><text:span text:style-name="Caption_20_characters">ұлты </text:span><text:span text:style-name="Definition">национальность</text:span></text:p>
      <text:p text:style-name="P1"><text:span text:style-name="Caption_20_characters">әріптес </text:span><text:span text:style-name="Definition">коллега</text:span></text:p>
      <text:p text:style-name="P1"><text:span text:style-name="Caption_20_characters">әкесінің аты </text:span><text:span text:style-name="Definition">отчество</text:span></text:p>
      <text:p text:style-name="P1"><text:span text:style-name="Caption_20_characters">мекенжайы </text:span><text:span text:style-name="Definition">адрес</text:span></text:p>
      <text:p text:style-name="P1"><text:span text:style-name="Caption_20_characters">туыс; ағайын </text:span><text:span text:style-name="Definition">родственник (2!, не аталас) (иначе: туыс, ағайын, бауыр, аталас)</text:span></text:p>
      <text:p text:style-name="P1"><text:span text:style-name="Caption_20_characters">төлқұжат </text:span><text:span text:style-name="Definition">паспорт</text:span></text:p>
      <text:p text:style-name="P1"><text:span text:style-name="Caption_20_characters">мырза </text:span><text:span text:style-name="Definition">господин</text:span></text:p>
      <text:p text:style-name="P1"><text:span text:style-name="Caption_20_characters">ханым </text:span><text:span text:style-name="Definition">госпожа</text:span></text:p>
      <text:p text:style-name="P1"><text:span text:style-name="Caption_20_characters">визит карточкасы </text:span><text:span text:style-name="Definition">визитная карточка</text:span></text:p>
      <text:p text:style-name="P1"><text:span text:style-name="Caption_20_characters">өмірбаян </text:span><text:span text:style-name="Definition">биография</text:span></text:p>
      <text:p text:style-name="P1"><text:span text:style-name="Caption_20_characters">жан </text:span><text:span text:style-name="Definition">душа</text:span></text:p>
      <text:p text:style-name="P1"><text:span text:style-name="Caption_20_characters">түр; кескін; кейіп </text:span><text:span text:style-name="Definition">внешний вид (3!)</text:span></text:p>
      <text:p text:style-name="P1"><text:span text:style-name="Caption_20_characters">ақыл </text:span><text:span text:style-name="Definition">разум</text:span></text:p>
      <text:p text:style-name="P1"><text:span text:style-name="Caption_20_characters">ес; жады </text:span><text:span text:style-name="Definition">память (2!)</text:span></text:p>
      <text:p text:style-name="P1"><text:span text:style-name="Caption_20_characters">сана </text:span><text:span text:style-name="Definition">сознание</text:span></text:p>
      <text:p text:style-name="P1"><text:span text:style-name="Caption_20_characters">зерде </text:span><text:span text:style-name="Definition">разум / сознание</text:span></text:p>
      <text:p text:style-name="P1"><text:span text:style-name="Caption_20_characters">зейін </text:span><text:span text:style-name="Definition">внимание; помысел</text:span></text:p>
      <text:p text:style-name="P1"><text:span text:style-name="Caption_20_characters">жігер (2!) </text:span><text:span text:style-name="Definition">решительность; энергия</text:span></text:p>
      <text:p text:style-name="P1"><text:span text:style-name="Caption_20_characters">намыс </text:span><text:span text:style-name="Definition">честь</text:span></text:p>
      <text:p text:style-name="P1"><text:span text:style-name="Caption_20_characters">иман </text:span><text:span text:style-name="Definition">вера; убеждение</text:span></text:p>
      <text:p text:style-name="P1"><text:span text:style-name="Caption_20_characters">көзқарас </text:span><text:span text:style-name="Definition">точка зрения</text:span></text:p>
      <text:p text:style-name="P1"><text:span text:style-name="Caption_20_characters">көңіл күй </text:span><text:span text:style-name="Definition">настроение</text:span></text:p>
      <text:p text:style-name="P1"><text:span text:style-name="Caption_20_characters">күш </text:span><text:span text:style-name="Definition">сила</text:span></text:p>
      <text:p text:style-name="P1"><text:span text:style-name="Caption_20_characters">қабілет </text:span><text:span text:style-name="Definition">способность</text:span></text:p>
      <text:p text:style-name="P1"><text:span text:style-name="Caption_20_characters">қуат </text:span><text:span text:style-name="Definition">мощь</text:span></text:p>
      <text:p text:style-name="P1"><text:span text:style-name="Caption_20_characters">қасиет </text:span><text:span text:style-name="Definition">свойство; качество</text:span></text:p>
      <text:p text:style-name="P1"><text:span text:style-name="Caption_20_characters">мінез-құлық </text:span><text:span text:style-name="Definition">поведение</text:span></text:p>
      <text:p text:style-name="P1"><text:span text:style-name="Caption_20_characters">мінез </text:span><text:span text:style-name="Definition">характер</text:span></text:p>
      <text:p text:style-name="P1"><text:span text:style-name="Caption_20_characters">дене </text:span><text:span text:style-name="Definition">тело</text:span></text:p>
      <text:p text:style-name="P1"><text:span text:style-name="Caption_20_characters">мойын </text:span><text:span text:style-name="Definition">шея</text:span></text:p>
      <text:p text:style-name="P1"><text:span text:style-name="Caption_20_characters">кеуде </text:span><text:span text:style-name="Definition">грудь</text:span></text:p>
      <text:p text:style-name="P1"><text:span text:style-name="Caption_20_characters">арқа </text:span><text:span text:style-name="Definition">спина</text:span></text:p>
      <text:p text:style-name="P1"><text:span text:style-name="Caption_20_characters">іш </text:span><text:span text:style-name="Definition">живот (*2) (иначе: қарын)</text:span></text:p>
      <text:p text:style-name="P1"><text:span text:style-name="Caption_20_characters">аяқ </text:span><text:span text:style-name="Definition">нога</text:span></text:p>
      <text:p text:style-name="P1"><text:span text:style-name="Caption_20_characters">тізе </text:span><text:span text:style-name="Definition">колено</text:span></text:p>
      <text:p text:style-name="P1"><text:span text:style-name="Caption_20_characters">өкше </text:span><text:span text:style-name="Definition">пятка</text:span></text:p>
      <text:p text:style-name="P1"><text:span text:style-name="Caption_20_characters">қол </text:span><text:span text:style-name="Definition">рука</text:span></text:p>
      <text:p text:style-name="P1"><text:span text:style-name="Caption_20_characters">шынашақ </text:span><text:span text:style-name="Definition">мизинец</text:span></text:p>
      <text:p text:style-name="P1"><text:span text:style-name="Caption_20_characters">шынтақ </text:span><text:span text:style-name="Definition">локоть</text:span></text:p>
      <text:p text:style-name="P1"><text:span text:style-name="Caption_20_characters">балтыр </text:span><text:span text:style-name="Definition">голень</text:span></text:p>
      <text:p text:style-name="P1"><text:span text:style-name="Caption_20_characters">бармақ </text:span><text:span text:style-name="Definition">палец</text:span></text:p>
      <text:p text:style-name="P1"><text:span text:style-name="Caption_20_characters">тырнақ </text:span><text:span text:style-name="Definition">ноготь</text:span></text:p>
      <text:p text:style-name="P1"><text:span text:style-name="Caption_20_characters">бел </text:span><text:span text:style-name="Definition">поясница</text:span></text:p>
      <text:p text:style-name="P1"><text:span text:style-name="Caption_20_characters">табан </text:span><text:span text:style-name="Definition">стопа</text:span></text:p>
      <text:p text:style-name="P1"><text:span text:style-name="Caption_20_characters">мықын </text:span><text:span text:style-name="Definition">бедро</text:span></text:p>
      <text:p text:style-name="P1"><text:span text:style-name="Caption_20_characters">желке </text:span><text:span text:style-name="Definition">затылок</text:span></text:p>
      <text:p text:style-name="P1"><text:span text:style-name="Caption_20_characters">алақан </text:span><text:span text:style-name="Definition">ладонь</text:span></text:p>
      <text:p text:style-name="P1"><text:span text:style-name="Caption_20_characters">саусақ </text:span><text:span text:style-name="Definition">пальцы</text:span></text:p>
      <text:p text:style-name="P1"><text:span text:style-name="Caption_20_characters">басбармақ </text:span><text:span text:style-name="Definition">большой палец</text:span></text:p>
      <text:p text:style-name="P1"><text:span text:style-name="Caption_20_characters">сұқсаусақ </text:span><text:span text:style-name="Definition">указательный палец</text:span></text:p>
      <text:p text:style-name="P1"><text:span text:style-name="Caption_20_characters">ортан саусақ </text:span><text:span text:style-name="Definition">средний палец</text:span></text:p>
      <text:p text:style-name="P1"><text:span text:style-name="Caption_20_characters">аты жоқ саусақ </text:span><text:span text:style-name="Definition">безымянный палец</text:span></text:p>
      <text:p text:style-name="P1"><text:span text:style-name="Caption_20_characters">сүйек </text:span><text:span text:style-name="Definition">кость</text:span></text:p>
      <text:p text:style-name="P1"><text:span text:style-name="Caption_20_characters">бұлшық ет </text:span><text:span text:style-name="Definition">мышцы</text:span></text:p>
      <text:p text:style-name="P1"><text:span text:style-name="Caption_20_characters">жүйке </text:span><text:span text:style-name="Definition">нерв</text:span></text:p>
      <text:p text:style-name="P1"><text:span text:style-name="Caption_20_characters">қан </text:span><text:span text:style-name="Definition">кровь</text:span></text:p>
      <text:p text:style-name="P1"><text:span text:style-name="Caption_20_characters">бас </text:span><text:span text:style-name="Definition">голова</text:span></text:p>
      <text:p text:style-name="P1"><text:span text:style-name="Caption_20_characters">көз </text:span><text:span text:style-name="Definition">глаза</text:span></text:p>
      <text:p text:style-name="P1"><text:span text:style-name="Caption_20_characters">қас </text:span><text:span text:style-name="Definition">брови</text:span></text:p>
      <text:p text:style-name="P1"><text:span text:style-name="Caption_20_characters">құлақ </text:span><text:span text:style-name="Definition">ухо</text:span></text:p>
      <text:p text:style-name="P1"><text:span text:style-name="Caption_20_characters">ауыз </text:span><text:span text:style-name="Definition">рот</text:span></text:p>
      <text:p text:style-name="P1"><text:span text:style-name="Caption_20_characters">ерін </text:span><text:span text:style-name="Definition">губы</text:span></text:p>
      <text:p text:style-name="P1"><text:span text:style-name="Caption_20_characters">тіс </text:span><text:span text:style-name="Definition">зубы</text:span></text:p>
      <text:p text:style-name="P1"><text:span text:style-name="Caption_20_characters">тіл </text:span><text:span text:style-name="Definition">язык</text:span></text:p>
      <text:p text:style-name="P1"><text:span text:style-name="Caption_20_characters">бет </text:span><text:span text:style-name="Definition">лицо</text:span></text:p>
      <text:p text:style-name="P1"><text:span text:style-name="Caption_20_characters">мұрын </text:span><text:span text:style-name="Definition">нос</text:span></text:p>
      <text:p text:style-name="P1"><text:span text:style-name="Caption_20_characters">кірпік </text:span><text:span text:style-name="Definition">ресницы</text:span></text:p>
      <text:p text:style-name="P1"><text:span text:style-name="Caption_20_characters">қабақ </text:span><text:span text:style-name="Definition">веки</text:span></text:p>
      <text:p text:style-name="P1"><text:span text:style-name="Caption_20_characters">иек </text:span><text:span text:style-name="Definition">подбородок</text:span></text:p>
      <text:p text:style-name="P1"><text:span text:style-name="Caption_20_characters">жақ </text:span><text:span text:style-name="Definition">щека</text:span></text:p>
      <text:p text:style-name="P1"><text:span text:style-name="Caption_20_characters">маңдай </text:span><text:span text:style-name="Definition">лоб</text:span></text:p>
      <text:p text:style-name="P1"><text:span text:style-name="Caption_20_characters">самай </text:span><text:span text:style-name="Definition">висок</text:span></text:p>
      <text:p text:style-name="P1"><text:span text:style-name="Caption_20_characters">қарашық </text:span><text:span text:style-name="Definition">зрачок</text:span></text:p>
      <text:p text:style-name="P1"><text:span text:style-name="Caption_20_characters">таңдай </text:span><text:span text:style-name="Definition">нёбо</text:span></text:p>
      <text:p text:style-name="P1"><text:span text:style-name="Caption_20_characters">бас сүйек </text:span><text:span text:style-name="Definition">череп</text:span></text:p>
      <text:p text:style-name="P1"><text:span text:style-name="Caption_20_characters">жақ сүйек </text:span><text:span text:style-name="Definition">челюсть</text:span></text:p>
      <text:p text:style-name="P1"><text:span text:style-name="Caption_20_characters">ми </text:span><text:span text:style-name="Definition">мозг</text:span></text:p>
      <text:p text:style-name="P1"><text:span text:style-name="Caption_20_characters">тамақ </text:span><text:span text:style-name="Definition">горло</text:span></text:p>
      <text:p text:style-name="P1"><text:span text:style-name="Caption_20_characters">өкпе </text:span><text:span text:style-name="Definition">легкие</text:span></text:p>
      <text:p text:style-name="P1"><text:span text:style-name="Caption_20_characters">жүрек </text:span><text:span text:style-name="Definition">сердце</text:span></text:p>
      <text:p text:style-name="P1"><text:span text:style-name="Caption_20_characters">асқазан </text:span><text:span text:style-name="Definition">желудок</text:span></text:p>
      <text:p text:style-name="P1"><text:span text:style-name="Caption_20_characters">ішек </text:span><text:span text:style-name="Definition">кишки</text:span></text:p>
      <text:p text:style-name="P1"><text:span text:style-name="Caption_20_characters">бауыр (не кровный родственник) </text:span><text:span text:style-name="Definition">печень (вариант: кровный родственник, родственник)</text:span></text:p>
      <text:p text:style-name="P1"><text:span text:style-name="Caption_20_characters">бүйрек </text:span><text:span text:style-name="Definition">почки</text:span></text:p>
      <text:p text:style-name="P1"><text:span text:style-name="Caption_20_characters">қарын </text:span><text:span text:style-name="Definition">живот (иначе: іш)</text:span></text:p>
      <text:p text:style-name="P1"><text:span text:style-name="Caption_20_characters">жұтқыншақ </text:span><text:span text:style-name="Definition">глотка</text:span></text:p>
      <text:p text:style-name="P1"><text:span text:style-name="Caption_20_characters">көкірек </text:span><text:span text:style-name="Definition">грудная клетка</text:span></text:p>
      <text:p text:style-name="P1"><text:span text:style-name="Caption_20_characters">аш ішек </text:span><text:span text:style-name="Definition">тонкая кишка</text:span></text:p>
      <text:p text:style-name="P1"><text:span text:style-name="Caption_20_characters">тік ішек </text:span><text:span text:style-name="Definition">прямая кишка</text:span></text:p>
      <text:p text:style-name="P1"><text:span text:style-name="Caption_20_characters">құрсақ </text:span><text:span text:style-name="Definition">матка</text:span></text:p>
      <text:p text:style-name="P1"><text:span text:style-name="Caption_20_characters">тыныс жолдары </text:span><text:span text:style-name="Definition">дыхательные пути</text:span></text:p>
      <text:p text:style-name="P1"><text:span text:style-name="Caption_20_characters">жұлын </text:span><text:span text:style-name="Definition">костный мозг</text:span></text:p>
      <text:p text:style-name="P1"><text:span text:style-name="Caption_20_characters">отбасы </text:span><text:span text:style-name="Definition">семья</text:span></text:p>
      <text:p text:style-name="P1"><text:span text:style-name="Caption_20_characters">ата </text:span><text:span text:style-name="Definition">дедушка</text:span></text:p>
      <text:p text:style-name="P1"><text:span text:style-name="Caption_20_characters">әже </text:span><text:span text:style-name="Definition">бабушка</text:span></text:p>
      <text:p text:style-name="P1"><text:span text:style-name="Caption_20_characters">ата-ана </text:span><text:span text:style-name="Definition">родители</text:span></text:p>
      <text:p text:style-name="P1"><text:span text:style-name="Caption_20_characters">аға </text:span><text:span text:style-name="Definition">старший брат</text:span></text:p>
      <text:p text:style-name="P1"><text:span text:style-name="Caption_20_characters">іні </text:span><text:span text:style-name="Definition">младший брат</text:span></text:p>
      <text:p text:style-name="P1"><text:span text:style-name="Caption_20_characters">сіңлі </text:span><text:span text:style-name="Definition">младшая сестра (для женского пола)</text:span></text:p>
      <text:p text:style-name="P1"><text:span text:style-name="Caption_20_characters">қарындас </text:span><text:span text:style-name="Definition">младшая сестра (для мужского пола)</text:span></text:p>
      <text:p text:style-name="P1"><text:span text:style-name="Caption_20_characters">ұл </text:span><text:span text:style-name="Definition">сын</text:span></text:p>
      <text:p text:style-name="P1"><text:span text:style-name="Caption_20_characters">қыз </text:span><text:span text:style-name="Definition">дочь</text:span></text:p>
      <text:p text:style-name="P1"><text:span text:style-name="Caption_20_characters">күйеу </text:span><text:span text:style-name="Definition">муж</text:span></text:p>
      <text:p text:style-name="P1"><text:span text:style-name="Caption_20_characters">әйел </text:span><text:span text:style-name="Definition">жена</text:span></text:p>
      <text:p text:style-name="P1"><text:span text:style-name="Caption_20_characters">көке </text:span><text:span text:style-name="Definition">дядя</text:span></text:p>
      <text:p text:style-name="P1"><text:span text:style-name="Caption_20_characters">күйеу бала </text:span><text:span text:style-name="Definition">зять</text:span></text:p>
      <text:p text:style-name="P1"><text:span text:style-name="Caption_20_characters">келін </text:span><text:span text:style-name="Definition">невестка</text:span></text:p>
      <text:p text:style-name="P1"><text:span text:style-name="Caption_20_characters">немере </text:span><text:span text:style-name="Definition">внук</text:span></text:p>
      <text:p text:style-name="P1"><text:span text:style-name="Caption_20_characters">қайын ата </text:span><text:span text:style-name="Definition">свёкр / тесть</text:span></text:p>
      <text:p text:style-name="P1"><text:span text:style-name="Caption_20_characters">қайын ене </text:span><text:span text:style-name="Definition">свекровь / теща</text:span></text:p>
      <text:p text:style-name="P1"><text:span text:style-name="Caption_20_characters">шөбере </text:span><text:span text:style-name="Definition">правнук</text:span></text:p>
      <text:p text:style-name="P1"><text:span text:style-name="Caption_20_characters">бауыр (не печень) </text:span><text:span text:style-name="Definition">кровный родственник</text:span></text:p>
      <text:p text:style-name="P1"><text:span text:style-name="Caption_20_characters">ата-ене </text:span><text:span text:style-name="Definition">свёкр и свекровь</text:span></text:p>
      <text:p text:style-name="P1"><text:span text:style-name="Caption_20_characters">үйлену тойы </text:span><text:span text:style-name="Definition">свадьба</text:span></text:p>
      <text:p text:style-name="P1"><text:span text:style-name="Caption_20_characters">ерлі-зайыптылар </text:span><text:span text:style-name="Definition">супруги</text:span></text:p>
      <text:p text:style-name="P1"><text:span text:style-name="Caption_20_characters">әпке </text:span><text:span text:style-name="Definition">старшая сестра</text:span></text:p>
      <text:p text:style-name="P1"><text:span text:style-name="Caption_20_characters">қайын іні </text:span><text:span text:style-name="Definition">младший брат мужа</text:span></text:p>
      <text:p text:style-name="P1"><text:span text:style-name="Caption_20_characters">қайын аға </text:span><text:span text:style-name="Definition">старший брат мужа</text:span></text:p>
      <text:p text:style-name="P1"><text:span text:style-name="Caption_20_characters">қайын ата </text:span><text:span text:style-name="Definition">отец мужа или жены</text:span></text:p>
      <text:p text:style-name="P1"><text:span text:style-name="Caption_20_characters">жиен </text:span><text:span text:style-name="Definition">племянник</text:span></text:p>
      <text:p text:style-name="P1"><text:span text:style-name="Caption_20_characters">құда </text:span><text:span text:style-name="Definition">сват</text:span></text:p>
      <text:p text:style-name="P1"><text:span text:style-name="Caption_20_characters">құдағи </text:span><text:span text:style-name="Definition">сваха</text:span></text:p>
      <text:p text:style-name="P1"><text:span text:style-name="Caption_20_characters">арғы ата-баба </text:span><text:span text:style-name="Definition">предки</text:span></text:p>
      <text:p text:style-name="P1"><text:span text:style-name="Caption_20_characters">қайын бике </text:span><text:span text:style-name="Definition">старшая сестра мужа</text:span></text:p>
      <text:p text:style-name="P1"><text:span text:style-name="Caption_20_characters">қайын сіңлі </text:span><text:span text:style-name="Definition">младшая сестра мужа</text:span></text:p>
      <text:p text:style-name="P1"><text:span text:style-name="Caption_20_characters">ағайын </text:span><text:span text:style-name="Definition">родственник (не туыс, аталас) (иначе: аталас, туыс, бауыр)</text:span></text:p>
      <text:p text:style-name="P1"><text:span text:style-name="Caption_20_characters">әулет </text:span><text:span text:style-name="Definition">династия; потомки</text:span></text:p>
      <text:p text:style-name="P1"><text:span text:style-name="Caption_20_characters">аталас </text:span><text:span text:style-name="Definition">родственник (не туыс, ағайын) (иначе: ағайын, туыс, бауыр)</text:span></text:p>
      <text:p text:style-name="P1"><text:span text:style-name="Caption_20_characters">құдалық </text:span><text:span text:style-name="Definition">сватовство</text:span></text:p>
      <text:p text:style-name="P1"><text:span text:style-name="Caption_20_characters">бажа </text:span><text:span text:style-name="Definition">свояк</text:span></text:p>
      <text:p text:style-name="P1"><text:span text:style-name="Caption_20_characters">ағайынды </text:span><text:span text:style-name="Definition">братья</text:span></text:p>
      <text:p text:style-name="P1"><text:span text:style-name="Caption_20_characters">балдыз </text:span><text:span text:style-name="Definition">младшая сестра жены</text:span></text:p>
      <text:p text:style-name="P1"><text:span text:style-name="Caption_20_characters">бөле </text:span><text:span text:style-name="Definition">кузен; дети родных сестер</text:span></text:p>
      <text:h text:style-name="P2" text:outline-level="1">2 Питание </text:h>
      <text:p text:style-name="P1"><text:span text:style-name="Caption_20_characters">таңертеңгі ас </text:span><text:span text:style-name="Definition">завтрак</text:span></text:p>
      <text:p text:style-name="P1"><text:span text:style-name="Caption_20_characters">түскі ас </text:span><text:span text:style-name="Definition">обед</text:span></text:p>
      <text:p text:style-name="P1"><text:span text:style-name="Caption_20_characters">шай </text:span><text:span text:style-name="Definition">чай</text:span></text:p>
      <text:p text:style-name="P1"><text:span text:style-name="Caption_20_characters">кешкі ас </text:span><text:span text:style-name="Definition">ужин</text:span></text:p>
      <text:p text:style-name="P1"><text:span text:style-name="Caption_20_characters">дәм </text:span><text:span text:style-name="Definition">вкус</text:span></text:p>
      <text:p text:style-name="P1"><text:span text:style-name="Caption_20_characters">тәбет </text:span><text:span text:style-name="Definition">аппетит</text:span></text:p>
      <text:p text:style-name="P1"><text:span text:style-name="Caption_20_characters">жеңсік ас </text:span><text:span text:style-name="Definition">деликатес</text:span></text:p>
      <text:p text:style-name="P1"><text:span text:style-name="Caption_20_characters">түскі қонақасы </text:span><text:span text:style-name="Definition">званый обед</text:span></text:p>
      <text:p text:style-name="P1"><text:span text:style-name="Caption_20_characters">ас беру </text:span><text:span text:style-name="Definition">устраивать поминки</text:span></text:p>
      <text:p text:style-name="P1"><text:span text:style-name="Caption_20_characters">ет </text:span><text:span text:style-name="Definition">мясо</text:span></text:p>
      <text:p text:style-name="P1"><text:span text:style-name="Caption_20_characters">жылқы еті </text:span><text:span text:style-name="Definition">конина</text:span></text:p>
      <text:p text:style-name="P1"><text:span text:style-name="Caption_20_characters">қой еті </text:span><text:span text:style-name="Definition">баранина</text:span></text:p>
      <text:p text:style-name="P1"><text:span text:style-name="Caption_20_characters">сиыр еті </text:span><text:span text:style-name="Definition">говядина</text:span></text:p>
      <text:p text:style-name="P1"><text:span text:style-name="Caption_20_characters">бұзау еті </text:span><text:span text:style-name="Definition">телятина</text:span></text:p>
      <text:p text:style-name="P1"><text:span text:style-name="Caption_20_characters">сүбе бөлігі </text:span><text:span text:style-name="Definition">филейная часть</text:span></text:p>
      <text:p text:style-name="P1"><text:span text:style-name="Caption_20_characters">төс ет </text:span><text:span text:style-name="Definition">грудинка</text:span></text:p>
      <text:p text:style-name="P1"><text:span text:style-name="Caption_20_characters">тартылған ет </text:span><text:span text:style-name="Definition">фарш</text:span></text:p>
      <text:p text:style-name="P1"><text:span text:style-name="Caption_20_characters">ішек-қарны тазаланған </text:span><text:span text:style-name="Definition">потрошеный</text:span></text:p>
      <text:p text:style-name="P1"><text:span text:style-name="Caption_20_characters">тауық қанаттары </text:span><text:span text:style-name="Definition">куриные крылышки</text:span></text:p>
      <text:p text:style-name="P1"><text:span text:style-name="Caption_20_characters">үйрек </text:span><text:span text:style-name="Definition">утка</text:span></text:p>
      <text:p text:style-name="P1"><text:span text:style-name="Caption_20_characters">құс </text:span><text:span text:style-name="Definition">птица</text:span></text:p>
      <text:p text:style-name="P1"><text:span text:style-name="Caption_20_characters">балық </text:span><text:span text:style-name="Definition">рыба</text:span></text:p>
      <text:p text:style-name="P1"><text:span text:style-name="Caption_20_characters">қуырдақ </text:span><text:span text:style-name="Definition">куырдак</text:span></text:p>
      <text:p text:style-name="P1"><text:span text:style-name="Caption_20_characters">сорпа </text:span><text:span text:style-name="Definition">бульон / суп</text:span></text:p>
      <text:p text:style-name="P1"><text:span text:style-name="Caption_20_characters">қаймақ </text:span><text:span text:style-name="Definition">сметана</text:span></text:p>
      <text:p text:style-name="P1"><text:span text:style-name="Caption_20_characters">кеспе </text:span><text:span text:style-name="Definition">лапша</text:span></text:p>
      <text:p text:style-name="P1"><text:span text:style-name="Caption_20_characters">макарон </text:span><text:span text:style-name="Definition">макароны</text:span></text:p>
      <text:p text:style-name="P1"><text:span text:style-name="Caption_20_characters">котлет </text:span><text:span text:style-name="Definition">котлеты</text:span></text:p>
      <text:p text:style-name="P1"><text:soft-page-break/><text:span text:style-name="Caption_20_characters">бірінші тағам </text:span><text:span text:style-name="Definition">первое блюдо</text:span></text:p>
      <text:p text:style-name="P1"><text:span text:style-name="Caption_20_characters">екінші тағам </text:span><text:span text:style-name="Definition">второе блюдо</text:span></text:p>
      <text:p text:style-name="P1"><text:span text:style-name="Caption_20_characters">сұлы ботқасы </text:span><text:span text:style-name="Definition">овсяная каша</text:span></text:p>
      <text:p text:style-name="P1"><text:span text:style-name="Caption_20_characters">қуырылған картоп </text:span><text:span text:style-name="Definition">жареный картофель</text:span></text:p>
      <text:p text:style-name="P1"><text:span text:style-name="Caption_20_characters">картоп пюресі </text:span><text:span text:style-name="Definition">картофельное пюре</text:span></text:p>
      <text:p text:style-name="P1"><text:span text:style-name="Caption_20_characters">пісірілген жұмыртқа </text:span><text:span text:style-name="Definition">варёное яйцо</text:span></text:p>
      <text:p text:style-name="P1"><text:span text:style-name="Caption_20_characters">дәмдеуіштер </text:span><text:span text:style-name="Definition">приправы</text:span></text:p>
      <text:p text:style-name="P1"><text:span text:style-name="Caption_20_characters">бұрыш (ас) </text:span><text:span text:style-name="Definition">перец</text:span></text:p>
      <text:p text:style-name="P1"><text:span text:style-name="Caption_20_characters">тұз </text:span><text:span text:style-name="Definition">соль</text:span></text:p>
      <text:p text:style-name="P1"><text:span text:style-name="Caption_20_characters">арнайы дәмдеуіштер </text:span><text:span text:style-name="Definition">специи</text:span></text:p>
      <text:p text:style-name="P1"><text:span text:style-name="Caption_20_characters">сірке суы </text:span><text:span text:style-name="Definition">уксус</text:span></text:p>
      <text:p text:style-name="P1"><text:span text:style-name="Caption_20_characters">кофе </text:span><text:span text:style-name="Definition">кофе</text:span></text:p>
      <text:p text:style-name="P1"><text:span text:style-name="Caption_20_characters">какао </text:span><text:span text:style-name="Definition">какао</text:span></text:p>
      <text:p text:style-name="P1"><text:span text:style-name="Caption_20_characters">сүт </text:span><text:span text:style-name="Definition">молоко</text:span></text:p>
      <text:p text:style-name="P1"><text:span text:style-name="Caption_20_characters">минералды су </text:span><text:span text:style-name="Definition">минеральная вода</text:span></text:p>
      <text:p text:style-name="P1"><text:span text:style-name="Caption_20_characters">шырын </text:span><text:span text:style-name="Definition">сок</text:span></text:p>
      <text:p text:style-name="P1"><text:span text:style-name="Caption_20_characters">сусын </text:span><text:span text:style-name="Definition">напиток</text:span></text:p>
      <text:p text:style-name="P1"><text:span text:style-name="Caption_20_characters">айран </text:span><text:span text:style-name="Definition">кефир</text:span></text:p>
      <text:p text:style-name="P1"><text:span text:style-name="Caption_20_characters">қымыз </text:span><text:span text:style-name="Definition">кумыс</text:span></text:p>
      <text:p text:style-name="P1"><text:span text:style-name="Caption_20_characters">шұбат </text:span><text:span text:style-name="Definition">шубат</text:span></text:p>
      <text:p text:style-name="P1"><text:span text:style-name="Caption_20_characters">кәмпит </text:span><text:span text:style-name="Definition">конфеты</text:span></text:p>
      <text:p text:style-name="P1"><text:span text:style-name="Caption_20_characters">қант </text:span><text:span text:style-name="Definition">сахар</text:span></text:p>
      <text:p text:style-name="P1"><text:span text:style-name="Caption_20_characters">бал </text:span><text:span text:style-name="Definition">мед</text:span></text:p>
      <text:p text:style-name="P1"><text:span text:style-name="Caption_20_characters">торт </text:span><text:span text:style-name="Definition">торт</text:span></text:p>
      <text:p text:style-name="P1"><text:span text:style-name="Caption_20_characters">тосап </text:span><text:span text:style-name="Definition">варенье</text:span></text:p>
      <text:p text:style-name="P1"><text:span text:style-name="Caption_20_characters">шоколад </text:span><text:span text:style-name="Definition">шоколад</text:span></text:p>
      <text:p text:style-name="P1"><text:span text:style-name="Caption_20_characters">сары май </text:span><text:span text:style-name="Definition">сливочное масло</text:span></text:p>
      <text:p text:style-name="P1"><text:span text:style-name="Caption_20_characters">ірімшік </text:span><text:span text:style-name="Definition">творог</text:span></text:p>
      <text:p text:style-name="P1"><text:span text:style-name="Caption_20_characters">шұжық </text:span><text:span text:style-name="Definition">колбаса</text:span></text:p>
      <text:p text:style-name="P1"><text:span text:style-name="Caption_20_characters">жұмыртқа </text:span><text:span text:style-name="Definition">яйцо</text:span></text:p>
      <text:p text:style-name="P1"><text:span text:style-name="Caption_20_characters">өсімдік майы </text:span><text:span text:style-name="Definition">растительное масло</text:span></text:p>
      <text:p text:style-name="P1"><text:span text:style-name="Caption_20_characters">ет дүкені </text:span><text:span text:style-name="Definition">мясной магазин</text:span></text:p>
      <text:p text:style-name="P1"><text:span text:style-name="Caption_20_characters">көкөніс дүкені </text:span><text:span text:style-name="Definition">овощной магазин</text:span></text:p>
      <text:p text:style-name="P1"><text:span text:style-name="Caption_20_characters">сүт өнімдері дүкені </text:span><text:span text:style-name="Definition">молочный магазин</text:span></text:p>
      <text:p text:style-name="P1"><text:span text:style-name="Caption_20_characters">балық дүкені </text:span><text:span text:style-name="Definition">рыбный магазин</text:span></text:p>
      <text:p text:style-name="P1"><text:span text:style-name="Caption_20_characters">кондитер бөлімі </text:span><text:span text:style-name="Definition">кондитерский отдел</text:span></text:p>
      <text:p text:style-name="P1"><text:span text:style-name="Caption_20_characters">жарма </text:span><text:span text:style-name="Definition">крупа</text:span></text:p>
      <text:p text:style-name="P1"><text:span text:style-name="Caption_20_characters">өнім </text:span><text:span text:style-name="Definition">продукт</text:span></text:p>
      <text:p text:style-name="P1"><text:span text:style-name="Caption_20_characters">қарақұмық жармасы </text:span><text:span text:style-name="Definition">гречневая крупа</text:span></text:p>
      <text:p text:style-name="P1"><text:span text:style-name="Caption_20_characters">ұнтақ жарма </text:span><text:span text:style-name="Definition">манная крупа</text:span></text:p>
      <text:p text:style-name="P1"><text:span text:style-name="Caption_20_characters">сұлы жармасы </text:span><text:span text:style-name="Definition">овсяная крупа</text:span></text:p>
      <text:p text:style-name="P1"><text:span text:style-name="Caption_20_characters">нан </text:span><text:span text:style-name="Definition">хлеб</text:span></text:p>
      <text:p text:style-name="P1"><text:span text:style-name="Caption_20_characters">ұн </text:span><text:span text:style-name="Definition">мука</text:span></text:p>
      <text:p text:style-name="P1"><text:span text:style-name="Caption_20_characters">қамыр </text:span><text:span text:style-name="Definition">тесто</text:span></text:p>
      <text:p text:style-name="P1"><text:span text:style-name="Caption_20_characters">құймақ </text:span><text:span text:style-name="Definition">оладьи</text:span></text:p>
      <text:p text:style-name="P1"><text:span text:style-name="Caption_20_characters">бәліш </text:span><text:span text:style-name="Definition">пирожок</text:span></text:p>
      <text:p text:style-name="P1"><text:span text:style-name="Caption_20_characters">кондитер өнімдері </text:span><text:span text:style-name="Definition">кондитерские изделия</text:span></text:p>
      <text:p text:style-name="P1"><text:span text:style-name="Caption_20_characters">дастарқан </text:span><text:span text:style-name="Definition">скатерть</text:span></text:p>
      <text:p text:style-name="P1"><text:span text:style-name="Caption_20_characters">майлық </text:span><text:span text:style-name="Definition">салфетка</text:span></text:p>
      <text:p text:style-name="P1"><text:span text:style-name="Caption_20_characters">шай қасық </text:span><text:span text:style-name="Definition">чайная ложка</text:span></text:p>
      <text:p text:style-name="P1"><text:span text:style-name="Caption_20_characters">шанышқы </text:span><text:span text:style-name="Definition">вилка</text:span></text:p>
      <text:p text:style-name="P1"><text:span text:style-name="Caption_20_characters">пышақ </text:span><text:span text:style-name="Definition">нож</text:span></text:p>
      <text:p text:style-name="P1"><text:span text:style-name="Caption_20_characters">тәрелке </text:span><text:span text:style-name="Definition">тарелка</text:span></text:p>
      <text:p text:style-name="P1"><text:span text:style-name="Caption_20_characters">табақ </text:span><text:span text:style-name="Definition">блюдо</text:span></text:p>
      <text:p text:style-name="P1"><text:span text:style-name="Caption_20_characters">кесе </text:span><text:span text:style-name="Definition">пиала</text:span></text:p>
      <text:p text:style-name="P1"><text:span text:style-name="Caption_20_characters">қазан (ай емес) </text:span><text:span text:style-name="Definition">котел, казан</text:span></text:p>
      <text:p text:style-name="P1"><text:span text:style-name="Caption_20_characters">таба </text:span><text:span text:style-name="Definition">сковорода</text:span></text:p>
      <text:p text:style-name="P1"><text:span text:style-name="Caption_20_characters">табақша </text:span><text:span text:style-name="Definition">блюдце</text:span></text:p>
      <text:p text:style-name="P1"><text:span text:style-name="Caption_20_characters">асхана </text:span><text:span text:style-name="Definition">столовая</text:span></text:p>
      <text:p text:style-name="P1"><text:span text:style-name="Caption_20_characters">ас мәзірі </text:span><text:span text:style-name="Definition">меню</text:span></text:p>
      <text:p text:style-name="P1"><text:span text:style-name="Caption_20_characters">асүй ыдыстары </text:span><text:span text:style-name="Definition">столовая посуда</text:span></text:p>
      <text:p text:style-name="P1"><text:span text:style-name="Caption_20_characters">асүй бұйымдары </text:span><text:span text:style-name="Definition">кухонные принадлежности</text:span></text:p>
      <text:p text:style-name="P1"><text:span text:style-name="Caption_20_characters">ет табақ </text:span><text:span text:style-name="Definition">блюдо для мяса</text:span></text:p>
      <text:p text:style-name="P1"><text:span text:style-name="Caption_20_characters">тоңазытқыш </text:span><text:span text:style-name="Definition">холодильник</text:span></text:p>
      <text:h text:style-name="P2" text:outline-level="1">3 Местоимения </text:h>
      <text:p text:style-name="P1"><text:span text:style-name="Caption_20_characters">мен </text:span><text:span text:style-name="Definition">я</text:span></text:p>
      <text:p text:style-name="P1"><text:span text:style-name="Caption_20_characters">сен </text:span><text:span text:style-name="Definition">ты</text:span></text:p>
      <text:p text:style-name="P1"><text:span text:style-name="Caption_20_characters">сіз </text:span><text:span text:style-name="Definition">вы (уваж. ед. число)</text:span></text:p>
      <text:p text:style-name="P1"><text:span text:style-name="Caption_20_characters">ол </text:span><text:span text:style-name="Definition">он; она</text:span></text:p>
      <text:p text:style-name="P1"><text:span text:style-name="Caption_20_characters">біз(дер) </text:span><text:span text:style-name="Definition">мы</text:span></text:p>
      <text:p text:style-name="P1"><text:span text:style-name="Caption_20_characters">сендер </text:span><text:span text:style-name="Definition">вы (ты множ. число)</text:span></text:p>
      <text:p text:style-name="P1"><text:span text:style-name="Caption_20_characters">сіздер </text:span><text:span text:style-name="Definition">вы (уваж. множ. число)</text:span></text:p>
      <text:p text:style-name="P1"><text:span text:style-name="Caption_20_characters">олар </text:span><text:span text:style-name="Definition">они</text:span></text:p>
      <text:p text:style-name="P1"><text:span text:style-name="Caption_20_characters">бұл </text:span><text:span text:style-name="Definition">эта; это; этот (не осы, мынау)</text:span></text:p>
      <text:p text:style-name="P1"><text:span text:style-name="Caption_20_characters">сол </text:span><text:span text:style-name="Definition">тот; этот; левый</text:span></text:p>
      <text:p text:style-name="P1"><text:span text:style-name="Caption_20_characters">осы </text:span><text:span text:style-name="Definition">данный; эта; это; этот (не бұл, мынау)</text:span></text:p>
      <text:p text:style-name="P1"><text:span text:style-name="Caption_20_characters">анау; ана; әне; әнеки </text:span><text:span text:style-name="Definition">тот; вон та; вон то; вон тот (4!)</text:span></text:p>
      <text:p text:style-name="P1"><text:span text:style-name="Caption_20_characters">мынау; мына; міне </text:span><text:span text:style-name="Definition">эта; этот; это (3! не бұл, осы)</text:span></text:p>
      <text:p text:style-name="P1"><text:span text:style-name="Caption_20_characters">осынау </text:span><text:span text:style-name="Definition">(поэт.) этот; эта; это; данный</text:span></text:p>
      <text:p text:style-name="P1"><text:span text:style-name="Caption_20_characters">сонау </text:span><text:span text:style-name="Definition">тот; далекий, древний, прошлый (о времени)</text:span></text:p>
      <text:p text:style-name="P1"><text:span text:style-name="Caption_20_characters">кім? </text:span><text:span text:style-name="Definition">кто?</text:span></text:p>
      <text:p text:style-name="P1"><text:span text:style-name="Caption_20_characters">не; немене </text:span><text:span text:style-name="Definition">что (2!)</text:span></text:p>
      <text:p text:style-name="P1"><text:span text:style-name="Caption_20_characters">қай </text:span><text:span text:style-name="Definition">какой, который (*3)</text:span></text:p>
      <text:p text:style-name="P1"><text:span text:style-name="Caption_20_characters">қандай </text:span><text:span text:style-name="Definition">какой (*6)</text:span></text:p>
      <text:p text:style-name="P1"><text:span text:style-name="Caption_20_characters">қанша; неше </text:span><text:span text:style-name="Definition">сколько (2!)</text:span></text:p>
      <text:p text:style-name="P1"><text:span text:style-name="Caption_20_characters">нешінші </text:span><text:span text:style-name="Definition">который, какой по счету</text:span></text:p>
      <text:p text:style-name="P1"><text:span text:style-name="Caption_20_characters">қайда </text:span><text:span text:style-name="Definition">куда</text:span></text:p>
      <text:p text:style-name="P1"><text:span text:style-name="Caption_20_characters">қайдан </text:span><text:span text:style-name="Definition">откуда</text:span></text:p>
      <text:p text:style-name="P1"><text:span text:style-name="Caption_20_characters">қалай </text:span><text:span text:style-name="Definition">как</text:span></text:p>
      <text:p text:style-name="P1"><text:span text:style-name="Caption_20_characters">қашан </text:span><text:span text:style-name="Definition">когда</text:span></text:p>
      <text:p text:style-name="P1"><text:span text:style-name="Caption_20_characters">қайсы </text:span><text:span text:style-name="Definition">который (*5)</text:span></text:p>
      <text:p text:style-name="P1"><text:span text:style-name="Caption_20_characters">өз </text:span><text:span text:style-name="Definition">сам</text:span></text:p>
      <text:p text:style-name="P1"><text:span text:style-name="Caption_20_characters">өзім </text:span><text:span text:style-name="Definition">я сам</text:span></text:p>
      <text:p text:style-name="P1"><text:span text:style-name="Caption_20_characters">өзің </text:span><text:span text:style-name="Definition">ты сам</text:span></text:p>
      <text:p text:style-name="P1"><text:span text:style-name="Caption_20_characters">өзіңіз </text:span><text:span text:style-name="Definition">вы сами (ед. число)</text:span></text:p>
      <text:p text:style-name="P1"><text:span text:style-name="Caption_20_characters">өзі </text:span><text:span text:style-name="Definition">он сам</text:span></text:p>
      <text:p text:style-name="P1"><text:span text:style-name="Caption_20_characters">өзіміз </text:span><text:span text:style-name="Definition">мы сами</text:span></text:p>
      <text:p text:style-name="P1"><text:span text:style-name="Caption_20_characters">өздерің </text:span><text:span text:style-name="Definition">вы сами (множ. число)</text:span></text:p>
      <text:p text:style-name="P1"><text:span text:style-name="Caption_20_characters">өздеріңіз </text:span><text:span text:style-name="Definition">вы сами (уваж множ. число)</text:span></text:p>
      <text:p text:style-name="P1"><text:span text:style-name="Caption_20_characters">өздері </text:span><text:span text:style-name="Definition">они сами</text:span></text:p>
      <text:p text:style-name="P1"><text:span text:style-name="Caption_20_characters">бір; біреу </text:span><text:span text:style-name="Definition">некто; кто-то (2!)</text:span></text:p>
      <text:p text:style-name="P1"><text:span text:style-name="Caption_20_characters">бірдеңе; бірдеме </text:span><text:span text:style-name="Definition">кое-что; нечто; что-либо; что-то (2!)</text:span></text:p>
      <text:p text:style-name="P1"><text:span text:style-name="Caption_20_characters">бірнеше </text:span><text:span text:style-name="Definition">несколько</text:span></text:p>
      <text:p text:style-name="P1"><text:span text:style-name="Caption_20_characters">біраз </text:span><text:span text:style-name="Definition">немного</text:span></text:p>
      <text:p text:style-name="P1"><text:span text:style-name="Caption_20_characters">кейбір; кейбіреу </text:span><text:span text:style-name="Definition">некоторый (2!, не қайсыбір) (иначе: қайсыбір, бірен-саран)</text:span></text:p>
      <text:p text:style-name="P1"><text:span text:style-name="Caption_20_characters">кімде-кім </text:span><text:span text:style-name="Definition">любой; кто бы ни был (не біреу-міреу)</text:span></text:p>
      <text:p text:style-name="P1"><text:span text:style-name="Caption_20_characters">әрқайсысы </text:span><text:span text:style-name="Definition">каждый</text:span></text:p>
      <text:p text:style-name="P1"><text:span text:style-name="Caption_20_characters">әлдекім </text:span><text:span text:style-name="Definition">кто-то; невесть кто; незнакомый; неизвестно кто; некто</text:span></text:p>
      <text:p text:style-name="P1"><text:span text:style-name="Caption_20_characters">әлдене </text:span><text:span text:style-name="Definition">невесть что; неизвестно что; нечто</text:span></text:p>
      <text:p text:style-name="P1"><text:span text:style-name="Caption_20_characters">біреу-міреу </text:span><text:span text:style-name="Definition">кто-либо; кто-нибудь (не кімде-кім)</text:span></text:p>
      <text:p text:style-name="P1"><text:span text:style-name="Caption_20_characters">қайсыбір </text:span><text:span text:style-name="Definition">некоторый (иначе: кейбір, кейбіреу, бірен-саран)</text:span></text:p>
      <text:p text:style-name="P1"><text:span text:style-name="Caption_20_characters">әрқалай </text:span><text:span text:style-name="Definition">по-разному</text:span></text:p>
      <text:p text:style-name="P1"><text:span text:style-name="Caption_20_characters">әлдеқашан </text:span><text:span text:style-name="Definition">когда-то</text:span></text:p>
      <text:p text:style-name="P1"><text:span text:style-name="Caption_20_characters">әлдеқайда </text:span><text:span text:style-name="Definition">где-то; куда-то (не бір жерде)</text:span></text:p>
      <text:p text:style-name="P1"><text:span text:style-name="Caption_20_characters">әлдеқандай </text:span><text:span text:style-name="Definition">какой-то</text:span></text:p>
      <text:p text:style-name="P1"><text:span text:style-name="Caption_20_characters">еш </text:span><text:span text:style-name="Definition">ни</text:span></text:p>
      <text:p text:style-name="P1"><text:span text:style-name="Caption_20_characters">ешкім </text:span><text:span text:style-name="Definition">никто</text:span></text:p>
      <text:p text:style-name="P1"><text:span text:style-name="Caption_20_characters">ештеңе </text:span><text:span text:style-name="Definition">ничего; ничто (1!)</text:span></text:p>
      <text:p text:style-name="P1"><text:span text:style-name="Caption_20_characters">ешқашан </text:span><text:span text:style-name="Definition">никогда</text:span></text:p>
      <text:p text:style-name="P1"><text:span text:style-name="Caption_20_characters">түк; дәнеңе </text:span><text:span text:style-name="Definition">ничто (2!)</text:span></text:p>
      <text:p text:style-name="P1"><text:span text:style-name="Caption_20_characters">ешқайда </text:span><text:span text:style-name="Definition">никуда</text:span></text:p>
      <text:p text:style-name="P1"><text:span text:style-name="Caption_20_characters">ешқандай </text:span><text:span text:style-name="Definition">никакой</text:span></text:p>
      <text:h text:style-name="P2" text:outline-level="1">4 Время </text:h>
      <text:p text:style-name="P1"><text:span text:style-name="Caption_20_characters">сағат </text:span><text:span text:style-name="Definition">час</text:span></text:p>
      <text:p text:style-name="P1"><text:span text:style-name="Caption_20_characters">күн </text:span><text:span text:style-name="Definition">день</text:span></text:p>
      <text:p text:style-name="P1"><text:span text:style-name="Caption_20_characters">тәулік </text:span><text:span text:style-name="Definition">сутки</text:span></text:p>
      <text:p text:style-name="P1"><text:span text:style-name="Caption_20_characters">апта </text:span><text:span text:style-name="Definition">неделя</text:span></text:p>
      <text:p text:style-name="P1"><text:span text:style-name="Caption_20_characters">ай </text:span><text:span text:style-name="Definition">месяц</text:span></text:p>
      <text:p text:style-name="P1"><text:span text:style-name="Caption_20_characters">жыл </text:span><text:span text:style-name="Definition">год</text:span></text:p>
      <text:p text:style-name="P1"><text:span text:style-name="Caption_20_characters">күнтізбе </text:span><text:span text:style-name="Definition">календарь</text:span></text:p>
      <text:p text:style-name="P1"><text:span text:style-name="Caption_20_characters">қоңырау сағаты </text:span><text:span text:style-name="Definition">будильник</text:span></text:p>
      <text:p text:style-name="P1"><text:span text:style-name="Caption_20_characters">ғасыр </text:span><text:span text:style-name="Definition">век</text:span></text:p>
      <text:p text:style-name="P1"><text:span text:style-name="Caption_20_characters">дәуір </text:span><text:span text:style-name="Definition">эпоха; время; период</text:span></text:p>
      <text:p text:style-name="P1"><text:span text:style-name="Caption_20_characters">онжылдық </text:span><text:span text:style-name="Definition">десятилетие</text:span></text:p>
      <text:p text:style-name="P1"><text:span text:style-name="Caption_20_characters">жүзжылдық </text:span><text:span text:style-name="Definition">столетие</text:span></text:p>
      <text:p text:style-name="P1"><text:span text:style-name="Caption_20_characters">наурыз </text:span><text:span text:style-name="Definition">март</text:span></text:p>
      <text:p text:style-name="P1"><text:span text:style-name="Caption_20_characters">сәуір </text:span><text:span text:style-name="Definition">апрель</text:span></text:p>
      <text:p text:style-name="P1"><text:span text:style-name="Caption_20_characters">мамыр </text:span><text:span text:style-name="Definition">май</text:span></text:p>
      <text:p text:style-name="P1"><text:span text:style-name="Caption_20_characters">маусым </text:span><text:span text:style-name="Definition">июнь</text:span></text:p>
      <text:p text:style-name="P1"><text:span text:style-name="Caption_20_characters">шілде </text:span><text:span text:style-name="Definition">июль</text:span></text:p>
      <text:p text:style-name="P1"><text:span text:style-name="Caption_20_characters">тамыз </text:span><text:span text:style-name="Definition">август</text:span></text:p>
      <text:p text:style-name="P1"><text:span text:style-name="Caption_20_characters">қыркүйек </text:span><text:span text:style-name="Definition">сентябрь</text:span></text:p>
      <text:p text:style-name="P1"><text:span text:style-name="Caption_20_characters">қазан (ай) </text:span><text:span text:style-name="Definition">октябрь</text:span></text:p>
      <text:p text:style-name="P1"><text:span text:style-name="Caption_20_characters">қараша (2!) </text:span><text:span text:style-name="Definition">ноябрь; Простолюдин</text:span></text:p>
      <text:p text:style-name="P1"><text:span text:style-name="Caption_20_characters">желтоқсан </text:span><text:span text:style-name="Definition">декабрь</text:span></text:p>
      <text:p text:style-name="P1"><text:span text:style-name="Caption_20_characters">қаңтар </text:span><text:span text:style-name="Definition">январь</text:span></text:p>
      <text:p text:style-name="P1"><text:span text:style-name="Caption_20_characters">ақпан </text:span><text:span text:style-name="Definition">февраль</text:span></text:p>
      <text:p text:style-name="P1"><text:span text:style-name="Caption_20_characters">дүйсенбі </text:span><text:span text:style-name="Definition">понедельник</text:span></text:p>
      <text:p text:style-name="P1"><text:span text:style-name="Caption_20_characters">сейсенбі </text:span><text:span text:style-name="Definition">вторник</text:span></text:p>
      <text:p text:style-name="P1"><text:span text:style-name="Caption_20_characters">сәрсенбі </text:span><text:span text:style-name="Definition">среда</text:span></text:p>
      <text:p text:style-name="P1"><text:span text:style-name="Caption_20_characters">бейсенбі </text:span><text:span text:style-name="Definition">четверг</text:span></text:p>
      <text:p text:style-name="P1"><text:span text:style-name="Caption_20_characters">жұма </text:span><text:span text:style-name="Definition">пятница</text:span></text:p>
      <text:p text:style-name="P1"><text:span text:style-name="Caption_20_characters">сенбі </text:span><text:span text:style-name="Definition">суббота</text:span></text:p>
      <text:p text:style-name="P1"><text:span text:style-name="Caption_20_characters">жексенбі </text:span><text:span text:style-name="Definition">воскресенье</text:span></text:p>
      <text:p text:style-name="P1"><text:span text:style-name="Caption_20_characters">таңертең </text:span><text:span text:style-name="Definition">утро</text:span></text:p>
      <text:p text:style-name="P1"><text:span text:style-name="Caption_20_characters">түске дейін </text:span><text:span text:style-name="Definition">до обеда</text:span></text:p>
      <text:p text:style-name="P1"><text:span text:style-name="Caption_20_characters">күндіз </text:span><text:span text:style-name="Definition">днем</text:span></text:p>
      <text:p text:style-name="P1"><text:span text:style-name="Caption_20_characters">түстен кейін </text:span><text:span text:style-name="Definition">после обеда</text:span></text:p>
      <text:p text:style-name="P1"><text:span text:style-name="Caption_20_characters">кешке </text:span><text:span text:style-name="Definition">вечером</text:span></text:p>
      <text:p text:style-name="P1"><text:span text:style-name="Caption_20_characters">түнде </text:span><text:span text:style-name="Definition">ночью</text:span></text:p>
      <text:p text:style-name="P1"><text:span text:style-name="Caption_20_characters">кеше </text:span><text:span text:style-name="Definition">вчера; (перен.) недавно; не так давно</text:span></text:p>
      <text:p text:style-name="P1"><text:span text:style-name="Caption_20_characters">бүгін </text:span><text:span text:style-name="Definition">сегодня</text:span></text:p>
      <text:p text:style-name="P1"><text:span text:style-name="Caption_20_characters">ертең </text:span><text:span text:style-name="Definition">завтра</text:span></text:p>
      <text:p text:style-name="P1"><text:span text:style-name="Caption_20_characters">таңсәрі </text:span><text:span text:style-name="Definition">рассвет</text:span></text:p>
      <text:p text:style-name="P1"><text:span text:style-name="Caption_20_characters">күннің шығуы </text:span><text:span text:style-name="Definition">восход солнца</text:span></text:p>
      <text:p text:style-name="P1"><text:span text:style-name="Caption_20_characters">күннің батуы </text:span><text:span text:style-name="Definition">закат</text:span></text:p>
      <text:p text:style-name="P1"><text:span text:style-name="Caption_20_characters">тал түс </text:span><text:span text:style-name="Definition">полдень</text:span></text:p>
      <text:p text:style-name="P1"><text:span text:style-name="Caption_20_characters">шаңқай түс </text:span><text:span text:style-name="Definition">ровно <text:s/>в полдень (вариант: полдень)</text:span></text:p>
      <text:p text:style-name="P1"><text:span text:style-name="Caption_20_characters">ымырт </text:span><text:span text:style-name="Definition">сумерки</text:span></text:p>
      <text:p text:style-name="P1"><text:span text:style-name="Caption_20_characters">болашақ </text:span><text:span text:style-name="Definition">будущее</text:span></text:p>
      <text:p text:style-name="P1"><text:span text:style-name="Caption_20_characters">өткен </text:span><text:span text:style-name="Definition">прошлое</text:span></text:p>
      <text:p text:style-name="P1"><text:span text:style-name="Caption_20_characters">қазіргі (зат есім) </text:span><text:span text:style-name="Definition">настоящее</text:span></text:p>
      <text:p text:style-name="P1"><text:span text:style-name="Caption_20_characters">басы </text:span><text:span text:style-name="Definition">начало (*4)</text:span></text:p>
      <text:p text:style-name="P1"><text:span text:style-name="Caption_20_characters">ортасы </text:span><text:span text:style-name="Definition">середина</text:span></text:p>
      <text:p text:style-name="P1"><text:span text:style-name="Caption_20_characters">соңы </text:span><text:span text:style-name="Definition">конец</text:span></text:p>
      <text:p text:style-name="P1"><text:span text:style-name="Caption_20_characters">жалғасы </text:span><text:span text:style-name="Definition">продолжение</text:span></text:p>
      <text:p text:style-name="P1"><text:span text:style-name="Caption_20_characters">уақыт кестесі </text:span><text:span text:style-name="Definition">расписание времени</text:span></text:p>
      <text:p text:style-name="P1"><text:span text:style-name="Caption_20_characters">үзіліс </text:span><text:span text:style-name="Definition">перерыв</text:span></text:p>
      <text:p text:style-name="P1"><text:span text:style-name="Caption_20_characters">демалыс күні </text:span><text:span text:style-name="Definition">выходной день</text:span></text:p>
      <text:p text:style-name="P1"><text:span text:style-name="Caption_20_characters">еңбек демалысы </text:span><text:span text:style-name="Definition">трудовой отпуск</text:span></text:p>
      <text:p text:style-name="P1"><text:span text:style-name="Caption_20_characters">ауысым </text:span><text:span text:style-name="Definition">смена</text:span></text:p>
      <text:p text:style-name="P1"><text:span text:style-name="Caption_20_characters">сенбілік </text:span><text:span text:style-name="Definition">субботник</text:span></text:p>
      <text:p text:style-name="P1"><text:span text:style-name="Caption_20_characters">мереке </text:span><text:span text:style-name="Definition">праздник (не мейрам, той)</text:span></text:p>
      <text:p text:style-name="P1"><text:span text:style-name="Caption_20_characters">туған күн </text:span><text:span text:style-name="Definition">день рождения</text:span></text:p>
      <text:p text:style-name="P1"><text:span text:style-name="Caption_20_characters">бос уақыт </text:span><text:span text:style-name="Definition">свободное время</text:span></text:p>
      <text:p text:style-name="P1"><text:span text:style-name="Caption_20_characters">демалыс </text:span><text:span text:style-name="Definition">отдых</text:span></text:p>
      <text:p text:style-name="P1"><text:span text:style-name="Caption_20_characters">жаңа жыл </text:span><text:span text:style-name="Definition">новый год</text:span></text:p>
      <text:p text:style-name="P1"><text:span text:style-name="Caption_20_characters">қонақ </text:span><text:span text:style-name="Definition">гость</text:span></text:p>
      <text:p text:style-name="P1"><text:span text:style-name="Caption_20_characters">жұмыс күні </text:span><text:span text:style-name="Definition">рабочий день</text:span></text:p>
      <text:p text:style-name="P1"><text:span text:style-name="Caption_20_characters">мерейтой </text:span><text:span text:style-name="Definition">юбилей</text:span></text:p>
      <text:p text:style-name="P1"><text:span text:style-name="Caption_20_characters">апта соңы </text:span><text:span text:style-name="Definition">конец недели</text:span></text:p>
      <text:p text:style-name="P1"><text:span text:style-name="Caption_20_characters">кәсіби мереке </text:span><text:span text:style-name="Definition">профессиональный праздник</text:span></text:p>
      <text:p text:style-name="P1"><text:span text:style-name="Caption_20_characters">сирек </text:span><text:span text:style-name="Definition">редкий (вариант: редко)</text:span></text:p>
      <text:p text:style-name="P1"><text:soft-page-break/><text:span text:style-name="Caption_20_characters">жиі (сын есім) </text:span><text:span text:style-name="Definition">частый (вариант: часто)</text:span></text:p>
      <text:p text:style-name="P1"><text:span text:style-name="Caption_20_characters">қысқа </text:span><text:span text:style-name="Definition">краткий</text:span></text:p>
      <text:p text:style-name="P1"><text:span text:style-name="Caption_20_characters">ұзақ </text:span><text:span text:style-name="Definition">долгий</text:span></text:p>
      <text:p text:style-name="P1"><text:span text:style-name="Caption_20_characters">шапшаң </text:span><text:span text:style-name="Definition">быстрый, быстро; проворно; поспешно (не <text:s/>жедел, тез, жылдам)</text:span></text:p>
      <text:p text:style-name="P1"><text:span text:style-name="Caption_20_characters">баяу </text:span><text:span text:style-name="Definition">медленный (не сылбыр)</text:span></text:p>
      <text:p text:style-name="P1"><text:span text:style-name="Caption_20_characters">кеш </text:span><text:span text:style-name="Definition">поздний (вариант: поздно)</text:span></text:p>
      <text:p text:style-name="P1"><text:span text:style-name="Caption_20_characters">ерте </text:span><text:span text:style-name="Definition">ранний (вариант: рано)</text:span></text:p>
      <text:p text:style-name="P1"><text:span text:style-name="Caption_20_characters">жедел </text:span><text:span text:style-name="Definition">срочный; быстрый; оперативный; скорый; экстренный; скоро; быстро; срочно, экстренно (не шапшаң, тез, жылдам)</text:span></text:p>
      <text:p text:style-name="P1"><text:span text:style-name="Caption_20_characters">шұғыл </text:span><text:span text:style-name="Definition">крутой; резкий; спешный; быстро; поспешно; спешно; срочно; круто; резко</text:span></text:p>
      <text:p text:style-name="P1"><text:span text:style-name="Caption_20_characters">кезең </text:span><text:span text:style-name="Definition">период; этап</text:span></text:p>
      <text:p text:style-name="P1"><text:span text:style-name="Caption_20_characters">ежелгі </text:span><text:span text:style-name="Definition">древний (*6)</text:span></text:p>
      <text:p text:style-name="P1"><text:span text:style-name="Caption_20_characters">алдыңғы </text:span><text:span text:style-name="Definition">предыдущий</text:span></text:p>
      <text:p text:style-name="P1"><text:span text:style-name="Caption_20_characters">кейінгі </text:span><text:span text:style-name="Definition">последний; следующий (не соңғы, ақырғы)</text:span></text:p>
      <text:p text:style-name="P1"><text:span text:style-name="Caption_20_characters">соңғы </text:span><text:span text:style-name="Definition">последний; последующий (не кейінгі, ақырғы)</text:span></text:p>
      <text:p text:style-name="P1"><text:span text:style-name="Caption_20_characters">ақырғы </text:span><text:span text:style-name="Definition">заключительный; конечный; окончательный (не кейінгі, соңғы)</text:span></text:p>
      <text:p text:style-name="P1"><text:span text:style-name="Caption_20_characters">өтпелі </text:span><text:span text:style-name="Definition">переходный</text:span></text:p>
      <text:p text:style-name="P1"><text:span text:style-name="Caption_20_characters">таяудағы </text:span><text:span text:style-name="Definition">недавний</text:span></text:p>
      <text:p text:style-name="P1"><text:span text:style-name="Caption_20_characters">ауыспалы </text:span><text:span text:style-name="Definition">переменный</text:span></text:p>
      <text:p text:style-name="P1"><text:span text:style-name="Caption_20_characters">таңертеңгі </text:span><text:span text:style-name="Definition">утренний</text:span></text:p>
      <text:p text:style-name="P1"><text:span text:style-name="Caption_20_characters">бастапқы </text:span><text:span text:style-name="Definition">первоначальный (не алғашқы)</text:span></text:p>
      <text:p text:style-name="P1"><text:span text:style-name="Caption_20_characters">ертеңгі </text:span><text:span text:style-name="Definition">завтрашний; будущий; ранний; утренний</text:span></text:p>
      <text:p text:style-name="P1"><text:span text:style-name="Caption_20_characters">кешегі </text:span><text:span text:style-name="Definition">вчерашний; былой; прошлый</text:span></text:p>
      <text:p text:style-name="P1"><text:span text:style-name="Caption_20_characters">кешкі </text:span><text:span text:style-name="Definition">вечерний</text:span></text:p>
      <text:p text:style-name="P1"><text:span text:style-name="Caption_20_characters">күндізгі </text:span><text:span text:style-name="Definition">дневной</text:span></text:p>
      <text:p text:style-name="P1"><text:span text:style-name="Caption_20_characters">түскі </text:span><text:span text:style-name="Definition">обеденный</text:span></text:p>
      <text:p text:style-name="P1"><text:span text:style-name="Caption_20_characters">кездейсоқ </text:span><text:span text:style-name="Definition">недостойный; недостойно</text:span></text:p>
      <text:p text:style-name="P1"><text:span text:style-name="Caption_20_characters">кенеттен (сын есім) </text:span><text:span text:style-name="Definition">внезапный; спонтанный</text:span></text:p>
      <text:p text:style-name="P1"><text:span text:style-name="Caption_20_characters">тұрақты </text:span><text:span text:style-name="Definition">постоянный; устойчивый (не табанды)</text:span></text:p>
      <text:p text:style-name="P1"><text:span text:style-name="Caption_20_characters">уақытша </text:span><text:span text:style-name="Definition">временный</text:span></text:p>
      <text:p text:style-name="P1"><text:span text:style-name="Caption_20_characters">мәңгі </text:span><text:span text:style-name="Definition">вечный; <text:s/>вечно; навечно; навсегда</text:span></text:p>
      <text:p text:style-name="P1"><text:span text:style-name="Caption_20_characters">үзіліссіз </text:span><text:span text:style-name="Definition">непрерывный; непрерывно; бесперебойный</text:span></text:p>
      <text:p text:style-name="P1"><text:span text:style-name="Caption_20_characters">бүтін </text:span><text:span text:style-name="Definition">целый; весь; единый; цельный; исправный (не түгел)</text:span></text:p>
      <text:p text:style-name="P1"><text:span text:style-name="Caption_20_characters">күнделікті </text:span><text:span text:style-name="Definition">повседневный; будничный; обычный; текущий</text:span></text:p>
      <text:h text:style-name="P2" text:outline-level="1">5 Одежда </text:h>
      <text:p text:style-name="P1"><text:span text:style-name="Caption_20_characters">ішкиім </text:span><text:span text:style-name="Definition">одежда; белье</text:span></text:p>
      <text:p text:style-name="P1"><text:span text:style-name="Caption_20_characters">жейде </text:span><text:span text:style-name="Definition">рубашка</text:span></text:p>
      <text:p text:style-name="P1"><text:span text:style-name="Caption_20_characters">шалбар </text:span><text:span text:style-name="Definition">брюки</text:span></text:p>
      <text:p text:style-name="P1"><text:span text:style-name="Caption_20_characters">көйлек </text:span><text:span text:style-name="Definition">платье</text:span></text:p>
      <text:p text:style-name="P1"><text:span text:style-name="Caption_20_characters">костюм </text:span><text:span text:style-name="Definition">костюм</text:span></text:p>
      <text:p text:style-name="P1"><text:span text:style-name="Caption_20_characters">белдемше </text:span><text:span text:style-name="Definition">юбка</text:span></text:p>
      <text:p text:style-name="P1"><text:span text:style-name="Caption_20_characters">халат </text:span><text:span text:style-name="Definition">халат</text:span></text:p>
      <text:p text:style-name="P1"><text:span text:style-name="Caption_20_characters">шұлық </text:span><text:span text:style-name="Definition">носки</text:span></text:p>
      <text:p text:style-name="P1"><text:span text:style-name="Caption_20_characters">жемпір </text:span><text:span text:style-name="Definition">свитер</text:span></text:p>
      <text:p text:style-name="P1"><text:span text:style-name="Caption_20_characters">футболка </text:span><text:span text:style-name="Definition">футболка</text:span></text:p>
      <text:p text:style-name="P1"><text:span text:style-name="Caption_20_characters">сарафан </text:span><text:span text:style-name="Definition">сарафан</text:span></text:p>
      <text:p text:style-name="P1"><text:span text:style-name="Caption_20_characters">колготки </text:span><text:span text:style-name="Definition">колготки</text:span></text:p>
      <text:p text:style-name="P1"><text:span text:style-name="Caption_20_characters">баскиім </text:span><text:span text:style-name="Definition">головные уборы</text:span></text:p>
      <text:p text:style-name="P1"><text:span text:style-name="Caption_20_characters">қалпақ </text:span><text:span text:style-name="Definition">шляпа</text:span></text:p>
      <text:p text:style-name="P1"><text:span text:style-name="Caption_20_characters">орамал </text:span><text:span text:style-name="Definition">платок</text:span></text:p>
      <text:p text:style-name="P1"><text:span text:style-name="Caption_20_characters">етік </text:span><text:span text:style-name="Definition">сапоги</text:span></text:p>
      <text:p text:style-name="P1"><text:span text:style-name="Caption_20_characters">бәтеңке </text:span><text:span text:style-name="Definition">ботинки</text:span></text:p>
      <text:p text:style-name="P1"><text:span text:style-name="Caption_20_characters">туфли </text:span><text:span text:style-name="Definition">туфли</text:span></text:p>
      <text:p text:style-name="P1"><text:span text:style-name="Caption_20_characters">кроссовки </text:span><text:span text:style-name="Definition">кроссовки</text:span></text:p>
      <text:p text:style-name="P1"><text:span text:style-name="Caption_20_characters">шәрке </text:span><text:span text:style-name="Definition">тапочки</text:span></text:p>
      <text:p text:style-name="P1"><text:span text:style-name="Caption_20_characters">мәсі </text:span><text:span text:style-name="Definition">ичиги</text:span></text:p>
      <text:p text:style-name="P1"><text:span text:style-name="Caption_20_characters">түйме </text:span><text:span text:style-name="Definition">пуговица</text:span></text:p>
      <text:p text:style-name="P1"><text:span text:style-name="Caption_20_characters">жең </text:span><text:span text:style-name="Definition">рукав</text:span></text:p>
      <text:p text:style-name="P1"><text:span text:style-name="Caption_20_characters">жаға </text:span><text:span text:style-name="Definition">воротник</text:span></text:p>
      <text:p text:style-name="P1"><text:span text:style-name="Caption_20_characters">манжет </text:span><text:span text:style-name="Definition">манжет</text:span></text:p>
      <text:p text:style-name="P1"><text:span text:style-name="Caption_20_characters">сырма </text:span><text:span text:style-name="Definition">молния (одежда)</text:span></text:p>
      <text:p text:style-name="P1"><text:span text:style-name="Caption_20_characters">белдік </text:span><text:span text:style-name="Definition">ремень</text:span></text:p>
      <text:p text:style-name="P1"><text:span text:style-name="Caption_20_characters">галстук </text:span><text:span text:style-name="Definition">галстук</text:span></text:p>
      <text:p text:style-name="P1"><text:span text:style-name="Caption_20_characters">қолғап </text:span><text:span text:style-name="Definition">перчатки</text:span></text:p>
      <text:p text:style-name="P1"><text:span text:style-name="Caption_20_characters">қолшатыр </text:span><text:span text:style-name="Definition">зонтик</text:span></text:p>
      <text:p text:style-name="P1"><text:span text:style-name="Caption_20_characters">көзілдірік </text:span><text:span text:style-name="Definition">очки</text:span></text:p>
      <text:p text:style-name="P1"><text:span text:style-name="Caption_20_characters">қол сөмке </text:span><text:span text:style-name="Definition">сумочка</text:span></text:p>
      <text:p text:style-name="P1"><text:span text:style-name="Caption_20_characters">әмиян </text:span><text:span text:style-name="Definition">кошелёк</text:span></text:p>
      <text:p text:style-name="P1"><text:span text:style-name="Caption_20_characters">мойын орамал </text:span><text:span text:style-name="Definition">шарф</text:span></text:p>
      <text:p text:style-name="P1"><text:span text:style-name="Caption_20_characters">бет орамал </text:span><text:span text:style-name="Definition">носовой платок</text:span></text:p>
      <text:h text:style-name="P2" text:outline-level="1">6 Жилье </text:h>
      <text:p text:style-name="P1"><text:span text:style-name="Caption_20_characters">тоңазытқыш </text:span><text:span text:style-name="Definition">холодильник</text:span></text:p>
      <text:p text:style-name="P1"><text:span text:style-name="Caption_20_characters">үй </text:span><text:span text:style-name="Definition">дом</text:span></text:p>
      <text:p text:style-name="P1"><text:span text:style-name="Caption_20_characters">ғимарат </text:span><text:span text:style-name="Definition">здание</text:span></text:p>
      <text:p text:style-name="P1"><text:span text:style-name="Caption_20_characters">пәтер </text:span><text:span text:style-name="Definition">квартира</text:span></text:p>
      <text:p text:style-name="P1"><text:span text:style-name="Caption_20_characters">қабат </text:span><text:span text:style-name="Definition">этаж</text:span></text:p>
      <text:p text:style-name="P1"><text:span text:style-name="Caption_20_characters">аула </text:span><text:span text:style-name="Definition">двор</text:span></text:p>
      <text:p text:style-name="P1"><text:span text:style-name="Caption_20_characters">қабырға </text:span><text:span text:style-name="Definition">стена</text:span></text:p>
      <text:p text:style-name="P1"><text:span text:style-name="Caption_20_characters">еден </text:span><text:span text:style-name="Definition">пол (в помещении)</text:span></text:p>
      <text:p text:style-name="P1"><text:span text:style-name="Caption_20_characters">терезе </text:span><text:span text:style-name="Definition">окно</text:span></text:p>
      <text:p text:style-name="P1"><text:span text:style-name="Caption_20_characters">бұрыш </text:span><text:span text:style-name="Definition">угол</text:span></text:p>
      <text:p text:style-name="P1"><text:span text:style-name="Caption_20_characters">есік </text:span><text:span text:style-name="Definition">дверь</text:span></text:p>
      <text:p text:style-name="P1"><text:span text:style-name="Caption_20_characters">құлып </text:span><text:span text:style-name="Definition">замок</text:span></text:p>
      <text:p text:style-name="P1"><text:span text:style-name="Caption_20_characters">кілт </text:span><text:span text:style-name="Definition">ключ</text:span></text:p>
      <text:p text:style-name="P1"><text:span text:style-name="Caption_20_characters">үйдің төбесі </text:span><text:span text:style-name="Definition">потолок</text:span></text:p>
      <text:p text:style-name="P1"><text:span text:style-name="Caption_20_characters">саты </text:span><text:span text:style-name="Definition">лестница</text:span></text:p>
      <text:p text:style-name="P1"><text:span text:style-name="Caption_20_characters">жарық </text:span><text:span text:style-name="Definition">свет</text:span></text:p>
      <text:p text:style-name="P1"><text:span text:style-name="Caption_20_characters">жылу </text:span><text:span text:style-name="Definition">отопление</text:span></text:p>
      <text:p text:style-name="P1"><text:span text:style-name="Caption_20_characters">салқындатқыш </text:span><text:span text:style-name="Definition">кондиционер</text:span></text:p>
      <text:p text:style-name="P1"><text:span text:style-name="Caption_20_characters">шатыр </text:span><text:span text:style-name="Definition">крыша</text:span></text:p>
      <text:p text:style-name="P1"><text:span text:style-name="Caption_20_characters">мұржа </text:span><text:span text:style-name="Definition">труба</text:span></text:p>
      <text:p text:style-name="P1"><text:span text:style-name="Caption_20_characters">су жүйесі </text:span><text:span text:style-name="Definition">водопровод</text:span></text:p>
      <text:p text:style-name="P1"><text:span text:style-name="Caption_20_characters">қоңырау </text:span><text:span text:style-name="Definition">звонок</text:span></text:p>
      <text:p text:style-name="P1"><text:span text:style-name="Caption_20_characters">электр жүйесі </text:span><text:span text:style-name="Definition">электросеть</text:span></text:p>
      <text:p text:style-name="P1"><text:span text:style-name="Caption_20_characters">бөлмелер </text:span><text:span text:style-name="Definition">комнаты</text:span></text:p>
      <text:p text:style-name="P1"><text:span text:style-name="Caption_20_characters">асүй </text:span><text:span text:style-name="Definition">кухня</text:span></text:p>
      <text:p text:style-name="P1"><text:span text:style-name="Caption_20_characters">жуынатын бөлме </text:span><text:span text:style-name="Definition">ванная</text:span></text:p>
      <text:p text:style-name="P1"><text:span text:style-name="Caption_20_characters">дәретхана </text:span><text:span text:style-name="Definition">туалет</text:span></text:p>
      <text:p text:style-name="P1"><text:span text:style-name="Caption_20_characters">дәліз </text:span><text:span text:style-name="Definition">коридор</text:span></text:p>
      <text:p text:style-name="P1"><text:span text:style-name="Caption_20_characters">қонақ бөлме </text:span><text:span text:style-name="Definition">гостиная; зал</text:span></text:p>
      <text:p text:style-name="P1"><text:span text:style-name="Caption_20_characters">жатын бөлме </text:span><text:span text:style-name="Definition">спальня</text:span></text:p>
      <text:p text:style-name="P1"><text:span text:style-name="Caption_20_characters">кабинет </text:span><text:span text:style-name="Definition">кабинет</text:span></text:p>
      <text:p text:style-name="P1"><text:span text:style-name="Caption_20_characters">кіре беріс </text:span><text:span text:style-name="Definition">прихожая</text:span></text:p>
      <text:p text:style-name="P1"><text:span text:style-name="Caption_20_characters">жиһаз </text:span><text:span text:style-name="Definition">мебель</text:span></text:p>
      <text:p text:style-name="P1"><text:span text:style-name="Caption_20_characters">кітап шкафы </text:span><text:span text:style-name="Definition">книжный шкаф</text:span></text:p>
      <text:p text:style-name="P1"><text:span text:style-name="Caption_20_characters">сөре </text:span><text:span text:style-name="Definition">полки</text:span></text:p>
      <text:p text:style-name="P1"><text:span text:style-name="Caption_20_characters">сандық </text:span><text:span text:style-name="Definition">сундук</text:span></text:p>
      <text:p text:style-name="P1"><text:span text:style-name="Caption_20_characters">үстел </text:span><text:span text:style-name="Definition">стол</text:span></text:p>
      <text:p text:style-name="P1"><text:span text:style-name="Caption_20_characters">орындық </text:span><text:span text:style-name="Definition">стул</text:span></text:p>
      <text:p text:style-name="P1"><text:span text:style-name="Caption_20_characters">кілем </text:span><text:span text:style-name="Definition">ковер</text:span></text:p>
      <text:p text:style-name="P1"><text:span text:style-name="Caption_20_characters">айна </text:span><text:span text:style-name="Definition">зеркало</text:span></text:p>
      <text:p text:style-name="P1"><text:span text:style-name="Caption_20_characters">сурет </text:span><text:span text:style-name="Definition">картина</text:span></text:p>
      <text:p text:style-name="P1"><text:span text:style-name="Caption_20_characters">төсек-орын </text:span><text:span text:style-name="Definition">постель</text:span></text:p>
      <text:p text:style-name="P1"><text:span text:style-name="Caption_20_characters">жастық </text:span><text:span text:style-name="Definition">подушка</text:span></text:p>
      <text:p text:style-name="P1"><text:span text:style-name="Caption_20_characters">жайма </text:span><text:span text:style-name="Definition">простыня</text:span></text:p>
      <text:p text:style-name="P1"><text:span text:style-name="Caption_20_characters">көрпе </text:span><text:span text:style-name="Definition">одеяло</text:span></text:p>
      <text:p text:style-name="P1"><text:span text:style-name="Caption_20_characters">жастыққап </text:span><text:span text:style-name="Definition">наволочка</text:span></text:p>
      <text:p text:style-name="P1"><text:span text:style-name="Caption_20_characters">төсек жапқыш </text:span><text:span text:style-name="Definition">покрывало</text:span></text:p>
      <text:p text:style-name="P1"><text:span text:style-name="Caption_20_characters">сырмалы көрпе </text:span><text:span text:style-name="Definition">стеганое одеяло</text:span></text:p>
      <text:p text:style-name="P1"><text:span text:style-name="Caption_20_characters">үтік </text:span><text:span text:style-name="Definition">утюг</text:span></text:p>
      <text:p text:style-name="P1"><text:span text:style-name="Caption_20_characters">шаңсорғыш </text:span><text:span text:style-name="Definition">пылесос</text:span></text:p>
      <text:p text:style-name="P1"><text:span text:style-name="Caption_20_characters">теледидар </text:span><text:span text:style-name="Definition">телевизор</text:span></text:p>
      <text:p text:style-name="P1"><text:span text:style-name="Caption_20_characters">кір жуатын машина </text:span><text:span text:style-name="Definition">стиральная машина</text:span></text:p>
      <text:p text:style-name="P1"><text:span text:style-name="Caption_20_characters">бейнемагнитофон </text:span><text:span text:style-name="Definition">видеомагнитофон</text:span></text:p>
      <text:p text:style-name="P1"><text:span text:style-name="Caption_20_characters">газ плитасы </text:span><text:span text:style-name="Definition">газовая плита</text:span></text:p>
      <text:p text:style-name="P1"><text:span text:style-name="Caption_20_characters">сыпырғыш </text:span><text:span text:style-name="Definition">веник</text:span></text:p>
      <text:p text:style-name="P1"><text:span text:style-name="Caption_20_characters">микротолқынды пеш </text:span><text:span text:style-name="Definition">микроволновая печь</text:span></text:p>
      <text:p text:style-name="P1"><text:span text:style-name="Caption_20_characters">тігін машинасы </text:span><text:span text:style-name="Definition">швейная машина</text:span></text:p>
      <text:p text:style-name="P1"><text:span text:style-name="Caption_20_characters">еттартқыш </text:span><text:span text:style-name="Definition">мясорубка</text:span></text:p>
      <text:p text:style-name="P1"><text:span text:style-name="Caption_20_characters">бөшке </text:span><text:span text:style-name="Definition">бочка</text:span></text:p>
      <text:p text:style-name="P1"><text:span text:style-name="Caption_20_characters">қап </text:span><text:span text:style-name="Definition">мешок</text:span></text:p>
      <text:p text:style-name="P1"><text:span text:style-name="Caption_20_characters">шелек </text:span><text:span text:style-name="Definition">ведро</text:span></text:p>
      <text:p text:style-name="P1"><text:span text:style-name="Caption_20_characters">шәлі </text:span><text:span text:style-name="Definition">шаль</text:span></text:p>
      <text:p text:style-name="P1"><text:span text:style-name="Caption_20_characters">құлақшын </text:span><text:span text:style-name="Definition">ушанка</text:span></text:p>
      <text:h text:style-name="P2" text:outline-level="1">7 Работа </text:h>
      <text:p text:style-name="P1"><text:span text:style-name="Caption_20_characters">қызмет </text:span><text:span text:style-name="Definition">служба</text:span></text:p>
      <text:p text:style-name="P1"><text:span text:style-name="Caption_20_characters">міндет </text:span><text:span text:style-name="Definition">обязанность</text:span></text:p>
      <text:p text:style-name="P1"><text:span text:style-name="Caption_20_characters">жұмыссыз </text:span><text:span text:style-name="Definition">безработный</text:span></text:p>
      <text:p text:style-name="P1"><text:span text:style-name="Caption_20_characters">жұмыссыздық </text:span><text:span text:style-name="Definition">безработица</text:span></text:p>
      <text:p text:style-name="P1"><text:span text:style-name="Caption_20_characters">қайраткер </text:span><text:span text:style-name="Definition">деятель</text:span></text:p>
      <text:p text:style-name="P1"><text:span text:style-name="Caption_20_characters">лауазым </text:span><text:span text:style-name="Definition">должность</text:span></text:p>
      <text:p text:style-name="P1"><text:span text:style-name="Caption_20_characters">еңбек өтілі </text:span><text:span text:style-name="Definition">стаж работы</text:span></text:p>
      <text:p text:style-name="P1"><text:span text:style-name="Caption_20_characters">қызмет саласы </text:span><text:span text:style-name="Definition">сфера деятельности</text:span></text:p>
      <text:p text:style-name="P1"><text:span text:style-name="Caption_20_characters">ғылым </text:span><text:span text:style-name="Definition">наука</text:span></text:p>
      <text:p text:style-name="P1"><text:span text:style-name="Caption_20_characters">өндіріс </text:span><text:span text:style-name="Definition">производство</text:span></text:p>
      <text:p text:style-name="P1"><text:span text:style-name="Caption_20_characters">мәдениет </text:span><text:span text:style-name="Definition">культура</text:span></text:p>
      <text:p text:style-name="P1"><text:span text:style-name="Caption_20_characters">өнер </text:span><text:span text:style-name="Definition">искусство</text:span></text:p>
      <text:p text:style-name="P1"><text:span text:style-name="Caption_20_characters">құрылыс </text:span><text:span text:style-name="Definition">строительство</text:span></text:p>
      <text:p text:style-name="P1"><text:span text:style-name="Caption_20_characters">көлік </text:span><text:span text:style-name="Definition">транспорт</text:span></text:p>
      <text:p text:style-name="P1"><text:span text:style-name="Caption_20_characters">байланыс </text:span><text:span text:style-name="Definition">связь</text:span></text:p>
      <text:p text:style-name="P1"><text:span text:style-name="Caption_20_characters">сауда </text:span><text:span text:style-name="Definition">торговля</text:span></text:p>
      <text:p text:style-name="P1"><text:span text:style-name="Caption_20_characters">дәрігерлік қызмет </text:span><text:span text:style-name="Definition">медицинское обслуживание</text:span></text:p>
      <text:p text:style-name="P1"><text:span text:style-name="Caption_20_characters">білім </text:span><text:span text:style-name="Definition">образование</text:span></text:p>
      <text:p text:style-name="P1"><text:span text:style-name="Caption_20_characters">зауыт </text:span><text:span text:style-name="Definition">завод</text:span></text:p>
      <text:p text:style-name="P1"><text:span text:style-name="Caption_20_characters">өнеркәсіп </text:span><text:span text:style-name="Definition">промышленность</text:span></text:p>
      <text:p text:style-name="P1"><text:span text:style-name="Caption_20_characters">ауыл шаруашылығы </text:span><text:span text:style-name="Definition">сельское хозяйство</text:span></text:p>
      <text:p text:style-name="P1"><text:span text:style-name="Caption_20_characters">кәсіпорын </text:span><text:span text:style-name="Definition">предприятие</text:span></text:p>
      <text:p text:style-name="P1"><text:span text:style-name="Caption_20_characters">қаржы саласы </text:span><text:span text:style-name="Definition">финансовая сфера</text:span></text:p>
      <text:p text:style-name="P1"><text:span text:style-name="Caption_20_characters">машина жасау зауыты </text:span><text:span text:style-name="Definition">машиностроительный завод</text:span></text:p>
      <text:p text:style-name="P1"><text:span text:style-name="Caption_20_characters">мамандық </text:span><text:span text:style-name="Definition">профессия</text:span></text:p>
      <text:p text:style-name="P1"><text:span text:style-name="Caption_20_characters">жұмысшы </text:span><text:span text:style-name="Definition">рабочий</text:span></text:p>
      <text:p text:style-name="P1"><text:span text:style-name="Caption_20_characters">жүргізуші </text:span><text:span text:style-name="Definition">водитель</text:span></text:p>
      <text:p text:style-name="P1"><text:span text:style-name="Caption_20_characters">заңгер </text:span><text:span text:style-name="Definition">юрист</text:span></text:p>
      <text:p text:style-name="P1"><text:span text:style-name="Caption_20_characters">хатшы </text:span><text:span text:style-name="Definition">секретарь</text:span></text:p>
      <text:p text:style-name="P1"><text:span text:style-name="Caption_20_characters">аудармашы </text:span><text:span text:style-name="Definition">переводчик</text:span></text:p>
      <text:p text:style-name="P1"><text:span text:style-name="Caption_20_characters">әнші </text:span><text:span text:style-name="Definition">певец</text:span></text:p>
      <text:p text:style-name="P1"><text:span text:style-name="Caption_20_characters">сатушы </text:span><text:span text:style-name="Definition">продавец</text:span></text:p>
      <text:p text:style-name="P1"><text:span text:style-name="Caption_20_characters">даяшы </text:span><text:span text:style-name="Definition">официант</text:span></text:p>
      <text:p text:style-name="P1"><text:span text:style-name="Caption_20_characters">ұшқыш </text:span><text:span text:style-name="Definition">летчик</text:span></text:p>
      <text:p text:style-name="P1"><text:span text:style-name="Caption_20_characters">дәрігер </text:span><text:span text:style-name="Definition">врач</text:span></text:p>
      <text:p text:style-name="P1"><text:span text:style-name="Caption_20_characters">медбике </text:span><text:span text:style-name="Definition">медсестра</text:span></text:p>
      <text:p text:style-name="P1"><text:span text:style-name="Caption_20_characters">шебер </text:span><text:span text:style-name="Definition">мастер</text:span></text:p>
      <text:p text:style-name="P1"><text:span text:style-name="Caption_20_characters">елші </text:span><text:span text:style-name="Definition">посол</text:span></text:p>
      <text:p text:style-name="P1"><text:span text:style-name="Caption_20_characters">әртіс </text:span><text:span text:style-name="Definition">артист/артистка</text:span></text:p>
      <text:p text:style-name="P1"><text:span text:style-name="Caption_20_characters">музыкант </text:span><text:span text:style-name="Definition">музыкант</text:span></text:p>
      <text:p text:style-name="P1"><text:span text:style-name="Caption_20_characters">оқытушы </text:span><text:span text:style-name="Definition">преподаватель</text:span></text:p>
      <text:p text:style-name="P1"><text:span text:style-name="Caption_20_characters">құрылысшы </text:span><text:span text:style-name="Definition">строитель</text:span></text:p>
      <text:p text:style-name="P1"><text:span text:style-name="Caption_20_characters">балықшы </text:span><text:span text:style-name="Definition">рыбак</text:span></text:p>
      <text:p text:style-name="P1"><text:span text:style-name="Caption_20_characters">кассир </text:span><text:span text:style-name="Definition">кассир</text:span></text:p>
      <text:p text:style-name="P1"><text:span text:style-name="Caption_20_characters">оташы </text:span><text:span text:style-name="Definition">хирург</text:span></text:p>
      <text:p text:style-name="P1"><text:span text:style-name="Caption_20_characters">электрик </text:span><text:span text:style-name="Definition">электрик</text:span></text:p>
      <text:p text:style-name="P1"><text:span text:style-name="Caption_20_characters">дәнекерлеуші </text:span><text:span text:style-name="Definition">сварщик</text:span></text:p>
      <text:p text:style-name="P1"><text:span text:style-name="Caption_20_characters">биолог </text:span><text:span text:style-name="Definition">биолог</text:span></text:p>
      <text:p text:style-name="P1"><text:span text:style-name="Caption_20_characters">кәсіпкер </text:span><text:span text:style-name="Definition">предприниматель</text:span></text:p>
      <text:p text:style-name="P1"><text:span text:style-name="Caption_20_characters">асаба </text:span><text:span text:style-name="Definition">тамада</text:span></text:p>
      <text:p text:style-name="P1"><text:span text:style-name="Caption_20_characters">бағбан </text:span><text:span text:style-name="Definition">садовод</text:span></text:p>
      <text:p text:style-name="P1"><text:span text:style-name="Caption_20_characters">бақылаушы </text:span><text:span text:style-name="Definition">контролер</text:span></text:p>
      <text:p text:style-name="P1"><text:span text:style-name="Caption_20_characters">делдал </text:span><text:span text:style-name="Definition">маклер; посредник</text:span></text:p>
      <text:p text:style-name="P1"><text:span text:style-name="Caption_20_characters">емші </text:span><text:span text:style-name="Definition">лекарь</text:span></text:p>
      <text:p text:style-name="P1"><text:span text:style-name="Caption_20_characters">саудагер </text:span><text:span text:style-name="Definition">торговец</text:span></text:p>
      <text:p text:style-name="P1"><text:span text:style-name="Caption_20_characters">малшы </text:span><text:span text:style-name="Definition">скотовод</text:span></text:p>
      <text:p text:style-name="P1"><text:span text:style-name="Caption_20_characters">сауыншы </text:span><text:span text:style-name="Definition">доярка</text:span></text:p>
      <text:p text:style-name="P1"><text:span text:style-name="Caption_20_characters">жазушы </text:span><text:span text:style-name="Definition">писатель</text:span></text:p>
      <text:p text:style-name="P1"><text:span text:style-name="Caption_20_characters">егінші </text:span><text:span text:style-name="Definition">земледелец</text:span></text:p>
      <text:p text:style-name="P1"><text:span text:style-name="Caption_20_characters">етікші </text:span><text:span text:style-name="Definition">сапожник</text:span></text:p>
      <text:p text:style-name="P1"><text:span text:style-name="Caption_20_characters">басқарушы </text:span><text:span text:style-name="Definition">управляющий</text:span></text:p>
      <text:p text:style-name="P1"><text:span text:style-name="Caption_20_characters">меңгеруші </text:span><text:span text:style-name="Definition">заведующий</text:span></text:p>
      <text:p text:style-name="P1"><text:span text:style-name="Caption_20_characters">бастық </text:span><text:span text:style-name="Definition">начальник</text:span></text:p>
      <text:p text:style-name="P1"><text:span text:style-name="Caption_20_characters">жетекші </text:span><text:span text:style-name="Definition">руководитель</text:span></text:p>
      <text:p text:style-name="P1"><text:soft-page-break/><text:span text:style-name="Caption_20_characters">бастықтың орынбасары </text:span><text:span text:style-name="Definition">заместитель начальника</text:span></text:p>
      <text:p text:style-name="P1"><text:span text:style-name="Caption_20_characters">бас менеджер </text:span><text:span text:style-name="Definition">главный менеджер</text:span></text:p>
      <text:p text:style-name="P1"><text:span text:style-name="Caption_20_characters">басқарушы директор </text:span><text:span text:style-name="Definition">управляющий директор</text:span></text:p>
      <text:p text:style-name="P1"><text:span text:style-name="Caption_20_characters">бас маман </text:span><text:span text:style-name="Definition">главный специалист</text:span></text:p>
      <text:p text:style-name="P1"><text:span text:style-name="Caption_20_characters">жетекші маман </text:span><text:span text:style-name="Definition">ведущий специалист</text:span></text:p>
      <text:p text:style-name="P1"><text:span text:style-name="Caption_20_characters">төраға </text:span><text:span text:style-name="Definition">председатель</text:span></text:p>
      <text:p text:style-name="P1"><text:span text:style-name="Caption_20_characters">директор </text:span><text:span text:style-name="Definition">директор</text:span></text:p>
      <text:p text:style-name="P1"><text:span text:style-name="Caption_20_characters">қызметкер </text:span><text:span text:style-name="Definition">сотрудник</text:span></text:p>
      <text:p text:style-name="P1"><text:span text:style-name="Caption_20_characters">мансап </text:span><text:span text:style-name="Definition">карьера</text:span></text:p>
      <text:p text:style-name="P1"><text:span text:style-name="Caption_20_characters">мәртебе </text:span><text:span text:style-name="Definition">статус</text:span></text:p>
      <text:p text:style-name="P1"><text:span text:style-name="Caption_20_characters">компьютермен жұмыс </text:span><text:span text:style-name="Definition">работа с компьютером</text:span></text:p>
      <text:p text:style-name="P1"><text:span text:style-name="Caption_20_characters">ақпаратты сақтау </text:span><text:span text:style-name="Definition">сохранить информацию</text:span></text:p>
      <text:p text:style-name="P1"><text:span text:style-name="Caption_20_characters">табу </text:span><text:span text:style-name="Definition">угадывать</text:span></text:p>
      <text:p text:style-name="P1"><text:span text:style-name="Caption_20_characters">көшіру </text:span><text:span text:style-name="Definition">копировать; списывать; переписывать</text:span></text:p>
      <text:p text:style-name="P1"><text:span text:style-name="Caption_20_characters">жіберу </text:span><text:span text:style-name="Definition">выпускать; отпускать</text:span></text:p>
      <text:p text:style-name="P1"><text:span text:style-name="Caption_20_characters">тексеру </text:span><text:span text:style-name="Definition">проверять, контролировать</text:span></text:p>
      <text:p text:style-name="P1"><text:span text:style-name="Caption_20_characters">басып шығару </text:span><text:span text:style-name="Definition">печатать</text:span></text:p>
      <text:p text:style-name="P1"><text:span text:style-name="Caption_20_characters">жою </text:span><text:span text:style-name="Definition">удалить (вариант: устранить)</text:span></text:p>
      <text:h text:style-name="P2" text:outline-level="1">8 Вещество </text:h>
      <text:p text:style-name="P1"><text:span text:style-name="Caption_20_characters">металдар </text:span><text:span text:style-name="Definition">металлы</text:span></text:p>
      <text:p text:style-name="P1"><text:span text:style-name="Caption_20_characters">темір </text:span><text:span text:style-name="Definition">железо</text:span></text:p>
      <text:p text:style-name="P1"><text:span text:style-name="Caption_20_characters">алтын </text:span><text:span text:style-name="Definition">золото</text:span></text:p>
      <text:p text:style-name="P1"><text:span text:style-name="Caption_20_characters">күміс </text:span><text:span text:style-name="Definition">серебро</text:span></text:p>
      <text:p text:style-name="P1"><text:span text:style-name="Caption_20_characters">қорғасын </text:span><text:span text:style-name="Definition">свинец</text:span></text:p>
      <text:p text:style-name="P1"><text:span text:style-name="Caption_20_characters">қалайы </text:span><text:span text:style-name="Definition">олово</text:span></text:p>
      <text:p text:style-name="P1"><text:span text:style-name="Caption_20_characters">алюминий </text:span><text:span text:style-name="Definition">алюминий</text:span></text:p>
      <text:p text:style-name="P1"><text:span text:style-name="Caption_20_characters">қола </text:span><text:span text:style-name="Definition">бронза</text:span></text:p>
      <text:p text:style-name="P1"><text:span text:style-name="Caption_20_characters">мыс </text:span><text:span text:style-name="Definition">медь</text:span></text:p>
      <text:p text:style-name="P1"><text:span text:style-name="Caption_20_characters">қоспа </text:span><text:span text:style-name="Definition">сплав</text:span></text:p>
      <text:p text:style-name="P1"><text:span text:style-name="Caption_20_characters">шойын </text:span><text:span text:style-name="Definition">чугун</text:span></text:p>
      <text:p text:style-name="P1"><text:span text:style-name="Caption_20_characters">түсті металл </text:span><text:span text:style-name="Definition">цветной металл</text:span></text:p>
      <text:p text:style-name="P1"><text:span text:style-name="Caption_20_characters">асыл тастар </text:span><text:span text:style-name="Definition">драгоценные камни</text:span></text:p>
      <text:p text:style-name="P1"><text:span text:style-name="Caption_20_characters">інжу </text:span><text:span text:style-name="Definition">жемчуг</text:span></text:p>
      <text:p text:style-name="P1"><text:span text:style-name="Caption_20_characters">гауһар </text:span><text:span text:style-name="Definition">бриллиант</text:span></text:p>
      <text:p text:style-name="P1"><text:span text:style-name="Caption_20_characters">лағыл тас </text:span><text:span text:style-name="Definition">рубин</text:span></text:p>
      <text:p text:style-name="P1"><text:span text:style-name="Caption_20_characters">құм </text:span><text:span text:style-name="Definition">песок</text:span></text:p>
      <text:p text:style-name="P1"><text:span text:style-name="Caption_20_characters">тас </text:span><text:span text:style-name="Definition">камень</text:span></text:p>
      <text:p text:style-name="P1"><text:span text:style-name="Caption_20_characters">әк </text:span><text:span text:style-name="Definition">известь</text:span></text:p>
      <text:p text:style-name="P1"><text:span text:style-name="Caption_20_characters">саз </text:span><text:span text:style-name="Definition">глина</text:span></text:p>
      <text:p text:style-name="P1"><text:span text:style-name="Caption_20_characters">бор </text:span><text:span text:style-name="Definition">мел</text:span></text:p>
      <text:p text:style-name="P1"><text:span text:style-name="Caption_20_characters">кірпіш </text:span><text:span text:style-name="Definition">кирпич</text:span></text:p>
      <text:p text:style-name="P1"><text:span text:style-name="Caption_20_characters">цемент </text:span><text:span text:style-name="Definition">цемент</text:span></text:p>
      <text:p text:style-name="P1"><text:span text:style-name="Caption_20_characters">асфальт </text:span><text:span text:style-name="Definition">асфальт</text:span></text:p>
      <text:p text:style-name="P1"><text:span text:style-name="Caption_20_characters">ағаш </text:span><text:span text:style-name="Definition">древесина</text:span></text:p>
      <text:p text:style-name="P1"><text:span text:style-name="Caption_20_characters">шыны </text:span><text:span text:style-name="Definition">стекло</text:span></text:p>
      <text:p text:style-name="P1"><text:span text:style-name="Caption_20_characters">бояу (зат есім) </text:span><text:span text:style-name="Definition">краска</text:span></text:p>
      <text:p text:style-name="P1"><text:span text:style-name="Caption_20_characters">желім </text:span><text:span text:style-name="Definition">клей</text:span></text:p>
      <text:p text:style-name="P1"><text:span text:style-name="Caption_20_characters">резеңке </text:span><text:span text:style-name="Definition">резина</text:span></text:p>
      <text:p text:style-name="P1"><text:span text:style-name="Caption_20_characters">пластмасса </text:span><text:span text:style-name="Definition">пластмасса</text:span></text:p>
      <text:p text:style-name="P1"><text:span text:style-name="Caption_20_characters">түсқағаз </text:span><text:span text:style-name="Definition">обои</text:span></text:p>
      <text:p text:style-name="P1"><text:span text:style-name="Caption_20_characters">мәрмәр </text:span><text:span text:style-name="Definition">мрамор</text:span></text:p>
      <text:p text:style-name="P1"><text:span text:style-name="Caption_20_characters">шикізат </text:span><text:span text:style-name="Definition">сырье</text:span></text:p>
      <text:p text:style-name="P1"><text:span text:style-name="Caption_20_characters">мұнай </text:span><text:span text:style-name="Definition">нефть</text:span></text:p>
      <text:p text:style-name="P1"><text:span text:style-name="Caption_20_characters">жанармай </text:span><text:span text:style-name="Definition">горючее</text:span></text:p>
      <text:p text:style-name="P1"><text:span text:style-name="Caption_20_characters">көмір </text:span><text:span text:style-name="Definition">уголь</text:span></text:p>
      <text:p text:style-name="P1"><text:span text:style-name="Caption_20_characters">ақ алтын </text:span><text:span text:style-name="Definition">платина</text:span></text:p>
      <text:p text:style-name="P1"><text:span text:style-name="Caption_20_characters">руда </text:span><text:span text:style-name="Definition">руда</text:span></text:p>
      <text:p text:style-name="P1"><text:span text:style-name="Caption_20_characters">мата </text:span><text:span text:style-name="Definition">ткань</text:span></text:p>
      <text:p text:style-name="P1"><text:span text:style-name="Caption_20_characters">мақта </text:span><text:span text:style-name="Definition">хлопок</text:span></text:p>
      <text:p text:style-name="P1"><text:span text:style-name="Caption_20_characters">нейлон </text:span><text:span text:style-name="Definition">нейлон</text:span></text:p>
      <text:p text:style-name="P1"><text:span text:style-name="Caption_20_characters">тоқыма </text:span><text:span text:style-name="Definition">текстиль</text:span></text:p>
      <text:p text:style-name="P1"><text:span text:style-name="Caption_20_characters">жібек </text:span><text:span text:style-name="Definition">шёлк</text:span></text:p>
      <text:p text:style-name="P1"><text:span text:style-name="Caption_20_characters">жүн мата </text:span><text:span text:style-name="Definition">шерсть</text:span></text:p>
      <text:p text:style-name="P1"><text:span text:style-name="Caption_20_characters">былғары </text:span><text:span text:style-name="Definition">кожа</text:span></text:p>
      <text:p text:style-name="P1"><text:span text:style-name="Caption_20_characters">жасанды талшық </text:span><text:span text:style-name="Definition">искусственное волокно</text:span></text:p>
      <text:p text:style-name="P1"><text:span text:style-name="Caption_20_characters">маржан </text:span><text:span text:style-name="Definition">коралл</text:span></text:p>
      <text:h text:style-name="P2" text:outline-level="1">9 Растения </text:h>
      <text:p text:style-name="P1"><text:span text:style-name="Caption_20_characters">бұрыш (ас) </text:span><text:span text:style-name="Definition">перец</text:span></text:p>
      <text:p text:style-name="P1"><text:span text:style-name="Caption_20_characters">көкөніс </text:span><text:span text:style-name="Definition">овощи</text:span></text:p>
      <text:p text:style-name="P1"><text:span text:style-name="Caption_20_characters">сәбіз </text:span><text:span text:style-name="Definition">морковь</text:span></text:p>
      <text:p text:style-name="P1"><text:span text:style-name="Caption_20_characters">картоп </text:span><text:span text:style-name="Definition">картофель</text:span></text:p>
      <text:p text:style-name="P1"><text:span text:style-name="Caption_20_characters">пияз </text:span><text:span text:style-name="Definition">лук</text:span></text:p>
      <text:p text:style-name="P1"><text:span text:style-name="Caption_20_characters">қияр </text:span><text:span text:style-name="Definition">огурец</text:span></text:p>
      <text:p text:style-name="P1"><text:span text:style-name="Caption_20_characters">қауын </text:span><text:span text:style-name="Definition">дыня</text:span></text:p>
      <text:p text:style-name="P1"><text:span text:style-name="Caption_20_characters">қарбыз </text:span><text:span text:style-name="Definition">арбуз</text:span></text:p>
      <text:p text:style-name="P1"><text:span text:style-name="Caption_20_characters">қызанақ </text:span><text:span text:style-name="Definition">помидор</text:span></text:p>
      <text:p text:style-name="P1"><text:span text:style-name="Caption_20_characters">күріш </text:span><text:span text:style-name="Definition">рис</text:span></text:p>
      <text:p text:style-name="P1"><text:span text:style-name="Caption_20_characters">шалғам </text:span><text:span text:style-name="Definition">редиска</text:span></text:p>
      <text:p text:style-name="P1"><text:span text:style-name="Caption_20_characters">қызылша </text:span><text:span text:style-name="Definition">свекла</text:span></text:p>
      <text:p text:style-name="P1"><text:span text:style-name="Caption_20_characters">асқабақ </text:span><text:span text:style-name="Definition">тыква</text:span></text:p>
      <text:p text:style-name="P1"><text:span text:style-name="Caption_20_characters">аскөк </text:span><text:span text:style-name="Definition">укроп</text:span></text:p>
      <text:p text:style-name="P1"><text:span text:style-name="Caption_20_characters">жеміс-жидек </text:span><text:span text:style-name="Definition">фрукты и ягоды</text:span></text:p>
      <text:p text:style-name="P1"><text:span text:style-name="Caption_20_characters">алма </text:span><text:span text:style-name="Definition">яблоко</text:span></text:p>
      <text:p text:style-name="P1"><text:span text:style-name="Caption_20_characters">алмұрт </text:span><text:span text:style-name="Definition">груша</text:span></text:p>
      <text:p text:style-name="P1"><text:span text:style-name="Caption_20_characters">өрік </text:span><text:span text:style-name="Definition">абрикос</text:span></text:p>
      <text:p text:style-name="P1"><text:span text:style-name="Caption_20_characters">шие </text:span><text:span text:style-name="Definition">вишня</text:span></text:p>
      <text:p text:style-name="P1"><text:span text:style-name="Caption_20_characters">шабдалы </text:span><text:span text:style-name="Definition">персик</text:span></text:p>
      <text:p text:style-name="P1"><text:span text:style-name="Caption_20_characters">жүзім </text:span><text:span text:style-name="Definition">виноград</text:span></text:p>
      <text:p text:style-name="P1"><text:span text:style-name="Caption_20_characters">құлпынай </text:span><text:span text:style-name="Definition">клубника</text:span></text:p>
      <text:p text:style-name="P1"><text:span text:style-name="Caption_20_characters">лимон </text:span><text:span text:style-name="Definition">лимон</text:span></text:p>
      <text:p text:style-name="P1"><text:span text:style-name="Caption_20_characters">қараөрік </text:span><text:span text:style-name="Definition">слива (не алхоры, алша) (иначе: алша)</text:span></text:p>
      <text:p text:style-name="P1"><text:span text:style-name="Caption_20_characters">таңқурай </text:span><text:span text:style-name="Definition">малина</text:span></text:p>
      <text:p text:style-name="P1"><text:span text:style-name="Caption_20_characters">қара жидек </text:span><text:span text:style-name="Definition">черника</text:span></text:p>
      <text:p text:style-name="P1"><text:span text:style-name="Caption_20_characters">қарақат </text:span><text:span text:style-name="Definition">смородина</text:span></text:p>
      <text:p text:style-name="P1"><text:span text:style-name="Caption_20_characters">алша </text:span><text:span text:style-name="Definition">слива (дерево, не алхоры, қараөрік) (иначе: қараөрік)</text:span></text:p>
      <text:p text:style-name="P1"><text:span text:style-name="Caption_20_characters">алхоры </text:span><text:span text:style-name="Definition">слива (не алша, қараөрік)</text:span></text:p>
      <text:p text:style-name="P1"><text:span text:style-name="Caption_20_characters">апельсин </text:span><text:span text:style-name="Definition">апельсин</text:span></text:p>
      <text:p text:style-name="P1"><text:span text:style-name="Caption_20_characters">мандарин </text:span><text:span text:style-name="Definition">мандарин</text:span></text:p>
      <text:p text:style-name="P1"><text:span text:style-name="Caption_20_characters">дән </text:span><text:span text:style-name="Definition">зерно</text:span></text:p>
      <text:p text:style-name="P1"><text:span text:style-name="Caption_20_characters">тары </text:span><text:span text:style-name="Definition">просо</text:span></text:p>
      <text:p text:style-name="P1"><text:span text:style-name="Caption_20_characters">жүгері </text:span><text:span text:style-name="Definition">кукуруза</text:span></text:p>
      <text:p text:style-name="P1"><text:span text:style-name="Caption_20_characters">геркулес </text:span><text:span text:style-name="Definition">геркулес</text:span></text:p>
      <text:p text:style-name="P1"><text:span text:style-name="Caption_20_characters">бұршақ (ас) </text:span><text:span text:style-name="Definition">горох</text:span></text:p>
      <text:p text:style-name="P1"><text:span text:style-name="Caption_20_characters">бидай </text:span><text:span text:style-name="Definition">пшеница</text:span></text:p>
      <text:p text:style-name="P1"><text:span text:style-name="Caption_20_characters">қара бидай </text:span><text:span text:style-name="Definition">рожь</text:span></text:p>
      <text:p text:style-name="P1"><text:span text:style-name="Caption_20_characters">күздік бидай </text:span><text:span text:style-name="Definition">озимая пшеница</text:span></text:p>
      <text:p text:style-name="P1"><text:span text:style-name="Caption_20_characters">сұлы </text:span><text:span text:style-name="Definition">овёс</text:span></text:p>
      <text:p text:style-name="P1"><text:span text:style-name="Caption_20_characters">арпа </text:span><text:span text:style-name="Definition">ячмень</text:span></text:p>
      <text:p text:style-name="P1"><text:span text:style-name="Caption_20_characters">дәнді астық </text:span><text:span text:style-name="Definition">хлебные злаки</text:span></text:p>
      <text:p text:style-name="P1"><text:span text:style-name="Caption_20_characters">қарақұмық </text:span><text:span text:style-name="Definition">гречиха</text:span></text:p>
      <text:p text:style-name="P1"><text:span text:style-name="Caption_20_characters">арпа жармасы </text:span><text:span text:style-name="Definition">перловка</text:span></text:p>
      <text:p text:style-name="P1"><text:span text:style-name="Caption_20_characters">ағаштар </text:span><text:span text:style-name="Definition">деревья</text:span></text:p>
      <text:p text:style-name="P1"><text:span text:style-name="Caption_20_characters">шырша </text:span><text:span text:style-name="Definition">ель, елка</text:span></text:p>
      <text:p text:style-name="P1"><text:span text:style-name="Caption_20_characters">терек </text:span><text:span text:style-name="Definition">тополь</text:span></text:p>
      <text:p text:style-name="P1"><text:span text:style-name="Caption_20_characters">дәнді өсімдіктер </text:span><text:span text:style-name="Definition">злаковые растения</text:span></text:p>
      <text:p text:style-name="P1"><text:span text:style-name="Caption_20_characters">бұта </text:span><text:span text:style-name="Definition">куст</text:span></text:p>
      <text:p text:style-name="P1"><text:span text:style-name="Caption_20_characters">алма ағашы </text:span><text:span text:style-name="Definition">яблоня</text:span></text:p>
      <text:p text:style-name="P1"><text:span text:style-name="Caption_20_characters">қарағай </text:span><text:span text:style-name="Definition">сосна</text:span></text:p>
      <text:p text:style-name="P1"><text:span text:style-name="Caption_20_characters">қайың </text:span><text:span text:style-name="Definition">береза</text:span></text:p>
      <text:p text:style-name="P1"><text:span text:style-name="Caption_20_characters">үйеңкі </text:span><text:span text:style-name="Definition">клён</text:span></text:p>
      <text:p text:style-name="P1"><text:span text:style-name="Caption_20_characters">емен </text:span><text:span text:style-name="Definition">дуб</text:span></text:p>
      <text:p text:style-name="P1"><text:span text:style-name="Caption_20_characters">тал </text:span><text:span text:style-name="Definition">ива</text:span></text:p>
      <text:p text:style-name="P1"><text:span text:style-name="Caption_20_characters">шетен </text:span><text:span text:style-name="Definition">рябина</text:span></text:p>
      <text:p text:style-name="P1"><text:span text:style-name="Caption_20_characters">жаңғақ ағашы </text:span><text:span text:style-name="Definition">ореховое дерево</text:span></text:p>
      <text:p text:style-name="P1"><text:span text:style-name="Caption_20_characters">жөке </text:span><text:span text:style-name="Definition">липа</text:span></text:p>
      <text:p text:style-name="P1"><text:span text:style-name="Caption_20_characters">жыңғыл </text:span><text:span text:style-name="Definition">тамариск</text:span></text:p>
      <text:p text:style-name="P1"><text:span text:style-name="Caption_20_characters">талшын </text:span><text:span text:style-name="Definition">каштан</text:span></text:p>
      <text:p text:style-name="P1"><text:span text:style-name="Caption_20_characters">самырсын </text:span><text:span text:style-name="Definition">кедр</text:span></text:p>
      <text:p text:style-name="P1"><text:span text:style-name="Caption_20_characters">сексеуіл </text:span><text:span text:style-name="Definition">саксаул</text:span></text:p>
      <text:p text:style-name="P1"><text:span text:style-name="Caption_20_characters">долана </text:span><text:span text:style-name="Definition">боярышник</text:span></text:p>
      <text:p text:style-name="P1"><text:span text:style-name="Caption_20_characters">зәйтүн </text:span><text:span text:style-name="Definition">олива</text:span></text:p>
      <text:p text:style-name="P1"><text:span text:style-name="Caption_20_characters">құрма </text:span><text:span text:style-name="Definition">финик</text:span></text:p>
      <text:p text:style-name="P1"><text:span text:style-name="Caption_20_characters">түбір </text:span><text:span text:style-name="Definition">корень</text:span></text:p>
      <text:p text:style-name="P1"><text:span text:style-name="Caption_20_characters">сабақ </text:span><text:span text:style-name="Definition">стебель</text:span></text:p>
      <text:p text:style-name="P1"><text:span text:style-name="Caption_20_characters">бұтақ </text:span><text:span text:style-name="Definition">ветвь</text:span></text:p>
      <text:p text:style-name="P1"><text:span text:style-name="Caption_20_characters">қабық </text:span><text:span text:style-name="Definition">кора</text:span></text:p>
      <text:p text:style-name="P1"><text:span text:style-name="Caption_20_characters">бүршік </text:span><text:span text:style-name="Definition">почка (растения)</text:span></text:p>
      <text:p text:style-name="P1"><text:span text:style-name="Caption_20_characters">ағаштың басы </text:span><text:span text:style-name="Definition">крона (дерева)</text:span></text:p>
      <text:p text:style-name="P1"><text:span text:style-name="Caption_20_characters">бөрене </text:span><text:span text:style-name="Definition">бревно</text:span></text:p>
      <text:p text:style-name="P1"><text:span text:style-name="Caption_20_characters">дің </text:span><text:span text:style-name="Definition">ствол</text:span></text:p>
      <text:p text:style-name="P1"><text:span text:style-name="Caption_20_characters">томар </text:span><text:span text:style-name="Definition">пень</text:span></text:p>
      <text:p text:style-name="P1"><text:span text:style-name="Caption_20_characters">гүлдер </text:span><text:span text:style-name="Definition">цветы</text:span></text:p>
      <text:p text:style-name="P1"><text:span text:style-name="Caption_20_characters">раушан </text:span><text:span text:style-name="Definition">роза</text:span></text:p>
      <text:p text:style-name="P1"><text:span text:style-name="Caption_20_characters">қызғалдақ </text:span><text:span text:style-name="Definition">тюльпан</text:span></text:p>
      <text:p text:style-name="P1"><text:span text:style-name="Caption_20_characters">бәйшешек </text:span><text:span text:style-name="Definition">подснежник</text:span></text:p>
      <text:p text:style-name="P1"><text:span text:style-name="Caption_20_characters">көкнәр </text:span><text:span text:style-name="Definition">мак</text:span></text:p>
      <text:p text:style-name="P1"><text:span text:style-name="Caption_20_characters">қалампыр </text:span><text:span text:style-name="Definition">гвоздика</text:span></text:p>
      <text:p text:style-name="P1"><text:span text:style-name="Caption_20_characters">інжугүл </text:span><text:span text:style-name="Definition">ландыш</text:span></text:p>
      <text:p text:style-name="P1"><text:span text:style-name="Caption_20_characters">лала </text:span><text:span text:style-name="Definition">лилия</text:span></text:p>
      <text:p text:style-name="P1"><text:span text:style-name="Caption_20_characters">бақ-бақ </text:span><text:span text:style-name="Definition">одуванчик</text:span></text:p>
      <text:p text:style-name="P1"><text:span text:style-name="Caption_20_characters">мамыргүл </text:span><text:span text:style-name="Definition">сирень</text:span></text:p>
      <text:p text:style-name="P1"><text:span text:style-name="Caption_20_characters">түймедақ </text:span><text:span text:style-name="Definition">ромашка</text:span></text:p>
      <text:p text:style-name="P1"><text:span text:style-name="Caption_20_characters">баршынгүл </text:span><text:span text:style-name="Definition">гладиолус</text:span></text:p>
      <text:p text:style-name="P1"><text:span text:style-name="Caption_20_characters">жусан </text:span><text:span text:style-name="Definition">полынь</text:span></text:p>
      <text:p text:style-name="P1"><text:span text:style-name="Caption_20_characters">дермене </text:span><text:span text:style-name="Definition">полынь цитварная</text:span></text:p>
      <text:p text:style-name="P1"><text:span text:style-name="Caption_20_characters">жалбыз </text:span><text:span text:style-name="Definition">мята</text:span></text:p>
      <text:p text:style-name="P1"><text:span text:style-name="Caption_20_characters">итмұрын </text:span><text:span text:style-name="Definition">шиповник</text:span></text:p>
      <text:p text:style-name="P1"><text:span text:style-name="Caption_20_characters">иманжапырақ </text:span><text:span text:style-name="Definition">подорожник</text:span></text:p>
      <text:p text:style-name="P1"><text:span text:style-name="Caption_20_characters">ақжелек </text:span><text:span text:style-name="Definition">хрен</text:span></text:p>
      <text:p text:style-name="P1"><text:span text:style-name="Caption_20_characters">бөріқарақат </text:span><text:span text:style-name="Definition">барбарис</text:span></text:p>
      <text:p text:style-name="P1"><text:span text:style-name="Caption_20_characters">итошаған </text:span><text:span text:style-name="Definition">череда</text:span></text:p>
      <text:p text:style-name="P1"><text:span text:style-name="Caption_20_characters">сарымсақ </text:span><text:span text:style-name="Definition">чеснок</text:span></text:p>
      <text:p text:style-name="P1"><text:span text:style-name="Caption_20_characters">қалақай </text:span><text:span text:style-name="Definition">крапива</text:span></text:p>
      <text:h text:style-name="P2" text:outline-level="1">10 Животные </text:h>
      <text:p text:style-name="P1"><text:span text:style-name="Caption_20_characters">үйрек </text:span><text:span text:style-name="Definition">утка</text:span></text:p>
      <text:p text:style-name="P1"><text:span text:style-name="Caption_20_characters">қоян </text:span><text:span text:style-name="Definition">заяц</text:span></text:p>
      <text:p text:style-name="P1"><text:span text:style-name="Caption_20_characters">түлкі </text:span><text:span text:style-name="Definition">лиса</text:span></text:p>
      <text:p text:style-name="P1"><text:span text:style-name="Caption_20_characters">маймыл </text:span><text:span text:style-name="Definition">обезьяна</text:span></text:p>
      <text:p text:style-name="P1"><text:span text:style-name="Caption_20_characters">қасқыр </text:span><text:span text:style-name="Definition">волк</text:span></text:p>
      <text:p text:style-name="P1"><text:span text:style-name="Caption_20_characters">аю </text:span><text:span text:style-name="Definition">медведь</text:span></text:p>
      <text:p text:style-name="P1"><text:span text:style-name="Caption_20_characters">жолбарыс </text:span><text:span text:style-name="Definition">тигр</text:span></text:p>
      <text:p text:style-name="P1"><text:span text:style-name="Caption_20_characters">арыстан </text:span><text:span text:style-name="Definition">лев</text:span></text:p>
      <text:p text:style-name="P1"><text:span text:style-name="Caption_20_characters">піл </text:span><text:span text:style-name="Definition">слон</text:span></text:p>
      <text:p text:style-name="P1"><text:span text:style-name="Caption_20_characters">бұғы </text:span><text:span text:style-name="Definition">лось</text:span></text:p>
      <text:p text:style-name="P1"><text:span text:style-name="Caption_20_characters">жыртқыш аңдар </text:span><text:span text:style-name="Definition">хищные животные</text:span></text:p>
      <text:p text:style-name="P1"><text:span text:style-name="Caption_20_characters">кенгуру </text:span><text:span text:style-name="Definition">кенгуру</text:span></text:p>
      <text:p text:style-name="P1"><text:span text:style-name="Caption_20_characters">жираф </text:span><text:span text:style-name="Definition">жираф</text:span></text:p>
      <text:p text:style-name="P1"><text:span text:style-name="Caption_20_characters">арқар </text:span><text:span text:style-name="Definition">архар</text:span></text:p>
      <text:p text:style-name="P1"><text:span text:style-name="Caption_20_characters">мүйізтұмсық </text:span><text:span text:style-name="Definition">носорог</text:span></text:p>
      <text:p text:style-name="P1"><text:span text:style-name="Caption_20_characters">таутеке </text:span><text:span text:style-name="Definition">горный козел</text:span></text:p>
      <text:p text:style-name="P1"><text:span text:style-name="Caption_20_characters">қабылан </text:span><text:span text:style-name="Definition">гепард</text:span></text:p>
      <text:p text:style-name="P1"><text:span text:style-name="Caption_20_characters">теңіз жануарлары </text:span><text:span text:style-name="Definition">морские животные</text:span></text:p>
      <text:p text:style-name="P1"><text:span text:style-name="Caption_20_characters">елік </text:span><text:span text:style-name="Definition">косуля</text:span></text:p>
      <text:p text:style-name="P1"><text:span text:style-name="Caption_20_characters">қарақұйрық </text:span><text:span text:style-name="Definition">джейран</text:span></text:p>
      <text:p text:style-name="P1"><text:span text:style-name="Caption_20_characters">қабан </text:span><text:span text:style-name="Definition">кабан</text:span></text:p>
      <text:p text:style-name="P1"><text:span text:style-name="Caption_20_characters">тауешкі </text:span><text:span text:style-name="Definition">горная коза</text:span></text:p>
      <text:p text:style-name="P1"><text:span text:style-name="Caption_20_characters">түйе </text:span><text:span text:style-name="Definition">верблюд</text:span></text:p>
      <text:p text:style-name="P1"><text:span text:style-name="Caption_20_characters">бота </text:span><text:span text:style-name="Definition">вербюжонок</text:span></text:p>
      <text:p text:style-name="P1"><text:span text:style-name="Caption_20_characters">сиыр </text:span><text:span text:style-name="Definition">корова</text:span></text:p>
      <text:p text:style-name="P1"><text:span text:style-name="Caption_20_characters">бұзау </text:span><text:span text:style-name="Definition">телёнок</text:span></text:p>
      <text:p text:style-name="P1"><text:span text:style-name="Caption_20_characters">жылқы </text:span><text:span text:style-name="Definition">лошадь</text:span></text:p>
      <text:p text:style-name="P1"><text:span text:style-name="Caption_20_characters">құлын </text:span><text:span text:style-name="Definition">жеребёнок</text:span></text:p>
      <text:p text:style-name="P1"><text:span text:style-name="Caption_20_characters">ешкі </text:span><text:span text:style-name="Definition">коза</text:span></text:p>
      <text:p text:style-name="P1"><text:span text:style-name="Caption_20_characters">лақ </text:span><text:span text:style-name="Definition">козлёнок</text:span></text:p>
      <text:p text:style-name="P1"><text:span text:style-name="Caption_20_characters">қой </text:span><text:span text:style-name="Definition">баран</text:span></text:p>
      <text:p text:style-name="P1"><text:span text:style-name="Caption_20_characters">қозы </text:span><text:span text:style-name="Definition">ягнёнок</text:span></text:p>
      <text:p text:style-name="P1"><text:span text:style-name="Caption_20_characters">ит </text:span><text:span text:style-name="Definition">собака</text:span></text:p>
      <text:p text:style-name="P1"><text:span text:style-name="Caption_20_characters">өгіз </text:span><text:span text:style-name="Definition">бык</text:span></text:p>
      <text:p text:style-name="P1"><text:span text:style-name="Caption_20_characters">бие </text:span><text:span text:style-name="Definition">кобыла</text:span></text:p>
      <text:p text:style-name="P1"><text:span text:style-name="Caption_20_characters">тауық </text:span><text:span text:style-name="Definition">курица</text:span></text:p>
      <text:p text:style-name="P1"><text:span text:style-name="Caption_20_characters">қораз </text:span><text:span text:style-name="Definition">петух</text:span></text:p>
      <text:p text:style-name="P1"><text:span text:style-name="Caption_20_characters">балапан </text:span><text:span text:style-name="Definition">цыпленок</text:span></text:p>
      <text:p text:style-name="P1"><text:span text:style-name="Caption_20_characters">қаз </text:span><text:span text:style-name="Definition">гусь</text:span></text:p>
      <text:p text:style-name="P1"><text:span text:style-name="Caption_20_characters">үй құсы </text:span><text:span text:style-name="Definition">домашняя птица</text:span></text:p>
      <text:p text:style-name="P1"><text:span text:style-name="Caption_20_characters">қаздың балапаны </text:span><text:span text:style-name="Definition">гусенок</text:span></text:p>
      <text:p text:style-name="P1"><text:span text:style-name="Caption_20_characters">үйректің балапаны </text:span><text:span text:style-name="Definition">утенок</text:span></text:p>
      <text:p text:style-name="P1"><text:span text:style-name="Caption_20_characters">қарға </text:span><text:span text:style-name="Definition">ворона</text:span></text:p>
      <text:p text:style-name="P1"><text:span text:style-name="Caption_20_characters">сауысқан </text:span><text:span text:style-name="Definition">сорока</text:span></text:p>
      <text:p text:style-name="P1"><text:span text:style-name="Caption_20_characters">аққу </text:span><text:span text:style-name="Definition">лебедь</text:span></text:p>
      <text:p text:style-name="P1"><text:span text:style-name="Caption_20_characters">тырна </text:span><text:span text:style-name="Definition">журавль</text:span></text:p>
      <text:p text:style-name="P1"><text:span text:style-name="Caption_20_characters">бұлбұл </text:span><text:span text:style-name="Definition">соловей</text:span></text:p>
      <text:p text:style-name="P1"><text:span text:style-name="Caption_20_characters">қаршыға </text:span><text:span text:style-name="Definition">ястреб</text:span></text:p>
      <text:p text:style-name="P1"><text:span text:style-name="Caption_20_characters">бүркіт </text:span><text:span text:style-name="Definition">беркут</text:span></text:p>
      <text:p text:style-name="P1"><text:span text:style-name="Caption_20_characters">ата үйрек </text:span><text:span text:style-name="Definition">селезень</text:span></text:p>
      <text:p text:style-name="P1"><text:span text:style-name="Caption_20_characters">жабайы құс </text:span><text:span text:style-name="Definition">дикая птица</text:span></text:p>
      <text:p text:style-name="P1"><text:span text:style-name="Caption_20_characters">тоты құс </text:span><text:span text:style-name="Definition">попугай</text:span></text:p>
      <text:p text:style-name="P1"><text:span text:style-name="Caption_20_characters">түйетауық </text:span><text:span text:style-name="Definition">индюк</text:span></text:p>
      <text:p text:style-name="P1"><text:span text:style-name="Caption_20_characters">құр (зат есім) </text:span><text:span text:style-name="Definition">куропатка</text:span></text:p>
      <text:p text:style-name="P1"><text:span text:style-name="Caption_20_characters">тоқылдақ </text:span><text:span text:style-name="Definition">дятел</text:span></text:p>
      <text:p text:style-name="P1"><text:span text:style-name="Caption_20_characters">дуадақ </text:span><text:span text:style-name="Definition">дрофа</text:span></text:p>
      <text:p text:style-name="P1"><text:span text:style-name="Caption_20_characters">қоқиқаз </text:span><text:span text:style-name="Definition">фламинго</text:span></text:p>
      <text:p text:style-name="P1"><text:span text:style-name="Caption_20_characters">ләйлек </text:span><text:span text:style-name="Definition">аист</text:span></text:p>
      <text:p text:style-name="P1"><text:span text:style-name="Caption_20_characters">жыртқыш құстар </text:span><text:span text:style-name="Definition">хищные птицы</text:span></text:p>
      <text:p text:style-name="P1"><text:span text:style-name="Caption_20_characters">сұңқар </text:span><text:span text:style-name="Definition">сокол</text:span></text:p>
      <text:p text:style-name="P1"><text:span text:style-name="Caption_20_characters">лашын </text:span><text:span text:style-name="Definition">сапсан</text:span></text:p>
      <text:p text:style-name="P1"><text:span text:style-name="Caption_20_characters">қырғи </text:span><text:span text:style-name="Definition">кобчик</text:span></text:p>
      <text:p text:style-name="P1"><text:span text:style-name="Caption_20_characters">қыран </text:span><text:span text:style-name="Definition">орел</text:span></text:p>
      <text:p text:style-name="P1"><text:span text:style-name="Caption_20_characters">жапалақ </text:span><text:span text:style-name="Definition">сова</text:span></text:p>
      <text:p text:style-name="P1"><text:span text:style-name="Caption_20_characters">жарқанат </text:span><text:span text:style-name="Definition">летучая мышь</text:span></text:p>
      <text:p text:style-name="P1"><text:span text:style-name="Caption_20_characters">үкі </text:span><text:span text:style-name="Definition">филин</text:span></text:p>
      <text:p text:style-name="P1"><text:span text:style-name="Caption_20_characters">торғай </text:span><text:span text:style-name="Definition">воробей</text:span></text:p>
      <text:p text:style-name="P1"><text:span text:style-name="Caption_20_characters">кептер </text:span><text:span text:style-name="Definition">голубь</text:span></text:p>
      <text:p text:style-name="P1"><text:span text:style-name="Caption_20_characters">көкек </text:span><text:span text:style-name="Definition">кукушка</text:span></text:p>
      <text:p text:style-name="P1"><text:span text:style-name="Caption_20_characters">қарлығаш </text:span><text:span text:style-name="Definition">ласточка</text:span></text:p>
      <text:p text:style-name="P1"><text:soft-page-break/><text:span text:style-name="Caption_20_characters">кесіртке </text:span><text:span text:style-name="Definition">ящерица</text:span></text:p>
      <text:p text:style-name="P1"><text:span text:style-name="Caption_20_characters">жылан </text:span><text:span text:style-name="Definition">змея</text:span></text:p>
      <text:p text:style-name="P1"><text:span text:style-name="Caption_20_characters">сужылан </text:span><text:span text:style-name="Definition">уж</text:span></text:p>
      <text:p text:style-name="P1"><text:span text:style-name="Caption_20_characters">улы жылан </text:span><text:span text:style-name="Definition">ядовитая змея</text:span></text:p>
      <text:p text:style-name="P1"><text:span text:style-name="Caption_20_characters">қолтырауын </text:span><text:span text:style-name="Definition">крокодил</text:span></text:p>
      <text:p text:style-name="P1"><text:span text:style-name="Caption_20_characters">сарышаян </text:span><text:span text:style-name="Definition">скорпион</text:span></text:p>
      <text:p text:style-name="P1"><text:span text:style-name="Caption_20_characters">улы сұр жылан </text:span><text:span text:style-name="Definition">гадюка</text:span></text:p>
      <text:p text:style-name="P1"><text:span text:style-name="Caption_20_characters">бақа </text:span><text:span text:style-name="Definition">лягушка</text:span></text:p>
      <text:p text:style-name="P1"><text:span text:style-name="Caption_20_characters">құрбақа </text:span><text:span text:style-name="Definition">жаба</text:span></text:p>
      <text:p text:style-name="P1"><text:span text:style-name="Caption_20_characters">тасбақа </text:span><text:span text:style-name="Definition">черепаха</text:span></text:p>
      <text:p text:style-name="P1"><text:span text:style-name="Caption_20_characters">шыбын </text:span><text:span text:style-name="Definition">муха</text:span></text:p>
      <text:p text:style-name="P1"><text:span text:style-name="Caption_20_characters">ара </text:span><text:span text:style-name="Definition">пчела</text:span></text:p>
      <text:p text:style-name="P1"><text:span text:style-name="Caption_20_characters">сона </text:span><text:span text:style-name="Definition">оса</text:span></text:p>
      <text:p text:style-name="P1"><text:span text:style-name="Caption_20_characters">көбелек </text:span><text:span text:style-name="Definition">бабочка</text:span></text:p>
      <text:p text:style-name="P1"><text:span text:style-name="Caption_20_characters">құмырсқа </text:span><text:span text:style-name="Definition">муравей</text:span></text:p>
      <text:p text:style-name="P1"><text:span text:style-name="Caption_20_characters">өрмекші </text:span><text:span text:style-name="Definition">паук</text:span></text:p>
      <text:p text:style-name="P1"><text:span text:style-name="Caption_20_characters">маса </text:span><text:span text:style-name="Definition">комар</text:span></text:p>
      <text:p text:style-name="P1"><text:span text:style-name="Caption_20_characters">шегіртке </text:span><text:span text:style-name="Definition">саранча</text:span></text:p>
      <text:p text:style-name="P1"><text:span text:style-name="Caption_20_characters">шіркей </text:span><text:span text:style-name="Definition">мошкара</text:span></text:p>
      <text:p text:style-name="P1"><text:span text:style-name="Caption_20_characters">қызыл қоңыз </text:span><text:span text:style-name="Definition">божья коровка</text:span></text:p>
      <text:p text:style-name="P1"><text:span text:style-name="Caption_20_characters">инелік </text:span><text:span text:style-name="Definition">стрекоза</text:span></text:p>
      <text:p text:style-name="P1"><text:span text:style-name="Caption_20_characters">ұлу </text:span><text:span text:style-name="Definition">улитка</text:span></text:p>
      <text:p text:style-name="P1"><text:span text:style-name="Caption_20_characters">бүйі </text:span><text:span text:style-name="Definition">тарантул</text:span></text:p>
      <text:h text:style-name="P2" text:outline-level="1">11 Образование </text:h>
      <text:p text:style-name="P1"><text:span text:style-name="Caption_20_characters">сана </text:span><text:span text:style-name="Definition">сознание</text:span></text:p>
      <text:p text:style-name="P1"><text:span text:style-name="Caption_20_characters">өнім </text:span><text:span text:style-name="Definition">продукт</text:span></text:p>
      <text:p text:style-name="P1"><text:span text:style-name="Caption_20_characters">байланыс </text:span><text:span text:style-name="Definition">связь</text:span></text:p>
      <text:p text:style-name="P1"><text:span text:style-name="Caption_20_characters">орта мектеп </text:span><text:span text:style-name="Definition">средняя школа</text:span></text:p>
      <text:p text:style-name="P1"><text:span text:style-name="Caption_20_characters">жоғарғы сыныптар </text:span><text:span text:style-name="Definition">старшие классы</text:span></text:p>
      <text:p text:style-name="P1"><text:span text:style-name="Caption_20_characters">кәсіби техникалық училище </text:span><text:span text:style-name="Definition">профессионально-техническое училище</text:span></text:p>
      <text:p text:style-name="P1"><text:span text:style-name="Caption_20_characters">жоғарғы оқу орны </text:span><text:span text:style-name="Definition">высшее учебное заведение</text:span></text:p>
      <text:p text:style-name="P1"><text:span text:style-name="Caption_20_characters">еңбек; жұмыс (ғылыми) </text:span><text:span text:style-name="Definition">труд; работа (2! научная)</text:span></text:p>
      <text:p text:style-name="P1"><text:span text:style-name="Caption_20_characters">хабарлама </text:span><text:span text:style-name="Definition">сообщение</text:span></text:p>
      <text:p text:style-name="P1"><text:span text:style-name="Caption_20_characters">ашылу </text:span><text:span text:style-name="Definition">открытие</text:span></text:p>
      <text:p text:style-name="P1"><text:span text:style-name="Caption_20_characters">шәкірт </text:span><text:span text:style-name="Definition">учащийся; последователь</text:span></text:p>
      <text:p text:style-name="P1"><text:span text:style-name="Caption_20_characters">мектеп оқушысы </text:span><text:span text:style-name="Definition">школьник, школьница</text:span></text:p>
      <text:p text:style-name="P1"><text:span text:style-name="Caption_20_characters">оқушы </text:span><text:span text:style-name="Definition">ученик/ученица</text:span></text:p>
      <text:p text:style-name="P1"><text:span text:style-name="Caption_20_characters">мұғалім </text:span><text:span text:style-name="Definition">учитель</text:span></text:p>
      <text:p text:style-name="P1"><text:span text:style-name="Caption_20_characters">оқытушы </text:span><text:span text:style-name="Definition">преподаватель</text:span></text:p>
      <text:p text:style-name="P1"><text:span text:style-name="Caption_20_characters">профессор </text:span><text:span text:style-name="Definition">профессор</text:span></text:p>
      <text:p text:style-name="P1"><text:span text:style-name="Caption_20_characters">ғалым </text:span><text:span text:style-name="Definition">ученый</text:span></text:p>
      <text:p text:style-name="P1"><text:span text:style-name="Caption_20_characters">мектеп директоры </text:span><text:span text:style-name="Definition">директор школы</text:span></text:p>
      <text:p text:style-name="P1"><text:span text:style-name="Caption_20_characters">факультет деканы </text:span><text:span text:style-name="Definition">декан факультета</text:span></text:p>
      <text:p text:style-name="P1"><text:span text:style-name="Caption_20_characters">ректор </text:span><text:span text:style-name="Definition">ректор</text:span></text:p>
      <text:p text:style-name="P1"><text:span text:style-name="Caption_20_characters">сынақ </text:span><text:span text:style-name="Definition">зачет</text:span></text:p>
      <text:p text:style-name="P1"><text:span text:style-name="Caption_20_characters">оқыту (зат есім) </text:span><text:span text:style-name="Definition">обучение</text:span></text:p>
      <text:p text:style-name="P1"><text:span text:style-name="Caption_20_characters">тәжірибе </text:span><text:span text:style-name="Definition">эксперимент</text:span></text:p>
      <text:p text:style-name="P1"><text:span text:style-name="Caption_20_characters">басталуы </text:span><text:span text:style-name="Definition">начало (*8)</text:span></text:p>
      <text:p text:style-name="P1"><text:span text:style-name="Caption_20_characters">сурет салу </text:span><text:span text:style-name="Definition">рисование</text:span></text:p>
      <text:p text:style-name="P1"><text:span text:style-name="Caption_20_characters">тарих </text:span><text:span text:style-name="Definition">история</text:span></text:p>
      <text:p text:style-name="P1"><text:span text:style-name="Caption_20_characters">әдебиет </text:span><text:span text:style-name="Definition">литература</text:span></text:p>
      <text:p text:style-name="P1"><text:span text:style-name="Caption_20_characters">бітіру (зат есім) </text:span><text:span text:style-name="Definition">окончание (не аяқтау, жабу)</text:span></text:p>
      <text:p text:style-name="P1"><text:span text:style-name="Caption_20_characters">шет тілі </text:span><text:span text:style-name="Definition">иностранный язык</text:span></text:p>
      <text:p text:style-name="P1"><text:span text:style-name="Caption_20_characters">дене шынықтыру </text:span><text:span text:style-name="Definition">физическая культура</text:span></text:p>
      <text:p text:style-name="P1"><text:span text:style-name="Caption_20_characters">сынып </text:span><text:span text:style-name="Definition">класс</text:span></text:p>
      <text:p text:style-name="P1"><text:span text:style-name="Caption_20_characters">сабақ </text:span><text:span text:style-name="Definition">занятие; урок</text:span></text:p>
      <text:p text:style-name="P1"><text:span text:style-name="Caption_20_characters">сабақ кестесі </text:span><text:span text:style-name="Definition">расписание уроков</text:span></text:p>
      <text:p text:style-name="P1"><text:span text:style-name="Caption_20_characters">үзіліс </text:span><text:span text:style-name="Definition">перемена</text:span></text:p>
      <text:p text:style-name="P1"><text:span text:style-name="Caption_20_characters">тақырып </text:span><text:span text:style-name="Definition">тема</text:span></text:p>
      <text:p text:style-name="P1"><text:span text:style-name="Caption_20_characters">қате </text:span><text:span text:style-name="Definition">ошибка</text:span></text:p>
      <text:p text:style-name="P1"><text:span text:style-name="Caption_20_characters">әріп </text:span><text:span text:style-name="Definition">буква</text:span></text:p>
      <text:p text:style-name="P1"><text:span text:style-name="Caption_20_characters">дыбыс </text:span><text:span text:style-name="Definition">звук</text:span></text:p>
      <text:p text:style-name="P1"><text:span text:style-name="Caption_20_characters">сөз </text:span><text:span text:style-name="Definition">слово</text:span></text:p>
      <text:p text:style-name="P1"><text:span text:style-name="Caption_20_characters">сөйлем </text:span><text:span text:style-name="Definition">предложение</text:span></text:p>
      <text:p text:style-name="P1"><text:span text:style-name="Caption_20_characters">сан </text:span><text:span text:style-name="Definition">число</text:span></text:p>
      <text:p text:style-name="P1"><text:span text:style-name="Caption_20_characters">тақта </text:span><text:span text:style-name="Definition">доска</text:span></text:p>
      <text:p text:style-name="P1"><text:span text:style-name="Caption_20_characters">қалам </text:span><text:span text:style-name="Definition">ручка</text:span></text:p>
      <text:p text:style-name="P1"><text:span text:style-name="Caption_20_characters">кітап </text:span><text:span text:style-name="Definition">книга</text:span></text:p>
      <text:p text:style-name="P1"><text:span text:style-name="Caption_20_characters">оқулық </text:span><text:span text:style-name="Definition">учебник</text:span></text:p>
      <text:p text:style-name="P1"><text:span text:style-name="Caption_20_characters">оқу құралы </text:span><text:span text:style-name="Definition">учебное пособие</text:span></text:p>
      <text:p text:style-name="P1"><text:span text:style-name="Caption_20_characters">оқу жылы </text:span><text:span text:style-name="Definition">учебный год</text:span></text:p>
      <text:p text:style-name="P1"><text:span text:style-name="Caption_20_characters">бет </text:span><text:span text:style-name="Definition">страница</text:span></text:p>
      <text:p text:style-name="P1"><text:span text:style-name="Caption_20_characters">сөздік </text:span><text:span text:style-name="Definition">словарь</text:span></text:p>
      <text:p text:style-name="P1"><text:span text:style-name="Caption_20_characters">дәптер </text:span><text:span text:style-name="Definition">тетрадь</text:span></text:p>
      <text:p text:style-name="P1"><text:span text:style-name="Caption_20_characters">тапсырма </text:span><text:span text:style-name="Definition">задание</text:span></text:p>
      <text:p text:style-name="P1"><text:span text:style-name="Caption_20_characters">үй тапсырмасы </text:span><text:span text:style-name="Definition">домашнее задание</text:span></text:p>
      <text:p text:style-name="P1"><text:span text:style-name="Caption_20_characters">баға </text:span><text:span text:style-name="Definition">оценка</text:span></text:p>
      <text:p text:style-name="P1"><text:span text:style-name="Caption_20_characters">бестік </text:span><text:span text:style-name="Definition">пятёрка</text:span></text:p>
      <text:p text:style-name="P1"><text:span text:style-name="Caption_20_characters">төрттік </text:span><text:span text:style-name="Definition">четвёрка</text:span></text:p>
      <text:p text:style-name="P1"><text:span text:style-name="Caption_20_characters">үштік </text:span><text:span text:style-name="Definition">тройка</text:span></text:p>
      <text:p text:style-name="P1"><text:span text:style-name="Caption_20_characters">екілік </text:span><text:span text:style-name="Definition">двойка</text:span></text:p>
      <text:p text:style-name="P1"><text:span text:style-name="Caption_20_characters">аспект </text:span><text:span text:style-name="Definition">аспект</text:span></text:p>
      <text:p text:style-name="P1"><text:span text:style-name="Caption_20_characters">нәтиже </text:span><text:span text:style-name="Definition">результат</text:span></text:p>
      <text:p text:style-name="P1"><text:span text:style-name="Caption_20_characters">білім </text:span><text:span text:style-name="Definition">знание</text:span></text:p>
      <text:p text:style-name="P1"><text:span text:style-name="Caption_20_characters">мәселе </text:span><text:span text:style-name="Definition">проблема</text:span></text:p>
      <text:p text:style-name="P1"><text:span text:style-name="Caption_20_characters">маман </text:span><text:span text:style-name="Definition">специалист</text:span></text:p>
      <text:p text:style-name="P1"><text:span text:style-name="Caption_20_characters">аргумент </text:span><text:span text:style-name="Definition">аргумент</text:span></text:p>
      <text:p text:style-name="P1"><text:span text:style-name="Caption_20_characters">негіз; қор </text:span><text:span text:style-name="Definition">база (2!)</text:span></text:p>
      <text:p text:style-name="P1"><text:span text:style-name="Caption_20_characters">кіріспе </text:span><text:span text:style-name="Definition">введение</text:span></text:p>
      <text:p text:style-name="P1"><text:span text:style-name="Caption_20_characters">шама </text:span><text:span text:style-name="Definition">величина</text:span></text:p>
      <text:p text:style-name="P1"><text:span text:style-name="Caption_20_characters">мүмкіндік </text:span><text:span text:style-name="Definition">возможность</text:span></text:p>
      <text:p text:style-name="P1"><text:span text:style-name="Caption_20_characters">түйін </text:span><text:span text:style-name="Definition">вывод</text:span></text:p>
      <text:p text:style-name="P1"><text:span text:style-name="Caption_20_characters">сызба </text:span><text:span text:style-name="Definition">график</text:span></text:p>
      <text:p text:style-name="P1"><text:span text:style-name="Caption_20_characters">дәлел </text:span><text:span text:style-name="Definition">довод</text:span></text:p>
      <text:p text:style-name="P1"><text:span text:style-name="Caption_20_characters">дәлелдеме </text:span><text:span text:style-name="Definition">доказательство</text:span></text:p>
      <text:p text:style-name="P1"><text:span text:style-name="Caption_20_characters">ескертпе </text:span><text:span text:style-name="Definition">замечание</text:span></text:p>
      <text:p text:style-name="P1"><text:span text:style-name="Caption_20_characters">мағына </text:span><text:span text:style-name="Definition">значение</text:span></text:p>
      <text:p text:style-name="P1"><text:span text:style-name="Caption_20_characters">зерде; зият </text:span><text:span text:style-name="Definition">интеллект (2!)</text:span></text:p>
      <text:p text:style-name="P1"><text:span text:style-name="Caption_20_characters">топтастыру; жіктеу </text:span><text:span text:style-name="Definition">классификация (2!)</text:span></text:p>
      <text:p text:style-name="P1"><text:span text:style-name="Caption_20_characters">мөлшер </text:span><text:span text:style-name="Definition">количество</text:span></text:p>
      <text:p text:style-name="P1"><text:span text:style-name="Caption_20_characters">нақтылау </text:span><text:span text:style-name="Definition">конкретизация</text:span></text:p>
      <text:p text:style-name="P1"><text:span text:style-name="Caption_20_characters">тұжырым </text:span><text:span text:style-name="Definition">концепция</text:span></text:p>
      <text:p text:style-name="P1"><text:span text:style-name="Caption_20_characters">сын </text:span><text:span text:style-name="Definition">критика</text:span></text:p>
      <text:p text:style-name="P1"><text:span text:style-name="Caption_20_characters">қисын </text:span><text:span text:style-name="Definition">логика</text:span></text:p>
      <text:p text:style-name="P1"><text:span text:style-name="Caption_20_characters">әдіс </text:span><text:span text:style-name="Definition">метод</text:span></text:p>
      <text:p text:style-name="P1"><text:span text:style-name="Caption_20_characters">әдістеме </text:span><text:span text:style-name="Definition">методика</text:span></text:p>
      <text:p text:style-name="P1"><text:span text:style-name="Caption_20_characters">дүниетаным; көзқарас </text:span><text:span text:style-name="Definition">мировоззрение (2!)</text:span></text:p>
      <text:p text:style-name="P1"><text:span text:style-name="Caption_20_characters">үлгі </text:span><text:span text:style-name="Definition">модель</text:span></text:p>
      <text:p text:style-name="P1"><text:span text:style-name="Caption_20_characters">түсініктеме </text:span><text:span text:style-name="Definition">объяснение</text:span></text:p>
      <text:p text:style-name="P1"><text:span text:style-name="Caption_20_characters">бағдарлама </text:span><text:span text:style-name="Definition">программа</text:span></text:p>
      <text:p text:style-name="P1"><text:span text:style-name="Caption_20_characters">тепе-теңдік </text:span><text:span text:style-name="Definition">равновесие</text:span></text:p>
      <text:p text:style-name="P1"><text:span text:style-name="Caption_20_characters">жүйе </text:span><text:span text:style-name="Definition">система</text:span></text:p>
      <text:p text:style-name="P1"><text:span text:style-name="Caption_20_characters">жағдаят </text:span><text:span text:style-name="Definition">ситуация</text:span></text:p>
      <text:p text:style-name="P1"><text:span text:style-name="Caption_20_characters">салдар </text:span><text:span text:style-name="Definition">следствие; последствие</text:span></text:p>
      <text:p text:style-name="P1"><text:span text:style-name="Caption_20_characters">мазмұн </text:span><text:span text:style-name="Definition">содержание</text:span></text:p>
      <text:p text:style-name="P1"><text:span text:style-name="Caption_20_characters">шығармашылық </text:span><text:span text:style-name="Definition">творчество</text:span></text:p>
      <text:p text:style-name="P1"><text:span text:style-name="Caption_20_characters">мақсат </text:span><text:span text:style-name="Definition">цель</text:span></text:p>
      <text:p text:style-name="P1"><text:span text:style-name="Caption_20_characters">сараптама </text:span><text:span text:style-name="Definition">экспертиза</text:span></text:p>
      <text:p text:style-name="P1"><text:span text:style-name="Caption_20_characters">цикл; топтама </text:span><text:span text:style-name="Definition">цикл (2!)</text:span></text:p>
      <text:p text:style-name="P1"><text:span text:style-name="Caption_20_characters">кезең </text:span><text:span text:style-name="Definition">этап</text:span></text:p>
      <text:h text:style-name="P2" text:outline-level="1">12 Культура </text:h>
      <text:p text:style-name="P1"><text:span text:style-name="Caption_20_characters">ғимарат </text:span><text:span text:style-name="Definition">здание</text:span></text:p>
      <text:p text:style-name="P1"><text:span text:style-name="Caption_20_characters">өнер </text:span><text:span text:style-name="Definition">искусство</text:span></text:p>
      <text:p text:style-name="P1"><text:span text:style-name="Caption_20_characters">әнші </text:span><text:span text:style-name="Definition">певец</text:span></text:p>
      <text:p text:style-name="P1"><text:span text:style-name="Caption_20_characters">шебер </text:span><text:span text:style-name="Definition">мастер</text:span></text:p>
      <text:p text:style-name="P1"><text:span text:style-name="Caption_20_characters">жазушы </text:span><text:span text:style-name="Definition">писатель</text:span></text:p>
      <text:p text:style-name="P1"><text:span text:style-name="Caption_20_characters">жетекші </text:span><text:span text:style-name="Definition">руководитель</text:span></text:p>
      <text:p text:style-name="P1"><text:span text:style-name="Caption_20_characters">бояу (зат есім) </text:span><text:span text:style-name="Definition">краска</text:span></text:p>
      <text:p text:style-name="P1"><text:span text:style-name="Caption_20_characters">әдебиет </text:span><text:span text:style-name="Definition">литература</text:span></text:p>
      <text:p text:style-name="P1"><text:span text:style-name="Caption_20_characters">суретші </text:span><text:span text:style-name="Definition">художник</text:span></text:p>
      <text:p text:style-name="P1"><text:span text:style-name="Caption_20_characters">картина </text:span><text:span text:style-name="Definition">картина</text:span></text:p>
      <text:p text:style-name="P1"><text:span text:style-name="Caption_20_characters">портрет </text:span><text:span text:style-name="Definition">портрет</text:span></text:p>
      <text:p text:style-name="P1"><text:span text:style-name="Caption_20_characters">сурет </text:span><text:span text:style-name="Definition">рисунок</text:span></text:p>
      <text:p text:style-name="P1"><text:span text:style-name="Caption_20_characters">көрме </text:span><text:span text:style-name="Definition">выставка</text:span></text:p>
      <text:p text:style-name="P1"><text:span text:style-name="Caption_20_characters">мұражай </text:span><text:span text:style-name="Definition">музей</text:span></text:p>
      <text:p text:style-name="P1"><text:span text:style-name="Caption_20_characters">альбом </text:span><text:span text:style-name="Definition">альбом</text:span></text:p>
      <text:p text:style-name="P1"><text:span text:style-name="Caption_20_characters">түрлі-түсті </text:span><text:span text:style-name="Definition">разноцветный, цветной</text:span></text:p>
      <text:p text:style-name="P1"><text:span text:style-name="Caption_20_characters">шеберлік </text:span><text:span text:style-name="Definition">мастерство</text:span></text:p>
      <text:p text:style-name="P1"><text:span text:style-name="Caption_20_characters">өнер туындысы </text:span><text:span text:style-name="Definition">произведение искусства</text:span></text:p>
      <text:p text:style-name="P1"><text:span text:style-name="Caption_20_characters">белгілі </text:span><text:span text:style-name="Definition">известный</text:span></text:p>
      <text:p text:style-name="P1"><text:span text:style-name="Caption_20_characters">талантты </text:span><text:span text:style-name="Definition">талантливый (не дарынды)</text:span></text:p>
      <text:p text:style-name="P1"><text:span text:style-name="Caption_20_characters">өнер қайраткері </text:span><text:span text:style-name="Definition">деятель искусства</text:span></text:p>
      <text:p text:style-name="P1"><text:span text:style-name="Caption_20_characters">өнер түрлері </text:span><text:span text:style-name="Definition">виды искусства</text:span></text:p>
      <text:p text:style-name="P1"><text:span text:style-name="Caption_20_characters">қазіргі </text:span><text:span text:style-name="Definition">современный</text:span></text:p>
      <text:p text:style-name="P1"><text:span text:style-name="Caption_20_characters">жалпы түсініктер </text:span><text:span text:style-name="Definition">общие понятия</text:span></text:p>
      <text:p text:style-name="P1"><text:span text:style-name="Caption_20_characters">өнер шығармалары </text:span><text:span text:style-name="Definition">произведения искусства</text:span></text:p>
      <text:p text:style-name="P1"><text:span text:style-name="Caption_20_characters">танымал </text:span><text:span text:style-name="Definition">популярный</text:span></text:p>
      <text:p text:style-name="P1"><text:span text:style-name="Caption_20_characters">ескі </text:span><text:span text:style-name="Definition">древний; старинный (*4, не көне)</text:span></text:p>
      <text:p text:style-name="P1"><text:span text:style-name="Caption_20_characters">сәулетші </text:span><text:span text:style-name="Definition">архитектор</text:span></text:p>
      <text:p text:style-name="P1"><text:span text:style-name="Caption_20_characters">кесене </text:span><text:span text:style-name="Definition">мавзолей</text:span></text:p>
      <text:p text:style-name="P1"><text:span text:style-name="Caption_20_characters">мұнара </text:span><text:span text:style-name="Definition">башня</text:span></text:p>
      <text:p text:style-name="P1"><text:span text:style-name="Caption_20_characters">көне </text:span><text:span text:style-name="Definition">древний (*4, не ескі)</text:span></text:p>
      <text:p text:style-name="P1"><text:span text:style-name="Caption_20_characters">сәулет ансамблі </text:span><text:span text:style-name="Definition">архитектурный ансамбль</text:span></text:p>
      <text:p text:style-name="P1"><text:span text:style-name="Caption_20_characters">кинотеатр </text:span><text:span text:style-name="Definition">кинотеатр</text:span></text:p>
      <text:p text:style-name="P1"><text:span text:style-name="Caption_20_characters">орын </text:span><text:span text:style-name="Definition">место</text:span></text:p>
      <text:p text:style-name="P1"><text:span text:style-name="Caption_20_characters">әртіс (сын есім) </text:span><text:span text:style-name="Definition">артистический</text:span></text:p>
      <text:p text:style-name="P1"><text:span text:style-name="Caption_20_characters">режиссер </text:span><text:span text:style-name="Definition">режиссер</text:span></text:p>
      <text:p text:style-name="P1"><text:span text:style-name="Caption_20_characters">бейнефильм </text:span><text:span text:style-name="Definition">видео; видеофильм</text:span></text:p>
      <text:p text:style-name="P1"><text:span text:style-name="Caption_20_characters">бейнекассета </text:span><text:span text:style-name="Definition">видеокассета</text:span></text:p>
      <text:p text:style-name="P1"><text:span text:style-name="Caption_20_characters">кейіпкер </text:span><text:span text:style-name="Definition">герой</text:span></text:p>
      <text:p text:style-name="P1"><text:span text:style-name="Caption_20_characters">көрермен </text:span><text:span text:style-name="Definition">зритель</text:span></text:p>
      <text:p text:style-name="P1"><text:span text:style-name="Caption_20_characters">көркем фильм </text:span><text:span text:style-name="Definition">художественный фильм</text:span></text:p>
      <text:p text:style-name="P1"><text:span text:style-name="Caption_20_characters">басты рөл </text:span><text:span text:style-name="Definition">главная роль</text:span></text:p>
      <text:p text:style-name="P1"><text:span text:style-name="Caption_20_characters">классикалық </text:span><text:span text:style-name="Definition">классический</text:span></text:p>
      <text:p text:style-name="P1"><text:span text:style-name="Caption_20_characters">музыкалық </text:span><text:span text:style-name="Definition">музыкальный</text:span></text:p>
      <text:p text:style-name="P1"><text:span text:style-name="Caption_20_characters">деректі фильм </text:span><text:span text:style-name="Definition">документальный фильм</text:span></text:p>
      <text:p text:style-name="P1"><text:span text:style-name="Caption_20_characters">қызық оқиғалы фильм </text:span><text:span text:style-name="Definition">приключенческий фильм</text:span></text:p>
      <text:p text:style-name="P1"><text:span text:style-name="Caption_20_characters">өткір сюжетті фильм </text:span><text:span text:style-name="Definition">остросюжетный фильм</text:span></text:p>
      <text:p text:style-name="P1"><text:span text:style-name="Caption_20_characters">қорқынышты фильм </text:span><text:span text:style-name="Definition">фильм ужасов</text:span></text:p>
      <text:p text:style-name="P1"><text:span text:style-name="Caption_20_characters">қуыршақ театры </text:span><text:span text:style-name="Definition">кукольный театр</text:span></text:p>
      <text:p text:style-name="P1"><text:span text:style-name="Caption_20_characters">балерина </text:span><text:span text:style-name="Definition">балерина</text:span></text:p>
      <text:p text:style-name="P1"><text:span text:style-name="Caption_20_characters">әнші </text:span><text:span text:style-name="Definition">певец / певица</text:span></text:p>
      <text:p text:style-name="P1"><text:span text:style-name="Caption_20_characters">драма </text:span><text:span text:style-name="Definition">драма</text:span></text:p>
      <text:p text:style-name="P1"><text:span text:style-name="Caption_20_characters">балет </text:span><text:span text:style-name="Definition">балет</text:span></text:p>
      <text:p text:style-name="P1"><text:span text:style-name="Caption_20_characters">опера </text:span><text:span text:style-name="Definition">опера</text:span></text:p>
      <text:p text:style-name="P1"><text:span text:style-name="Caption_20_characters">пьеса </text:span><text:span text:style-name="Definition">пьеса</text:span></text:p>
      <text:p text:style-name="P1"><text:span text:style-name="Caption_20_characters">репертуар </text:span><text:span text:style-name="Definition">репертуар</text:span></text:p>
      <text:p text:style-name="P1"><text:span text:style-name="Caption_20_characters">труппа </text:span><text:span text:style-name="Definition">труппа</text:span></text:p>
      <text:p text:style-name="P1"><text:span text:style-name="Caption_20_characters">сахна </text:span><text:span text:style-name="Definition">сцена</text:span></text:p>
      <text:p text:style-name="P1"><text:span text:style-name="Caption_20_characters">шымылдық </text:span><text:span text:style-name="Definition">занавес</text:span></text:p>
      <text:p text:style-name="P1"><text:span text:style-name="Caption_20_characters">декорация </text:span><text:span text:style-name="Definition">декорация</text:span></text:p>
      <text:p text:style-name="P1"><text:span text:style-name="Caption_20_characters">қойылым </text:span><text:span text:style-name="Definition">спектакль</text:span></text:p>
      <text:p text:style-name="P1"><text:span text:style-name="Caption_20_characters">көрермендер </text:span><text:span text:style-name="Definition">зрители</text:span></text:p>
      <text:p text:style-name="P1"><text:span text:style-name="Caption_20_characters">қол шапалақтау </text:span><text:span text:style-name="Definition">аплодисменты</text:span></text:p>
      <text:p text:style-name="P1"><text:span text:style-name="Caption_20_characters">премьера </text:span><text:span text:style-name="Definition">премьера</text:span></text:p>
      <text:p text:style-name="P1"><text:span text:style-name="Caption_20_characters">үзіліс </text:span><text:span text:style-name="Definition">антракт</text:span></text:p>
      <text:p text:style-name="P1"><text:span text:style-name="Caption_20_characters">көрермендер залы </text:span><text:span text:style-name="Definition">зрительный зал</text:span></text:p>
      <text:p text:style-name="P1"><text:span text:style-name="Caption_20_characters">гардероб </text:span><text:span text:style-name="Definition">гардероб</text:span></text:p>
      <text:p text:style-name="P1"><text:span text:style-name="Caption_20_characters">фойе </text:span><text:span text:style-name="Definition">фойе</text:span></text:p>
      <text:p text:style-name="P1"><text:span text:style-name="Caption_20_characters">трагедия </text:span><text:span text:style-name="Definition">трагедия</text:span></text:p>
      <text:p text:style-name="P1"><text:span text:style-name="Caption_20_characters">сатира </text:span><text:span text:style-name="Definition">сатира</text:span></text:p>
      <text:p text:style-name="P1"><text:span text:style-name="Caption_20_characters">рөл </text:span><text:span text:style-name="Definition">роль</text:span></text:p>
      <text:p text:style-name="P1"><text:span text:style-name="Caption_20_characters">ән </text:span><text:span text:style-name="Definition">песня</text:span></text:p>
      <text:p text:style-name="P1"><text:span text:style-name="Caption_20_characters">қобыз </text:span><text:span text:style-name="Definition">кобыз</text:span></text:p>
      <text:p text:style-name="P1"><text:span text:style-name="Caption_20_characters">күй </text:span><text:span text:style-name="Definition">кюй</text:span></text:p>
      <text:p text:style-name="P1"><text:span text:style-name="Caption_20_characters">оркестр </text:span><text:span text:style-name="Definition">оркестр</text:span></text:p>
      <text:p text:style-name="P1"><text:span text:style-name="Caption_20_characters">сазгер </text:span><text:span text:style-name="Definition">композитор</text:span></text:p>
      <text:p text:style-name="P1"><text:span text:style-name="Caption_20_characters">күйсандық </text:span><text:span text:style-name="Definition">пианино</text:span></text:p>
      <text:p text:style-name="P1"><text:span text:style-name="Caption_20_characters">домбыра </text:span><text:span text:style-name="Definition">домбра</text:span></text:p>
      <text:p text:style-name="P1"><text:span text:style-name="Caption_20_characters">музыканттар тобы </text:span><text:span text:style-name="Definition">группа музыкантов</text:span></text:p>
      <text:p text:style-name="P1"><text:span text:style-name="Caption_20_characters">аспаптар </text:span><text:span text:style-name="Definition">инструменты</text:span></text:p>
      <text:p text:style-name="P1"><text:span text:style-name="Caption_20_characters">әуен </text:span><text:span text:style-name="Definition">мелодия</text:span></text:p>
      <text:p text:style-name="P1"><text:span text:style-name="Caption_20_characters">сыбызғы </text:span><text:span text:style-name="Definition">дудка</text:span></text:p>
      <text:p text:style-name="P1"><text:span text:style-name="Caption_20_characters">жетіген </text:span><text:span text:style-name="Definition">жетиген</text:span></text:p>
      <text:p text:style-name="P1"><text:span text:style-name="Caption_20_characters">дабыл </text:span><text:span text:style-name="Definition">барабан</text:span></text:p>
      <text:p text:style-name="P1"><text:span text:style-name="Caption_20_characters">халық әуені </text:span><text:span text:style-name="Definition">народная мелодия</text:span></text:p>
      <text:p text:style-name="P1"><text:soft-page-break/><text:span text:style-name="Caption_20_characters">автор </text:span><text:span text:style-name="Definition">автор</text:span></text:p>
      <text:p text:style-name="P1"><text:span text:style-name="Caption_20_characters">өлең </text:span><text:span text:style-name="Definition">стихотворение</text:span></text:p>
      <text:p text:style-name="P1"><text:span text:style-name="Caption_20_characters">ертегі </text:span><text:span text:style-name="Definition">сказка</text:span></text:p>
      <text:p text:style-name="P1"><text:span text:style-name="Caption_20_characters">кітапхана </text:span><text:span text:style-name="Definition">библиотека</text:span></text:p>
      <text:p text:style-name="P1"><text:span text:style-name="Caption_20_characters">басылым </text:span><text:span text:style-name="Definition">издание</text:span></text:p>
      <text:p text:style-name="P1"><text:span text:style-name="Caption_20_characters">атау </text:span><text:span text:style-name="Definition">название</text:span></text:p>
      <text:p text:style-name="P1"><text:span text:style-name="Caption_20_characters">том </text:span><text:span text:style-name="Definition">том</text:span></text:p>
      <text:p text:style-name="P1"><text:span text:style-name="Caption_20_characters">ақын </text:span><text:span text:style-name="Definition">поэт</text:span></text:p>
      <text:p text:style-name="P1"><text:span text:style-name="Caption_20_characters">драмматург </text:span><text:span text:style-name="Definition">драмматург</text:span></text:p>
      <text:p text:style-name="P1"><text:span text:style-name="Caption_20_characters">әңгіме </text:span><text:span text:style-name="Definition">рассказ</text:span></text:p>
      <text:p text:style-name="P1"><text:span text:style-name="Caption_20_characters">роман </text:span><text:span text:style-name="Definition">роман</text:span></text:p>
      <text:p text:style-name="P1"><text:span text:style-name="Caption_20_characters">баспа </text:span><text:span text:style-name="Definition">издательство</text:span></text:p>
      <text:p text:style-name="P1"><text:span text:style-name="Caption_20_characters">редактор </text:span><text:span text:style-name="Definition">редактор</text:span></text:p>
      <text:p text:style-name="P1"><text:span text:style-name="Caption_20_characters">кітаптың мұқабасы </text:span><text:span text:style-name="Definition">обложка книги</text:span></text:p>
      <text:p text:style-name="P1"><text:span text:style-name="Caption_20_characters">бөлім </text:span><text:span text:style-name="Definition">раздел</text:span></text:p>
      <text:p text:style-name="P1"><text:span text:style-name="Caption_20_characters">тарау </text:span><text:span text:style-name="Definition">глава</text:span></text:p>
      <text:p text:style-name="P1"><text:span text:style-name="Caption_20_characters">шығарма </text:span><text:span text:style-name="Definition">произведение</text:span></text:p>
      <text:p text:style-name="P1"><text:span text:style-name="Caption_20_characters">көркем әдебиет </text:span><text:span text:style-name="Definition">художественная литература</text:span></text:p>
      <text:p text:style-name="P1"><text:span text:style-name="Caption_20_characters">жағымды кейіпкер </text:span><text:span text:style-name="Definition">положительный герой</text:span></text:p>
      <text:p text:style-name="P1"><text:span text:style-name="Caption_20_characters">жағымсыз кейіпкер </text:span><text:span text:style-name="Definition">отрицательный герой</text:span></text:p>
      <text:p text:style-name="P1"><text:span text:style-name="Caption_20_characters">қайта өрлеу </text:span><text:span text:style-name="Definition">возрождение</text:span></text:p>
      <text:p text:style-name="P1"><text:span text:style-name="Caption_20_characters">шетелдік (сын есім) </text:span><text:span text:style-name="Definition">зарубежный</text:span></text:p>
      <text:p text:style-name="P1"><text:span text:style-name="Caption_20_characters">қызықтыру </text:span><text:span text:style-name="Definition">интересовать</text:span></text:p>
      <text:p text:style-name="P1"><text:span text:style-name="Caption_20_characters">тарихи </text:span><text:span text:style-name="Definition">исторический</text:span></text:p>
      <text:p text:style-name="P1"><text:span text:style-name="Caption_20_characters">кітапқұмар </text:span><text:span text:style-name="Definition">книголюб</text:span></text:p>
      <text:p text:style-name="P1"><text:span text:style-name="Caption_20_characters">түрлі-түсті </text:span><text:span text:style-name="Definition">разноцветный, цветной</text:span></text:p>
      <text:p text:style-name="P1"><text:span text:style-name="Caption_20_characters">жаңалық </text:span><text:span text:style-name="Definition">новость; новинка</text:span></text:p>
      <text:p text:style-name="P1"><text:span text:style-name="Caption_20_characters">аударма </text:span><text:span text:style-name="Definition">перевод</text:span></text:p>
      <text:p text:style-name="P1"><text:span text:style-name="Caption_20_characters">көпшілікке танымал </text:span><text:span text:style-name="Definition">популярный (2)</text:span></text:p>
      <text:p text:style-name="P1"><text:span text:style-name="Caption_20_characters">соңғы </text:span><text:span text:style-name="Definition">последний, конечный (не кейінгі, ақырғы)</text:span></text:p>
      <text:p text:style-name="P1"><text:span text:style-name="Caption_20_characters">даму (зат есім) </text:span><text:span text:style-name="Definition">развитие</text:span></text:p>
      <text:p text:style-name="P1"><text:span text:style-name="Caption_20_characters">қоғам </text:span><text:span text:style-name="Definition">общество</text:span></text:p>
      <text:p text:style-name="P1"><text:span text:style-name="Caption_20_characters">сөз </text:span><text:span text:style-name="Definition">речь</text:span></text:p>
      <text:p text:style-name="P1"><text:span text:style-name="Caption_20_characters">жинақ </text:span><text:span text:style-name="Definition">сборник</text:span></text:p>
      <text:h text:style-name="P2" text:outline-level="1">13 Спорт </text:h>
      <text:p text:style-name="P1"><text:span text:style-name="Caption_20_characters">көлік </text:span><text:span text:style-name="Definition">транспорт</text:span></text:p>
      <text:p text:style-name="P1"><text:span text:style-name="Caption_20_characters">гимнастика </text:span><text:span text:style-name="Definition">гимнастика</text:span></text:p>
      <text:p text:style-name="P1"><text:span text:style-name="Caption_20_characters">коньки </text:span><text:span text:style-name="Definition">коньки</text:span></text:p>
      <text:p text:style-name="P1"><text:span text:style-name="Caption_20_characters">бокс </text:span><text:span text:style-name="Definition">бокс</text:span></text:p>
      <text:p text:style-name="P1"><text:span text:style-name="Caption_20_characters">күрес </text:span><text:span text:style-name="Definition">борьба</text:span></text:p>
      <text:p text:style-name="P1"><text:span text:style-name="Caption_20_characters">футбол </text:span><text:span text:style-name="Definition">футбол</text:span></text:p>
      <text:p text:style-name="P1"><text:span text:style-name="Caption_20_characters">волейбол </text:span><text:span text:style-name="Definition">волейбол</text:span></text:p>
      <text:p text:style-name="P1"><text:span text:style-name="Caption_20_characters">хоккей </text:span><text:span text:style-name="Definition">хоккей</text:span></text:p>
      <text:p text:style-name="P1"><text:span text:style-name="Caption_20_characters">баскетбол </text:span><text:span text:style-name="Definition">баскетбол</text:span></text:p>
      <text:p text:style-name="P1"><text:span text:style-name="Caption_20_characters">стадион </text:span><text:span text:style-name="Definition">стадион</text:span></text:p>
      <text:p text:style-name="P1"><text:span text:style-name="Caption_20_characters">шаңғы </text:span><text:span text:style-name="Definition">лыжи</text:span></text:p>
      <text:p text:style-name="P1"><text:span text:style-name="Caption_20_characters">қайық </text:span><text:span text:style-name="Definition">лодка</text:span></text:p>
      <text:p text:style-name="P1"><text:span text:style-name="Caption_20_characters">доп </text:span><text:span text:style-name="Definition">мяч</text:span></text:p>
      <text:p text:style-name="P1"><text:span text:style-name="Caption_20_characters">жаттығу </text:span><text:span text:style-name="Definition">тренировка</text:span></text:p>
      <text:p text:style-name="P1"><text:span text:style-name="Caption_20_characters">ойын </text:span><text:span text:style-name="Definition">игра</text:span></text:p>
      <text:p text:style-name="P1"><text:span text:style-name="Caption_20_characters">секіру </text:span><text:span text:style-name="Definition">прыгать</text:span></text:p>
      <text:p text:style-name="P1"><text:span text:style-name="Caption_20_characters">жүзу </text:span><text:span text:style-name="Definition">плавать</text:span></text:p>
      <text:p text:style-name="P1"><text:span text:style-name="Caption_20_characters">ойнау </text:span><text:span text:style-name="Definition">играть</text:span></text:p>
      <text:p text:style-name="P1"><text:span text:style-name="Caption_20_characters">көрсету </text:span><text:span text:style-name="Definition">показать</text:span></text:p>
      <text:p text:style-name="P1"><text:span text:style-name="Caption_20_characters">шаңғы спорты </text:span><text:span text:style-name="Definition">лыжный спорт</text:span></text:p>
      <text:p text:style-name="P1"><text:span text:style-name="Caption_20_characters">ауыр атлетика </text:span><text:span text:style-name="Definition">тяжелая атлетика</text:span></text:p>
      <text:p text:style-name="P1"><text:span text:style-name="Caption_20_characters">шахматшы </text:span><text:span text:style-name="Definition">шахматист</text:span></text:p>
      <text:p text:style-name="P1"><text:span text:style-name="Caption_20_characters">кездесу (зат есім) </text:span><text:span text:style-name="Definition">встреча</text:span></text:p>
      <text:p text:style-name="P1"><text:span text:style-name="Caption_20_characters">жарыс </text:span><text:span text:style-name="Definition">соревнование (не сайыс)</text:span></text:p>
      <text:p text:style-name="P1"><text:span text:style-name="Caption_20_characters">жүгіру (зат есім) </text:span><text:span text:style-name="Definition">бег</text:span></text:p>
      <text:p text:style-name="P1"><text:span text:style-name="Caption_20_characters">әлем чемпионаты </text:span><text:span text:style-name="Definition">чемпионат мира</text:span></text:p>
      <text:p text:style-name="P1"><text:span text:style-name="Caption_20_characters">олимпиадалық ойындар </text:span><text:span text:style-name="Definition">олимпийские игры</text:span></text:p>
      <text:p text:style-name="P1"><text:span text:style-name="Caption_20_characters">жеңіс </text:span><text:span text:style-name="Definition">победа</text:span></text:p>
      <text:p text:style-name="P1"><text:span text:style-name="Caption_20_characters">жеңілу (зат есім) </text:span><text:span text:style-name="Definition">поражение, проигрыш (не ұтылу)</text:span></text:p>
      <text:p text:style-name="P1"><text:span text:style-name="Caption_20_characters">тең ойын </text:span><text:span text:style-name="Definition">ничья (спорт)</text:span></text:p>
      <text:p text:style-name="P1"><text:span text:style-name="Caption_20_characters">есеп (3!) </text:span><text:span text:style-name="Definition">счёт, учёт, отчёт</text:span></text:p>
      <text:p text:style-name="P1"><text:span text:style-name="Caption_20_characters">ұпай </text:span><text:span text:style-name="Definition">очки (спорт), балл</text:span></text:p>
      <text:p text:style-name="P1"><text:span text:style-name="Caption_20_characters">топ </text:span><text:span text:style-name="Definition">команда, группа</text:span></text:p>
      <text:p text:style-name="P1"><text:span text:style-name="Caption_20_characters">құрама </text:span><text:span text:style-name="Definition">сборная</text:span></text:p>
      <text:p text:style-name="P1"><text:span text:style-name="Caption_20_characters">ұлттық құрама </text:span><text:span text:style-name="Definition">национальная сборная</text:span></text:p>
      <text:p text:style-name="P1"><text:span text:style-name="Caption_20_characters">капитан </text:span><text:span text:style-name="Definition">капитан</text:span></text:p>
      <text:p text:style-name="P1"><text:span text:style-name="Caption_20_characters">спортшы </text:span><text:span text:style-name="Definition">спортсмен</text:span></text:p>
      <text:p text:style-name="P1"><text:span text:style-name="Caption_20_characters">сайыс </text:span><text:span text:style-name="Definition">состязание (не жарыс)</text:span></text:p>
      <text:p text:style-name="P1"><text:span text:style-name="Caption_20_characters">көркем сырғанау </text:span><text:span text:style-name="Definition">фигурное катание</text:span></text:p>
      <text:p text:style-name="P1"><text:span text:style-name="Caption_20_characters">жанкүйер </text:span><text:span text:style-name="Definition">болельщик</text:span></text:p>
      <text:p text:style-name="P1"><text:span text:style-name="Caption_20_characters">төреші </text:span><text:span text:style-name="Definition">судья</text:span></text:p>
      <text:p text:style-name="P1"><text:span text:style-name="Caption_20_characters">жол </text:span><text:span text:style-name="Definition">дорога</text:span></text:p>
      <text:p text:style-name="P1"><text:span text:style-name="Caption_20_characters">аялдама </text:span><text:span text:style-name="Definition">остановка</text:span></text:p>
      <text:p text:style-name="P1"><text:span text:style-name="Caption_20_characters">жоспар </text:span><text:span text:style-name="Definition">план</text:span></text:p>
      <text:p text:style-name="P1"><text:span text:style-name="Caption_20_characters">отыру </text:span><text:span text:style-name="Definition">сесть</text:span></text:p>
      <text:p text:style-name="P1"><text:span text:style-name="Caption_20_characters">күту (зат есім </text:span><text:span text:style-name="Definition">ухаживание, забота</text:span></text:p>
      <text:p text:style-name="P1"><text:span text:style-name="Caption_20_characters">ұшу (зат есім) </text:span><text:span text:style-name="Definition">полёт, улетучивание</text:span></text:p>
      <text:p text:style-name="P1"><text:span text:style-name="Caption_20_characters">шаршау (зат есім) </text:span><text:span text:style-name="Definition">усталость</text:span></text:p>
      <text:p text:style-name="P1"><text:span text:style-name="Caption_20_characters">жоғалту (зат есім) </text:span><text:span text:style-name="Definition">потеря, утрата</text:span></text:p>
      <text:p text:style-name="P1"><text:span text:style-name="Caption_20_characters">жаяу жүру </text:span><text:span text:style-name="Definition">идти пешком</text:span></text:p>
      <text:p text:style-name="P1"><text:span text:style-name="Caption_20_characters">жүзу (зат есім) </text:span><text:span text:style-name="Definition">плавание</text:span></text:p>
      <text:p text:style-name="P1"><text:span text:style-name="Caption_20_characters">үлгеру </text:span><text:span text:style-name="Definition">успеть</text:span></text:p>
      <text:h text:style-name="P2" text:outline-level="1">14 Погода </text:h>
      <text:p text:style-name="P1"><text:span text:style-name="Caption_20_characters">маусым (түр 2) </text:span><text:span text:style-name="Definition">сезон</text:span></text:p>
      <text:p text:style-name="P1"><text:span text:style-name="Caption_20_characters">көктем </text:span><text:span text:style-name="Definition">весна</text:span></text:p>
      <text:p text:style-name="P1"><text:span text:style-name="Caption_20_characters">жаз </text:span><text:span text:style-name="Definition">лето</text:span></text:p>
      <text:p text:style-name="P1"><text:span text:style-name="Caption_20_characters">күз </text:span><text:span text:style-name="Definition">осень</text:span></text:p>
      <text:p text:style-name="P1"><text:span text:style-name="Caption_20_characters">қыс </text:span><text:span text:style-name="Definition">зима</text:span></text:p>
      <text:p text:style-name="P1"><text:span text:style-name="Caption_20_characters">ауа райы </text:span><text:span text:style-name="Definition">погода</text:span></text:p>
      <text:p text:style-name="P1"><text:span text:style-name="Caption_20_characters">климат </text:span><text:span text:style-name="Definition">климат</text:span></text:p>
      <text:p text:style-name="P1"><text:span text:style-name="Caption_20_characters">температура </text:span><text:span text:style-name="Definition">температура (1)</text:span></text:p>
      <text:p text:style-name="P1"><text:span text:style-name="Caption_20_characters">термометр </text:span><text:span text:style-name="Definition">термометр</text:span></text:p>
      <text:p text:style-name="P1"><text:span text:style-name="Caption_20_characters">найзағай </text:span><text:span text:style-name="Definition">молния</text:span></text:p>
      <text:p text:style-name="P1"><text:span text:style-name="Caption_20_characters">жел </text:span><text:span text:style-name="Definition">ветер</text:span></text:p>
      <text:p text:style-name="P1"><text:span text:style-name="Caption_20_characters">дауыл </text:span><text:span text:style-name="Definition">ураган</text:span></text:p>
      <text:p text:style-name="P1"><text:span text:style-name="Caption_20_characters">күн күркіреу </text:span><text:span text:style-name="Definition">гром</text:span></text:p>
      <text:p text:style-name="P1"><text:span text:style-name="Caption_20_characters">боран </text:span><text:span text:style-name="Definition">буран</text:span></text:p>
      <text:p text:style-name="P1"><text:span text:style-name="Caption_20_characters">күннің сәулесі </text:span><text:span text:style-name="Definition">солнечный свет</text:span></text:p>
      <text:p text:style-name="P1"><text:span text:style-name="Caption_20_characters">қараңғылық </text:span><text:span text:style-name="Definition">темнота</text:span></text:p>
      <text:p text:style-name="P1"><text:span text:style-name="Caption_20_characters">жауын-шашын </text:span><text:span text:style-name="Definition">осадки</text:span></text:p>
      <text:p text:style-name="P1"><text:span text:style-name="Caption_20_characters">жаңбыр </text:span><text:span text:style-name="Definition">дождь</text:span></text:p>
      <text:p text:style-name="P1"><text:span text:style-name="Caption_20_characters">тұман </text:span><text:span text:style-name="Definition">туман</text:span></text:p>
      <text:p text:style-name="P1"><text:span text:style-name="Caption_20_characters">қар </text:span><text:span text:style-name="Definition">снег</text:span></text:p>
      <text:p text:style-name="P1"><text:span text:style-name="Caption_20_characters">суық түсу </text:span><text:span text:style-name="Definition">похолодание</text:span></text:p>
      <text:p text:style-name="P1"><text:span text:style-name="Caption_20_characters">шық </text:span><text:span text:style-name="Definition">роса</text:span></text:p>
      <text:p text:style-name="P1"><text:span text:style-name="Caption_20_characters">нөсер </text:span><text:span text:style-name="Definition">ливень</text:span></text:p>
      <text:p text:style-name="P1"><text:span text:style-name="Caption_20_characters">өткінші жаңбыр </text:span><text:span text:style-name="Definition">кратковременный дождь</text:span></text:p>
      <text:p text:style-name="P1"><text:span text:style-name="Caption_20_characters">ылғал </text:span><text:span text:style-name="Definition">влага</text:span></text:p>
      <text:p text:style-name="P1"><text:span text:style-name="Caption_20_characters">қырау </text:span><text:span text:style-name="Definition">иней</text:span></text:p>
      <text:p text:style-name="P1"><text:span text:style-name="Caption_20_characters">қатқақ </text:span><text:span text:style-name="Definition">заморозки</text:span></text:p>
      <text:p text:style-name="P1"><text:span text:style-name="Caption_20_characters">көк тайғақ </text:span><text:span text:style-name="Definition">гололедица</text:span></text:p>
      <text:p text:style-name="P1"><text:span text:style-name="Caption_20_characters">бұршақ (ауа райы) </text:span><text:span text:style-name="Definition">град</text:span></text:p>
      <text:p text:style-name="P1"><text:span text:style-name="Caption_20_characters">табиғат апаттары </text:span><text:span text:style-name="Definition">природные бедствия</text:span></text:p>
      <text:p text:style-name="P1"><text:span text:style-name="Caption_20_characters">су тасқыны </text:span><text:span text:style-name="Definition">наводнение</text:span></text:p>
      <text:p text:style-name="P1"><text:span text:style-name="Caption_20_characters">өрт </text:span><text:span text:style-name="Definition">пожар</text:span></text:p>
      <text:p text:style-name="P1"><text:span text:style-name="Caption_20_characters">қоршаған орта </text:span><text:span text:style-name="Definition">окружающая среда</text:span></text:p>
      <text:p text:style-name="P1"><text:span text:style-name="Caption_20_characters">ластану </text:span><text:span text:style-name="Definition">загрязнение</text:span></text:p>
      <text:p text:style-name="P1"><text:span text:style-name="Caption_20_characters">апат </text:span><text:span text:style-name="Definition">катастрофа</text:span></text:p>
      <text:p text:style-name="P1"><text:span text:style-name="Caption_20_characters">жер сілкінісі </text:span><text:span text:style-name="Definition">землетрясение</text:span></text:p>
      <text:p text:style-name="P1"><text:span text:style-name="Caption_20_characters">жанартаудың атылуы </text:span><text:span text:style-name="Definition">извержение вулкана</text:span></text:p>
      <text:p text:style-name="P1"><text:span text:style-name="Caption_20_characters">зардап </text:span><text:span text:style-name="Definition">ущерб (не зиян)</text:span></text:p>
      <text:p text:style-name="P1"><text:span text:style-name="Caption_20_characters">көшкін </text:span><text:span text:style-name="Definition">лавина</text:span></text:p>
      <text:p text:style-name="P1"><text:span text:style-name="Caption_20_characters">сел </text:span><text:span text:style-name="Definition">сель</text:span></text:p>
      <text:h text:style-name="P2" text:outline-level="1">15 Город </text:h>
      <text:p text:style-name="P1"><text:span text:style-name="Caption_20_characters">асхана </text:span><text:span text:style-name="Definition">столовая</text:span></text:p>
      <text:p text:style-name="P1"><text:span text:style-name="Caption_20_characters">ғимарат </text:span><text:span text:style-name="Definition">здание</text:span></text:p>
      <text:p text:style-name="P1"><text:span text:style-name="Caption_20_characters">бұрыш </text:span><text:span text:style-name="Definition">угол</text:span></text:p>
      <text:p text:style-name="P1"><text:span text:style-name="Caption_20_characters">сауда </text:span><text:span text:style-name="Definition">торговля</text:span></text:p>
      <text:p text:style-name="P1"><text:span text:style-name="Caption_20_characters">зауыт </text:span><text:span text:style-name="Definition">завод</text:span></text:p>
      <text:p text:style-name="P1"><text:span text:style-name="Caption_20_characters">көрме </text:span><text:span text:style-name="Definition">выставка</text:span></text:p>
      <text:p text:style-name="P1"><text:span text:style-name="Caption_20_characters">мұражай </text:span><text:span text:style-name="Definition">музей</text:span></text:p>
      <text:p text:style-name="P1"><text:span text:style-name="Caption_20_characters">кітапхана </text:span><text:span text:style-name="Definition">библиотека</text:span></text:p>
      <text:p text:style-name="P1"><text:span text:style-name="Caption_20_characters">аялдама </text:span><text:span text:style-name="Definition">остановка</text:span></text:p>
      <text:p text:style-name="P1"><text:span text:style-name="Caption_20_characters">көше; алаңдар </text:span><text:span text:style-name="Definition">улицы; площади</text:span></text:p>
      <text:p text:style-name="P1"><text:span text:style-name="Caption_20_characters">даңғыл </text:span><text:span text:style-name="Definition">проспект</text:span></text:p>
      <text:p text:style-name="P1"><text:span text:style-name="Caption_20_characters">қиылыс </text:span><text:span text:style-name="Definition">перекресток</text:span></text:p>
      <text:p text:style-name="P1"><text:span text:style-name="Caption_20_characters">жаяу жүргіншілер жолы </text:span><text:span text:style-name="Definition">пешеходный переход</text:span></text:p>
      <text:p text:style-name="P1"><text:span text:style-name="Caption_20_characters">ауыл </text:span><text:span text:style-name="Definition">деревня</text:span></text:p>
      <text:p text:style-name="P1"><text:span text:style-name="Caption_20_characters">көше </text:span><text:span text:style-name="Definition">улица</text:span></text:p>
      <text:p text:style-name="P1"><text:span text:style-name="Caption_20_characters">алаң </text:span><text:span text:style-name="Definition">площадь</text:span></text:p>
      <text:p text:style-name="P1"><text:span text:style-name="Caption_20_characters">аудан </text:span><text:span text:style-name="Definition">район</text:span></text:p>
      <text:p text:style-name="P1"><text:span text:style-name="Caption_20_characters">орталық </text:span><text:span text:style-name="Definition">центр</text:span></text:p>
      <text:p text:style-name="P1"><text:span text:style-name="Caption_20_characters">ескерткіш </text:span><text:span text:style-name="Definition">памятник</text:span></text:p>
      <text:p text:style-name="P1"><text:span text:style-name="Caption_20_characters">пошта </text:span><text:span text:style-name="Definition">почта</text:span></text:p>
      <text:p text:style-name="P1"><text:span text:style-name="Caption_20_characters">дәріхана </text:span><text:span text:style-name="Definition">аптека</text:span></text:p>
      <text:p text:style-name="P1"><text:span text:style-name="Caption_20_characters">бақ </text:span><text:span text:style-name="Definition">сад</text:span></text:p>
      <text:p text:style-name="P1"><text:span text:style-name="Caption_20_characters">мейрамхана </text:span><text:span text:style-name="Definition">ресторан</text:span></text:p>
      <text:p text:style-name="P1"><text:span text:style-name="Caption_20_characters">дәмхана </text:span><text:span text:style-name="Definition">кафе</text:span></text:p>
      <text:p text:style-name="P1"><text:span text:style-name="Caption_20_characters">саябақ </text:span><text:span text:style-name="Definition">парк</text:span></text:p>
      <text:p text:style-name="P1"><text:span text:style-name="Caption_20_characters">мектеп </text:span><text:span text:style-name="Definition">школа</text:span></text:p>
      <text:p text:style-name="P1"><text:span text:style-name="Caption_20_characters">мешіт </text:span><text:span text:style-name="Definition">мечеть</text:span></text:p>
      <text:p text:style-name="P1"><text:span text:style-name="Caption_20_characters">қонақүй </text:span><text:span text:style-name="Definition">гостиница</text:span></text:p>
      <text:p text:style-name="P1"><text:span text:style-name="Caption_20_characters">жатақхана </text:span><text:span text:style-name="Definition">общежитие</text:span></text:p>
      <text:p text:style-name="P1"><text:span text:style-name="Caption_20_characters">кітап дүкені </text:span><text:span text:style-name="Definition">книжный магазин</text:span></text:p>
      <text:p text:style-name="P1"><text:span text:style-name="Caption_20_characters">шаштараз </text:span><text:span text:style-name="Definition">парихмакерская</text:span></text:p>
      <text:p text:style-name="P1"><text:span text:style-name="Caption_20_characters">емхана </text:span><text:span text:style-name="Definition">поликлиника</text:span></text:p>
      <text:p text:style-name="P1"><text:span text:style-name="Caption_20_characters">өтетін жер </text:span><text:span text:style-name="Definition">переход</text:span></text:p>
      <text:p text:style-name="P1"><text:span text:style-name="Caption_20_characters">әмбебап дүкен </text:span><text:span text:style-name="Definition">универсальный магазин</text:span></text:p>
      <text:p text:style-name="P1"><text:span text:style-name="Caption_20_characters">баға </text:span><text:span text:style-name="Definition">цена</text:span></text:p>
      <text:p text:style-name="P1"><text:span text:style-name="Caption_20_characters">дүкен </text:span><text:span text:style-name="Definition">магазин</text:span></text:p>
      <text:p text:style-name="P1"><text:span text:style-name="Caption_20_characters">базар </text:span><text:span text:style-name="Definition">рынок</text:span></text:p>
      <text:p text:style-name="P1"><text:span text:style-name="Caption_20_characters">дүңгіршек </text:span><text:span text:style-name="Definition">киоск</text:span></text:p>
      <text:p text:style-name="P1"><text:span text:style-name="Caption_20_characters">тауар </text:span><text:span text:style-name="Definition">товар</text:span></text:p>
      <text:p text:style-name="P1"><text:span text:style-name="Caption_20_characters">азық-түлік </text:span><text:span text:style-name="Definition">продукты</text:span></text:p>
      <text:p text:style-name="P1"><text:span text:style-name="Caption_20_characters">сауда жасау </text:span><text:span text:style-name="Definition">торговать (2)</text:span></text:p>
      <text:p text:style-name="P1"><text:span text:style-name="Caption_20_characters">сату </text:span><text:span text:style-name="Definition">продавать</text:span></text:p>
      <text:p text:style-name="P1"><text:span text:style-name="Caption_20_characters">сатып алу </text:span><text:span text:style-name="Definition">купить (покупать)</text:span></text:p>
      <text:p text:style-name="P1"><text:span text:style-name="Caption_20_characters">сатушы (сын есім) </text:span><text:span text:style-name="Definition">продающий; торгующий</text:span></text:p>
      <text:p text:style-name="P1"><text:span text:style-name="Caption_20_characters">сатып алушы </text:span><text:span text:style-name="Definition">покупатель</text:span></text:p>
      <text:p text:style-name="P1"><text:span text:style-name="Caption_20_characters">сатып алынған зат </text:span><text:span text:style-name="Definition">покупка (купленная вещь)</text:span></text:p>
      <text:p text:style-name="P1"><text:span text:style-name="Caption_20_characters">орау </text:span><text:span text:style-name="Definition">завертывать; заматывать; обматывать; закутывать; обвивать</text:span></text:p>
      <text:p text:style-name="P1"><text:span text:style-name="Caption_20_characters">сауда залы </text:span><text:span text:style-name="Definition">торговый зал</text:span></text:p>
      <text:p text:style-name="P1"><text:span text:style-name="Caption_20_characters">жаймасөре </text:span><text:span text:style-name="Definition">витрина</text:span></text:p>
      <text:p text:style-name="P1"><text:span text:style-name="Caption_20_characters">баға; құн </text:span><text:span text:style-name="Definition">цена; стоимость (2!)</text:span></text:p>
      <text:p text:style-name="P1"><text:span text:style-name="Caption_20_characters">төлеу </text:span><text:span text:style-name="Definition">платить</text:span></text:p>
      <text:p text:style-name="P1"><text:span text:style-name="Caption_20_characters">ірі ақша </text:span><text:span text:style-name="Definition">крупные деньги</text:span></text:p>
      <text:p text:style-name="P1"><text:span text:style-name="Caption_20_characters">ақша майдалау </text:span><text:span text:style-name="Definition">разменять деньги</text:span></text:p>
      <text:p text:style-name="P1"><text:span text:style-name="Caption_20_characters">қайтарымын беру </text:span><text:span text:style-name="Definition">давать сдачу (с покупки)</text:span></text:p>
      <text:p text:style-name="P1"><text:span text:style-name="Caption_20_characters">майда ақша </text:span><text:span text:style-name="Definition">мелочь (деньги)</text:span></text:p>
      <text:p text:style-name="P1"><text:span text:style-name="Caption_20_characters">кезекке тұру </text:span><text:span text:style-name="Definition">встать (вставать) в очередь</text:span></text:p>
      <text:p text:style-name="P1"><text:span text:style-name="Caption_20_characters">электронды <text:s/>таразы (бақылау) </text:span><text:span text:style-name="Definition">электронные весы (контрольные)</text:span></text:p>
      <text:p text:style-name="P1"><text:span text:style-name="Caption_20_characters">денсаулық </text:span><text:span text:style-name="Definition">здоровье</text:span></text:p>
      <text:p text:style-name="P1"><text:span text:style-name="Caption_20_characters">тазалық </text:span><text:span text:style-name="Definition">гигиена</text:span></text:p>
      <text:p text:style-name="P1"><text:span text:style-name="Caption_20_characters">аурудың алдын алу </text:span><text:span text:style-name="Definition">профилактика заболеваний</text:span></text:p>
      <text:p text:style-name="P1"><text:span text:style-name="Caption_20_characters">денсаулыққа зиян </text:span><text:span text:style-name="Definition">вред для здоровья</text:span></text:p>
      <text:p text:style-name="P1"><text:span text:style-name="Caption_20_characters">дұрыс тамақтану </text:span><text:span text:style-name="Definition">правильное питание</text:span></text:p>
      <text:p text:style-name="P1"><text:span text:style-name="Caption_20_characters">ағзаны тазалау </text:span><text:span text:style-name="Definition">очищение организма</text:span></text:p>
      <text:p text:style-name="P1"><text:span text:style-name="Caption_20_characters">жедел жәрдем </text:span><text:span text:style-name="Definition">скорая помощь</text:span></text:p>
      <text:p text:style-name="P1"><text:soft-page-break/><text:span text:style-name="Caption_20_characters">емхана </text:span><text:span text:style-name="Definition">клиника</text:span></text:p>
      <text:p text:style-name="P1"><text:span text:style-name="Caption_20_characters">тіс дәрігері </text:span><text:span text:style-name="Definition">зубной врач</text:span></text:p>
      <text:p text:style-name="P1"><text:span text:style-name="Caption_20_characters">ауру; пациент </text:span><text:span text:style-name="Definition">больной; пациент (2!)</text:span></text:p>
      <text:p text:style-name="P1"><text:span text:style-name="Caption_20_characters">қабылдау </text:span><text:span text:style-name="Definition">принимать</text:span></text:p>
      <text:p text:style-name="P1"><text:span text:style-name="Caption_20_characters">суық тию; тұмаурату </text:span><text:span text:style-name="Definition">простудиться (2!)</text:span></text:p>
      <text:p text:style-name="P1"><text:span text:style-name="Caption_20_characters">дәрігерді шақыру </text:span><text:span text:style-name="Definition">вызвать врача</text:span></text:p>
      <text:p text:style-name="P1"><text:span text:style-name="Caption_20_characters">емдеу </text:span><text:span text:style-name="Definition">лечить</text:span></text:p>
      <text:p text:style-name="P1"><text:span text:style-name="Caption_20_characters">аурудың белгілері </text:span><text:span text:style-name="Definition">симптомы болезни</text:span></text:p>
      <text:p text:style-name="P1"><text:span text:style-name="Caption_20_characters">кезекші дәрігер </text:span><text:span text:style-name="Definition">дежурный врач</text:span></text:p>
      <text:p text:style-name="P1"><text:span text:style-name="Caption_20_characters">бас дәрігер </text:span><text:span text:style-name="Definition">главный врач</text:span></text:p>
      <text:p text:style-name="P1"><text:span text:style-name="Caption_20_characters">бөлім меңгерушісі </text:span><text:span text:style-name="Definition">заведующий отделением</text:span></text:p>
      <text:p text:style-name="P1"><text:span text:style-name="Caption_20_characters">тіркеу </text:span><text:span text:style-name="Definition">регистратура</text:span></text:p>
      <text:p text:style-name="P1"><text:span text:style-name="Caption_20_characters">медициналық карта </text:span><text:span text:style-name="Definition">медицинская карта</text:span></text:p>
      <text:p text:style-name="P1"><text:span text:style-name="Caption_20_characters">сырқатнама </text:span><text:span text:style-name="Definition">история болезни</text:span></text:p>
      <text:p text:style-name="P1"><text:span text:style-name="Caption_20_characters">саухат қағаз </text:span><text:span text:style-name="Definition">больничный лист</text:span></text:p>
      <text:p text:style-name="P1"><text:span text:style-name="Caption_20_characters">медициналық анықтама </text:span><text:span text:style-name="Definition">медицинская справка</text:span></text:p>
      <text:p text:style-name="P1"><text:span text:style-name="Caption_20_characters">рецепт жазып беру </text:span><text:span text:style-name="Definition">выписать рецепт</text:span></text:p>
      <text:p text:style-name="P1"><text:span text:style-name="Caption_20_characters">рентген кабинеті </text:span><text:span text:style-name="Definition">рентгеновский кабинет</text:span></text:p>
      <text:p text:style-name="P1"><text:span text:style-name="Caption_20_characters">ем-дом кабинеті </text:span><text:span text:style-name="Definition">процедурный кабинет</text:span></text:p>
      <text:p text:style-name="P1"><text:span text:style-name="Caption_20_characters">физиотерапия кабинеті </text:span><text:span text:style-name="Definition">кабинет физиотерапии</text:span></text:p>
      <text:p text:style-name="P1"><text:span text:style-name="Caption_20_characters">созылмалы дерт </text:span><text:span text:style-name="Definition">хроническое заболевание</text:span></text:p>
      <text:p text:style-name="P1"><text:span text:style-name="Caption_20_characters">суық тию; тұмаурату (зат есім) </text:span><text:span text:style-name="Definition">простуда (2!)</text:span></text:p>
      <text:p text:style-name="P1"><text:span text:style-name="Caption_20_characters">тұмау (2!) </text:span><text:span text:style-name="Definition">насморк; грипп</text:span></text:p>
      <text:p text:style-name="P1"><text:span text:style-name="Caption_20_characters">өкпенің қабынуы </text:span><text:span text:style-name="Definition">воспаление легких</text:span></text:p>
      <text:p text:style-name="P1"><text:span text:style-name="Caption_20_characters">жүрек ақауы </text:span><text:span text:style-name="Definition">порок сердца</text:span></text:p>
      <text:p text:style-name="P1"><text:span text:style-name="Caption_20_characters">асқазан ауруы </text:span><text:span text:style-name="Definition">гастрит</text:span></text:p>
      <text:p text:style-name="P1"><text:span text:style-name="Caption_20_characters">асқазан жарасы </text:span><text:span text:style-name="Definition">язва желудка</text:span></text:p>
      <text:p text:style-name="P1"><text:span text:style-name="Caption_20_characters">тамақтан улану </text:span><text:span text:style-name="Definition">пищевое отравление</text:span></text:p>
      <text:p text:style-name="P1"><text:span text:style-name="Caption_20_characters">күн өту </text:span><text:span text:style-name="Definition">солнечный удар</text:span></text:p>
      <text:p text:style-name="P1"><text:span text:style-name="Caption_20_characters">зақым; жарақат </text:span><text:span text:style-name="Definition">травма (2!)</text:span></text:p>
      <text:p text:style-name="P1"><text:span text:style-name="Caption_20_characters">созылу </text:span><text:span text:style-name="Definition">растяжение</text:span></text:p>
      <text:p text:style-name="P1"><text:span text:style-name="Caption_20_characters">сыну </text:span><text:span text:style-name="Definition">перелом</text:span></text:p>
      <text:p text:style-name="P1"><text:span text:style-name="Caption_20_characters">буынның шығуы </text:span><text:span text:style-name="Definition">вывих</text:span></text:p>
      <text:p text:style-name="P1"><text:span text:style-name="Caption_20_characters">күйік; күйген жер </text:span><text:span text:style-name="Definition">ожог (2!)</text:span></text:p>
      <text:p text:style-name="P1"><text:span text:style-name="Caption_20_characters">жара; жарақат </text:span><text:span text:style-name="Definition">рана (2!)</text:span></text:p>
      <text:p text:style-name="P1"><text:span text:style-name="Caption_20_characters">тамырдың соғуы </text:span><text:span text:style-name="Definition">пульс</text:span></text:p>
      <text:p text:style-name="P1"><text:span text:style-name="Caption_20_characters">қызуы қалыпты </text:span><text:span text:style-name="Definition">температура (2)</text:span></text:p>
      <text:h text:style-name="P2" text:outline-level="1">16 Глаголы </text:h>
      <text:p text:style-name="P1"><text:span text:style-name="Caption_20_characters">секіру </text:span><text:span text:style-name="Definition">прыгать</text:span></text:p>
      <text:p text:style-name="P1"><text:span text:style-name="Caption_20_characters">жүзу </text:span><text:span text:style-name="Definition">плавать</text:span></text:p>
      <text:p text:style-name="P1"><text:span text:style-name="Caption_20_characters">ойнау </text:span><text:span text:style-name="Definition">играть</text:span></text:p>
      <text:p text:style-name="P1"><text:span text:style-name="Caption_20_characters">ұшу (зат есім) </text:span><text:span text:style-name="Definition">полёт, улетучивание</text:span></text:p>
      <text:p text:style-name="P1"><text:span text:style-name="Caption_20_characters">үлгеру </text:span><text:span text:style-name="Definition">успеть</text:span></text:p>
      <text:p text:style-name="P1"><text:span text:style-name="Caption_20_characters">төлеу </text:span><text:span text:style-name="Definition">платить</text:span></text:p>
      <text:p text:style-name="P1"><text:span text:style-name="Caption_20_characters">емдеу </text:span><text:span text:style-name="Definition">лечить</text:span></text:p>
      <text:p text:style-name="P1"><text:span text:style-name="Caption_20_characters">армандау; арман ету </text:span><text:span text:style-name="Definition">мечтать (2!)</text:span></text:p>
      <text:p text:style-name="P1"><text:span text:style-name="Caption_20_characters">айналысу </text:span><text:span text:style-name="Definition">заниматься; увлекаться (не шұғылдану)</text:span></text:p>
      <text:p text:style-name="P1"><text:span text:style-name="Caption_20_characters">айту </text:span><text:span text:style-name="Definition">говорить (*4)</text:span></text:p>
      <text:p text:style-name="P1"><text:span text:style-name="Caption_20_characters">алдау </text:span><text:span text:style-name="Definition">обманывать</text:span></text:p>
      <text:p text:style-name="P1"><text:span text:style-name="Caption_20_characters">алу </text:span><text:span text:style-name="Definition">брать; покупать</text:span></text:p>
      <text:p text:style-name="P1"><text:span text:style-name="Caption_20_characters">апару </text:span><text:span text:style-name="Definition">относить</text:span></text:p>
      <text:p text:style-name="P1"><text:span text:style-name="Caption_20_characters">ән айту; ән салу </text:span><text:span text:style-name="Definition">петь</text:span></text:p>
      <text:p text:style-name="P1"><text:span text:style-name="Caption_20_characters">араластыру </text:span><text:span text:style-name="Definition">перемешать</text:span></text:p>
      <text:p text:style-name="P1"><text:span text:style-name="Caption_20_characters">асығу </text:span><text:span text:style-name="Definition">спешить; торопиться</text:span></text:p>
      <text:p text:style-name="P1"><text:span text:style-name="Caption_20_characters">ауыру </text:span><text:span text:style-name="Definition">болеть (не науқастану)</text:span></text:p>
      <text:p text:style-name="P1"><text:span text:style-name="Caption_20_characters">ауыстыру </text:span><text:span text:style-name="Definition">менять</text:span></text:p>
      <text:p text:style-name="P1"><text:span text:style-name="Caption_20_characters">ашу </text:span><text:span text:style-name="Definition">открывать</text:span></text:p>
      <text:p text:style-name="P1"><text:span text:style-name="Caption_20_characters">ашулану </text:span><text:span text:style-name="Definition">злиться; сердиться</text:span></text:p>
      <text:p text:style-name="P1"><text:span text:style-name="Caption_20_characters">аяқтау </text:span><text:span text:style-name="Definition">заканчивать (не бітіру, жабу)</text:span></text:p>
      <text:p text:style-name="P1"><text:span text:style-name="Caption_20_characters">әзірлеу </text:span><text:span text:style-name="Definition">приготовлять</text:span></text:p>
      <text:p text:style-name="P1"><text:span text:style-name="Caption_20_characters">әңгімелесу </text:span><text:span text:style-name="Definition">беседовать</text:span></text:p>
      <text:p text:style-name="P1"><text:span text:style-name="Caption_20_characters">әкелу </text:span><text:span text:style-name="Definition">приносить</text:span></text:p>
      <text:p text:style-name="P1"><text:span text:style-name="Caption_20_characters">әсер ету </text:span><text:span text:style-name="Definition">влиять</text:span></text:p>
      <text:p text:style-name="P1"><text:span text:style-name="Caption_20_characters">бару </text:span><text:span text:style-name="Definition">идти; ехать</text:span></text:p>
      <text:p text:style-name="P1"><text:span text:style-name="Caption_20_characters">бақылау </text:span><text:span text:style-name="Definition">контролировать</text:span></text:p>
      <text:p text:style-name="P1"><text:span text:style-name="Caption_20_characters">бас тарту </text:span><text:span text:style-name="Definition">отказаться</text:span></text:p>
      <text:p text:style-name="P1"><text:span text:style-name="Caption_20_characters">басқару </text:span><text:span text:style-name="Definition">управлять</text:span></text:p>
      <text:p text:style-name="P1"><text:span text:style-name="Caption_20_characters">бастау </text:span><text:span text:style-name="Definition">начинать</text:span></text:p>
      <text:p text:style-name="P1"><text:span text:style-name="Caption_20_characters">беру </text:span><text:span text:style-name="Definition">давать; подавать</text:span></text:p>
      <text:p text:style-name="P1"><text:span text:style-name="Caption_20_characters">билеу </text:span><text:span text:style-name="Definition">танцевать</text:span></text:p>
      <text:p text:style-name="P1"><text:span text:style-name="Caption_20_characters">болу </text:span><text:span text:style-name="Definition">быть; иметь</text:span></text:p>
      <text:p text:style-name="P1"><text:span text:style-name="Caption_20_characters">бояу </text:span><text:span text:style-name="Definition">красить; окрашивать</text:span></text:p>
      <text:p text:style-name="P1"><text:span text:style-name="Caption_20_characters">бұзу </text:span><text:span text:style-name="Definition">нарушать; портить; ломать (не бүлдіру, сындыру)</text:span></text:p>
      <text:p text:style-name="P1"><text:span text:style-name="Caption_20_characters">білу </text:span><text:span text:style-name="Definition">знать</text:span></text:p>
      <text:p text:style-name="P1"><text:span text:style-name="Caption_20_characters">бітіру </text:span><text:span text:style-name="Definition">заканчивать (не аяқтау, жабу)</text:span></text:p>
      <text:p text:style-name="P1"><text:span text:style-name="Caption_20_characters">дайындау </text:span><text:span text:style-name="Definition">подготавливать (иначе: даярлау)</text:span></text:p>
      <text:p text:style-name="P1"><text:span text:style-name="Caption_20_characters">даму </text:span><text:span text:style-name="Definition">развиваться; расти</text:span></text:p>
      <text:p text:style-name="P1"><text:span text:style-name="Caption_20_characters">даярлау </text:span><text:span text:style-name="Definition">готовить; подготавливать; снаряжать (иначе: дайындау)</text:span></text:p>
      <text:p text:style-name="P1"><text:span text:style-name="Caption_20_characters">дем алу </text:span><text:span text:style-name="Definition">дышать</text:span></text:p>
      <text:p text:style-name="P1"><text:span text:style-name="Caption_20_characters">демалу </text:span><text:span text:style-name="Definition">отдыхать</text:span></text:p>
      <text:p text:style-name="P1"><text:span text:style-name="Caption_20_characters">деу </text:span><text:span text:style-name="Definition">говорить; сказать (*3)</text:span></text:p>
      <text:p text:style-name="P1"><text:span text:style-name="Caption_20_characters">достасу </text:span><text:span text:style-name="Definition">подружиться</text:span></text:p>
      <text:p text:style-name="P1"><text:span text:style-name="Caption_20_characters">емделу </text:span><text:span text:style-name="Definition">лечиться</text:span></text:p>
      <text:p text:style-name="P1"><text:span text:style-name="Caption_20_characters">еңбек ету </text:span><text:span text:style-name="Definition">трудиться (2, не жұмыс істеу)</text:span></text:p>
      <text:p text:style-name="P1"><text:span text:style-name="Caption_20_characters">еркелеу </text:span><text:span text:style-name="Definition">ласкать; баловать</text:span></text:p>
      <text:p text:style-name="P1"><text:span text:style-name="Caption_20_characters">еріну </text:span><text:span text:style-name="Definition">лениться</text:span></text:p>
      <text:p text:style-name="P1"><text:span text:style-name="Caption_20_characters">есептеу </text:span><text:span text:style-name="Definition">подсчитывать (не санау)</text:span></text:p>
      <text:p text:style-name="P1"><text:span text:style-name="Caption_20_characters">еске алу; еске түсіру </text:span><text:span text:style-name="Definition">вспоминать (2!)</text:span></text:p>
      <text:p text:style-name="P1"><text:span text:style-name="Caption_20_characters">естен шығару </text:span><text:span text:style-name="Definition">забыть (2)</text:span></text:p>
      <text:p text:style-name="P1"><text:span text:style-name="Caption_20_characters">есту </text:span><text:span text:style-name="Definition">слышать</text:span></text:p>
      <text:p text:style-name="P1"><text:span text:style-name="Caption_20_characters">жабу </text:span><text:span text:style-name="Definition">закрыть</text:span></text:p>
      <text:p text:style-name="P1"><text:span text:style-name="Caption_20_characters">жазу (зат есім) </text:span><text:span text:style-name="Definition">написание</text:span></text:p>
      <text:p text:style-name="P1"><text:span text:style-name="Caption_20_characters">жазылу (2!) </text:span><text:span text:style-name="Definition">выздоравливать; записываться</text:span></text:p>
      <text:p text:style-name="P1"><text:span text:style-name="Caption_20_characters">жақсару </text:span><text:span text:style-name="Definition">улучшаться</text:span></text:p>
      <text:p text:style-name="P1"><text:span text:style-name="Caption_20_characters">жақсы көру </text:span><text:span text:style-name="Definition">любить</text:span></text:p>
      <text:p text:style-name="P1"><text:span text:style-name="Caption_20_characters">жалғастыру </text:span><text:span text:style-name="Definition">продолжать; соединять</text:span></text:p>
      <text:p text:style-name="P1"><text:span text:style-name="Caption_20_characters">жаттау </text:span><text:span text:style-name="Definition">заучивать; разучивать</text:span></text:p>
      <text:p text:style-name="P1"><text:span text:style-name="Caption_20_characters">жату </text:span><text:span text:style-name="Definition">лежать</text:span></text:p>
      <text:p text:style-name="P1"><text:span text:style-name="Caption_20_characters">жауап беру </text:span><text:span text:style-name="Definition">отвечать</text:span></text:p>
      <text:p text:style-name="P1"><text:span text:style-name="Caption_20_characters">жеңу </text:span><text:span text:style-name="Definition">побеждать (не ұту)</text:span></text:p>
      <text:p text:style-name="P1"><text:span text:style-name="Caption_20_characters">жету </text:span><text:span text:style-name="Definition">достигать</text:span></text:p>
      <text:p text:style-name="P1"><text:span text:style-name="Caption_20_characters">жеу </text:span><text:span text:style-name="Definition">есть; кушать (*3)</text:span></text:p>
      <text:p text:style-name="P1"><text:span text:style-name="Caption_20_characters">жинау </text:span><text:span text:style-name="Definition">убирать; собирать</text:span></text:p>
      <text:p text:style-name="P1"><text:span text:style-name="Caption_20_characters">жоғалту </text:span><text:span text:style-name="Definition">терять</text:span></text:p>
      <text:p text:style-name="P1"><text:span text:style-name="Caption_20_characters">жоспарлау </text:span><text:span text:style-name="Definition">планировать</text:span></text:p>
      <text:p text:style-name="P1"><text:span text:style-name="Caption_20_characters">жөндеу </text:span><text:span text:style-name="Definition">ремонтировать; чинить</text:span></text:p>
      <text:p text:style-name="P1"><text:span text:style-name="Caption_20_characters">жөтелу </text:span><text:span text:style-name="Definition">кашлять</text:span></text:p>
      <text:p text:style-name="P1"><text:span text:style-name="Caption_20_characters">жуу </text:span><text:span text:style-name="Definition">мыть</text:span></text:p>
      <text:p text:style-name="P1"><text:span text:style-name="Caption_20_characters">жуыну </text:span><text:span text:style-name="Definition">умываться</text:span></text:p>
      <text:p text:style-name="P1"><text:span text:style-name="Caption_20_characters">жұбату </text:span><text:span text:style-name="Definition">утешать; успокаивать</text:span></text:p>
      <text:p text:style-name="P1"><text:span text:style-name="Caption_20_characters">жұмыс істеу </text:span><text:span text:style-name="Definition">работать (2, не еңбек ету)</text:span></text:p>
      <text:p text:style-name="P1"><text:span text:style-name="Caption_20_characters">жүру </text:span><text:span text:style-name="Definition">ходить; двигаться</text:span></text:p>
      <text:p text:style-name="P1"><text:span text:style-name="Caption_20_characters">жылау </text:span><text:span text:style-name="Definition">плакать</text:span></text:p>
      <text:p text:style-name="P1"><text:span text:style-name="Caption_20_characters">жіберу </text:span><text:span text:style-name="Definition">посылать; отправлять</text:span></text:p>
      <text:p text:style-name="P1"><text:span text:style-name="Caption_20_characters">зерттеу </text:span><text:span text:style-name="Definition">исследовать; изучать</text:span></text:p>
      <text:p text:style-name="P1"><text:span text:style-name="Caption_20_characters">зерігу </text:span><text:span text:style-name="Definition">скучать; томиться</text:span></text:p>
      <text:p text:style-name="P1"><text:span text:style-name="Caption_20_characters">игеру </text:span><text:span text:style-name="Definition">овладеть; освоить</text:span></text:p>
      <text:p text:style-name="P1"><text:span text:style-name="Caption_20_characters">ие болу </text:span><text:span text:style-name="Definition">владеть</text:span></text:p>
      <text:p text:style-name="P1"><text:span text:style-name="Caption_20_characters">итеру </text:span><text:span text:style-name="Definition">толкать; передвигать</text:span></text:p>
      <text:p text:style-name="P1"><text:span text:style-name="Caption_20_characters">кездесу </text:span><text:span text:style-name="Definition">встречаться (1)</text:span></text:p>
      <text:p text:style-name="P1"><text:span text:style-name="Caption_20_characters">келу </text:span><text:span text:style-name="Definition">приходить; приезжать</text:span></text:p>
      <text:p text:style-name="P1"><text:span text:style-name="Caption_20_characters">келісу </text:span><text:span text:style-name="Definition">соглашаться</text:span></text:p>
      <text:p text:style-name="P1"><text:span text:style-name="Caption_20_characters">кеңес беру </text:span><text:span text:style-name="Definition">консультировать; давать совет</text:span></text:p>
      <text:p text:style-name="P1"><text:span text:style-name="Caption_20_characters">кету </text:span><text:span text:style-name="Definition">уходить; уезжать</text:span></text:p>
      <text:p text:style-name="P1"><text:span text:style-name="Caption_20_characters">кешігу </text:span><text:span text:style-name="Definition">опаздывать (вариант: опоздать)</text:span></text:p>
      <text:p text:style-name="P1"><text:span text:style-name="Caption_20_characters">кешіру </text:span><text:span text:style-name="Definition">прощать; переживать; испытывать</text:span></text:p>
      <text:p text:style-name="P1"><text:span text:style-name="Caption_20_characters">киіну </text:span><text:span text:style-name="Definition">одеваться (не кигізу, кию)</text:span></text:p>
      <text:p text:style-name="P1"><text:span text:style-name="Caption_20_characters">кию </text:span><text:span text:style-name="Definition">надевать (не кигізу, киіну)</text:span></text:p>
      <text:p text:style-name="P1"><text:span text:style-name="Caption_20_characters">көбейту </text:span><text:span text:style-name="Definition">увеличивать; умножить</text:span></text:p>
      <text:p text:style-name="P1"><text:span text:style-name="Caption_20_characters">көмектесу </text:span><text:span text:style-name="Definition">помогать</text:span></text:p>
      <text:p text:style-name="P1"><text:span text:style-name="Caption_20_characters">көрсету </text:span><text:span text:style-name="Definition">показывать</text:span></text:p>
      <text:p text:style-name="P1"><text:span text:style-name="Caption_20_characters">көру </text:span><text:span text:style-name="Definition">видеть</text:span></text:p>
      <text:p text:style-name="P1"><text:span text:style-name="Caption_20_characters">көтеру </text:span><text:span text:style-name="Definition">поднимать</text:span></text:p>
      <text:p text:style-name="P1"><text:span text:style-name="Caption_20_characters">көшу </text:span><text:span text:style-name="Definition">переезжать</text:span></text:p>
      <text:p text:style-name="P1"><text:span text:style-name="Caption_20_characters">күйеуге шығу </text:span><text:span text:style-name="Definition">выйти замуж</text:span></text:p>
      <text:p text:style-name="P1"><text:span text:style-name="Caption_20_characters">күлу </text:span><text:span text:style-name="Definition">смеяться</text:span></text:p>
      <text:p text:style-name="P1"><text:span text:style-name="Caption_20_characters">күту </text:span><text:span text:style-name="Definition">ухаживать, заботиться</text:span></text:p>
      <text:p text:style-name="P1"><text:span text:style-name="Caption_20_characters">кіру </text:span><text:span text:style-name="Definition">входить</text:span></text:p>
      <text:p text:style-name="P1"><text:span text:style-name="Caption_20_characters">қабылдау (2!) </text:span><text:span text:style-name="Definition">принимать; одобрять</text:span></text:p>
      <text:p text:style-name="P1"><text:span text:style-name="Caption_20_characters">қайнату </text:span><text:span text:style-name="Definition">кипятить; варить</text:span></text:p>
      <text:p text:style-name="P1"><text:span text:style-name="Caption_20_characters">қайту </text:span><text:span text:style-name="Definition">возвращаться (1, не оралу)</text:span></text:p>
      <text:p text:style-name="P1"><text:span text:style-name="Caption_20_characters">қайтып келу </text:span><text:span text:style-name="Definition">вернуться (2)</text:span></text:p>
      <text:p text:style-name="P1"><text:span text:style-name="Caption_20_characters">қалу </text:span><text:span text:style-name="Definition">оставаться</text:span></text:p>
      <text:p text:style-name="P1"><text:span text:style-name="Caption_20_characters">қарау </text:span><text:span text:style-name="Definition">смотреть; глядеть</text:span></text:p>
      <text:p text:style-name="P1"><text:span text:style-name="Caption_20_characters">қарны ашу </text:span><text:span text:style-name="Definition">проголодаться</text:span></text:p>
      <text:p text:style-name="P1"><text:span text:style-name="Caption_20_characters">қарсы алу </text:span><text:span text:style-name="Definition">встречать (2)</text:span></text:p>
      <text:p text:style-name="P1"><text:span text:style-name="Caption_20_characters">қате жіберу </text:span><text:span text:style-name="Definition">допускать ошибку</text:span></text:p>
      <text:p text:style-name="P1"><text:span text:style-name="Caption_20_characters">қатысу </text:span><text:span text:style-name="Definition">принимать участие</text:span></text:p>
      <text:p text:style-name="P1"><text:span text:style-name="Caption_20_characters">қиналу </text:span><text:span text:style-name="Definition">мучиться; страдать; затрудняться (не мазасыздану, уайымдау)</text:span></text:p>
      <text:p text:style-name="P1"><text:span text:style-name="Caption_20_characters">қол қою </text:span><text:span text:style-name="Definition">подписывать; соглашаться</text:span></text:p>
      <text:p text:style-name="P1"><text:span text:style-name="Caption_20_characters">қолдану </text:span><text:span text:style-name="Definition">использовать; применять (не пайдалану)</text:span></text:p>
      <text:p text:style-name="P1"><text:span text:style-name="Caption_20_characters">қолдау </text:span><text:span text:style-name="Definition">одобрять; поддерживать (1)</text:span></text:p>
      <text:p text:style-name="P1"><text:span text:style-name="Caption_20_characters">қорғау </text:span><text:span text:style-name="Definition">охранять; защищать</text:span></text:p>
      <text:p text:style-name="P1"><text:span text:style-name="Caption_20_characters">қорқу </text:span><text:span text:style-name="Definition">бояться; пугаться</text:span></text:p>
      <text:p text:style-name="P1"><text:span text:style-name="Caption_20_characters">қосу <text:s/></text:span><text:span text:style-name="Definition">включать; добавлять</text:span></text:p>
      <text:p text:style-name="P1"><text:span text:style-name="Caption_20_characters">қоштасу </text:span><text:span text:style-name="Definition">прощаться</text:span></text:p>
      <text:p text:style-name="P1"><text:span text:style-name="Caption_20_characters">қою </text:span><text:span text:style-name="Definition">положить (*3)</text:span></text:p>
      <text:p text:style-name="P1"><text:span text:style-name="Caption_20_characters">қуану </text:span><text:span text:style-name="Definition">радоваться; ликовать</text:span></text:p>
      <text:p text:style-name="P1"><text:span text:style-name="Caption_20_characters">қуу </text:span><text:span text:style-name="Definition">гнать; прогонять</text:span></text:p>
      <text:p text:style-name="P1"><text:span text:style-name="Caption_20_characters">қуыру </text:span><text:span text:style-name="Definition">жарить</text:span></text:p>
      <text:p text:style-name="P1"><text:span text:style-name="Caption_20_characters">құрметтеу </text:span><text:span text:style-name="Definition">уважать (не сыйлау)</text:span></text:p>
      <text:p text:style-name="P1"><text:span text:style-name="Caption_20_characters">құтқару </text:span><text:span text:style-name="Definition">спасать; выручать</text:span></text:p>
      <text:p text:style-name="P1"><text:span text:style-name="Caption_20_characters">құттықтау </text:span><text:span text:style-name="Definition">поздравить</text:span></text:p>
      <text:p text:style-name="P1"><text:span text:style-name="Caption_20_characters">құшақтасу </text:span><text:span text:style-name="Definition">обниматься</text:span></text:p>
      <text:p text:style-name="P1"><text:span text:style-name="Caption_20_characters">құю </text:span><text:span text:style-name="Definition">лить; наливать</text:span></text:p>
      <text:p text:style-name="P1"><text:span text:style-name="Caption_20_characters">қыдыру </text:span><text:span text:style-name="Definition">гулять</text:span></text:p>
      <text:p text:style-name="P1"><text:soft-page-break/><text:span text:style-name="Caption_20_characters">қызғану </text:span><text:span text:style-name="Definition">скупиться; жадничать</text:span></text:p>
      <text:p text:style-name="P1"><text:span text:style-name="Caption_20_characters">қызмет көрсету </text:span><text:span text:style-name="Definition">обслуживать</text:span></text:p>
      <text:p text:style-name="P1"><text:span text:style-name="Caption_20_characters">қызығу </text:span><text:span text:style-name="Definition">интересоваться; увлекаться</text:span></text:p>
      <text:p text:style-name="P1"><text:span text:style-name="Caption_20_characters">қырыну </text:span><text:span text:style-name="Definition">бриться</text:span></text:p>
      <text:p text:style-name="P1"><text:span text:style-name="Caption_20_characters">қысқарту </text:span><text:span text:style-name="Definition">укорачивать</text:span></text:p>
      <text:p text:style-name="P1"><text:span text:style-name="Caption_20_characters">лақтыру </text:span><text:span text:style-name="Definition">кидать; бросать <text:s/>(не тастау)</text:span></text:p>
      <text:p text:style-name="P1"><text:span text:style-name="Caption_20_characters">мазалау </text:span><text:span text:style-name="Definition">беспокоить; тревожить</text:span></text:p>
      <text:p text:style-name="P1"><text:span text:style-name="Caption_20_characters">мазасыздану </text:span><text:span text:style-name="Definition">беспокоиться; тревожиться (не қиналу, уайымдау)</text:span></text:p>
      <text:p text:style-name="P1"><text:span text:style-name="Caption_20_characters">мақтау (зат есім) </text:span><text:span text:style-name="Definition">хвала, восхваление</text:span></text:p>
      <text:p text:style-name="P1"><text:span text:style-name="Caption_20_characters">назар аудару </text:span><text:span text:style-name="Definition">обратить внимание</text:span></text:p>
      <text:p text:style-name="P1"><text:span text:style-name="Caption_20_characters">науқастану </text:span><text:span text:style-name="Definition">болеть; недомогать (не ауыру)</text:span></text:p>
      <text:p text:style-name="P1"><text:span text:style-name="Caption_20_characters">ойлану </text:span><text:span text:style-name="Definition">обдумывать; размышлять</text:span></text:p>
      <text:p text:style-name="P1"><text:span text:style-name="Caption_20_characters">ойлау </text:span><text:span text:style-name="Definition">думать</text:span></text:p>
      <text:p text:style-name="P1"><text:span text:style-name="Caption_20_characters">оқу </text:span><text:span text:style-name="Definition">читать; учиться</text:span></text:p>
      <text:p text:style-name="P1"><text:span text:style-name="Caption_20_characters">оралу </text:span><text:span text:style-name="Definition">возвращаться; запутаться (о верёвке)</text:span></text:p>
      <text:p text:style-name="P1"><text:span text:style-name="Caption_20_characters">орындау </text:span><text:span text:style-name="Definition">выполнять; исполнять</text:span></text:p>
      <text:p text:style-name="P1"><text:span text:style-name="Caption_20_characters">отыру </text:span><text:span text:style-name="Definition">садиться</text:span></text:p>
      <text:p text:style-name="P1"><text:span text:style-name="Caption_20_characters">ояну </text:span><text:span text:style-name="Definition">просыпаться (1)</text:span></text:p>
      <text:p text:style-name="P1"><text:span text:style-name="Caption_20_characters">ояту </text:span><text:span text:style-name="Definition">будить</text:span></text:p>
      <text:p text:style-name="P1"><text:span text:style-name="Caption_20_characters">өзгеру </text:span><text:span text:style-name="Definition">изменяться</text:span></text:p>
      <text:p text:style-name="P1"><text:span text:style-name="Caption_20_characters">өкіну </text:span><text:span text:style-name="Definition">сожалеть; каяться</text:span></text:p>
      <text:p text:style-name="P1"><text:span text:style-name="Caption_20_characters">өлу </text:span><text:span text:style-name="Definition">умирать</text:span></text:p>
      <text:p text:style-name="P1"><text:span text:style-name="Caption_20_characters">өлшеу </text:span><text:span text:style-name="Definition">взвешивать</text:span></text:p>
      <text:p text:style-name="P1"><text:span text:style-name="Caption_20_characters">өмір сүру </text:span><text:span text:style-name="Definition">жить</text:span></text:p>
      <text:p text:style-name="P1"><text:span text:style-name="Caption_20_characters">өсу </text:span><text:span text:style-name="Definition">расти; вырастать</text:span></text:p>
      <text:p text:style-name="P1"><text:span text:style-name="Caption_20_characters">өткізу </text:span><text:span text:style-name="Definition">проводить (время)</text:span></text:p>
      <text:p text:style-name="P1"><text:span text:style-name="Caption_20_characters">өту </text:span><text:span text:style-name="Definition">переходить (1)</text:span></text:p>
      <text:p text:style-name="P1"><text:span text:style-name="Caption_20_characters">өтіну </text:span><text:span text:style-name="Definition">просить; умолять</text:span></text:p>
      <text:p text:style-name="P1"><text:span text:style-name="Caption_20_characters">пайда болу </text:span><text:span text:style-name="Definition">появляться; возникать (2)</text:span></text:p>
      <text:p text:style-name="P1"><text:span text:style-name="Caption_20_characters">пайдалану </text:span><text:span text:style-name="Definition">пользоваться (не қолдану)</text:span></text:p>
      <text:p text:style-name="P1"><text:span text:style-name="Caption_20_characters">пісу </text:span><text:span text:style-name="Definition">вариться; печься</text:span></text:p>
      <text:p text:style-name="P1"><text:span text:style-name="Caption_20_characters">пісіру </text:span><text:span text:style-name="Definition">готовить (еду), варить</text:span></text:p>
      <text:p text:style-name="P1"><text:span text:style-name="Caption_20_characters">рахаттану </text:span><text:span text:style-name="Definition">наслаждаться</text:span></text:p>
      <text:p text:style-name="P1"><text:span text:style-name="Caption_20_characters">ренжу </text:span><text:span text:style-name="Definition">обижаться; сердиться</text:span></text:p>
      <text:p text:style-name="P1"><text:span text:style-name="Caption_20_characters">ренжіту </text:span><text:span text:style-name="Definition">обижать</text:span></text:p>
      <text:p text:style-name="P1"><text:span text:style-name="Caption_20_characters">реттеу </text:span><text:span text:style-name="Definition">упорядочивать</text:span></text:p>
      <text:p text:style-name="P1"><text:span text:style-name="Caption_20_characters">рұқсат ету </text:span><text:span text:style-name="Definition">разрешать</text:span></text:p>
      <text:p text:style-name="P1"><text:span text:style-name="Caption_20_characters">сағыну </text:span><text:span text:style-name="Definition">скучать</text:span></text:p>
      <text:p text:style-name="P1"><text:span text:style-name="Caption_20_characters">салу </text:span><text:span text:style-name="Definition">строить (*4)</text:span></text:p>
      <text:p text:style-name="P1"><text:span text:style-name="Caption_20_characters">салыстыру </text:span><text:span text:style-name="Definition">сравнивать; сверять</text:span></text:p>
      <text:p text:style-name="P1"><text:span text:style-name="Caption_20_characters">санау </text:span><text:span text:style-name="Definition">считать, полагать (не есептеу)</text:span></text:p>
      <text:p text:style-name="P1"><text:span text:style-name="Caption_20_characters">сату </text:span><text:span text:style-name="Definition">торговать (1)</text:span></text:p>
      <text:p text:style-name="P1"><text:span text:style-name="Caption_20_characters">сатып алу </text:span><text:span text:style-name="Definition">покупать</text:span></text:p>
      <text:p text:style-name="P1"><text:span text:style-name="Caption_20_characters">сезу </text:span><text:span text:style-name="Definition">чувствовать; ощущать (*4)</text:span></text:p>
      <text:p text:style-name="P1"><text:span text:style-name="Caption_20_characters">сену </text:span><text:span text:style-name="Definition">верить</text:span></text:p>
      <text:p text:style-name="P1"><text:span text:style-name="Caption_20_characters">сөйлеу </text:span><text:span text:style-name="Definition">говорить (*6)</text:span></text:p>
      <text:p text:style-name="P1"><text:span text:style-name="Caption_20_characters">сөндіру </text:span><text:span text:style-name="Definition">выключать</text:span></text:p>
      <text:p text:style-name="P1"><text:span text:style-name="Caption_20_characters">сурет салу </text:span><text:span text:style-name="Definition">рисовать</text:span></text:p>
      <text:p text:style-name="P1"><text:span text:style-name="Caption_20_characters">суретке түсу </text:span><text:span text:style-name="Definition">фотографироваться</text:span></text:p>
      <text:p text:style-name="P1"><text:span text:style-name="Caption_20_characters">сұрау </text:span><text:span text:style-name="Definition">спрашивать</text:span></text:p>
      <text:p text:style-name="P1"><text:span text:style-name="Caption_20_characters">сүңгу </text:span><text:span text:style-name="Definition">нырять</text:span></text:p>
      <text:p text:style-name="P1"><text:span text:style-name="Caption_20_characters">сүрту </text:span><text:span text:style-name="Definition">вытирать</text:span></text:p>
      <text:p text:style-name="P1"><text:span text:style-name="Caption_20_characters">сүю </text:span><text:span text:style-name="Definition">любить; целовать</text:span></text:p>
      <text:p text:style-name="P1"><text:span text:style-name="Caption_20_characters">сыйлау (2!) </text:span><text:span text:style-name="Definition">дарить; уважать</text:span></text:p>
      <text:p text:style-name="P1"><text:span text:style-name="Caption_20_characters">сыну </text:span><text:span text:style-name="Definition">ломаться, биться, разбиваться</text:span></text:p>
      <text:p text:style-name="P1"><text:span text:style-name="Caption_20_characters">сыпыру </text:span><text:span text:style-name="Definition">мести; подметать</text:span></text:p>
      <text:p text:style-name="P1"><text:span text:style-name="Caption_20_characters">сырғанау </text:span><text:span text:style-name="Definition">кататься</text:span></text:p>
      <text:p text:style-name="P1"><text:span text:style-name="Caption_20_characters">табу </text:span><text:span text:style-name="Definition">добывать</text:span></text:p>
      <text:p text:style-name="P1"><text:span text:style-name="Caption_20_characters">тазалау </text:span><text:span text:style-name="Definition">чистить; убирать (не аршу)</text:span></text:p>
      <text:p text:style-name="P1"><text:span text:style-name="Caption_20_characters">тамақ беру </text:span><text:span text:style-name="Definition">кормить (2)</text:span></text:p>
      <text:p text:style-name="P1"><text:span text:style-name="Caption_20_characters">тамақтану </text:span><text:span text:style-name="Definition">кушать; питаться (*9)</text:span></text:p>
      <text:p text:style-name="P1"><text:span text:style-name="Caption_20_characters">танысу </text:span><text:span text:style-name="Definition">знакомиться</text:span></text:p>
      <text:p text:style-name="P1"><text:span text:style-name="Caption_20_characters">таңдау </text:span><text:span text:style-name="Definition">выбирать, подбирать</text:span></text:p>
      <text:p text:style-name="P1"><text:span text:style-name="Caption_20_characters">тапсыру (2!) </text:span><text:span text:style-name="Definition">сдавать; поручать</text:span></text:p>
      <text:p text:style-name="P1"><text:span text:style-name="Caption_20_characters">тапсырыс беру </text:span><text:span text:style-name="Definition">заказать</text:span></text:p>
      <text:p text:style-name="P1"><text:span text:style-name="Caption_20_characters">тарау </text:span><text:span text:style-name="Definition">расчёсывать</text:span></text:p>
      <text:p text:style-name="P1"><text:span text:style-name="Caption_20_characters">тарту </text:span><text:span text:style-name="Definition">играть (на инструменте); тянуть; курить</text:span></text:p>
      <text:p text:style-name="P1"><text:span text:style-name="Caption_20_characters">тастау </text:span><text:span text:style-name="Definition">бросать; кидать (не лақтыру)</text:span></text:p>
      <text:p text:style-name="P1"><text:span text:style-name="Caption_20_characters">тексеру (зат есім) </text:span><text:span text:style-name="Definition">проверка, осмотр</text:span></text:p>
      <text:p text:style-name="P1"><text:span text:style-name="Caption_20_characters">телефон соғу / шалу </text:span><text:span text:style-name="Definition">звонить по телефону (2!)</text:span></text:p>
      <text:p text:style-name="P1"><text:span text:style-name="Caption_20_characters">тоқтау </text:span><text:span text:style-name="Definition">останавливаться; переставать</text:span></text:p>
      <text:p text:style-name="P1"><text:span text:style-name="Caption_20_characters">тоңу </text:span><text:span text:style-name="Definition">мёрзнуть</text:span></text:p>
      <text:p text:style-name="P1"><text:span text:style-name="Caption_20_characters">тосу </text:span><text:span text:style-name="Definition">ждать (не күту)</text:span></text:p>
      <text:p text:style-name="P1"><text:span text:style-name="Caption_20_characters">төрлету </text:span><text:span text:style-name="Definition">проходить на почётное место</text:span></text:p>
      <text:p text:style-name="P1"><text:span text:style-name="Caption_20_characters">турау (зат есім) </text:span><text:span text:style-name="Definition">нарезание; разрезание; рубка (не кесу)</text:span></text:p>
      <text:p text:style-name="P1"><text:span text:style-name="Caption_20_characters">туу </text:span><text:span text:style-name="Definition">родиться (*3)</text:span></text:p>
      <text:p text:style-name="P1"><text:span text:style-name="Caption_20_characters">тұздау </text:span><text:span text:style-name="Definition">солить</text:span></text:p>
      <text:p text:style-name="P1"><text:span text:style-name="Caption_20_characters">тұмау тию </text:span><text:span text:style-name="Definition">грипповать</text:span></text:p>
      <text:p text:style-name="P1"><text:span text:style-name="Caption_20_characters">тұру </text:span><text:span text:style-name="Definition">стоять</text:span></text:p>
      <text:p text:style-name="P1"><text:span text:style-name="Caption_20_characters">түзету </text:span><text:span text:style-name="Definition">корректировать; исправлять (*6)</text:span></text:p>
      <text:p text:style-name="P1"><text:span text:style-name="Caption_20_characters">түсу (2!) </text:span><text:span text:style-name="Definition">спускаться; падать (1)</text:span></text:p>
      <text:p text:style-name="P1"><text:span text:style-name="Caption_20_characters">түсіну </text:span><text:span text:style-name="Definition">понимать</text:span></text:p>
      <text:p text:style-name="P1"><text:span text:style-name="Caption_20_characters">түсіріп алу (3!) </text:span><text:span text:style-name="Definition">ронять; фиксировать; закачивать</text:span></text:p>
      <text:p text:style-name="P1"><text:span text:style-name="Caption_20_characters">түшкіру </text:span><text:span text:style-name="Definition">чихать</text:span></text:p>
      <text:p text:style-name="P1"><text:span text:style-name="Caption_20_characters">тыңдау </text:span><text:span text:style-name="Definition">слушать</text:span></text:p>
      <text:p text:style-name="P1"><text:span text:style-name="Caption_20_characters">тырысу </text:span><text:span text:style-name="Definition">стараться</text:span></text:p>
      <text:p text:style-name="P1"><text:span text:style-name="Caption_20_characters">тігу </text:span><text:span text:style-name="Definition">шить</text:span></text:p>
      <text:p text:style-name="P1"><text:span text:style-name="Caption_20_characters">тілеу </text:span><text:span text:style-name="Definition">желать; хотеть; просить</text:span></text:p>
      <text:p text:style-name="P1"><text:span text:style-name="Caption_20_characters">уайымдау </text:span><text:span text:style-name="Definition">печалиться, грустить, горевать; беспокоиться (не қиналу, мазасыздану)</text:span></text:p>
      <text:p text:style-name="P1"><text:span text:style-name="Caption_20_characters">ұйықтау </text:span><text:span text:style-name="Definition">спать (1)</text:span></text:p>
      <text:p text:style-name="P1"><text:span text:style-name="Caption_20_characters">ұйымдастыру </text:span><text:span text:style-name="Definition">организовывать</text:span></text:p>
      <text:p text:style-name="P1"><text:span text:style-name="Caption_20_characters">ұмыту </text:span><text:span text:style-name="Definition">забывать</text:span></text:p>
      <text:p text:style-name="P1"><text:span text:style-name="Caption_20_characters">ұнау </text:span><text:span text:style-name="Definition">нравиться</text:span></text:p>
      <text:p text:style-name="P1"><text:span text:style-name="Caption_20_characters">ұстау </text:span><text:span text:style-name="Definition">держать; хватать</text:span></text:p>
      <text:p text:style-name="P1"><text:span text:style-name="Caption_20_characters">ұту </text:span><text:span text:style-name="Definition">выигрывать (не жеңу)</text:span></text:p>
      <text:p text:style-name="P1"><text:span text:style-name="Caption_20_characters">ұтылу </text:span><text:span text:style-name="Definition">проиграть (не жеңілу)</text:span></text:p>
      <text:p text:style-name="P1"><text:span text:style-name="Caption_20_characters">ұялу </text:span><text:span text:style-name="Definition">стесняться</text:span></text:p>
      <text:p text:style-name="P1"><text:span text:style-name="Caption_20_characters">үй салу </text:span><text:span text:style-name="Definition">строить дом</text:span></text:p>
      <text:p text:style-name="P1"><text:span text:style-name="Caption_20_characters">үйлену </text:span><text:span text:style-name="Definition">жениться</text:span></text:p>
      <text:p text:style-name="P1"><text:span text:style-name="Caption_20_characters">үйрену </text:span><text:span text:style-name="Definition">учиться (не оқу)</text:span></text:p>
      <text:p text:style-name="P1"><text:span text:style-name="Caption_20_characters">үйрету </text:span><text:span text:style-name="Definition">учить; обучать (не оқыту)</text:span></text:p>
      <text:p text:style-name="P1"><text:span text:style-name="Caption_20_characters">үміттену </text:span><text:span text:style-name="Definition">надеяться</text:span></text:p>
      <text:p text:style-name="P1"><text:span text:style-name="Caption_20_characters">үндемеу (зат есім) </text:span><text:span text:style-name="Definition">молчание</text:span></text:p>
      <text:p text:style-name="P1"><text:span text:style-name="Caption_20_characters">үнемдеу </text:span><text:span text:style-name="Definition">экономить</text:span></text:p>
      <text:p text:style-name="P1"><text:span text:style-name="Caption_20_characters">үтіктеу (зат есім) </text:span><text:span text:style-name="Definition">утюжка; глажка</text:span></text:p>
      <text:p text:style-name="P1"><text:span text:style-name="Caption_20_characters">хабарласу </text:span><text:span text:style-name="Definition">обмениваться вестями</text:span></text:p>
      <text:p text:style-name="P1"><text:span text:style-name="Caption_20_characters">хабарлау </text:span><text:span text:style-name="Definition">сообщить</text:span></text:p>
      <text:p text:style-name="P1"><text:span text:style-name="Caption_20_characters">шақыру </text:span><text:span text:style-name="Definition">приглашать, вызывать</text:span></text:p>
      <text:p text:style-name="P1"><text:span text:style-name="Caption_20_characters">шаршау </text:span><text:span text:style-name="Definition">утомляться</text:span></text:p>
      <text:p text:style-name="P1"><text:span text:style-name="Caption_20_characters">шашу (2!) </text:span><text:span text:style-name="Definition">брызгать; рассыпать</text:span></text:p>
      <text:p text:style-name="P1"><text:span text:style-name="Caption_20_characters">шегу (2!) </text:span><text:span text:style-name="Definition">курить; испытывать</text:span></text:p>
      <text:p text:style-name="P1"><text:span text:style-name="Caption_20_characters">шешу (2!) </text:span><text:span text:style-name="Definition">развязывать; решать</text:span></text:p>
      <text:p text:style-name="P1"><text:span text:style-name="Caption_20_characters">шомылу </text:span><text:span text:style-name="Definition">купаться</text:span></text:p>
      <text:p text:style-name="P1"><text:span text:style-name="Caption_20_characters">шөлдеу </text:span><text:span text:style-name="Definition">испытывать жажду; хотеть пить</text:span></text:p>
      <text:p text:style-name="P1"><text:span text:style-name="Caption_20_characters">шұғылдану </text:span><text:span text:style-name="Definition">заниматься (не айналысу)</text:span></text:p>
      <text:p text:style-name="P1"><text:span text:style-name="Caption_20_characters">шығу </text:span><text:span text:style-name="Definition">выходить; появляться</text:span></text:p>
      <text:p text:style-name="P1"><text:span text:style-name="Caption_20_characters">шыдау </text:span><text:span text:style-name="Definition">терпеть; выдержать; переносить</text:span></text:p>
      <text:p text:style-name="P1"><text:span text:style-name="Caption_20_characters">іздеу </text:span><text:span text:style-name="Definition">разыскивать</text:span></text:p>
      <text:p text:style-name="P1"><text:span text:style-name="Caption_20_characters">ілу </text:span><text:span text:style-name="Definition">вешать</text:span></text:p>
      <text:p text:style-name="P1"><text:span text:style-name="Caption_20_characters">істеу (зат есім) </text:span><text:span text:style-name="Definition">работа, конструирование</text:span></text:p>
      <text:p text:style-name="P1"><text:span text:style-name="Caption_20_characters">ішу </text:span><text:span text:style-name="Definition">пить</text:span></text:p>
      <text:h text:style-name="P2" text:outline-level="1">17 Действия </text:h>
      <text:p text:style-name="P1"><text:span text:style-name="Caption_20_characters">табу </text:span><text:span text:style-name="Definition">угадывать</text:span></text:p>
      <text:p text:style-name="P1"><text:span text:style-name="Caption_20_characters">көшіру </text:span><text:span text:style-name="Definition">копировать; списывать; переписывать</text:span></text:p>
      <text:p text:style-name="P1"><text:span text:style-name="Caption_20_characters">жіберу </text:span><text:span text:style-name="Definition">выпускать; отпускать</text:span></text:p>
      <text:p text:style-name="P1"><text:span text:style-name="Caption_20_characters">басып шығару </text:span><text:span text:style-name="Definition">печатать</text:span></text:p>
      <text:p text:style-name="P1"><text:span text:style-name="Caption_20_characters">секіру </text:span><text:span text:style-name="Definition">прыгать</text:span></text:p>
      <text:p text:style-name="P1"><text:span text:style-name="Caption_20_characters">жүзу </text:span><text:span text:style-name="Definition">плавать</text:span></text:p>
      <text:p text:style-name="P1"><text:span text:style-name="Caption_20_characters">ойнау </text:span><text:span text:style-name="Definition">играть</text:span></text:p>
      <text:p text:style-name="P1"><text:span text:style-name="Caption_20_characters">көрсету </text:span><text:span text:style-name="Definition">показать</text:span></text:p>
      <text:p text:style-name="P1"><text:span text:style-name="Caption_20_characters">күту (зат есім </text:span><text:span text:style-name="Definition">ухаживание, забота</text:span></text:p>
      <text:p text:style-name="P1"><text:span text:style-name="Caption_20_characters">шаршау (зат есім) </text:span><text:span text:style-name="Definition">усталость</text:span></text:p>
      <text:p text:style-name="P1"><text:span text:style-name="Caption_20_characters">жоғалту (зат есім) </text:span><text:span text:style-name="Definition">потеря, утрата</text:span></text:p>
      <text:p text:style-name="P1"><text:span text:style-name="Caption_20_characters">төлеу </text:span><text:span text:style-name="Definition">платить</text:span></text:p>
      <text:p text:style-name="P1"><text:span text:style-name="Caption_20_characters">қабылдау </text:span><text:span text:style-name="Definition">принимать</text:span></text:p>
      <text:p text:style-name="P1"><text:span text:style-name="Caption_20_characters">емдеу </text:span><text:span text:style-name="Definition">лечить</text:span></text:p>
      <text:p text:style-name="P1"><text:span text:style-name="Caption_20_characters">араластыру </text:span><text:span text:style-name="Definition">перемешать</text:span></text:p>
      <text:p text:style-name="P1"><text:span text:style-name="Caption_20_characters">әңгімелесу </text:span><text:span text:style-name="Definition">беседовать</text:span></text:p>
      <text:p text:style-name="P1"><text:span text:style-name="Caption_20_characters">бақылау </text:span><text:span text:style-name="Definition">контролировать</text:span></text:p>
      <text:p text:style-name="P1"><text:span text:style-name="Caption_20_characters">бастау </text:span><text:span text:style-name="Definition">начинать</text:span></text:p>
      <text:p text:style-name="P1"><text:span text:style-name="Caption_20_characters">білу </text:span><text:span text:style-name="Definition">знать</text:span></text:p>
      <text:p text:style-name="P1"><text:span text:style-name="Caption_20_characters">дем алу </text:span><text:span text:style-name="Definition">дышать</text:span></text:p>
      <text:p text:style-name="P1"><text:span text:style-name="Caption_20_characters">емделу </text:span><text:span text:style-name="Definition">лечиться</text:span></text:p>
      <text:p text:style-name="P1"><text:span text:style-name="Caption_20_characters">есту </text:span><text:span text:style-name="Definition">слышать</text:span></text:p>
      <text:p text:style-name="P1"><text:span text:style-name="Caption_20_characters">жазу (зат есім) </text:span><text:span text:style-name="Definition">написание</text:span></text:p>
      <text:p text:style-name="P1"><text:span text:style-name="Caption_20_characters">жақсы көру </text:span><text:span text:style-name="Definition">любить</text:span></text:p>
      <text:p text:style-name="P1"><text:span text:style-name="Caption_20_characters">жату </text:span><text:span text:style-name="Definition">лежать</text:span></text:p>
      <text:p text:style-name="P1"><text:span text:style-name="Caption_20_characters">жауап беру </text:span><text:span text:style-name="Definition">отвечать</text:span></text:p>
      <text:p text:style-name="P1"><text:span text:style-name="Caption_20_characters">жөтелу </text:span><text:span text:style-name="Definition">кашлять</text:span></text:p>
      <text:p text:style-name="P1"><text:span text:style-name="Caption_20_characters">жуу </text:span><text:span text:style-name="Definition">мыть</text:span></text:p>
      <text:p text:style-name="P1"><text:span text:style-name="Caption_20_characters">жуыну </text:span><text:span text:style-name="Definition">умываться</text:span></text:p>
      <text:p text:style-name="P1"><text:span text:style-name="Caption_20_characters">ие болу </text:span><text:span text:style-name="Definition">владеть</text:span></text:p>
      <text:p text:style-name="P1"><text:span text:style-name="Caption_20_characters">кешігу </text:span><text:span text:style-name="Definition">опаздывать (вариант: опоздать)</text:span></text:p>
      <text:p text:style-name="P1"><text:span text:style-name="Caption_20_characters">көру </text:span><text:span text:style-name="Definition">видеть</text:span></text:p>
      <text:p text:style-name="P1"><text:span text:style-name="Caption_20_characters">күлу </text:span><text:span text:style-name="Definition">смеяться</text:span></text:p>
      <text:p text:style-name="P1"><text:span text:style-name="Caption_20_characters">қалу </text:span><text:span text:style-name="Definition">оставаться</text:span></text:p>
      <text:p text:style-name="P1"><text:span text:style-name="Caption_20_characters">қоштасу </text:span><text:span text:style-name="Definition">прощаться</text:span></text:p>
      <text:p text:style-name="P1"><text:span text:style-name="Caption_20_characters">қуыру </text:span><text:span text:style-name="Definition">жарить</text:span></text:p>
      <text:p text:style-name="P1"><text:span text:style-name="Caption_20_characters">қырыну </text:span><text:span text:style-name="Definition">бриться</text:span></text:p>
      <text:p text:style-name="P1"><text:span text:style-name="Caption_20_characters">мақтау (зат есім) </text:span><text:span text:style-name="Definition">хвала, восхваление</text:span></text:p>
      <text:p text:style-name="P1"><text:span text:style-name="Caption_20_characters">ойлау </text:span><text:span text:style-name="Definition">думать</text:span></text:p>
      <text:p text:style-name="P1"><text:span text:style-name="Caption_20_characters">отыру </text:span><text:span text:style-name="Definition">садиться</text:span></text:p>
      <text:p text:style-name="P1"><text:span text:style-name="Caption_20_characters">ояту </text:span><text:span text:style-name="Definition">будить</text:span></text:p>
      <text:p text:style-name="P1"><text:span text:style-name="Caption_20_characters">санау </text:span><text:span text:style-name="Definition">считать, полагать (не есептеу)</text:span></text:p>
      <text:p text:style-name="P1"><text:span text:style-name="Caption_20_characters">сену </text:span><text:span text:style-name="Definition">верить</text:span></text:p>
      <text:p text:style-name="P1"><text:span text:style-name="Caption_20_characters">сөйлеу </text:span><text:span text:style-name="Definition">говорить (*6)</text:span></text:p>
      <text:p text:style-name="P1"><text:span text:style-name="Caption_20_characters">сурет салу </text:span><text:span text:style-name="Definition">рисовать</text:span></text:p>
      <text:p text:style-name="P1"><text:span text:style-name="Caption_20_characters">сүңгу </text:span><text:span text:style-name="Definition">нырять</text:span></text:p>
      <text:p text:style-name="P1"><text:span text:style-name="Caption_20_characters">тапсырыс беру </text:span><text:span text:style-name="Definition">заказать</text:span></text:p>
      <text:p text:style-name="P1"><text:span text:style-name="Caption_20_characters">тұздау </text:span><text:span text:style-name="Definition">солить</text:span></text:p>
      <text:p text:style-name="P1"><text:span text:style-name="Caption_20_characters">тұру </text:span><text:span text:style-name="Definition">стоять</text:span></text:p>
      <text:p text:style-name="P1"><text:span text:style-name="Caption_20_characters">түшкіру </text:span><text:span text:style-name="Definition">чихать</text:span></text:p>
      <text:p text:style-name="P1"><text:span text:style-name="Caption_20_characters">тыңдау </text:span><text:span text:style-name="Definition">слушать</text:span></text:p>
      <text:p text:style-name="P1"><text:span text:style-name="Caption_20_characters">тігу </text:span><text:span text:style-name="Definition">шить</text:span></text:p>
      <text:p text:style-name="P1"><text:span text:style-name="Caption_20_characters">үйлену </text:span><text:span text:style-name="Definition">жениться</text:span></text:p>
      <text:p text:style-name="P1"><text:span text:style-name="Caption_20_characters">үміттену </text:span><text:span text:style-name="Definition">надеяться</text:span></text:p>
      <text:p text:style-name="P1"><text:span text:style-name="Caption_20_characters">үнемдеу </text:span><text:span text:style-name="Definition">экономить</text:span></text:p>
      <text:p text:style-name="P1"><text:span text:style-name="Caption_20_characters">үтіктеу (зат есім) </text:span><text:span text:style-name="Definition">утюжка; глажка</text:span></text:p>
      <text:p text:style-name="P1"><text:span text:style-name="Caption_20_characters">хабарлау </text:span><text:span text:style-name="Definition">сообщить</text:span></text:p>
      <text:p text:style-name="P1"><text:span text:style-name="Caption_20_characters">ілу </text:span><text:span text:style-name="Definition">вешать</text:span></text:p>
      <text:p text:style-name="P1"><text:span text:style-name="Caption_20_characters">ішу </text:span><text:span text:style-name="Definition">пить</text:span></text:p>
      <text:p text:style-name="P1"><text:span text:style-name="Caption_20_characters">кешігу </text:span><text:span text:style-name="Definition">опоздать (вариант: опаздывать)</text:span></text:p>
      <text:p text:style-name="P1"><text:span text:style-name="Caption_20_characters">дайындалу </text:span><text:span text:style-name="Definition">готовиться</text:span></text:p>
      <text:p text:style-name="P1"><text:soft-page-break/><text:span text:style-name="Caption_20_characters">көріну </text:span><text:span text:style-name="Definition">появиться</text:span></text:p>
      <text:p text:style-name="P1"><text:span text:style-name="Caption_20_characters">дайындау </text:span><text:span text:style-name="Definition">готовить; заготовлять</text:span></text:p>
      <text:p text:style-name="P1"><text:span text:style-name="Caption_20_characters">кірісу </text:span><text:span text:style-name="Definition">приступать</text:span></text:p>
      <text:p text:style-name="P1"><text:span text:style-name="Caption_20_characters">жалғастыру (зат есім) </text:span><text:span text:style-name="Definition">продолжение</text:span></text:p>
      <text:p text:style-name="P1"><text:span text:style-name="Caption_20_characters">кейінге қалдыру </text:span><text:span text:style-name="Definition">откладывать</text:span></text:p>
      <text:p text:style-name="P1"><text:span text:style-name="Caption_20_characters">жалғасу </text:span><text:span text:style-name="Definition">продолжаться</text:span></text:p>
      <text:p text:style-name="P1"><text:span text:style-name="Caption_20_characters">созылу </text:span><text:span text:style-name="Definition">тянуться</text:span></text:p>
      <text:p text:style-name="P1"><text:span text:style-name="Caption_20_characters">қайталау </text:span><text:span text:style-name="Definition">повторять</text:span></text:p>
      <text:p text:style-name="P1"><text:span text:style-name="Caption_20_characters">жаңарту </text:span><text:span text:style-name="Definition">обновить</text:span></text:p>
      <text:p text:style-name="P1"><text:span text:style-name="Caption_20_characters">аяқтау (зат есім) </text:span><text:span text:style-name="Definition">завершение (не бітіру, жабу)</text:span></text:p>
      <text:p text:style-name="P1"><text:span text:style-name="Caption_20_characters">тоқтату </text:span><text:span text:style-name="Definition">прекратить (*7)</text:span></text:p>
      <text:p text:style-name="P1"><text:span text:style-name="Caption_20_characters">тоқтап қалу </text:span><text:span text:style-name="Definition">остановиться (2) (иначе: тоқтау)</text:span></text:p>
      <text:p text:style-name="P1"><text:span text:style-name="Caption_20_characters">қозғалыс түрлері </text:span><text:span text:style-name="Definition">виды движений</text:span></text:p>
      <text:p text:style-name="P1"><text:span text:style-name="Caption_20_characters">тоқтау </text:span><text:span text:style-name="Definition">остановиться (иначе: тоқтап қалу)</text:span></text:p>
      <text:p text:style-name="P1"><text:span text:style-name="Caption_20_characters">бұрылу </text:span><text:span text:style-name="Definition">оглянуться, повернуться</text:span></text:p>
      <text:p text:style-name="P1"><text:span text:style-name="Caption_20_characters">еңбектеу </text:span><text:span text:style-name="Definition">ползти</text:span></text:p>
      <text:p text:style-name="P1"><text:span text:style-name="Caption_20_characters">айналу </text:span><text:span text:style-name="Definition">вращаться</text:span></text:p>
      <text:p text:style-name="P1"><text:span text:style-name="Caption_20_characters">көтеру </text:span><text:span text:style-name="Definition">поднять</text:span></text:p>
      <text:p text:style-name="P1"><text:span text:style-name="Caption_20_characters">құлау </text:span><text:span text:style-name="Definition">упасть</text:span></text:p>
      <text:p text:style-name="P1"><text:span text:style-name="Caption_20_characters">түсіру </text:span><text:span text:style-name="Definition">спустить</text:span></text:p>
      <text:p text:style-name="P1"><text:span text:style-name="Caption_20_characters">төмен түсу </text:span><text:span text:style-name="Definition">спуститься (2)</text:span></text:p>
      <text:p text:style-name="P1"><text:span text:style-name="Caption_20_characters">көтерілу </text:span><text:span text:style-name="Definition">подняться</text:span></text:p>
      <text:p text:style-name="P1"><text:span text:style-name="Caption_20_characters">жылдамдық </text:span><text:span text:style-name="Definition">скорость</text:span></text:p>
      <text:p text:style-name="P1"><text:span text:style-name="Caption_20_characters">жүгіру </text:span><text:span text:style-name="Definition">бежать</text:span></text:p>
      <text:p text:style-name="P1"><text:span text:style-name="Caption_20_characters">асығу </text:span><text:span text:style-name="Definition">спешить</text:span></text:p>
      <text:p text:style-name="P1"><text:span text:style-name="Caption_20_characters">жылдамдату </text:span><text:span text:style-name="Definition">ускорить</text:span></text:p>
      <text:p text:style-name="P1"><text:span text:style-name="Caption_20_characters">баяулату </text:span><text:span text:style-name="Definition">замедлить</text:span></text:p>
      <text:p text:style-name="P1"><text:span text:style-name="Caption_20_characters">іздеу (зат есім) </text:span><text:span text:style-name="Definition">поиск, розыск</text:span></text:p>
      <text:p text:style-name="P1"><text:span text:style-name="Caption_20_characters">қашу </text:span><text:span text:style-name="Definition">убегать</text:span></text:p>
      <text:p text:style-name="P1"><text:span text:style-name="Caption_20_characters">қуу </text:span><text:span text:style-name="Definition">гнаться</text:span></text:p>
      <text:p text:style-name="P1"><text:span text:style-name="Caption_20_characters">ұстап алу </text:span><text:span text:style-name="Definition">схватить (2)</text:span></text:p>
      <text:p text:style-name="P1"><text:span text:style-name="Caption_20_characters">ізіне түсу </text:span><text:span text:style-name="Definition">преследовать</text:span></text:p>
      <text:p text:style-name="P1"><text:span text:style-name="Caption_20_characters">қуып жету </text:span><text:span text:style-name="Definition">догнать (2)</text:span></text:p>
      <text:p text:style-name="P1"><text:span text:style-name="Caption_20_characters">қалдырып кету </text:span><text:span text:style-name="Definition">оставить</text:span></text:p>
      <text:p text:style-name="P1"><text:span text:style-name="Caption_20_characters">тығу </text:span><text:span text:style-name="Definition">спрятать</text:span></text:p>
      <text:p text:style-name="P1"><text:span text:style-name="Caption_20_characters">шығу </text:span><text:span text:style-name="Definition">выйти</text:span></text:p>
      <text:p text:style-name="P1"><text:span text:style-name="Caption_20_characters">кездесу </text:span><text:span text:style-name="Definition">встретиться (1)</text:span></text:p>
      <text:p text:style-name="P1"><text:span text:style-name="Caption_20_characters">келу </text:span><text:span text:style-name="Definition">прийти</text:span></text:p>
      <text:p text:style-name="P1"><text:span text:style-name="Caption_20_characters">кіру </text:span><text:span text:style-name="Definition">войти</text:span></text:p>
      <text:p text:style-name="P1"><text:span text:style-name="Caption_20_characters">қиылысу </text:span><text:span text:style-name="Definition">пересекать (1)</text:span></text:p>
      <text:p text:style-name="P1"><text:span text:style-name="Caption_20_characters">кесіп өту </text:span><text:span text:style-name="Definition">перейти (2)</text:span></text:p>
      <text:p text:style-name="P1"><text:span text:style-name="Caption_20_characters">оралу </text:span><text:span text:style-name="Definition">вернуться (не қайту)</text:span></text:p>
      <text:p text:style-name="P1"><text:span text:style-name="Caption_20_characters">жету </text:span><text:span text:style-name="Definition">дойти; доехать; добраться</text:span></text:p>
      <text:p text:style-name="P1"><text:span text:style-name="Caption_20_characters">жылжу </text:span><text:span text:style-name="Definition">продвигаться</text:span></text:p>
      <text:p text:style-name="P1"><text:span text:style-name="Caption_20_characters">ілесу </text:span><text:span text:style-name="Definition">следовать</text:span></text:p>
      <text:p text:style-name="P1"><text:span text:style-name="Caption_20_characters">жанынан өтіп кету </text:span><text:span text:style-name="Definition">пройти мимо</text:span></text:p>
      <text:p text:style-name="P1"><text:span text:style-name="Caption_20_characters">судағы қозғалыс </text:span><text:span text:style-name="Definition">движения в воде</text:span></text:p>
      <text:p text:style-name="P1"><text:span text:style-name="Caption_20_characters">ағу </text:span><text:span text:style-name="Definition">течь</text:span></text:p>
      <text:p text:style-name="P1"><text:span text:style-name="Caption_20_characters">бату </text:span><text:span text:style-name="Definition">тонуть</text:span></text:p>
      <text:p text:style-name="P1"><text:span text:style-name="Caption_20_characters">ескек есу </text:span><text:span text:style-name="Definition">грести</text:span></text:p>
      <text:p text:style-name="P1"><text:span text:style-name="Caption_20_characters">қиып өту </text:span><text:span text:style-name="Definition">пересекать (2)</text:span></text:p>
      <text:p text:style-name="P1"><text:span text:style-name="Caption_20_characters">бұрылу </text:span><text:span text:style-name="Definition">повернуть, завернуть</text:span></text:p>
      <text:p text:style-name="P1"><text:span text:style-name="Caption_20_characters">батып кетпеу </text:span><text:span text:style-name="Definition">не утонуть</text:span></text:p>
      <text:p text:style-name="P1"><text:span text:style-name="Caption_20_characters">болу </text:span><text:span text:style-name="Definition">быть</text:span></text:p>
      <text:p text:style-name="P1"><text:span text:style-name="Caption_20_characters">бар болу </text:span><text:span text:style-name="Definition">иметь</text:span></text:p>
      <text:p text:style-name="P1"><text:span text:style-name="Caption_20_characters">қатысу </text:span><text:span text:style-name="Definition">присутствовать</text:span></text:p>
      <text:p text:style-name="P1"><text:span text:style-name="Caption_20_characters">қатыспау </text:span><text:span text:style-name="Definition">отсутствовать</text:span></text:p>
      <text:p text:style-name="P1"><text:span text:style-name="Caption_20_characters">қосу </text:span><text:span text:style-name="Definition">добавить</text:span></text:p>
      <text:p text:style-name="P1"><text:span text:style-name="Caption_20_characters">бос болу </text:span><text:span text:style-name="Definition">быть свободным</text:span></text:p>
      <text:p text:style-name="P1"><text:span text:style-name="Caption_20_characters">жинау </text:span><text:span text:style-name="Definition">собрать</text:span></text:p>
      <text:p text:style-name="P1"><text:span text:style-name="Caption_20_characters">ұстап қалу </text:span><text:span text:style-name="Definition">удержать</text:span></text:p>
      <text:p text:style-name="P1"><text:span text:style-name="Caption_20_characters">біреуге тиесілі болу </text:span><text:span text:style-name="Definition">принадлежать</text:span></text:p>
      <text:p text:style-name="P1"><text:span text:style-name="Caption_20_characters">босату </text:span><text:span text:style-name="Definition">опорожнять</text:span></text:p>
      <text:p text:style-name="P1"><text:span text:style-name="Caption_20_characters">керек ету </text:span><text:span text:style-name="Definition">нуждаться</text:span></text:p>
      <text:p text:style-name="P1"><text:span text:style-name="Caption_20_characters">талап ету </text:span><text:span text:style-name="Definition">требовать</text:span></text:p>
      <text:p text:style-name="P1"><text:span text:style-name="Caption_20_characters">қажет болу </text:span><text:span text:style-name="Definition">быть необходимым</text:span></text:p>
      <text:p text:style-name="P1"><text:span text:style-name="Caption_20_characters">толтыру </text:span><text:span text:style-name="Definition">наполнить</text:span></text:p>
      <text:p text:style-name="P1"><text:span text:style-name="Caption_20_characters">жою </text:span><text:span text:style-name="Definition">устранить (вариант: удалить)</text:span></text:p>
      <text:p text:style-name="P1"><text:span text:style-name="Caption_20_characters">қысқарту </text:span><text:span text:style-name="Definition">сократить</text:span></text:p>
      <text:p text:style-name="P1"><text:span text:style-name="Caption_20_characters">сақтану </text:span><text:span text:style-name="Definition">беречься</text:span></text:p>
      <text:p text:style-name="P1"><text:span text:style-name="Caption_20_characters">сақтау </text:span><text:span text:style-name="Definition">хранить</text:span></text:p>
      <text:p text:style-name="P1"><text:span text:style-name="Caption_20_characters">ұстау </text:span><text:span text:style-name="Definition">держать</text:span></text:p>
      <text:p text:style-name="P1"><text:span text:style-name="Caption_20_characters">ұстап тұру </text:span><text:span text:style-name="Definition">поддерживать (2)</text:span></text:p>
      <text:p text:style-name="P1"><text:span text:style-name="Caption_20_characters">сақтап қою </text:span><text:span text:style-name="Definition">сохранить (2)</text:span></text:p>
      <text:p text:style-name="P1"><text:span text:style-name="Caption_20_characters">қосу; үстемелеу </text:span><text:span text:style-name="Definition">дополнить (2!, не толықтыру)</text:span></text:p>
      <text:p text:style-name="P1"><text:span text:style-name="Caption_20_characters">шығарып тастау </text:span><text:span text:style-name="Definition">исключить</text:span></text:p>
      <text:p text:style-name="P1"><text:span text:style-name="Caption_20_characters">бүлдіру </text:span><text:span text:style-name="Definition">коверкать; портить; разорять; разрушать (не бұзу, сындыру)</text:span></text:p>
      <text:p text:style-name="P1"><text:span text:style-name="Caption_20_characters">зиян келтіру </text:span><text:span text:style-name="Definition">повредить (2)</text:span></text:p>
      <text:p text:style-name="P1"><text:span text:style-name="Caption_20_characters">қою </text:span><text:span text:style-name="Definition">ставить (1)</text:span></text:p>
      <text:p text:style-name="P1"><text:span text:style-name="Caption_20_characters">туу </text:span><text:span text:style-name="Definition">родить (*3)</text:span></text:p>
      <text:p text:style-name="P1"><text:span text:style-name="Caption_20_characters">туылу </text:span><text:span text:style-name="Definition">родиться (*5)</text:span></text:p>
      <text:p text:style-name="P1"><text:span text:style-name="Caption_20_characters">атау </text:span><text:span text:style-name="Definition">называть</text:span></text:p>
      <text:p text:style-name="P1"><text:span text:style-name="Caption_20_characters">жұмысқа кірісу </text:span><text:span text:style-name="Definition">приступить к работе</text:span></text:p>
      <text:p text:style-name="P1"><text:span text:style-name="Caption_20_characters">қабылдау (зат есім) </text:span><text:span text:style-name="Definition">приём, одобрение, восприятие</text:span></text:p>
      <text:p text:style-name="P1"><text:span text:style-name="Caption_20_characters">жұмсау </text:span><text:span text:style-name="Definition">тратить (деньги)</text:span></text:p>
      <text:p text:style-name="P1"><text:span text:style-name="Caption_20_characters">жинау </text:span><text:span text:style-name="Definition">копить</text:span></text:p>
      <text:p text:style-name="P1"><text:span text:style-name="Caption_20_characters">жұмыстан босату </text:span><text:span text:style-name="Definition">уволить</text:span></text:p>
      <text:p text:style-name="P1"><text:span text:style-name="Caption_20_characters">ұқыпты болу </text:span><text:span text:style-name="Definition">быть бережливым</text:span></text:p>
      <text:p text:style-name="P1"><text:span text:style-name="Caption_20_characters">тамақ дайындау (2) </text:span><text:span text:style-name="Definition">готовить еду (2)</text:span></text:p>
      <text:p text:style-name="P1"><text:span text:style-name="Caption_20_characters">дәмін көру </text:span><text:span text:style-name="Definition">пробовать</text:span></text:p>
      <text:p text:style-name="P1"><text:span text:style-name="Caption_20_characters">таңғы асты ішу </text:span><text:span text:style-name="Definition">завтракать</text:span></text:p>
      <text:p text:style-name="P1"><text:span text:style-name="Caption_20_characters">кешкі асты ішу </text:span><text:span text:style-name="Definition">ужинать</text:span></text:p>
      <text:p text:style-name="P1"><text:span text:style-name="Caption_20_characters">түскі асты ішу </text:span><text:span text:style-name="Definition">обедать</text:span></text:p>
      <text:p text:style-name="P1"><text:span text:style-name="Caption_20_characters">тістеу </text:span><text:span text:style-name="Definition">кусать</text:span></text:p>
      <text:p text:style-name="P1"><text:span text:style-name="Caption_20_characters">жұту </text:span><text:span text:style-name="Definition">глотать</text:span></text:p>
      <text:p text:style-name="P1"><text:span text:style-name="Caption_20_characters">қайнау </text:span><text:span text:style-name="Definition">кипеть</text:span></text:p>
      <text:p text:style-name="P1"><text:span text:style-name="Caption_20_characters">шайнау </text:span><text:span text:style-name="Definition">жевать</text:span></text:p>
      <text:p text:style-name="P1"><text:span text:style-name="Caption_20_characters">тамақтандыру </text:span><text:span text:style-name="Definition">кормить (1)</text:span></text:p>
      <text:p text:style-name="P1"><text:span text:style-name="Caption_20_characters">кигізу </text:span><text:span text:style-name="Definition">надеть (не кию, киіну)</text:span></text:p>
      <text:p text:style-name="P1"><text:span text:style-name="Caption_20_characters">таңдау (зат есім) </text:span><text:span text:style-name="Definition">выбор; избрание; подбор</text:span></text:p>
      <text:p text:style-name="P1"><text:span text:style-name="Caption_20_characters">ауыстыру </text:span><text:span text:style-name="Definition">перемещать; переводить</text:span></text:p>
      <text:p text:style-name="P1"><text:span text:style-name="Caption_20_characters">өлшеу </text:span><text:span text:style-name="Definition">мерить</text:span></text:p>
      <text:p text:style-name="P1"><text:span text:style-name="Caption_20_characters">ұйқыдан тұру </text:span><text:span text:style-name="Definition">проснуться (2)</text:span></text:p>
      <text:p text:style-name="P1"><text:span text:style-name="Caption_20_characters">төсектен тұру </text:span><text:span text:style-name="Definition">вставать из постели</text:span></text:p>
      <text:p text:style-name="P1"><text:span text:style-name="Caption_20_characters">тіс тазалау </text:span><text:span text:style-name="Definition">чистить зубы</text:span></text:p>
      <text:p text:style-name="P1"><text:span text:style-name="Caption_20_characters">бояну </text:span><text:span text:style-name="Definition">краситься</text:span></text:p>
      <text:p text:style-name="P1"><text:span text:style-name="Caption_20_characters">ұйықтап кету </text:span><text:span text:style-name="Definition">заснуть (2)</text:span></text:p>
      <text:p text:style-name="P1"><text:span text:style-name="Caption_20_characters">сүртіну </text:span><text:span text:style-name="Definition">вытираться</text:span></text:p>
      <text:p text:style-name="P1"><text:span text:style-name="Caption_20_characters">тарану </text:span><text:span text:style-name="Definition">причесываться</text:span></text:p>
      <text:p text:style-name="P1"><text:span text:style-name="Caption_20_characters">жазылу </text:span><text:span text:style-name="Definition">заживать</text:span></text:p>
      <text:p text:style-name="P1"><text:span text:style-name="Caption_20_characters">сауығу </text:span><text:span text:style-name="Definition">выздоравливать (не жазылу)</text:span></text:p>
      <text:p text:style-name="P1"><text:span text:style-name="Caption_20_characters">әлсіреу </text:span><text:span text:style-name="Definition">слабеть</text:span></text:p>
      <text:p text:style-name="P1"><text:span text:style-name="Caption_20_characters">дәрі ішу </text:span><text:span text:style-name="Definition">пить лекарство</text:span></text:p>
      <text:p text:style-name="P1"><text:span text:style-name="Caption_20_characters">қызуы көтерілу </text:span><text:span text:style-name="Definition">повышение температуры</text:span></text:p>
      <text:p text:style-name="P1"><text:span text:style-name="Caption_20_characters">ауырады (тамақ; тіс; іш; бас) </text:span><text:span text:style-name="Definition">болит (горло; зуб; живот; голова)</text:span></text:p>
      <text:p text:style-name="P1"><text:span text:style-name="Caption_20_characters">емдеу (кімді?) </text:span><text:span text:style-name="Definition">лечить (кого?)</text:span></text:p>
      <text:p text:style-name="P1"><text:span text:style-name="Caption_20_characters">сындыру (аяғын сындырып алу) </text:span><text:span text:style-name="Definition">сломать (сломать ногу)</text:span></text:p>
      <text:p text:style-name="P1"><text:span text:style-name="Caption_20_characters">дәрілер жазып беру </text:span><text:span text:style-name="Definition">выписать лекарства</text:span></text:p>
      <text:p text:style-name="P1"><text:span text:style-name="Caption_20_characters">байлау; таңу </text:span><text:span text:style-name="Definition">перевязать (2!)</text:span></text:p>
      <text:p text:style-name="P1"><text:span text:style-name="Caption_20_characters">тамызу </text:span><text:span text:style-name="Definition">капать</text:span></text:p>
      <text:p text:style-name="P1"><text:span text:style-name="Caption_20_characters">түсіру </text:span><text:span text:style-name="Definition">сделать снимок</text:span></text:p>
      <text:p text:style-name="P1"><text:span text:style-name="Caption_20_characters">ауруханадан шығу </text:span><text:span text:style-name="Definition">выписаться из больницы</text:span></text:p>
      <text:p text:style-name="P1"><text:span text:style-name="Caption_20_characters">диагноз қою </text:span><text:span text:style-name="Definition">ставить диагноз</text:span></text:p>
      <text:p text:style-name="P1"><text:span text:style-name="Caption_20_characters">күту (зат есім), </text:span><text:span text:style-name="Definition">ожидание (не тосу)</text:span></text:p>
      <text:p text:style-name="P1"><text:span text:style-name="Caption_20_characters">жарақаттану </text:span><text:span text:style-name="Definition">получить травму</text:span></text:p>
      <text:p text:style-name="P1"><text:span text:style-name="Caption_20_characters">өзін нашар сезіну </text:span><text:span text:style-name="Definition">чувствовать себя плохо</text:span></text:p>
      <text:p text:style-name="P1"><text:span text:style-name="Caption_20_characters">билет алу </text:span><text:span text:style-name="Definition">взять (купить; брать) билет</text:span></text:p>
      <text:p text:style-name="P1"><text:span text:style-name="Caption_20_characters">үлгеру (зат есім) </text:span><text:span text:style-name="Definition">успеваемость, успевание</text:span></text:p>
      <text:p text:style-name="P1"><text:span text:style-name="Caption_20_characters">жерге қону </text:span><text:span text:style-name="Definition">приземлиться</text:span></text:p>
      <text:p text:style-name="P1"><text:span text:style-name="Caption_20_characters">жаяу жүру </text:span><text:span text:style-name="Definition">идти пешком</text:span></text:p>
      <text:p text:style-name="P1"><text:span text:style-name="Caption_20_characters">сапар шегу </text:span><text:span text:style-name="Definition">путешествовать</text:span></text:p>
      <text:p text:style-name="P1"><text:span text:style-name="Caption_20_characters">бару </text:span><text:span text:style-name="Definition">пойти</text:span></text:p>
      <text:p text:style-name="P1"><text:span text:style-name="Caption_20_characters">жүзу </text:span><text:span text:style-name="Definition">плыть</text:span></text:p>
      <text:p text:style-name="P1"><text:span text:style-name="Caption_20_characters">нені көру </text:span><text:span text:style-name="Definition">посмотреть на что-то</text:span></text:p>
      <text:p text:style-name="P1"><text:span text:style-name="Caption_20_characters">нені қарау </text:span><text:span text:style-name="Definition">осмотреть что-то</text:span></text:p>
      <text:p text:style-name="P1"><text:span text:style-name="Caption_20_characters">ауысып отыру </text:span><text:span text:style-name="Definition">сделать пересадку</text:span></text:p>
      <text:p text:style-name="P1"><text:span text:style-name="Caption_20_characters">(Қайда) ұшу </text:span><text:span text:style-name="Definition">летать (куда?)</text:span></text:p>
      <text:p text:style-name="P1"><text:span text:style-name="Caption_20_characters">ұшып келу </text:span><text:span text:style-name="Definition">прилететь</text:span></text:p>
      <text:p text:style-name="P1"><text:span text:style-name="Caption_20_characters">ұшып кету </text:span><text:span text:style-name="Definition">улететь</text:span></text:p>
      <text:p text:style-name="P1"><text:span text:style-name="Caption_20_characters">жету </text:span><text:span text:style-name="Definition">доехать; добраться</text:span></text:p>
      <text:p text:style-name="P1"><text:span text:style-name="Caption_20_characters">сыпыру </text:span><text:span text:style-name="Definition">подметать</text:span></text:p>
      <text:p text:style-name="P1"><text:span text:style-name="Caption_20_characters">жуу </text:span><text:span text:style-name="Definition">мыть</text:span></text:p>
      <text:p text:style-name="P1"><text:span text:style-name="Caption_20_characters">сүрту </text:span><text:span text:style-name="Definition">вытирать</text:span></text:p>
      <text:p text:style-name="P1"><text:span text:style-name="Caption_20_characters">шаң сору </text:span><text:span text:style-name="Definition">пылесосить</text:span></text:p>
      <text:p text:style-name="P1"><text:span text:style-name="Caption_20_characters">қағу </text:span><text:span text:style-name="Definition">вытряхивать</text:span></text:p>
      <text:p text:style-name="P1"><text:span text:style-name="Caption_20_characters">шығару </text:span><text:span text:style-name="Definition">выносить; выводить; вывозить; высовывать</text:span></text:p>
      <text:p text:style-name="P1"><text:span text:style-name="Caption_20_characters">кір жуу </text:span><text:span text:style-name="Definition">стирать бельё</text:span></text:p>
      <text:p text:style-name="P1"><text:span text:style-name="Caption_20_characters">салу </text:span><text:span text:style-name="Definition">положить (*4)</text:span></text:p>
      <text:p text:style-name="P1"><text:span text:style-name="Caption_20_characters">кептіру </text:span><text:span text:style-name="Definition">сушить</text:span></text:p>
      <text:p text:style-name="P1"><text:span text:style-name="Caption_20_characters">сабындау </text:span><text:span text:style-name="Definition">намылить</text:span></text:p>
      <text:p text:style-name="P1"><text:span text:style-name="Caption_20_characters">ұнтақ салу </text:span><text:span text:style-name="Definition">добавить порошок</text:span></text:p>
      <text:p text:style-name="P1"><text:span text:style-name="Caption_20_characters">сығу </text:span><text:span text:style-name="Definition">выжимать; отжимать</text:span></text:p>
      <text:p text:style-name="P1"><text:span text:style-name="Caption_20_characters">турау </text:span><text:span text:style-name="Definition">разрубать; нарезать; разрезать (не кесу)</text:span></text:p>
      <text:p text:style-name="P1"><text:span text:style-name="Caption_20_characters">кесу </text:span><text:span text:style-name="Definition">резать; отрезать; обрезать; пилить; рубить (не турау)</text:span></text:p>
      <text:p text:style-name="P1"><text:span text:style-name="Caption_20_characters">пісіру </text:span><text:span text:style-name="Definition">печь, выпекать</text:span></text:p>
      <text:p text:style-name="P1"><text:span text:style-name="Caption_20_characters">аршу; тазалау </text:span><text:span text:style-name="Definition">чистить (2!)</text:span></text:p>
      <text:p text:style-name="P1"><text:span text:style-name="Caption_20_characters">әзірлеу </text:span><text:span text:style-name="Definition">готовить</text:span></text:p>
      <text:p text:style-name="P1"><text:span text:style-name="Caption_20_characters">қайнату </text:span><text:span text:style-name="Definition">кипятить</text:span></text:p>
      <text:p text:style-name="P1"><text:span text:style-name="Caption_20_characters">демдеу </text:span><text:span text:style-name="Definition">заварить (чай)</text:span></text:p>
      <text:p text:style-name="P1"><text:span text:style-name="Caption_20_characters">сүрлеу </text:span><text:span text:style-name="Definition">коптить</text:span></text:p>
      <text:p text:style-name="P1"><text:span text:style-name="Caption_20_characters">өлшеу (зат есім) </text:span><text:span text:style-name="Definition">взвешивание; мера; мерка</text:span></text:p>
      <text:p text:style-name="P1"><text:span text:style-name="Caption_20_characters">қысқарту (зат есім) </text:span><text:span text:style-name="Definition">урезка, сокращение</text:span></text:p>
      <text:p text:style-name="P1"><text:span text:style-name="Caption_20_characters">өрнектеу </text:span><text:span text:style-name="Definition">вышивать</text:span></text:p>
      <text:p text:style-name="P1"><text:span text:style-name="Caption_20_characters">желімдеу </text:span><text:span text:style-name="Definition">клеить</text:span></text:p>
      <text:p text:style-name="P1"><text:span text:style-name="Caption_20_characters">жасау </text:span><text:span text:style-name="Definition">делать, приготовлять (не істеу, әзірлеу, даярлау, дайындау)</text:span></text:p>
      <text:p text:style-name="P1"><text:span text:style-name="Caption_20_characters">төгу </text:span><text:span text:style-name="Definition">вылить</text:span></text:p>
      <text:p text:style-name="P1"><text:span text:style-name="Caption_20_characters">құю </text:span><text:span text:style-name="Definition">наливать</text:span></text:p>
      <text:p text:style-name="P1"><text:span text:style-name="Caption_20_characters">тегістеу </text:span><text:span text:style-name="Definition">выравнивать (не түзету)</text:span></text:p>
      <text:p text:style-name="P1"><text:span text:style-name="Caption_20_characters">шаншу </text:span><text:span text:style-name="Definition">колоть</text:span></text:p>
      <text:p text:style-name="P1"><text:span text:style-name="Caption_20_characters">затты ілу </text:span><text:span text:style-name="Definition">повесить вещь</text:span></text:p>
      <text:p text:style-name="P1"><text:span text:style-name="Caption_20_characters">затты қою </text:span><text:span text:style-name="Definition">поставить вещь</text:span></text:p>
      <text:p text:style-name="P1"><text:span text:style-name="Caption_20_characters">жылжыту </text:span><text:span text:style-name="Definition">продвигать</text:span></text:p>
      <text:p text:style-name="P1"><text:span text:style-name="Caption_20_characters">орнын ауыстыру </text:span><text:span text:style-name="Definition">переставить</text:span></text:p>
      <text:p text:style-name="P1"><text:span text:style-name="Caption_20_characters">астына салу </text:span><text:span text:style-name="Definition">подложить</text:span></text:p>
      <text:p text:style-name="P1"><text:soft-page-break/><text:span text:style-name="Caption_20_characters">сату (2!) </text:span><text:span text:style-name="Definition">торговать; требовать плату</text:span></text:p>
      <text:p text:style-name="P1"><text:span text:style-name="Caption_20_characters">беру </text:span><text:span text:style-name="Definition">дать</text:span></text:p>
      <text:p text:style-name="P1"><text:span text:style-name="Caption_20_characters">әкелу </text:span><text:span text:style-name="Definition">привести; принести</text:span></text:p>
      <text:p text:style-name="P1"><text:span text:style-name="Caption_20_characters">саудаласу </text:span><text:span text:style-name="Definition">торговаться</text:span></text:p>
      <text:p text:style-name="P1"><text:span text:style-name="Caption_20_characters">сөмкені көтеру </text:span><text:span text:style-name="Definition">поднять сумку</text:span></text:p>
      <text:p text:style-name="P1"><text:span text:style-name="Caption_20_characters">түсіру </text:span><text:span text:style-name="Definition">ронять</text:span></text:p>
      <text:p text:style-name="P1"><text:span text:style-name="Caption_20_characters">қайтару </text:span><text:span text:style-name="Definition">вернуть</text:span></text:p>
      <text:p text:style-name="P1"><text:span text:style-name="Caption_20_characters">ұтылу (зат есім) </text:span><text:span text:style-name="Definition">проигрыш (не жеңілу)</text:span></text:p>
      <text:p text:style-name="P1"><text:span text:style-name="Caption_20_characters">жүгіру </text:span><text:span text:style-name="Definition">бегать</text:span></text:p>
      <text:p text:style-name="P1"><text:span text:style-name="Caption_20_characters">күресу </text:span><text:span text:style-name="Definition">бороться</text:span></text:p>
      <text:p text:style-name="P1"><text:span text:style-name="Caption_20_characters">лақтыру (зат есім) </text:span><text:span text:style-name="Definition">бросание; бросок (не тастау)</text:span></text:p>
      <text:p text:style-name="P1"><text:span text:style-name="Caption_20_characters">тарту </text:span><text:span text:style-name="Definition">тянуть (не созу)</text:span></text:p>
      <text:p text:style-name="P1"><text:span text:style-name="Caption_20_characters">жету </text:span><text:span text:style-name="Definition">доехать; дойти</text:span></text:p>
      <text:p text:style-name="P1"><text:span text:style-name="Caption_20_characters">жеңу; ұту </text:span><text:span text:style-name="Definition">победить (2!)</text:span></text:p>
      <text:p text:style-name="P1"><text:span text:style-name="Caption_20_characters">шынығу; жаттығу </text:span><text:span text:style-name="Definition">тренироваться (2!)</text:span></text:p>
      <text:p text:style-name="P1"><text:span text:style-name="Caption_20_characters">айналысу </text:span><text:span text:style-name="Definition">заниматься (не шұғылдану)</text:span></text:p>
      <text:p text:style-name="P1"><text:span text:style-name="Caption_20_characters">терлеу </text:span><text:span text:style-name="Definition">потеть</text:span></text:p>
      <text:p text:style-name="P1"><text:span text:style-name="Caption_20_characters">ұпай жинау </text:span><text:span text:style-name="Definition">набрать балл</text:span></text:p>
      <text:p text:style-name="P1"><text:span text:style-name="Caption_20_characters">жаттықтыру </text:span><text:span text:style-name="Definition">тренировать</text:span></text:p>
      <text:p text:style-name="P1"><text:span text:style-name="Caption_20_characters">тартылу </text:span><text:span text:style-name="Definition">подтягиваться</text:span></text:p>
      <text:p text:style-name="P1"><text:span text:style-name="Caption_20_characters">жеңілу </text:span><text:span text:style-name="Definition">проиграть (не ұтылу)</text:span></text:p>
      <text:p text:style-name="P1"><text:span text:style-name="Caption_20_characters">қуану (зат есім) </text:span><text:span text:style-name="Definition">радость</text:span></text:p>
      <text:p text:style-name="P1"><text:span text:style-name="Caption_20_characters">ұнату </text:span><text:span text:style-name="Definition">нравиться</text:span></text:p>
      <text:p text:style-name="P1"><text:span text:style-name="Caption_20_characters">құрметтеу </text:span><text:span text:style-name="Definition">чтить; почитать</text:span></text:p>
      <text:p text:style-name="P1"><text:span text:style-name="Caption_20_characters">сыйлау </text:span><text:span text:style-name="Definition">уважать (не құрметтеу)</text:span></text:p>
      <text:p text:style-name="P1"><text:span text:style-name="Caption_20_characters">бағалау </text:span><text:span text:style-name="Definition">ценить</text:span></text:p>
      <text:p text:style-name="P1"><text:span text:style-name="Caption_20_characters">ғашық болу </text:span><text:span text:style-name="Definition">влюбиться</text:span></text:p>
      <text:p text:style-name="P1"><text:span text:style-name="Caption_20_characters">жек көру </text:span><text:span text:style-name="Definition">ненавидеть</text:span></text:p>
      <text:p text:style-name="P1"><text:span text:style-name="Caption_20_characters">ренжіту </text:span><text:span text:style-name="Definition">огорчать</text:span></text:p>
      <text:p text:style-name="P1"><text:span text:style-name="Caption_20_characters">қызғану (2!) </text:span><text:span text:style-name="Definition">завидовать; ревновать</text:span></text:p>
      <text:p text:style-name="P1"><text:span text:style-name="Caption_20_characters">кінәлау </text:span><text:span text:style-name="Definition">обвинять</text:span></text:p>
      <text:p text:style-name="P1"><text:span text:style-name="Caption_20_characters">күмәндану </text:span><text:span text:style-name="Definition">сомневаться</text:span></text:p>
      <text:p text:style-name="P1"><text:span text:style-name="Caption_20_characters">назар аудармау </text:span><text:span text:style-name="Definition">не обращать внимания</text:span></text:p>
      <text:p text:style-name="P1"><text:span text:style-name="Caption_20_characters">балағаттау </text:span><text:span text:style-name="Definition">бранить</text:span></text:p>
      <text:p text:style-name="P1"><text:span text:style-name="Caption_20_characters">ұрсысу </text:span><text:span text:style-name="Definition">ссориться</text:span></text:p>
      <text:p text:style-name="P1"><text:span text:style-name="Caption_20_characters">қорқыту </text:span><text:span text:style-name="Definition">пугать</text:span></text:p>
      <text:p text:style-name="P1"><text:span text:style-name="Caption_20_characters">ашулану </text:span><text:span text:style-name="Definition">возмущаться; гневаться</text:span></text:p>
      <text:p text:style-name="P1"><text:span text:style-name="Caption_20_characters">айғайлау </text:span><text:span text:style-name="Definition">кричать</text:span></text:p>
      <text:p text:style-name="P1"><text:span text:style-name="Caption_20_characters">көңілдену </text:span><text:span text:style-name="Definition">веселиться</text:span></text:p>
      <text:p text:style-name="P1"><text:span text:style-name="Caption_20_characters">шыдау (2) </text:span><text:span text:style-name="Definition">быть стойким; быть выносливым</text:span></text:p>
      <text:p text:style-name="P1"><text:span text:style-name="Caption_20_characters">қорқу (зат есім) </text:span><text:span text:style-name="Definition">боязнь; страх</text:span></text:p>
      <text:p text:style-name="P1"><text:span text:style-name="Caption_20_characters">мақтаныш ету </text:span><text:span text:style-name="Definition">гордиться</text:span></text:p>
      <text:p text:style-name="P1"><text:span text:style-name="Caption_20_characters">мақтану </text:span><text:span text:style-name="Definition">хвастаться</text:span></text:p>
      <text:p text:style-name="P1"><text:span text:style-name="Caption_20_characters">зардап шегу </text:span><text:span text:style-name="Definition">страдать</text:span></text:p>
      <text:p text:style-name="P1"><text:span text:style-name="Caption_20_characters">уайымдау (зат есім) </text:span><text:span text:style-name="Definition">печаль, грусть, горе; беспокойство (не қиналу, мазасыздану)</text:span></text:p>
      <text:p text:style-name="P1"><text:span text:style-name="Caption_20_characters">шыдай білу </text:span><text:span text:style-name="Definition">выдержать (2)</text:span></text:p>
      <text:p text:style-name="P1"><text:span text:style-name="Caption_20_characters">мазасыздану (зат есім) </text:span><text:span text:style-name="Definition">беспокойство, тревога (не қиналу, уайымдау)</text:span></text:p>
      <text:p text:style-name="P1"><text:span text:style-name="Caption_20_characters">сүйсіну </text:span><text:span text:style-name="Definition">восхищаться; любоваться; получить удовольствие</text:span></text:p>
      <text:p text:style-name="P1"><text:span text:style-name="Caption_20_characters">сенімді болу </text:span><text:span text:style-name="Definition">быть уверенным</text:span></text:p>
      <text:p text:style-name="P1"><text:span text:style-name="Caption_20_characters">толқу </text:span><text:span text:style-name="Definition">волноваться (*5)</text:span></text:p>
      <text:p text:style-name="P1"><text:span text:style-name="Caption_20_characters">таңдану </text:span><text:span text:style-name="Definition">удивиться</text:span></text:p>
      <text:p text:style-name="P1"><text:span text:style-name="Caption_20_characters">күдіктену </text:span><text:span text:style-name="Definition">сомневаться</text:span></text:p>
      <text:p text:style-name="P1"><text:span text:style-name="Caption_20_characters">қарау (3!) </text:span><text:span text:style-name="Definition">присматривать; наблюдать; следить (не байқау)</text:span></text:p>
      <text:p text:style-name="P1"><text:span text:style-name="Caption_20_characters">білу </text:span><text:span text:style-name="Definition">узнать (не тану)</text:span></text:p>
      <text:p text:style-name="P1"><text:span text:style-name="Caption_20_characters">байқау </text:span><text:span text:style-name="Definition">наблюдать (не қарау)</text:span></text:p>
      <text:p text:style-name="P1"><text:span text:style-name="Caption_20_characters">сезіну </text:span><text:span text:style-name="Definition">чувствовать (*6)</text:span></text:p>
      <text:p text:style-name="P1"><text:span text:style-name="Caption_20_characters">оқыту </text:span><text:span text:style-name="Definition">обучать (не үйрету)</text:span></text:p>
      <text:p text:style-name="P1"><text:span text:style-name="Caption_20_characters">түсіндіру </text:span><text:span text:style-name="Definition">объяснить</text:span></text:p>
      <text:p text:style-name="P1"><text:span text:style-name="Caption_20_characters">қателесу </text:span><text:span text:style-name="Definition">ошибиться</text:span></text:p>
      <text:p text:style-name="P1"><text:span text:style-name="Caption_20_characters">түзету (зат есім) </text:span><text:span text:style-name="Definition">исправление; поправка; корректировка; корректура (*6)</text:span></text:p>
      <text:p text:style-name="P1"><text:span text:style-name="Caption_20_characters">есіне сақтау </text:span><text:span text:style-name="Definition">помнить</text:span></text:p>
      <text:p text:style-name="P1"><text:span text:style-name="Caption_20_characters">ұмыту (зат есім) </text:span><text:span text:style-name="Definition">забвение</text:span></text:p>
      <text:p text:style-name="P1"><text:span text:style-name="Caption_20_characters">оқу (зат есім) </text:span><text:span text:style-name="Definition">учеба; занятие</text:span></text:p>
      <text:p text:style-name="P1"><text:span text:style-name="Caption_20_characters">үйрену (зат есім) </text:span><text:span text:style-name="Definition">обучение; привыкание</text:span></text:p>
      <text:p text:style-name="P1"><text:span text:style-name="Caption_20_characters">қосу </text:span><text:span text:style-name="Definition">прибавлять</text:span></text:p>
      <text:p text:style-name="P1"><text:span text:style-name="Caption_20_characters">көбейту </text:span><text:span text:style-name="Definition">умножать</text:span></text:p>
      <text:p text:style-name="P1"><text:span text:style-name="Caption_20_characters">жаттау (зат есім) </text:span><text:span text:style-name="Definition">разучивание; заучивание</text:span></text:p>
      <text:p text:style-name="P1"><text:span text:style-name="Caption_20_characters">түсіну (зат есім) </text:span><text:span text:style-name="Definition">понимание</text:span></text:p>
      <text:p text:style-name="P1"><text:span text:style-name="Caption_20_characters">сызу </text:span><text:span text:style-name="Definition">чертить</text:span></text:p>
      <text:p text:style-name="P1"><text:span text:style-name="Caption_20_characters">бояу </text:span><text:span text:style-name="Definition">красить</text:span></text:p>
      <text:p text:style-name="P1"><text:span text:style-name="Caption_20_characters">көшіру </text:span><text:span text:style-name="Definition">высаживать; пересаживать</text:span></text:p>
      <text:p text:style-name="P1"><text:span text:style-name="Caption_20_characters">есеп шығару </text:span><text:span text:style-name="Definition">решать задачу</text:span></text:p>
      <text:p text:style-name="P1"><text:span text:style-name="Caption_20_characters">қайта ойлау </text:span><text:span text:style-name="Definition">передумать</text:span></text:p>
      <text:p text:style-name="P1"><text:span text:style-name="Caption_20_characters">аудару </text:span><text:span text:style-name="Definition">перевести</text:span></text:p>
      <text:p text:style-name="P1"><text:span text:style-name="Caption_20_characters">сипаттау </text:span><text:span text:style-name="Definition">описать</text:span></text:p>
      <text:p text:style-name="P1"><text:span text:style-name="Caption_20_characters">әңгімелеу </text:span><text:span text:style-name="Definition">рассказать</text:span></text:p>
      <text:p text:style-name="P1"><text:span text:style-name="Caption_20_characters">қатесін табу </text:span><text:span text:style-name="Definition">найти ошибку</text:span></text:p>
      <text:p text:style-name="P1"><text:span text:style-name="Caption_20_characters">әңгімелеп беру </text:span><text:span text:style-name="Definition">пересказать</text:span></text:p>
      <text:p text:style-name="P1"><text:span text:style-name="Caption_20_characters">мазмұндау </text:span><text:span text:style-name="Definition">изложить</text:span></text:p>
      <text:p text:style-name="P1"><text:span text:style-name="Caption_20_characters">зерттеу (зат есім) </text:span><text:span text:style-name="Definition">исследование, изучение</text:span></text:p>
      <text:p text:style-name="P1"><text:span text:style-name="Caption_20_characters">шешу (2!, зат есім) </text:span><text:span text:style-name="Definition">решение; развязывание</text:span></text:p>
      <text:p text:style-name="P1"><text:span text:style-name="Caption_20_characters">салыстыру (зат есім) </text:span><text:span text:style-name="Definition">сравнение</text:span></text:p>
      <text:p text:style-name="P1"><text:span text:style-name="Caption_20_characters">ойлап табу </text:span><text:span text:style-name="Definition">изобрести</text:span></text:p>
      <text:p text:style-name="P1"><text:span text:style-name="Caption_20_characters">жасау </text:span><text:span text:style-name="Definition">разработать (1!, не істеу)</text:span></text:p>
      <text:p text:style-name="P1"><text:span text:style-name="Caption_20_characters">талдау </text:span><text:span text:style-name="Definition">анализировать</text:span></text:p>
      <text:p text:style-name="P1"><text:span text:style-name="Caption_20_characters">болжау </text:span><text:span text:style-name="Definition">предполагать</text:span></text:p>
      <text:p text:style-name="P1"><text:span text:style-name="Caption_20_characters">дәлелдеу </text:span><text:span text:style-name="Definition">доказать</text:span></text:p>
      <text:p text:style-name="P1"><text:span text:style-name="Caption_20_characters">сендіру </text:span><text:span text:style-name="Definition">убедить</text:span></text:p>
      <text:p text:style-name="P1"><text:span text:style-name="Caption_20_characters">назарға алу </text:span><text:span text:style-name="Definition">принять во внимание</text:span></text:p>
      <text:p text:style-name="P1"><text:span text:style-name="Caption_20_characters">анықтау </text:span><text:span text:style-name="Definition">определить; уточнить</text:span></text:p>
      <text:p text:style-name="P1"><text:span text:style-name="Caption_20_characters">істеу </text:span><text:span text:style-name="Definition">делать, работать (1!, не жасау)</text:span></text:p>
      <text:p text:style-name="P1"><text:span text:style-name="Caption_20_characters">ашу </text:span><text:span text:style-name="Definition">открыть</text:span></text:p>
      <text:p text:style-name="P1"><text:span text:style-name="Caption_20_characters">жабу (зат есім) </text:span><text:span text:style-name="Definition">закрытие, завершение (не аяқтау, бітіру)</text:span></text:p>
      <text:p text:style-name="P1"><text:span text:style-name="Caption_20_characters">шығару </text:span><text:span text:style-name="Definition">производить</text:span></text:p>
      <text:p text:style-name="P1"><text:span text:style-name="Caption_20_characters">орындау (зат есім) </text:span><text:span text:style-name="Definition">выполнение, исполнение</text:span></text:p>
      <text:p text:style-name="P1"><text:span text:style-name="Caption_20_characters">іздеу </text:span><text:span text:style-name="Definition">искать</text:span></text:p>
      <text:p text:style-name="P1"><text:span text:style-name="Caption_20_characters">тауып алу </text:span><text:span text:style-name="Definition">найти (2)</text:span></text:p>
      <text:p text:style-name="P1"><text:span text:style-name="Caption_20_characters">қосу </text:span><text:span text:style-name="Definition">присоединить</text:span></text:p>
      <text:p text:style-name="P1"><text:span text:style-name="Caption_20_characters">ажырату </text:span><text:span text:style-name="Definition">отсоединить (не бөлу)</text:span></text:p>
      <text:p text:style-name="P1"><text:span text:style-name="Caption_20_characters">жөндеу (зат есім) </text:span><text:span text:style-name="Definition">ремонт</text:span></text:p>
      <text:p text:style-name="P1"><text:span text:style-name="Caption_20_characters">ауыстыру </text:span><text:span text:style-name="Definition">заменить</text:span></text:p>
      <text:p text:style-name="P1"><text:span text:style-name="Caption_20_characters">пайдалану (зат есім) </text:span><text:span text:style-name="Definition">пользование (не қолдану)</text:span></text:p>
      <text:p text:style-name="P1"><text:span text:style-name="Caption_20_characters">қолдану (зат есім) </text:span><text:span text:style-name="Definition">употребление; применение (не пайдалану)</text:span></text:p>
      <text:p text:style-name="P1"><text:span text:style-name="Caption_20_characters">қайта тексеру </text:span><text:span text:style-name="Definition">перепроверить</text:span></text:p>
      <text:p text:style-name="P1"><text:span text:style-name="Caption_20_characters">әрекет ету </text:span><text:span text:style-name="Definition">действовать</text:span></text:p>
      <text:p text:style-name="P1"><text:span text:style-name="Caption_20_characters">алу </text:span><text:span text:style-name="Definition">получать</text:span></text:p>
      <text:p text:style-name="P1"><text:span text:style-name="Caption_20_characters">түсіріп алу </text:span><text:span text:style-name="Definition">уронить</text:span></text:p>
      <text:p text:style-name="P1"><text:span text:style-name="Caption_20_characters">тастау </text:span><text:span text:style-name="Definition">переставать; прекращать (делать)</text:span></text:p>
      <text:p text:style-name="P1"><text:span text:style-name="Caption_20_characters">жерден көтеру </text:span><text:span text:style-name="Definition">поднять с земли</text:span></text:p>
      <text:p text:style-name="P1"><text:span text:style-name="Caption_20_characters">созу </text:span><text:span text:style-name="Definition">тянуть (не тарту)</text:span></text:p>
      <text:p text:style-name="P1"><text:span text:style-name="Caption_20_characters">жармасу </text:span><text:span text:style-name="Definition">схватить (1)</text:span></text:p>
      <text:p text:style-name="P1"><text:span text:style-name="Caption_20_characters">жанап кету </text:span><text:span text:style-name="Definition">касаться</text:span></text:p>
      <text:p text:style-name="P1"><text:span text:style-name="Caption_20_characters">шашып тастау </text:span><text:span text:style-name="Definition">разбросать (2)</text:span></text:p>
      <text:p text:style-name="P1"><text:span text:style-name="Caption_20_characters">бекіту </text:span><text:span text:style-name="Definition">закрепить</text:span></text:p>
      <text:p text:style-name="P1"><text:span text:style-name="Caption_20_characters">байлау (2!) </text:span><text:span text:style-name="Definition">привязать; мешать</text:span></text:p>
      <text:p text:style-name="P1"><text:span text:style-name="Caption_20_characters">бұрау </text:span><text:span text:style-name="Definition">прикрутить</text:span></text:p>
      <text:p text:style-name="P1"><text:span text:style-name="Caption_20_characters">желімдеу (зат есім) </text:span><text:span text:style-name="Definition">склеивание</text:span></text:p>
      <text:p text:style-name="P1"><text:span text:style-name="Caption_20_characters">біріктіру </text:span><text:span text:style-name="Definition">соединить (не қосу, жалғастыру)</text:span></text:p>
      <text:p text:style-name="P1"><text:span text:style-name="Caption_20_characters">бөлу (2!) </text:span><text:span text:style-name="Definition">разделять; распределять <text:s/>(не ажырату)</text:span></text:p>
      <text:p text:style-name="P1"><text:span text:style-name="Caption_20_characters">үгіту </text:span><text:span text:style-name="Definition">растирать, крошить (*5)</text:span></text:p>
      <text:p text:style-name="P1"><text:span text:style-name="Caption_20_characters">езу </text:span><text:span text:style-name="Definition">давить; раздавить</text:span></text:p>
      <text:p text:style-name="P1"><text:span text:style-name="Caption_20_characters">қирату </text:span><text:span text:style-name="Definition">разрушить</text:span></text:p>
      <text:p text:style-name="P1"><text:span text:style-name="Caption_20_characters">бөліну </text:span><text:span text:style-name="Definition">отделиться</text:span></text:p>
      <text:p text:style-name="P1"><text:span text:style-name="Caption_20_characters">майдалау </text:span><text:span text:style-name="Definition">измельчить; дробить (не ұнтақтау, үгу, үгіту)</text:span></text:p>
      <text:p text:style-name="P1"><text:span text:style-name="Caption_20_characters">аралау </text:span><text:span text:style-name="Definition">пилить</text:span></text:p>
      <text:p text:style-name="P1"><text:span text:style-name="Caption_20_characters">сындыру </text:span><text:span text:style-name="Definition">сломать (не бүлдіру, бұзу)</text:span></text:p>
      <text:p text:style-name="P1"><text:span text:style-name="Caption_20_characters">жырту </text:span><text:span text:style-name="Definition">рвать</text:span></text:p>
      <text:p text:style-name="P1"><text:span text:style-name="Caption_20_characters">үгу </text:span><text:span text:style-name="Definition">тереть (*3)</text:span></text:p>
      <text:p text:style-name="P1"><text:span text:style-name="Caption_20_characters">ұнтақтау </text:span><text:span text:style-name="Definition">молоть (не майдалау, үгу, үгіту)</text:span></text:p>
      <text:p text:style-name="P1"><text:span text:style-name="Caption_20_characters">төгу </text:span><text:span text:style-name="Definition">высыпать (сыпучее)</text:span></text:p>
      <text:p text:style-name="P1"><text:span text:style-name="Caption_20_characters">сулау </text:span><text:span text:style-name="Definition">намочить</text:span></text:p>
      <text:p text:style-name="P1"><text:span text:style-name="Caption_20_characters">сығу (зат есім) </text:span><text:span text:style-name="Definition">выжимание; отжимание</text:span></text:p>
      <text:p text:style-name="P1"><text:span text:style-name="Caption_20_characters">қосу </text:span><text:span text:style-name="Definition">разбавить</text:span></text:p>
      <text:p text:style-name="P1"><text:span text:style-name="Caption_20_characters">суару </text:span><text:span text:style-name="Definition">поливать</text:span></text:p>
      <text:p text:style-name="P1"><text:span text:style-name="Caption_20_characters">еріту </text:span><text:span text:style-name="Definition">растворить</text:span></text:p>
      <text:p text:style-name="P1"><text:span text:style-name="Caption_20_characters">сіңдіру </text:span><text:span text:style-name="Definition">впитывать</text:span></text:p>
      <text:p text:style-name="P1"><text:span text:style-name="Caption_20_characters">қосу </text:span><text:span text:style-name="Definition">сложить</text:span></text:p>
      <text:p text:style-name="P1"><text:span text:style-name="Caption_20_characters">алу (мат.) </text:span><text:span text:style-name="Definition">вычесть</text:span></text:p>
      <text:p text:style-name="P1"><text:span text:style-name="Caption_20_characters">көбейту </text:span><text:span text:style-name="Definition">умножить</text:span></text:p>
      <text:p text:style-name="P1"><text:span text:style-name="Caption_20_characters">есептеу </text:span><text:span text:style-name="Definition">вычислить</text:span></text:p>
      <text:p text:style-name="P1"><text:span text:style-name="Caption_20_characters">интегралдау </text:span><text:span text:style-name="Definition">интегрировать</text:span></text:p>
      <text:p text:style-name="P1"><text:span text:style-name="Caption_20_characters">дифференциалдау </text:span><text:span text:style-name="Definition">дифференцировать</text:span></text:p>
      <text:p text:style-name="P1"><text:span text:style-name="Caption_20_characters">құю </text:span><text:span text:style-name="Definition">лить</text:span></text:p>
      <text:p text:style-name="P1"><text:span text:style-name="Caption_20_characters">байлау (2!, зат есім) </text:span><text:span text:style-name="Definition">привязывание; перевязка; помеха</text:span></text:p>
      <text:p text:style-name="P1"><text:span text:style-name="Caption_20_characters">салу </text:span><text:span text:style-name="Definition">помещать</text:span></text:p>
      <text:p text:style-name="P1"><text:span text:style-name="Caption_20_characters">тұрғызу </text:span><text:span text:style-name="Definition">построить (*7)</text:span></text:p>
      <text:p text:style-name="P1"><text:span text:style-name="Caption_20_characters">қалау </text:span><text:span text:style-name="Definition">делать кладку</text:span></text:p>
      <text:p text:style-name="P1"><text:span text:style-name="Caption_20_characters">сылау </text:span><text:span text:style-name="Definition">штукатурить</text:span></text:p>
      <text:p text:style-name="P1"><text:span text:style-name="Caption_20_characters">төсеу </text:span><text:span text:style-name="Definition">постелить</text:span></text:p>
      <text:p text:style-name="P1"><text:span text:style-name="Caption_20_characters">қағу </text:span><text:span text:style-name="Definition">забить</text:span></text:p>
      <text:p text:style-name="P1"><text:span text:style-name="Caption_20_characters">ілу </text:span><text:span text:style-name="Definition">повесить (1)</text:span></text:p>
      <text:p text:style-name="P1"><text:span text:style-name="Caption_20_characters">дайындау </text:span><text:span text:style-name="Definition">приготовить</text:span></text:p>
      <text:p text:style-name="P1"><text:span text:style-name="Caption_20_characters">тесу </text:span><text:span text:style-name="Definition">просверлить</text:span></text:p>
      <text:p text:style-name="P1"><text:span text:style-name="Caption_20_characters">жапсыру </text:span><text:span text:style-name="Definition">клеить</text:span></text:p>
      <text:p text:style-name="P1"><text:span text:style-name="Caption_20_characters">әйнектеу </text:span><text:span text:style-name="Definition">стеклить</text:span></text:p>
      <text:p text:style-name="P1"><text:span text:style-name="Caption_20_characters">тегістеу </text:span><text:span text:style-name="Definition">выравнивать (не түзету)</text:span></text:p>
      <text:p text:style-name="P1"><text:span text:style-name="Caption_20_characters">орнату </text:span><text:span text:style-name="Definition">воздвигать, строить, установить (*6)</text:span></text:p>
      <text:p text:style-name="P1"><text:span text:style-name="Caption_20_characters">сұрау </text:span><text:span text:style-name="Definition">спросить; просить</text:span></text:p>
      <text:p text:style-name="P1"><text:span text:style-name="Caption_20_characters">қол қою </text:span><text:span text:style-name="Definition">подписать</text:span></text:p>
      <text:p text:style-name="P1"><text:span text:style-name="Caption_20_characters">дайындап қою </text:span><text:span text:style-name="Definition">приготовить; готовить (2)</text:span></text:p>
      <text:p text:style-name="P1"><text:span text:style-name="Caption_20_characters">толықтыру </text:span><text:span text:style-name="Definition">дополнить (не қосу, үстемелеу)</text:span></text:p>
      <text:p text:style-name="P1"><text:span text:style-name="Caption_20_characters">толтыру </text:span><text:span text:style-name="Definition">заполнить</text:span></text:p>
      <text:p text:style-name="P1"><text:span text:style-name="Caption_20_characters">ұсыну </text:span><text:span text:style-name="Definition">предложить, рекомендовать</text:span></text:p>
      <text:p text:style-name="P1"><text:span text:style-name="Caption_20_characters">тігу (зат есім) </text:span><text:span text:style-name="Definition">шитьё, пошив</text:span></text:p>
      <text:p text:style-name="P1"><text:span text:style-name="Caption_20_characters">түзеу </text:span><text:span text:style-name="Definition">исправить (*5)</text:span></text:p>
      <text:p text:style-name="P1"><text:span text:style-name="Caption_20_characters">ресімдеу </text:span><text:span text:style-name="Definition">оформить</text:span></text:p>
      <text:p text:style-name="P1"><text:span text:style-name="Caption_20_characters">тіркеу </text:span><text:span text:style-name="Definition">зарегистрировать</text:span></text:p>
      <text:p text:style-name="P1"><text:span text:style-name="Caption_20_characters">сақтау </text:span><text:span text:style-name="Definition">сохранить</text:span></text:p>
      <text:p text:style-name="P1"><text:span text:style-name="Caption_20_characters">қою </text:span><text:span text:style-name="Definition">прекратить (*3)</text:span></text:p>
      <text:p text:style-name="P1"><text:span text:style-name="Caption_20_characters">қайта ат қою </text:span><text:span text:style-name="Definition">переименовать</text:span></text:p>
      <text:p text:style-name="P1"><text:span text:style-name="Caption_20_characters">алмастыру </text:span><text:span text:style-name="Definition">заменить</text:span></text:p>
      <text:p text:style-name="P1"><text:span text:style-name="Caption_20_characters">қарайту </text:span><text:span text:style-name="Definition">выделить</text:span></text:p>
      <text:p text:style-name="P1"><text:span text:style-name="Caption_20_characters">айту </text:span><text:span text:style-name="Definition">сказать (*4)</text:span></text:p>
      <text:p text:style-name="P1"><text:soft-page-break/><text:span text:style-name="Caption_20_characters">сыбырлау </text:span><text:span text:style-name="Definition">шептать</text:span></text:p>
      <text:p text:style-name="P1"><text:span text:style-name="Caption_20_characters">үндемеу </text:span><text:span text:style-name="Definition">молчать</text:span></text:p>
      <text:p text:style-name="P1"><text:span text:style-name="Caption_20_characters">айтып бітіру </text:span><text:span text:style-name="Definition">досказать</text:span></text:p>
      <text:p text:style-name="P1"><text:span text:style-name="Caption_20_characters">ақыл айту </text:span><text:span text:style-name="Definition">советовать</text:span></text:p>
      <text:p text:style-name="P1"><text:span text:style-name="Caption_20_characters">алғыс айту </text:span><text:span text:style-name="Definition">благодарить</text:span></text:p>
      <text:p text:style-name="P1"><text:span text:style-name="Caption_20_characters">арыз айту </text:span><text:span text:style-name="Definition">жаловаться</text:span></text:p>
      <text:p text:style-name="P1"><text:span text:style-name="Caption_20_characters">өтініш білдіру </text:span><text:span text:style-name="Definition">просить (2)</text:span></text:p>
      <text:p text:style-name="P1"><text:span text:style-name="Caption_20_characters">ақпарат беру </text:span><text:span text:style-name="Definition">информировать (не хабарлау)</text:span></text:p>
      <text:p text:style-name="P1"><text:span text:style-name="Caption_20_characters">бұйыру </text:span><text:span text:style-name="Definition">приказывать</text:span></text:p>
      <text:p text:style-name="P1"><text:span text:style-name="Caption_20_characters">кеңес беру </text:span><text:span text:style-name="Definition">рекомендовать; консультировать</text:span></text:p>
      <text:p text:style-name="P1"><text:span text:style-name="Caption_20_characters">ұсыну (зат есім) </text:span><text:span text:style-name="Definition">предложение, рекомендация (идеи, товара и т.д.)</text:span></text:p>
      <text:p text:style-name="P1"><text:span text:style-name="Caption_20_characters">ескерту </text:span><text:span text:style-name="Definition">предупредить</text:span></text:p>
      <text:p text:style-name="P1"><text:span text:style-name="Caption_20_characters">тыйым салу </text:span><text:span text:style-name="Definition">запретить</text:span></text:p>
      <text:p text:style-name="P1"><text:span text:style-name="Caption_20_characters">шақыру (зат есім) </text:span><text:span text:style-name="Definition">приглашение, вызов</text:span></text:p>
      <text:p text:style-name="P1"><text:span text:style-name="Caption_20_characters">сәлемдесу </text:span><text:span text:style-name="Definition">приветствовать</text:span></text:p>
      <text:p text:style-name="P1"><text:span text:style-name="Caption_20_characters">құттықтау (зат есім) </text:span><text:span text:style-name="Definition">поздравление</text:span></text:p>
      <text:p text:style-name="P1"><text:span text:style-name="Caption_20_characters">қарсы алу </text:span><text:span text:style-name="Definition">встретить (2)</text:span></text:p>
      <text:p text:style-name="P1"><text:span text:style-name="Caption_20_characters">танысу (зат есім) </text:span><text:span text:style-name="Definition">знакомство</text:span></text:p>
      <text:p text:style-name="P1"><text:span text:style-name="Caption_20_characters">алғыс білдіру </text:span><text:span text:style-name="Definition">выразить благодарность</text:span></text:p>
      <text:p text:style-name="P1"><text:span text:style-name="Caption_20_characters">таныс болу </text:span><text:span text:style-name="Definition">быть знакомым</text:span></text:p>
      <text:p text:style-name="P1"><text:span text:style-name="Caption_20_characters">өтініш білдіру </text:span><text:span text:style-name="Definition">выражать просьбу</text:span></text:p>
      <text:h text:style-name="P2" text:outline-level="1">18 Признаки </text:h>
      <text:p text:style-name="P1"><text:span text:style-name="Caption_20_characters">ересек </text:span><text:span text:style-name="Definition">взрослый</text:span></text:p>
      <text:p text:style-name="P1"><text:span text:style-name="Caption_20_characters">ағайынды </text:span><text:span text:style-name="Definition">братья</text:span></text:p>
      <text:p text:style-name="P1"><text:span text:style-name="Caption_20_characters">кешегі </text:span><text:span text:style-name="Definition">вчерашний; былой; прошлый</text:span></text:p>
      <text:p text:style-name="P1"><text:span text:style-name="Caption_20_characters">кездейсоқ </text:span><text:span text:style-name="Definition">недостойный; недостойно</text:span></text:p>
      <text:p text:style-name="P1"><text:span text:style-name="Caption_20_characters">белгілі </text:span><text:span text:style-name="Definition">известный</text:span></text:p>
      <text:p text:style-name="P1"><text:span text:style-name="Caption_20_characters">талантты </text:span><text:span text:style-name="Definition">талантливый (не дарынды)</text:span></text:p>
      <text:p text:style-name="P1"><text:span text:style-name="Caption_20_characters">қазіргі </text:span><text:span text:style-name="Definition">современный</text:span></text:p>
      <text:p text:style-name="P1"><text:span text:style-name="Caption_20_characters">соңғы </text:span><text:span text:style-name="Definition">последний, конечный (не кейінгі, ақырғы)</text:span></text:p>
      <text:p text:style-name="P1"><text:span text:style-name="Caption_20_characters">қой көзді </text:span><text:span text:style-name="Definition">кареглазый</text:span></text:p>
      <text:p text:style-name="P1"><text:span text:style-name="Caption_20_characters">ажарлы; көрікті </text:span><text:span text:style-name="Definition">симпатичный; миловидный (2!)</text:span></text:p>
      <text:p text:style-name="P1"><text:span text:style-name="Caption_20_characters">әсем </text:span><text:span text:style-name="Definition">красивый</text:span></text:p>
      <text:p text:style-name="P1"><text:span text:style-name="Caption_20_characters">келбетті </text:span><text:span text:style-name="Definition">видный; статный</text:span></text:p>
      <text:p text:style-name="P1"><text:span text:style-name="Caption_20_characters">келісті </text:span><text:span text:style-name="Definition">приятный на вид</text:span></text:p>
      <text:p text:style-name="P1"><text:span text:style-name="Caption_20_characters">сақалды </text:span><text:span text:style-name="Definition">бородатый</text:span></text:p>
      <text:p text:style-name="P1"><text:span text:style-name="Caption_20_characters">сұрықсыз </text:span><text:span text:style-name="Definition">некрасивый; невзрачный</text:span></text:p>
      <text:p text:style-name="P1"><text:span text:style-name="Caption_20_characters">тартымды </text:span><text:span text:style-name="Definition">привлекательный</text:span></text:p>
      <text:p text:style-name="P1"><text:span text:style-name="Caption_20_characters">толық </text:span><text:span text:style-name="Definition">полный</text:span></text:p>
      <text:p text:style-name="P1"><text:span text:style-name="Caption_20_characters">төртпақ </text:span><text:span text:style-name="Definition">коренастый</text:span></text:p>
      <text:p text:style-name="P1"><text:span text:style-name="Caption_20_characters">ірі </text:span><text:span text:style-name="Definition">крупный (не үлкен, зор)</text:span></text:p>
      <text:p text:style-name="P1"><text:span text:style-name="Caption_20_characters">жуан </text:span><text:span text:style-name="Definition">толстый (не қалың)</text:span></text:p>
      <text:p text:style-name="P1"><text:span text:style-name="Caption_20_characters">арық </text:span><text:span text:style-name="Definition">худой (не жүдеу) (иначе: жүдеу)</text:span></text:p>
      <text:p text:style-name="P1"><text:span text:style-name="Caption_20_characters">сымбатты </text:span><text:span text:style-name="Definition">стройный</text:span></text:p>
      <text:p text:style-name="P1"><text:span text:style-name="Caption_20_characters">таңқы мұрын </text:span><text:span text:style-name="Definition">курносый</text:span></text:p>
      <text:p text:style-name="P1"><text:span text:style-name="Caption_20_characters">құс мұрын </text:span><text:span text:style-name="Definition">орлиный нос</text:span></text:p>
      <text:p text:style-name="P1"><text:span text:style-name="Caption_20_characters">қыр мұрын </text:span><text:span text:style-name="Definition">прямой нос</text:span></text:p>
      <text:p text:style-name="P1"><text:span text:style-name="Caption_20_characters">ақсары; сары шашты </text:span><text:span text:style-name="Definition">блондин (2!)</text:span></text:p>
      <text:p text:style-name="P1"><text:span text:style-name="Caption_20_characters">қара шашты </text:span><text:span text:style-name="Definition">брюнет</text:span></text:p>
      <text:p text:style-name="P1"><text:span text:style-name="Caption_20_characters">қортық </text:span><text:span text:style-name="Definition">низкорослый</text:span></text:p>
      <text:p text:style-name="P1"><text:span text:style-name="Caption_20_characters">орта бойлы </text:span><text:span text:style-name="Definition">среднего роста</text:span></text:p>
      <text:p text:style-name="P1"><text:span text:style-name="Caption_20_characters">қария </text:span><text:span text:style-name="Definition">старец (*5)</text:span></text:p>
      <text:p text:style-name="P1"><text:span text:style-name="Caption_20_characters">қартамыс </text:span><text:span text:style-name="Definition">пожилой (*8)</text:span></text:p>
      <text:p text:style-name="P1"><text:span text:style-name="Caption_20_characters">қаршадай </text:span><text:span text:style-name="Definition">малолетний (о ребенке)</text:span></text:p>
      <text:p text:style-name="P1"><text:span text:style-name="Caption_20_characters">жас </text:span><text:span text:style-name="Definition">молодой; цветущий</text:span></text:p>
      <text:p text:style-name="P1"><text:span text:style-name="Caption_20_characters">мосқал </text:span><text:span text:style-name="Definition">преклонный; пожилой (возраст, *6)</text:span></text:p>
      <text:p text:style-name="P1"><text:span text:style-name="Caption_20_characters">қасы </text:span><text:span text:style-name="Definition">брови</text:span></text:p>
      <text:p text:style-name="P1"><text:span text:style-name="Caption_20_characters">қара </text:span><text:span text:style-name="Definition">черный, черная, черное, черные</text:span></text:p>
      <text:p text:style-name="P1"><text:span text:style-name="Caption_20_characters">әдемі </text:span><text:span text:style-name="Definition">красивый, красивая, красивое, красивые</text:span></text:p>
      <text:p text:style-name="P1"><text:span text:style-name="Caption_20_characters">қалың </text:span><text:span text:style-name="Definition">густой</text:span></text:p>
      <text:p text:style-name="P1"><text:span text:style-name="Caption_20_characters">ат жақты </text:span><text:span text:style-name="Definition">продолговатое лицо</text:span></text:p>
      <text:p text:style-name="P1"><text:span text:style-name="Caption_20_characters">қызыл шырайлы </text:span><text:span text:style-name="Definition">румяные (щеки)</text:span></text:p>
      <text:p text:style-name="P1"><text:span text:style-name="Caption_20_characters">аққұба </text:span><text:span text:style-name="Definition">белолицый; белокожий</text:span></text:p>
      <text:p text:style-name="P1"><text:span text:style-name="Caption_20_characters">дөңгелек жүзді </text:span><text:span text:style-name="Definition">овальное лицо</text:span></text:p>
      <text:p text:style-name="P1"><text:span text:style-name="Caption_20_characters">ақсақ </text:span><text:span text:style-name="Definition">хромой</text:span></text:p>
      <text:p text:style-name="P1"><text:span text:style-name="Caption_20_characters">соқыр </text:span><text:span text:style-name="Definition">слепой</text:span></text:p>
      <text:p text:style-name="P1"><text:span text:style-name="Caption_20_characters">керең </text:span><text:span text:style-name="Definition">глухой</text:span></text:p>
      <text:p text:style-name="P1"><text:span text:style-name="Caption_20_characters">қыли </text:span><text:span text:style-name="Definition">косой</text:span></text:p>
      <text:p text:style-name="P1"><text:span text:style-name="Caption_20_characters">құныс </text:span><text:span text:style-name="Definition">горбатый</text:span></text:p>
      <text:p text:style-name="P1"><text:span text:style-name="Caption_20_characters">маймақ </text:span><text:span text:style-name="Definition">косолапый</text:span></text:p>
      <text:p text:style-name="P1"><text:span text:style-name="Caption_20_characters">мылқау </text:span><text:span text:style-name="Definition">немой; глухонемой</text:span></text:p>
      <text:p text:style-name="P1"><text:span text:style-name="Caption_20_characters">сал </text:span><text:span text:style-name="Definition">парализованный</text:span></text:p>
      <text:p text:style-name="P1"><text:span text:style-name="Caption_20_characters">шұнақ </text:span><text:span text:style-name="Definition">безухий; корноухий</text:span></text:p>
      <text:p text:style-name="P1"><text:span text:style-name="Caption_20_characters">қуанышты </text:span><text:span text:style-name="Definition">радостный</text:span></text:p>
      <text:p text:style-name="P1"><text:span text:style-name="Caption_20_characters">бақытты </text:span><text:span text:style-name="Definition">счастливый</text:span></text:p>
      <text:p text:style-name="P1"><text:span text:style-name="Caption_20_characters">көңілді </text:span><text:span text:style-name="Definition">веселый</text:span></text:p>
      <text:p text:style-name="P1"><text:span text:style-name="Caption_20_characters">жалған </text:span><text:span text:style-name="Definition">фальшивый</text:span></text:p>
      <text:p text:style-name="P1"><text:span text:style-name="Caption_20_characters">бойшаң; бойлы </text:span><text:span text:style-name="Definition">рослый (2!)</text:span></text:p>
      <text:p text:style-name="P1"><text:span text:style-name="Caption_20_characters">тапал; аласа бойлы </text:span><text:span text:style-name="Definition">низкий, низкорослый</text:span></text:p>
      <text:p text:style-name="P1"><text:span text:style-name="Caption_20_characters">күшті </text:span><text:span text:style-name="Definition">сильный</text:span></text:p>
      <text:p text:style-name="P1"><text:span text:style-name="Caption_20_characters">ауру </text:span><text:span text:style-name="Definition">больной</text:span></text:p>
      <text:p text:style-name="P1"><text:span text:style-name="Caption_20_characters">семіз </text:span><text:span text:style-name="Definition">жирный</text:span></text:p>
      <text:p text:style-name="P1"><text:span text:style-name="Caption_20_characters">арық </text:span><text:span text:style-name="Definition">худощавый</text:span></text:p>
      <text:p text:style-name="P1"><text:span text:style-name="Caption_20_characters">сау </text:span><text:span text:style-name="Definition">здоровый</text:span></text:p>
      <text:p text:style-name="P1"><text:span text:style-name="Caption_20_characters">әлсіз </text:span><text:span text:style-name="Definition">слабый</text:span></text:p>
      <text:p text:style-name="P1"><text:span text:style-name="Caption_20_characters">ұйқышыл </text:span><text:span text:style-name="Definition">сонливый</text:span></text:p>
      <text:p text:style-name="P1"><text:span text:style-name="Caption_20_characters">ширақ </text:span><text:span text:style-name="Definition">бодрый</text:span></text:p>
      <text:p text:style-name="P1"><text:span text:style-name="Caption_20_characters">жүдеу </text:span><text:span text:style-name="Definition">худой (не арық) (иначе: арық)</text:span></text:p>
      <text:p text:style-name="P1"><text:span text:style-name="Caption_20_characters">нәзік </text:span><text:span text:style-name="Definition">нежный; тонкий</text:span></text:p>
      <text:p text:style-name="P1"><text:span text:style-name="Caption_20_characters">бай </text:span><text:span text:style-name="Definition">богатый (*3)</text:span></text:p>
      <text:p text:style-name="P1"><text:span text:style-name="Caption_20_characters">кедей </text:span><text:span text:style-name="Definition">бедный (иначе: жарлы)</text:span></text:p>
      <text:p text:style-name="P1"><text:span text:style-name="Caption_20_characters">аш-жалаңаш </text:span><text:span text:style-name="Definition">нищий</text:span></text:p>
      <text:p text:style-name="P1"><text:span text:style-name="Caption_20_characters">тоқ </text:span><text:span text:style-name="Definition">сытый</text:span></text:p>
      <text:p text:style-name="P1"><text:span text:style-name="Caption_20_characters">ауқатты </text:span><text:span text:style-name="Definition">благосостоятельный (не бай, дәулетті)</text:span></text:p>
      <text:p text:style-name="P1"><text:span text:style-name="Caption_20_characters">бейшара </text:span><text:span text:style-name="Definition">несчастный; бедняга</text:span></text:p>
      <text:p text:style-name="P1"><text:span text:style-name="Caption_20_characters">дәулетті </text:span><text:span text:style-name="Definition">богатый; состоятельный (не бай, ауқатты)</text:span></text:p>
      <text:p text:style-name="P1"><text:span text:style-name="Caption_20_characters">жарлы </text:span><text:span text:style-name="Definition">бедный (иначе: кедей)</text:span></text:p>
      <text:p text:style-name="P1"><text:span text:style-name="Caption_20_characters">жас </text:span><text:span text:style-name="Definition">молодой</text:span></text:p>
      <text:p text:style-name="P1"><text:span text:style-name="Caption_20_characters">кіші </text:span><text:span text:style-name="Definition">младший</text:span></text:p>
      <text:p text:style-name="P1"><text:span text:style-name="Caption_20_characters">үлкен (жас) </text:span><text:span text:style-name="Definition">старший</text:span></text:p>
      <text:p text:style-name="P1"><text:span text:style-name="Caption_20_characters">қарт </text:span><text:span text:style-name="Definition">старец, старик; Старый (*4, не егде, ескі) (иначе: ескі)</text:span></text:p>
      <text:p text:style-name="P1"><text:span text:style-name="Caption_20_characters">үйленбеген </text:span><text:span text:style-name="Definition">неженатый</text:span></text:p>
      <text:p text:style-name="P1"><text:span text:style-name="Caption_20_characters">үйленген </text:span><text:span text:style-name="Definition">женатый</text:span></text:p>
      <text:p text:style-name="P1"><text:span text:style-name="Caption_20_characters">тұрмыс құрған </text:span><text:span text:style-name="Definition">замужняя</text:span></text:p>
      <text:p text:style-name="P1"><text:span text:style-name="Caption_20_characters">отбасылы </text:span><text:span text:style-name="Definition">семейный</text:span></text:p>
      <text:p text:style-name="P1"><text:span text:style-name="Caption_20_characters">егде </text:span><text:span text:style-name="Definition">пожилой (*4, не ескі, қарт)</text:span></text:p>
      <text:p text:style-name="P1"><text:span text:style-name="Caption_20_characters">ажырасқан </text:span><text:span text:style-name="Definition">разведенный</text:span></text:p>
      <text:p text:style-name="P1"><text:span text:style-name="Caption_20_characters">туған </text:span><text:span text:style-name="Definition">родной</text:span></text:p>
      <text:p text:style-name="P1"><text:span text:style-name="Caption_20_characters">аяғы ауыр </text:span><text:span text:style-name="Definition">беременная</text:span></text:p>
      <text:p text:style-name="P1"><text:span text:style-name="Caption_20_characters">бойдақ </text:span><text:span text:style-name="Definition">холостяк</text:span></text:p>
      <text:p text:style-name="P1"><text:span text:style-name="Caption_20_characters">қолайлы </text:span><text:span text:style-name="Definition">удобный</text:span></text:p>
      <text:p text:style-name="P1"><text:span text:style-name="Caption_20_characters">қолайсыз (2!) </text:span><text:span text:style-name="Definition">неудобный, неподходящий</text:span></text:p>
      <text:p text:style-name="P1"><text:span text:style-name="Caption_20_characters">таза </text:span><text:span text:style-name="Definition">чистый</text:span></text:p>
      <text:p text:style-name="P1"><text:span text:style-name="Caption_20_characters">лас </text:span><text:span text:style-name="Definition">грязный</text:span></text:p>
      <text:p text:style-name="P1"><text:span text:style-name="Caption_20_characters">аяқталған </text:span><text:span text:style-name="Definition">завершенный</text:span></text:p>
      <text:p text:style-name="P1"><text:span text:style-name="Caption_20_characters">аяқталмаған </text:span><text:span text:style-name="Definition">незавершенный</text:span></text:p>
      <text:p text:style-name="P1"><text:span text:style-name="Caption_20_characters">зақымдалған </text:span><text:span text:style-name="Definition">поврежденный</text:span></text:p>
      <text:p text:style-name="P1"><text:span text:style-name="Caption_20_characters">бұзылған </text:span><text:span text:style-name="Definition">испорченный</text:span></text:p>
      <text:p text:style-name="P1"><text:span text:style-name="Caption_20_characters">шешен (2!) </text:span><text:span text:style-name="Definition">оратор; острослов</text:span></text:p>
      <text:p text:style-name="P1"><text:span text:style-name="Caption_20_characters">алғыр </text:span><text:span text:style-name="Definition">хваткий (сильный)</text:span></text:p>
      <text:p text:style-name="P1"><text:span text:style-name="Caption_20_characters">зерек </text:span><text:span text:style-name="Definition">одаренный; способный</text:span></text:p>
      <text:p text:style-name="P1"><text:span text:style-name="Caption_20_characters">сезімтал </text:span><text:span text:style-name="Definition">чувствительный</text:span></text:p>
      <text:p text:style-name="P1"><text:span text:style-name="Caption_20_characters">өткір </text:span><text:span text:style-name="Definition">бойкий; смелый</text:span></text:p>
      <text:p text:style-name="P1"><text:span text:style-name="Caption_20_characters">шебер </text:span><text:span text:style-name="Definition">мастер; виртуоз</text:span></text:p>
      <text:p text:style-name="P1"><text:span text:style-name="Caption_20_characters">өжет </text:span><text:span text:style-name="Definition">дерзкий</text:span></text:p>
      <text:p text:style-name="P1"><text:span text:style-name="Caption_20_characters">сөзшең </text:span><text:span text:style-name="Definition">красноречивый</text:span></text:p>
      <text:p text:style-name="P1"><text:span text:style-name="Caption_20_characters">пысық </text:span><text:span text:style-name="Definition">шустрый</text:span></text:p>
      <text:p text:style-name="P1"><text:span text:style-name="Caption_20_characters">ұғымды; ұққыш </text:span><text:span text:style-name="Definition">толковый; понятливый (2!)</text:span></text:p>
      <text:p text:style-name="P1"><text:span text:style-name="Caption_20_characters">еңбекқор </text:span><text:span text:style-name="Definition">трудолюбивый</text:span></text:p>
      <text:p text:style-name="P1"><text:span text:style-name="Caption_20_characters">епті </text:span><text:span text:style-name="Definition">ловкий</text:span></text:p>
      <text:p text:style-name="P1"><text:span text:style-name="Caption_20_characters">аңқау </text:span><text:span text:style-name="Definition">наивный</text:span></text:p>
      <text:p text:style-name="P1"><text:span text:style-name="Caption_20_characters">алаңғасар </text:span><text:span text:style-name="Definition">рассеянный; невнимательный</text:span></text:p>
      <text:p text:style-name="P1"><text:span text:style-name="Caption_20_characters">икемсіз </text:span><text:span text:style-name="Definition">неуклюжий</text:span></text:p>
      <text:p text:style-name="P1"><text:span text:style-name="Caption_20_characters">сылбыр </text:span><text:span text:style-name="Definition">медлительный (не баяу)</text:span></text:p>
      <text:p text:style-name="P1"><text:span text:style-name="Caption_20_characters">аңғал </text:span><text:span text:style-name="Definition">неосмотрительный</text:span></text:p>
      <text:p text:style-name="P1"><text:span text:style-name="Caption_20_characters">бейқам </text:span><text:span text:style-name="Definition">беспечный</text:span></text:p>
      <text:p text:style-name="P1"><text:span text:style-name="Caption_20_characters">енжар (н </text:span><text:span text:style-name="Definition">равнодушный; безразличный</text:span></text:p>
      <text:p text:style-name="P1"><text:span text:style-name="Caption_20_characters">ебедейсіз </text:span><text:span text:style-name="Definition">неловкий</text:span></text:p>
      <text:p text:style-name="P1"><text:span text:style-name="Caption_20_characters">олақ </text:span><text:span text:style-name="Definition">неловкий</text:span></text:p>
      <text:p text:style-name="P1"><text:span text:style-name="Caption_20_characters">салақ </text:span><text:span text:style-name="Definition">неряха</text:span></text:p>
      <text:p text:style-name="P1"><text:span text:style-name="Caption_20_characters">сауатсыз </text:span><text:span text:style-name="Definition">безграмотный</text:span></text:p>
      <text:p text:style-name="P1"><text:span text:style-name="Caption_20_characters">үлгілі </text:span><text:span text:style-name="Definition">образцовый (не өнегелі)</text:span></text:p>
      <text:p text:style-name="P1"><text:span text:style-name="Caption_20_characters">ұқыпты; құнтты </text:span><text:span text:style-name="Definition">бережливый (2!)</text:span></text:p>
      <text:p text:style-name="P1"><text:span text:style-name="Caption_20_characters">әдепті; сыпайы </text:span><text:span text:style-name="Definition">деликатный (2!)</text:span></text:p>
      <text:p text:style-name="P1"><text:span text:style-name="Caption_20_characters">зейінді </text:span><text:span text:style-name="Definition">внимательный</text:span></text:p>
      <text:p text:style-name="P1"><text:span text:style-name="Caption_20_characters">тындырымды </text:span><text:span text:style-name="Definition">исполнительный</text:span></text:p>
      <text:p text:style-name="P1"><text:span text:style-name="Caption_20_characters">елгезек (3!) </text:span><text:span text:style-name="Definition">отзывчивый, чуткий, бодрый</text:span></text:p>
      <text:p text:style-name="P1"><text:span text:style-name="Caption_20_characters">ынталы </text:span><text:span text:style-name="Definition">прилежный; усердный</text:span></text:p>
      <text:p text:style-name="P1"><text:span text:style-name="Caption_20_characters">сақ </text:span><text:span text:style-name="Definition">осторожный</text:span></text:p>
      <text:p text:style-name="P1"><text:span text:style-name="Caption_20_characters">табанды </text:span><text:span text:style-name="Definition">стойкий; устойчивый (не тұрақты)</text:span></text:p>
      <text:p text:style-name="P1"><text:span text:style-name="Caption_20_characters">білімді </text:span><text:span text:style-name="Definition">образованный</text:span></text:p>
      <text:p text:style-name="P1"><text:span text:style-name="Caption_20_characters">мәдениетті </text:span><text:span text:style-name="Definition">культурный</text:span></text:p>
      <text:p text:style-name="P1"><text:span text:style-name="Caption_20_characters">тәжірибелі </text:span><text:span text:style-name="Definition">опытный</text:span></text:p>
      <text:p text:style-name="P1"><text:span text:style-name="Caption_20_characters">беделді </text:span><text:span text:style-name="Definition">авторитетный; влиятельный; престижный</text:span></text:p>
      <text:p text:style-name="P1"><text:span text:style-name="Caption_20_characters">белсенді </text:span><text:span text:style-name="Definition">активный</text:span></text:p>
      <text:p text:style-name="P1"><text:span text:style-name="Caption_20_characters">білікті </text:span><text:span text:style-name="Definition">квалифицированный</text:span></text:p>
      <text:p text:style-name="P1"><text:span text:style-name="Caption_20_characters">абыройлы </text:span><text:span text:style-name="Definition">уважаемый, авторитетный (не сыйлы, құрметті)</text:span></text:p>
      <text:p text:style-name="P1"><text:span text:style-name="Caption_20_characters">дана </text:span><text:span text:style-name="Definition">мудрый</text:span></text:p>
      <text:p text:style-name="P1"><text:span text:style-name="Caption_20_characters">тәрбиелі </text:span><text:span text:style-name="Definition">воспитанный</text:span></text:p>
      <text:p text:style-name="P1"><text:span text:style-name="Caption_20_characters">қырағы </text:span><text:span text:style-name="Definition">зоркий</text:span></text:p>
      <text:p text:style-name="P1"><text:span text:style-name="Caption_20_characters">байқағыш </text:span><text:span text:style-name="Definition">наблюдательный</text:span></text:p>
      <text:p text:style-name="P1"><text:span text:style-name="Caption_20_characters">шыныққан (2!) </text:span><text:span text:style-name="Definition">закаленный; развитый</text:span></text:p>
      <text:p text:style-name="P1"><text:span text:style-name="Caption_20_characters">кемеңгер </text:span><text:span text:style-name="Definition">гений</text:span></text:p>
      <text:p text:style-name="P1"><text:span text:style-name="Caption_20_characters">зиялы </text:span><text:span text:style-name="Definition">интеллигентный</text:span></text:p>
      <text:p text:style-name="P1"><text:span text:style-name="Caption_20_characters">ибалы </text:span><text:span text:style-name="Definition">деликатный; учтивый (не әдепті, сыпайы)</text:span></text:p>
      <text:p text:style-name="P1"><text:span text:style-name="Caption_20_characters">сыйлы; құрметті </text:span><text:span text:style-name="Definition">уважаемый (2!, не абыройлы)</text:span></text:p>
      <text:p text:style-name="P1"><text:span text:style-name="Caption_20_characters">озық </text:span><text:span text:style-name="Definition">передовой</text:span></text:p>
      <text:p text:style-name="P1"><text:soft-page-break/><text:span text:style-name="Caption_20_characters">өнегелі </text:span><text:span text:style-name="Definition">образцовый (не үлгілі)</text:span></text:p>
      <text:p text:style-name="P1"><text:span text:style-name="Caption_20_characters">сауатты </text:span><text:span text:style-name="Definition">грамотный (не көзі ашық)</text:span></text:p>
      <text:p text:style-name="P1"><text:span text:style-name="Caption_20_characters">талапты </text:span><text:span text:style-name="Definition">целеустремленный</text:span></text:p>
      <text:p text:style-name="P1"><text:span text:style-name="Caption_20_characters">тәртіпті </text:span><text:span text:style-name="Definition">дисциплинированный</text:span></text:p>
      <text:p text:style-name="P1"><text:span text:style-name="Caption_20_characters">алғыр </text:span><text:span text:style-name="Definition">хваткий</text:span></text:p>
      <text:p text:style-name="P1"><text:span text:style-name="Caption_20_characters">жылауық </text:span><text:span text:style-name="Definition">плаксивый</text:span></text:p>
      <text:p text:style-name="P1"><text:span text:style-name="Caption_20_characters">икемді </text:span><text:span text:style-name="Definition">способный</text:span></text:p>
      <text:p text:style-name="P1"><text:span text:style-name="Caption_20_characters">кекшіл </text:span><text:span text:style-name="Definition">злопамятный</text:span></text:p>
      <text:p text:style-name="P1"><text:span text:style-name="Caption_20_characters">күдікшіл </text:span><text:span text:style-name="Definition">недоверчивый</text:span></text:p>
      <text:p text:style-name="P1"><text:span text:style-name="Caption_20_characters">қалжыңбас </text:span><text:span text:style-name="Definition">шутник</text:span></text:p>
      <text:p text:style-name="P1"><text:span text:style-name="Caption_20_characters">қырағы </text:span><text:span text:style-name="Definition">бдительный</text:span></text:p>
      <text:p text:style-name="P1"><text:span text:style-name="Caption_20_characters">сенгіш </text:span><text:span text:style-name="Definition">доверчивый</text:span></text:p>
      <text:p text:style-name="P1"><text:span text:style-name="Caption_20_characters">ұрысқақ </text:span><text:span text:style-name="Definition">скандальный</text:span></text:p>
      <text:p text:style-name="P1"><text:span text:style-name="Caption_20_characters">мейірімді </text:span><text:span text:style-name="Definition">добрый</text:span></text:p>
      <text:p text:style-name="P1"><text:span text:style-name="Caption_20_characters">қатыгез </text:span><text:span text:style-name="Definition">жестокий</text:span></text:p>
      <text:p text:style-name="P1"><text:span text:style-name="Caption_20_characters">ұстамды </text:span><text:span text:style-name="Definition">сдержанный</text:span></text:p>
      <text:p text:style-name="P1"><text:span text:style-name="Caption_20_characters">өзімшіл </text:span><text:span text:style-name="Definition">высокомерный</text:span></text:p>
      <text:p text:style-name="P1"><text:span text:style-name="Caption_20_characters">жұмсақ </text:span><text:span text:style-name="Definition">мягкий</text:span></text:p>
      <text:p text:style-name="P1"><text:span text:style-name="Caption_20_characters">момын </text:span><text:span text:style-name="Definition">смирный</text:span></text:p>
      <text:p text:style-name="P1"><text:span text:style-name="Caption_20_characters">арсыз </text:span><text:span text:style-name="Definition">бесстыжий; бессовестный</text:span></text:p>
      <text:p text:style-name="P1"><text:span text:style-name="Caption_20_characters">дарқан </text:span><text:span text:style-name="Definition">щедрый (не жомарт)</text:span></text:p>
      <text:p text:style-name="P1"><text:span text:style-name="Caption_20_characters">дарынды </text:span><text:span text:style-name="Definition">талантливый (не талантты)</text:span></text:p>
      <text:p text:style-name="P1"><text:span text:style-name="Caption_20_characters">езбе </text:span><text:span text:style-name="Definition">болтливый</text:span></text:p>
      <text:p text:style-name="P1"><text:span text:style-name="Caption_20_characters">еріншек </text:span><text:span text:style-name="Definition">ленивый (не жалқау)</text:span></text:p>
      <text:p text:style-name="P1"><text:span text:style-name="Caption_20_characters">жалқау </text:span><text:span text:style-name="Definition">лентяй (не еріншек)</text:span></text:p>
      <text:p text:style-name="P1"><text:span text:style-name="Caption_20_characters">жексұрын </text:span><text:span text:style-name="Definition">мерзкий; гадкий</text:span></text:p>
      <text:p text:style-name="P1"><text:span text:style-name="Caption_20_characters">жинақы </text:span><text:span text:style-name="Definition">аккуратный</text:span></text:p>
      <text:p text:style-name="P1"><text:span text:style-name="Caption_20_characters">залым </text:span><text:span text:style-name="Definition">вероломный; коварный</text:span></text:p>
      <text:p text:style-name="P1"><text:span text:style-name="Caption_20_characters">зұлым </text:span><text:span text:style-name="Definition">коварный; подлый</text:span></text:p>
      <text:p text:style-name="P1"><text:span text:style-name="Caption_20_characters">күйгелек </text:span><text:span text:style-name="Definition">суетливый, беспокойный, нетерпеливый</text:span></text:p>
      <text:p text:style-name="P1"><text:span text:style-name="Caption_20_characters">қияңқы </text:span><text:span text:style-name="Definition">упрямый</text:span></text:p>
      <text:p text:style-name="P1"><text:span text:style-name="Caption_20_characters">қу </text:span><text:span text:style-name="Definition">хитрый</text:span></text:p>
      <text:p text:style-name="P1"><text:span text:style-name="Caption_20_characters">ұялшақ </text:span><text:span text:style-name="Definition">стеснительный (не *3)</text:span></text:p>
      <text:p text:style-name="P1"><text:span text:style-name="Caption_20_characters">ұяң </text:span><text:span text:style-name="Definition">застенчивый (не *6)</text:span></text:p>
      <text:p text:style-name="P1"><text:span text:style-name="Caption_20_characters">айлакер; қу </text:span><text:span text:style-name="Definition">хитрый (2!)</text:span></text:p>
      <text:p text:style-name="P1"><text:span text:style-name="Caption_20_characters">қатал </text:span><text:span text:style-name="Definition">суровый; строгий</text:span></text:p>
      <text:p text:style-name="P1"><text:span text:style-name="Caption_20_characters">жағымпаз </text:span><text:span text:style-name="Definition">подхалим</text:span></text:p>
      <text:p text:style-name="P1"><text:span text:style-name="Caption_20_characters">қаһарлы </text:span><text:span text:style-name="Definition">грозный</text:span></text:p>
      <text:p text:style-name="P1"><text:span text:style-name="Caption_20_characters">қонақжай </text:span><text:span text:style-name="Definition">гостеприимный</text:span></text:p>
      <text:p text:style-name="P1"><text:span text:style-name="Caption_20_characters">өжет </text:span><text:span text:style-name="Definition">упорный</text:span></text:p>
      <text:p text:style-name="P1"><text:span text:style-name="Caption_20_characters">бақытсыз </text:span><text:span text:style-name="Definition">несчастный</text:span></text:p>
      <text:p text:style-name="P1"><text:span text:style-name="Caption_20_characters">қайғылы </text:span><text:span text:style-name="Definition">печальный</text:span></text:p>
      <text:p text:style-name="P1"><text:span text:style-name="Caption_20_characters">жолы болғыш </text:span><text:span text:style-name="Definition">везучий</text:span></text:p>
      <text:p text:style-name="P1"><text:span text:style-name="Caption_20_characters">енжар (н </text:span><text:span text:style-name="Definition">апатичный</text:span></text:p>
      <text:p text:style-name="P1"><text:span text:style-name="Caption_20_characters">жабырқау </text:span><text:span text:style-name="Definition">унылый</text:span></text:p>
      <text:p text:style-name="P1"><text:span text:style-name="Caption_20_characters">жайдары </text:span><text:span text:style-name="Definition">приветливый</text:span></text:p>
      <text:p text:style-name="P1"><text:span text:style-name="Caption_20_characters">ашулы </text:span><text:span text:style-name="Definition">сердитый</text:span></text:p>
      <text:p text:style-name="P1"><text:span text:style-name="Caption_20_characters">өкпелі </text:span><text:span text:style-name="Definition">обиженный</text:span></text:p>
      <text:p text:style-name="P1"><text:span text:style-name="Caption_20_characters">ақ көңіл </text:span><text:span text:style-name="Definition">простодушный</text:span></text:p>
      <text:p text:style-name="P1"><text:span text:style-name="Caption_20_characters">ақ жарқын </text:span><text:span text:style-name="Definition">жизнерадостный</text:span></text:p>
      <text:p text:style-name="P1"><text:span text:style-name="Caption_20_characters">ала аяқ </text:span><text:span text:style-name="Definition">пройдоха</text:span></text:p>
      <text:p text:style-name="P1"><text:span text:style-name="Caption_20_characters">ашық ауыз </text:span><text:span text:style-name="Definition">ротозей</text:span></text:p>
      <text:p text:style-name="P1"><text:span text:style-name="Caption_20_characters">дүние қоңыз </text:span><text:span text:style-name="Definition">скупой (не сараң)</text:span></text:p>
      <text:p text:style-name="P1"><text:span text:style-name="Caption_20_characters">рақымсыз </text:span><text:span text:style-name="Definition">бездушный; черствый</text:span></text:p>
      <text:p text:style-name="P1"><text:span text:style-name="Caption_20_characters">кең пейіл </text:span><text:span text:style-name="Definition">добродушный</text:span></text:p>
      <text:p text:style-name="P1"><text:span text:style-name="Caption_20_characters">көзі ашық </text:span><text:span text:style-name="Definition">грамотный; мыслящий (не сауатты)</text:span></text:p>
      <text:p text:style-name="P1"><text:span text:style-name="Caption_20_characters">кіші пейіл </text:span><text:span text:style-name="Definition">обходительный; учтивый (2)</text:span></text:p>
      <text:p text:style-name="P1"><text:span text:style-name="Caption_20_characters">мінезі ауыр </text:span><text:span text:style-name="Definition">человек с тяжелым характером</text:span></text:p>
      <text:p text:style-name="P1"><text:span text:style-name="Caption_20_characters">сегіз қырлы; бір сырлы </text:span><text:span text:style-name="Definition">многогранный (2!)</text:span></text:p>
      <text:p text:style-name="P1"><text:span text:style-name="Caption_20_characters">су жүрек </text:span><text:span text:style-name="Definition">трус</text:span></text:p>
      <text:p text:style-name="P1"><text:span text:style-name="Caption_20_characters">су жаңа </text:span><text:span text:style-name="Definition">с иголочки</text:span></text:p>
      <text:p text:style-name="P1"><text:span text:style-name="Caption_20_characters">тас бауыр </text:span><text:span text:style-name="Definition">бессердечный</text:span></text:p>
      <text:p text:style-name="P1"><text:span text:style-name="Caption_20_characters">сараң </text:span><text:span text:style-name="Definition">жадный</text:span></text:p>
      <text:p text:style-name="P1"><text:span text:style-name="Caption_20_characters">жомарт </text:span><text:span text:style-name="Definition">щедрый (не дарқан)</text:span></text:p>
      <text:p text:style-name="P1"><text:span text:style-name="Caption_20_characters">тұйық </text:span><text:span text:style-name="Definition">замкнутый</text:span></text:p>
      <text:p text:style-name="P1"><text:span text:style-name="Caption_20_characters">ашық </text:span><text:span text:style-name="Definition">открытый</text:span></text:p>
      <text:p text:style-name="P1"><text:span text:style-name="Caption_20_characters">әңгімешіл </text:span><text:span text:style-name="Definition">разговорчивый</text:span></text:p>
      <text:p text:style-name="P1"><text:span text:style-name="Caption_20_characters">елпілдек </text:span><text:span text:style-name="Definition">услужливый</text:span></text:p>
      <text:p text:style-name="P1"><text:span text:style-name="Caption_20_characters">қамқор </text:span><text:span text:style-name="Definition">заботливый</text:span></text:p>
      <text:p text:style-name="P1"><text:span text:style-name="Caption_20_characters">сараң </text:span><text:span text:style-name="Definition">скупой (не дүние қоңыз)</text:span></text:p>
      <text:p text:style-name="P1"><text:span text:style-name="Caption_20_characters">намысқой </text:span><text:span text:style-name="Definition">гордый</text:span></text:p>
      <text:p text:style-name="P1"><text:span text:style-name="Caption_20_characters">сыйлы </text:span><text:span text:style-name="Definition">почетный; уважаемый (не абыройлы, құрметті) (иначе: құрметті)</text:span></text:p>
      <text:p text:style-name="P1"><text:span text:style-name="Caption_20_characters">жақсы </text:span><text:span text:style-name="Definition">хороший</text:span></text:p>
      <text:p text:style-name="P1"><text:span text:style-name="Caption_20_characters">қызық </text:span><text:span text:style-name="Definition">интересный</text:span></text:p>
      <text:p text:style-name="P1"><text:span text:style-name="Caption_20_characters">жаман </text:span><text:span text:style-name="Definition">плохой</text:span></text:p>
      <text:p text:style-name="P1"><text:span text:style-name="Caption_20_characters">бағалы </text:span><text:span text:style-name="Definition">ценный</text:span></text:p>
      <text:p text:style-name="P1"><text:span text:style-name="Caption_20_characters">көңілсіз </text:span><text:span text:style-name="Definition">скучный</text:span></text:p>
      <text:p text:style-name="P1"><text:span text:style-name="Caption_20_characters">сүйкімсіз </text:span><text:span text:style-name="Definition">неприятный</text:span></text:p>
      <text:p text:style-name="P1"><text:span text:style-name="Caption_20_characters">қорқынышты </text:span><text:span text:style-name="Definition">страшный</text:span></text:p>
      <text:p text:style-name="P1"><text:span text:style-name="Caption_20_characters">керемет </text:span><text:span text:style-name="Definition">чудесный</text:span></text:p>
      <text:p text:style-name="P1"><text:span text:style-name="Caption_20_characters">әсерлі </text:span><text:span text:style-name="Definition">трогательный</text:span></text:p>
      <text:p text:style-name="P1"><text:span text:style-name="Caption_20_characters">сүйкімді </text:span><text:span text:style-name="Definition">приятный</text:span></text:p>
      <text:p text:style-name="P1"><text:span text:style-name="Caption_20_characters">басым </text:span><text:span text:style-name="Definition">превосходный</text:span></text:p>
      <text:p text:style-name="P1"><text:span text:style-name="Caption_20_characters">тамаша; ғажап </text:span><text:span text:style-name="Definition">удивительный (2!)</text:span></text:p>
      <text:p text:style-name="P1"><text:span text:style-name="Caption_20_characters">әрбір </text:span><text:span text:style-name="Definition">каждый</text:span></text:p>
      <text:p text:style-name="P1"><text:span text:style-name="Caption_20_characters">кейбір </text:span><text:span text:style-name="Definition">некоторый (иначе: кейбіреу, қайсыбір, бірен-саран)</text:span></text:p>
      <text:p text:style-name="P1"><text:span text:style-name="Caption_20_characters">күрделі </text:span><text:span text:style-name="Definition">сложный</text:span></text:p>
      <text:p text:style-name="P1"><text:span text:style-name="Caption_20_characters">қарапайым </text:span><text:span text:style-name="Definition">простой</text:span></text:p>
      <text:p text:style-name="P1"><text:span text:style-name="Caption_20_characters">жеке </text:span><text:span text:style-name="Definition">отдельный</text:span></text:p>
      <text:p text:style-name="P1"><text:span text:style-name="Caption_20_characters">ерекше (сын есім) </text:span><text:span text:style-name="Definition">особенный</text:span></text:p>
      <text:p text:style-name="P1"><text:span text:style-name="Caption_20_characters">арнайы </text:span><text:span text:style-name="Definition">специальный</text:span></text:p>
      <text:p text:style-name="P1"><text:span text:style-name="Caption_20_characters">негізгі </text:span><text:span text:style-name="Definition">основной</text:span></text:p>
      <text:p text:style-name="P1"><text:span text:style-name="Caption_20_characters">кез келген </text:span><text:span text:style-name="Definition">любой (2)</text:span></text:p>
      <text:p text:style-name="P1"><text:span text:style-name="Caption_20_characters">ортақ </text:span><text:span text:style-name="Definition">общий</text:span></text:p>
      <text:p text:style-name="P1"><text:span text:style-name="Caption_20_characters">типтік </text:span><text:span text:style-name="Definition">типичный</text:span></text:p>
      <text:p text:style-name="P1"><text:span text:style-name="Caption_20_characters">басты </text:span><text:span text:style-name="Definition">главный</text:span></text:p>
      <text:p text:style-name="P1"><text:span text:style-name="Caption_20_characters">маңызды </text:span><text:span text:style-name="Definition">важный</text:span></text:p>
      <text:p text:style-name="P1"><text:span text:style-name="Caption_20_characters">қиын </text:span><text:span text:style-name="Definition">трудный</text:span></text:p>
      <text:p text:style-name="P1"><text:span text:style-name="Caption_20_characters">жеңіл </text:span><text:span text:style-name="Definition">легкий</text:span></text:p>
      <text:p text:style-name="P1"><text:span text:style-name="Caption_20_characters">әр түрлі </text:span><text:span text:style-name="Definition">различный</text:span></text:p>
      <text:p text:style-name="P1"><text:span text:style-name="Caption_20_characters">ұқсас </text:span><text:span text:style-name="Definition">похожий</text:span></text:p>
      <text:p text:style-name="P1"><text:span text:style-name="Caption_20_characters">сапалы </text:span><text:span text:style-name="Definition">качественный</text:span></text:p>
      <text:p text:style-name="P1"><text:span text:style-name="Caption_20_characters">жасанды </text:span><text:span text:style-name="Definition">искусственный</text:span></text:p>
      <text:p text:style-name="P1"><text:span text:style-name="Caption_20_characters">тең </text:span><text:span text:style-name="Definition">одинаковый (не бірдей)</text:span></text:p>
      <text:p text:style-name="P1"><text:span text:style-name="Caption_20_characters">табиғи </text:span><text:span text:style-name="Definition">естественный</text:span></text:p>
      <text:p text:style-name="P1"><text:span text:style-name="Caption_20_characters">керемет (зат есім) </text:span><text:span text:style-name="Definition">диво; чудо</text:span></text:p>
      <text:p text:style-name="P1"><text:span text:style-name="Caption_20_characters">оңтайлы </text:span><text:span text:style-name="Definition">оптимальный</text:span></text:p>
      <text:p text:style-name="P1"><text:span text:style-name="Caption_20_characters">азғантай </text:span><text:span text:style-name="Definition">незначительный</text:span></text:p>
      <text:p text:style-name="P1"><text:span text:style-name="Caption_20_characters">жетілген </text:span><text:span text:style-name="Definition">усовершенствованный</text:span></text:p>
      <text:p text:style-name="P1"><text:span text:style-name="Caption_20_characters">оңай </text:span><text:span text:style-name="Definition">легкий; несложный</text:span></text:p>
      <text:p text:style-name="P1"><text:span text:style-name="Caption_20_characters">ең көп </text:span><text:span text:style-name="Definition">максимальный</text:span></text:p>
      <text:p text:style-name="P1"><text:span text:style-name="Caption_20_characters">ең аз </text:span><text:span text:style-name="Definition">минимальный</text:span></text:p>
      <text:p text:style-name="P1"><text:span text:style-name="Caption_20_characters">бос </text:span><text:span text:style-name="Definition">пустой</text:span></text:p>
      <text:p text:style-name="P1"><text:span text:style-name="Caption_20_characters">орташа </text:span><text:span text:style-name="Definition">средний</text:span></text:p>
      <text:p text:style-name="P1"><text:span text:style-name="Caption_20_characters">жеткілікті </text:span><text:span text:style-name="Definition">достаточный; достаточно</text:span></text:p>
      <text:p text:style-name="P1"><text:span text:style-name="Caption_20_characters">мол </text:span><text:span text:style-name="Definition">избыточный</text:span></text:p>
      <text:p text:style-name="P1"><text:span text:style-name="Caption_20_characters">көптеген </text:span><text:span text:style-name="Definition">многочисленный</text:span></text:p>
      <text:p text:style-name="P1"><text:span text:style-name="Caption_20_characters">аздаған </text:span><text:span text:style-name="Definition">немногочисленный</text:span></text:p>
      <text:p text:style-name="P1"><text:span text:style-name="Caption_20_characters">едәуір (сын есім) </text:span><text:span text:style-name="Definition">значительный; существенный (не айтарлықтай, елеулі)</text:span></text:p>
      <text:p text:style-name="P1"><text:span text:style-name="Caption_20_characters">артық; мол </text:span><text:span text:style-name="Definition">лишний, избыточный (2!)</text:span></text:p>
      <text:p text:style-name="P1"><text:span text:style-name="Caption_20_characters">есепсіз </text:span><text:span text:style-name="Definition">бесчисленный; многочисленный</text:span></text:p>
      <text:p text:style-name="P1"><text:span text:style-name="Caption_20_characters">кем </text:span><text:span text:style-name="Definition">меньше; менее</text:span></text:p>
      <text:p text:style-name="P1"><text:span text:style-name="Caption_20_characters">санаулы </text:span><text:span text:style-name="Definition">считанный</text:span></text:p>
      <text:p text:style-name="P1"><text:span text:style-name="Caption_20_characters">санаусыз </text:span><text:span text:style-name="Definition">несметный</text:span></text:p>
      <text:p text:style-name="P1"><text:span text:style-name="Caption_20_characters">қажетті </text:span><text:span text:style-name="Definition">необходимый</text:span></text:p>
      <text:p text:style-name="P1"><text:span text:style-name="Caption_20_characters">шынайы </text:span><text:span text:style-name="Definition">реальный</text:span></text:p>
      <text:p text:style-name="P1"><text:span text:style-name="Caption_20_characters">нақты </text:span><text:span text:style-name="Definition">фактически</text:span></text:p>
      <text:p text:style-name="P1"><text:span text:style-name="Caption_20_characters">практикалық </text:span><text:span text:style-name="Definition">практический</text:span></text:p>
      <text:p text:style-name="P1"><text:span text:style-name="Caption_20_characters">шартты </text:span><text:span text:style-name="Definition">условный</text:span></text:p>
      <text:p text:style-name="P1"><text:span text:style-name="Caption_20_characters">фантастикалық </text:span><text:span text:style-name="Definition">фантастический</text:span></text:p>
      <text:p text:style-name="P1"><text:span text:style-name="Caption_20_characters">абсолютті </text:span><text:span text:style-name="Definition">абсолютный</text:span></text:p>
      <text:p text:style-name="P1"><text:span text:style-name="Caption_20_characters">жарамды; оң </text:span><text:span text:style-name="Definition">положительный (2!)</text:span></text:p>
      <text:p text:style-name="P1"><text:span text:style-name="Caption_20_characters">жарамсыз; теріс </text:span><text:span text:style-name="Definition">отрицательный (2!)</text:span></text:p>
      <text:p text:style-name="P1"><text:span text:style-name="Caption_20_characters">қалаулы </text:span><text:span text:style-name="Definition">желательный</text:span></text:p>
      <text:p text:style-name="P1"><text:span text:style-name="Caption_20_characters">заңды </text:span><text:span text:style-name="Definition">закономерный</text:span></text:p>
      <text:p text:style-name="P1"><text:span text:style-name="Caption_20_characters">шарасыз </text:span><text:span text:style-name="Definition">неизбежный</text:span></text:p>
      <text:p text:style-name="P1"><text:span text:style-name="Caption_20_characters">дұрыс </text:span><text:span text:style-name="Definition">правильный</text:span></text:p>
      <text:p text:style-name="P1"><text:span text:style-name="Caption_20_characters">дұрыс емес </text:span><text:span text:style-name="Definition">неправильный</text:span></text:p>
      <text:p text:style-name="P1"><text:span text:style-name="Caption_20_characters">жалған </text:span><text:span text:style-name="Definition">ложный, мнимый</text:span></text:p>
      <text:p text:style-name="P1"><text:span text:style-name="Caption_20_characters">дәл (сын есім) </text:span><text:span text:style-name="Definition">точный</text:span></text:p>
      <text:p text:style-name="P1"><text:span text:style-name="Caption_20_characters">жуық </text:span><text:span text:style-name="Definition">приблизительный</text:span></text:p>
      <text:p text:style-name="P1"><text:span text:style-name="Caption_20_characters">заңды </text:span><text:span text:style-name="Definition">законный</text:span></text:p>
      <text:p text:style-name="P1"><text:span text:style-name="Caption_20_characters">заңсыз </text:span><text:span text:style-name="Definition">незаконный</text:span></text:p>
      <text:p text:style-name="P1"><text:span text:style-name="Caption_20_characters">лайық </text:span><text:span text:style-name="Definition">подходящий</text:span></text:p>
      <text:p text:style-name="P1"><text:span text:style-name="Caption_20_characters">орынсыз </text:span><text:span text:style-name="Definition">неуместный</text:span></text:p>
      <text:p text:style-name="P1"><text:span text:style-name="Caption_20_characters">арзан </text:span><text:span text:style-name="Definition">дешевый</text:span></text:p>
      <text:p text:style-name="P1"><text:span text:style-name="Caption_20_characters">қымбат </text:span><text:span text:style-name="Definition">дорогой</text:span></text:p>
      <text:p text:style-name="P1"><text:span text:style-name="Caption_20_characters">пайдалы </text:span><text:span text:style-name="Definition">полезный</text:span></text:p>
      <text:p text:style-name="P1"><text:span text:style-name="Caption_20_characters">зиянсыз </text:span><text:span text:style-name="Definition">безвредный</text:span></text:p>
      <text:p text:style-name="P1"><text:span text:style-name="Caption_20_characters">зиянды </text:span><text:span text:style-name="Definition">вредный</text:span></text:p>
      <text:p text:style-name="P1"><text:span text:style-name="Caption_20_characters">табысты </text:span><text:span text:style-name="Definition">доходный</text:span></text:p>
      <text:p text:style-name="P1"><text:span text:style-name="Caption_20_characters">тиімсіз </text:span><text:span text:style-name="Definition">невыгодный</text:span></text:p>
      <text:p text:style-name="P1"><text:span text:style-name="Caption_20_characters">табыссыз </text:span><text:span text:style-name="Definition">недоходный</text:span></text:p>
      <text:p text:style-name="P1"><text:span text:style-name="Caption_20_characters">әсерлі </text:span><text:span text:style-name="Definition">эффектный</text:span></text:p>
      <text:p text:style-name="P1"><text:span text:style-name="Caption_20_characters">пайдасыз </text:span><text:span text:style-name="Definition">бесполезный</text:span></text:p>
      <text:p text:style-name="P1"><text:span text:style-name="Caption_20_characters">ақысыз </text:span><text:span text:style-name="Definition">бесплатный</text:span></text:p>
      <text:p text:style-name="P1"><text:span text:style-name="Caption_20_characters">тиімді </text:span><text:span text:style-name="Definition">выгодный</text:span></text:p>
      <text:p text:style-name="P1"><text:span text:style-name="Caption_20_characters">бағасыз </text:span><text:span text:style-name="Definition">бесценный</text:span></text:p>
      <text:p text:style-name="P1"><text:span text:style-name="Caption_20_characters">қиын </text:span><text:span text:style-name="Definition">трудная</text:span></text:p>
      <text:p text:style-name="P1"><text:span text:style-name="Caption_20_characters">маңызды (3!) </text:span><text:span text:style-name="Definition">толковый; осмысленный; содержательный</text:span></text:p>
      <text:p text:style-name="P1"><text:span text:style-name="Caption_20_characters">күнделікті </text:span><text:span text:style-name="Definition">ежедневный</text:span></text:p>
      <text:p text:style-name="P1"><text:span text:style-name="Caption_20_characters">кезекті </text:span><text:span text:style-name="Definition">очередная</text:span></text:p>
      <text:p text:style-name="P1"><text:span text:style-name="Caption_20_characters">әлеуметтік </text:span><text:span text:style-name="Definition">социальная</text:span></text:p>
      <text:p text:style-name="P1"><text:span text:style-name="Caption_20_characters">даусыз </text:span><text:span text:style-name="Definition">бесспорная</text:span></text:p>
      <text:p text:style-name="P1"><text:span text:style-name="Caption_20_characters">даулы </text:span><text:span text:style-name="Definition">спорная</text:span></text:p>
      <text:p text:style-name="P1"><text:span text:style-name="Caption_20_characters">ауқымды </text:span><text:span text:style-name="Definition">масштабный, кардинальный</text:span></text:p>
      <text:p text:style-name="P1"><text:span text:style-name="Caption_20_characters">түсінікті </text:span><text:span text:style-name="Definition">понятная</text:span></text:p>
      <text:p text:style-name="P1"><text:span text:style-name="Caption_20_characters">алғашқы </text:span><text:span text:style-name="Definition">первоначальный (не бастапқы)</text:span></text:p>
      <text:p text:style-name="P1"><text:span text:style-name="Caption_20_characters">кездейсоқ </text:span><text:span text:style-name="Definition">непредвиденный</text:span></text:p>
      <text:p text:style-name="P1"><text:span text:style-name="Caption_20_characters">саяси </text:span><text:span text:style-name="Definition">политический</text:span></text:p>
      <text:p text:style-name="P1"><text:span text:style-name="Caption_20_characters">айрықша; ерекше </text:span><text:span text:style-name="Definition">особый (2!)</text:span></text:p>
      <text:p text:style-name="P1"><text:span text:style-name="Caption_20_characters">айтарлықтай </text:span><text:span text:style-name="Definition">значительный (не едәуір, елеулі)</text:span></text:p>
      <text:p text:style-name="P1"><text:span text:style-name="Caption_20_characters">төтенше </text:span><text:span text:style-name="Definition">экстренный</text:span></text:p>
      <text:p text:style-name="P1"><text:span text:style-name="Caption_20_characters">күтпеген </text:span><text:span text:style-name="Definition">нежданный</text:span></text:p>
      <text:p text:style-name="P1"><text:span text:style-name="Caption_20_characters">бүгінгі </text:span><text:span text:style-name="Definition">сегодняшний</text:span></text:p>
      <text:p text:style-name="P1"><text:span text:style-name="Caption_20_characters">баяғы </text:span><text:span text:style-name="Definition">давний</text:span></text:p>
      <text:p text:style-name="P1"><text:span text:style-name="Caption_20_characters">өткен жылғы </text:span><text:span text:style-name="Definition">прошлогодний</text:span></text:p>
      <text:p text:style-name="P1"><text:span text:style-name="Caption_20_characters">елеулі </text:span><text:span text:style-name="Definition">существенный; значительный (не айтарлықтай, едәуір)</text:span></text:p>
      <text:p text:style-name="P1"><text:span text:style-name="Caption_20_characters">елеусіз </text:span><text:span text:style-name="Definition">незаметный; малозначительный</text:span></text:p>
      <text:p text:style-name="P1"><text:span text:style-name="Caption_20_characters">қолайсыз </text:span><text:span text:style-name="Definition">неблагоприятный</text:span></text:p>
      <text:p text:style-name="P1"><text:span text:style-name="Caption_20_characters">ауызша </text:span><text:span text:style-name="Definition">устно</text:span></text:p>
      <text:p text:style-name="P1"><text:span text:style-name="Caption_20_characters">жазбаша </text:span><text:span text:style-name="Definition">письменно</text:span></text:p>
      <text:p text:style-name="P1"><text:span text:style-name="Caption_20_characters">дәл </text:span><text:span text:style-name="Definition">точное</text:span></text:p>
      <text:p text:style-name="P1"><text:span text:style-name="Caption_20_characters">қысқа </text:span><text:span text:style-name="Definition">короткий</text:span></text:p>
      <text:p text:style-name="P1"><text:span text:style-name="Caption_20_characters">толық (үстеу) </text:span><text:span text:style-name="Definition">полностью</text:span></text:p>
      <text:p text:style-name="P1"><text:span text:style-name="Caption_20_characters">жан-жақты </text:span><text:span text:style-name="Definition">подробное</text:span></text:p>
      <text:p text:style-name="P1"><text:span text:style-name="Caption_20_characters">егжей-тегжейлі </text:span><text:span text:style-name="Definition">детальное</text:span></text:p>
      <text:p text:style-name="P1"><text:span text:style-name="Caption_20_characters">көрнекі </text:span><text:span text:style-name="Definition">наглядное</text:span></text:p>
      <text:p text:style-name="P1"><text:span text:style-name="Caption_20_characters">ауқымды </text:span><text:span text:style-name="Definition">глобальный, широкий</text:span></text:p>
      <text:p text:style-name="P1"><text:soft-page-break/><text:span text:style-name="Caption_20_characters">жауапты </text:span><text:span text:style-name="Definition">ответственная</text:span></text:p>
      <text:p text:style-name="P1"><text:span text:style-name="Caption_20_characters">зор </text:span><text:span text:style-name="Definition">грандиозная (не абажадай)</text:span></text:p>
      <text:p text:style-name="P1"><text:span text:style-name="Caption_20_characters">жүктелген </text:span><text:span text:style-name="Definition">возложенная</text:span></text:p>
      <text:p text:style-name="P1"><text:span text:style-name="Caption_20_characters">сары </text:span><text:span text:style-name="Definition">желтый</text:span></text:p>
      <text:p text:style-name="P1"><text:span text:style-name="Caption_20_characters">жасыл </text:span><text:span text:style-name="Definition">зеленый</text:span></text:p>
      <text:p text:style-name="P1"><text:span text:style-name="Caption_20_characters">қара </text:span><text:span text:style-name="Definition">черный</text:span></text:p>
      <text:p text:style-name="P1"><text:span text:style-name="Caption_20_characters">ақ </text:span><text:span text:style-name="Definition">белый</text:span></text:p>
      <text:p text:style-name="P1"><text:span text:style-name="Caption_20_characters">ашық </text:span><text:span text:style-name="Definition">светлый</text:span></text:p>
      <text:p text:style-name="P1"><text:span text:style-name="Caption_20_characters">түссіз </text:span><text:span text:style-name="Definition">бесцветный</text:span></text:p>
      <text:p text:style-name="P1"><text:span text:style-name="Caption_20_characters">қызыл </text:span><text:span text:style-name="Definition">красный</text:span></text:p>
      <text:p text:style-name="P1"><text:span text:style-name="Caption_20_characters">мөлдір </text:span><text:span text:style-name="Definition">прозрачный</text:span></text:p>
      <text:p text:style-name="P1"><text:span text:style-name="Caption_20_characters">алабажақ </text:span><text:span text:style-name="Definition">пестрый</text:span></text:p>
      <text:p text:style-name="P1"><text:span text:style-name="Caption_20_characters">үлкен </text:span><text:span text:style-name="Definition">большой (не зор, ірі)</text:span></text:p>
      <text:p text:style-name="P1"><text:span text:style-name="Caption_20_characters">ұзын </text:span><text:span text:style-name="Definition">длинный, высокий</text:span></text:p>
      <text:p text:style-name="P1"><text:span text:style-name="Caption_20_characters">биік </text:span><text:span text:style-name="Definition">высокий</text:span></text:p>
      <text:p text:style-name="P1"><text:span text:style-name="Caption_20_characters">қысқа (үстеу) </text:span><text:span text:style-name="Definition">коротко</text:span></text:p>
      <text:p text:style-name="P1"><text:span text:style-name="Caption_20_characters">алыс </text:span><text:span text:style-name="Definition">далекий</text:span></text:p>
      <text:p text:style-name="P1"><text:span text:style-name="Caption_20_characters">жақын </text:span><text:span text:style-name="Definition">близкий</text:span></text:p>
      <text:p text:style-name="P1"><text:span text:style-name="Caption_20_characters">кең </text:span><text:span text:style-name="Definition">широкий (не енді)</text:span></text:p>
      <text:p text:style-name="P1"><text:span text:style-name="Caption_20_characters">кішкентай </text:span><text:span text:style-name="Definition">маленький</text:span></text:p>
      <text:p text:style-name="P1"><text:span text:style-name="Caption_20_characters">жұқа </text:span><text:span text:style-name="Definition">тонкий</text:span></text:p>
      <text:p text:style-name="P1"><text:span text:style-name="Caption_20_characters">қалың </text:span><text:span text:style-name="Definition">толстый (не жуан)</text:span></text:p>
      <text:p text:style-name="P1"><text:span text:style-name="Caption_20_characters">орасан (сын есім) </text:span><text:span text:style-name="Definition">огромный (не зор, абжадай)</text:span></text:p>
      <text:p text:style-name="P1"><text:span text:style-name="Caption_20_characters">терең </text:span><text:span text:style-name="Definition">глубокий</text:span></text:p>
      <text:p text:style-name="P1"><text:span text:style-name="Caption_20_characters">тар </text:span><text:span text:style-name="Definition">узкий (не енсіз)</text:span></text:p>
      <text:p text:style-name="P1"><text:span text:style-name="Caption_20_characters">тығыз </text:span><text:span text:style-name="Definition">плотный</text:span></text:p>
      <text:p text:style-name="P1"><text:span text:style-name="Caption_20_characters">аласа </text:span><text:span text:style-name="Definition">низкий</text:span></text:p>
      <text:p text:style-name="P1"><text:span text:style-name="Caption_20_characters">абажадай </text:span><text:span text:style-name="Definition">огромный; громадный (о размерах, не зор, орасан)</text:span></text:p>
      <text:p text:style-name="P1"><text:span text:style-name="Caption_20_characters">зор </text:span><text:span text:style-name="Definition">крупный; огромный (не абажадай, үлкен, ірі)</text:span></text:p>
      <text:p text:style-name="P1"><text:span text:style-name="Caption_20_characters">зілдей </text:span><text:span text:style-name="Definition">очень тяжелый</text:span></text:p>
      <text:p text:style-name="P1"><text:span text:style-name="Caption_20_characters">қисық </text:span><text:span text:style-name="Definition">кривая</text:span></text:p>
      <text:p text:style-name="P1"><text:span text:style-name="Caption_20_characters">түзу </text:span><text:span text:style-name="Definition">прямой</text:span></text:p>
      <text:p text:style-name="P1"><text:span text:style-name="Caption_20_characters">тік бұрышты </text:span><text:span text:style-name="Definition">прямоугольный</text:span></text:p>
      <text:p text:style-name="P1"><text:span text:style-name="Caption_20_characters">жазық </text:span><text:span text:style-name="Definition">ровный</text:span></text:p>
      <text:p text:style-name="P1"><text:span text:style-name="Caption_20_characters">тегіс </text:span><text:span text:style-name="Definition">гладкий</text:span></text:p>
      <text:p text:style-name="P1"><text:span text:style-name="Caption_20_characters">дөңгелек </text:span><text:span text:style-name="Definition">круглый (не домалақ, жұмыр)</text:span></text:p>
      <text:p text:style-name="P1"><text:span text:style-name="Caption_20_characters">шаршы </text:span><text:span text:style-name="Definition">квадратный</text:span></text:p>
      <text:p text:style-name="P1"><text:span text:style-name="Caption_20_characters">үшбұрышты </text:span><text:span text:style-name="Definition">треугольный</text:span></text:p>
      <text:p text:style-name="P1"><text:span text:style-name="Caption_20_characters">ойпаң </text:span><text:span text:style-name="Definition">впадина</text:span></text:p>
      <text:p text:style-name="P1"><text:span text:style-name="Caption_20_characters">шығыңқы </text:span><text:span text:style-name="Definition">выпуклый</text:span></text:p>
      <text:p text:style-name="P1"><text:span text:style-name="Caption_20_characters">көлбеу </text:span><text:span text:style-name="Definition">горизонтальный</text:span></text:p>
      <text:p text:style-name="P1"><text:span text:style-name="Caption_20_characters">сопақ </text:span><text:span text:style-name="Definition">овальный</text:span></text:p>
      <text:p text:style-name="P1"><text:span text:style-name="Caption_20_characters">қиғаш </text:span><text:span text:style-name="Definition">наклонный</text:span></text:p>
      <text:p text:style-name="P1"><text:span text:style-name="Caption_20_characters">буылтық </text:span><text:span text:style-name="Definition">узловатый</text:span></text:p>
      <text:p text:style-name="P1"><text:span text:style-name="Caption_20_characters">домалақ </text:span><text:span text:style-name="Definition">шарообразный; круглый (не жұмыр, дөңгелек)</text:span></text:p>
      <text:p text:style-name="P1"><text:span text:style-name="Caption_20_characters">жұмыр </text:span><text:span text:style-name="Definition">круглый (не домалақ, дөңгелек)</text:span></text:p>
      <text:p text:style-name="P1"><text:span text:style-name="Caption_20_characters">үлкен </text:span><text:span text:style-name="Definition">крупный (не зор, ірі)</text:span></text:p>
      <text:p text:style-name="P1"><text:span text:style-name="Caption_20_characters">енді (сын есім) </text:span><text:span text:style-name="Definition">широкий (не кең)</text:span></text:p>
      <text:p text:style-name="P1"><text:span text:style-name="Caption_20_characters">енсіз </text:span><text:span text:style-name="Definition">узкий (не тар)</text:span></text:p>
      <text:p text:style-name="P1"><text:span text:style-name="Caption_20_characters">кіп-кішкене </text:span><text:span text:style-name="Definition">малюсенький</text:span></text:p>
      <text:p text:style-name="P1"><text:span text:style-name="Caption_20_characters">тұтас </text:span><text:span text:style-name="Definition">сплошной</text:span></text:p>
      <text:p text:style-name="P1"><text:span text:style-name="Caption_20_characters">шағын </text:span><text:span text:style-name="Definition">небольшой</text:span></text:p>
      <text:p text:style-name="P1"><text:span text:style-name="Caption_20_characters">қатты </text:span><text:span text:style-name="Definition">твердый</text:span></text:p>
      <text:p text:style-name="P1"><text:span text:style-name="Caption_20_characters">тегіс емес </text:span><text:span text:style-name="Definition">неровный (2)</text:span></text:p>
      <text:p text:style-name="P1"><text:span text:style-name="Caption_20_characters">үшкір </text:span><text:span text:style-name="Definition">острый</text:span></text:p>
      <text:p text:style-name="P1"><text:span text:style-name="Caption_20_characters">бедерлі </text:span><text:span text:style-name="Definition">с узором; тисненый</text:span></text:p>
      <text:p text:style-name="P1"><text:span text:style-name="Caption_20_characters">айқыш-ұйқыш </text:span><text:span text:style-name="Definition">перекрестный</text:span></text:p>
      <text:p text:style-name="P1"><text:span text:style-name="Caption_20_characters">бұдыр </text:span><text:span text:style-name="Definition">бугристый</text:span></text:p>
      <text:p text:style-name="P1"><text:span text:style-name="Caption_20_characters">жалпақ </text:span><text:span text:style-name="Definition">плоский</text:span></text:p>
      <text:p text:style-name="P1"><text:span text:style-name="Caption_20_characters">дөңес </text:span><text:span text:style-name="Definition">выпуклая поверхность</text:span></text:p>
      <text:p text:style-name="P1"><text:span text:style-name="Caption_20_characters">тайғақ </text:span><text:span text:style-name="Definition">скользкий</text:span></text:p>
      <text:p text:style-name="P1"><text:span text:style-name="Caption_20_characters">кедір-бұдыр </text:span><text:span text:style-name="Definition">неровный</text:span></text:p>
      <text:p text:style-name="P1"><text:span text:style-name="Caption_20_characters">тақыр жер </text:span><text:span text:style-name="Definition">голая; лысая земля</text:span></text:p>
      <text:p text:style-name="P1"><text:span text:style-name="Caption_20_characters">ылғалды </text:span><text:span text:style-name="Definition">влажный</text:span></text:p>
      <text:p text:style-name="P1"><text:span text:style-name="Caption_20_characters">дымқыл </text:span><text:span text:style-name="Definition">мокрый (не сулы)</text:span></text:p>
      <text:p text:style-name="P1"><text:span text:style-name="Caption_20_characters">сызды </text:span><text:span text:style-name="Definition">сырой</text:span></text:p>
      <text:p text:style-name="P1"><text:span text:style-name="Caption_20_characters">дәмді </text:span><text:span text:style-name="Definition">вкусный</text:span></text:p>
      <text:p text:style-name="P1"><text:span text:style-name="Caption_20_characters">тәтті </text:span><text:span text:style-name="Definition">сладкий</text:span></text:p>
      <text:p text:style-name="P1"><text:span text:style-name="Caption_20_characters">сұйық </text:span><text:span text:style-name="Definition">жидкий</text:span></text:p>
      <text:p text:style-name="P1"><text:span text:style-name="Caption_20_characters">ащы </text:span><text:span text:style-name="Definition">горький</text:span></text:p>
      <text:p text:style-name="P1"><text:span text:style-name="Caption_20_characters">қою (зат есім) </text:span><text:span text:style-name="Definition">гуща, сгусток</text:span></text:p>
      <text:p text:style-name="P1"><text:span text:style-name="Caption_20_characters">қышқыл </text:span><text:span text:style-name="Definition">кислый</text:span></text:p>
      <text:p text:style-name="P1"><text:span text:style-name="Caption_20_characters">тұзды </text:span><text:span text:style-name="Definition">соленый</text:span></text:p>
      <text:p text:style-name="P1"><text:span text:style-name="Caption_20_characters">жұғымды </text:span><text:span text:style-name="Definition">питательный</text:span></text:p>
      <text:p text:style-name="P1"><text:span text:style-name="Caption_20_characters">жұғымсыз </text:span><text:span text:style-name="Definition">малопитательный</text:span></text:p>
      <text:p text:style-name="P1"><text:span text:style-name="Caption_20_characters">ашқылтым </text:span><text:span text:style-name="Definition">кисловатый; горьковатый</text:span></text:p>
      <text:p text:style-name="P1"><text:span text:style-name="Caption_20_characters">қоректі </text:span><text:span text:style-name="Definition">сытный</text:span></text:p>
      <text:p text:style-name="P1"><text:span text:style-name="Caption_20_characters">шикі </text:span><text:span text:style-name="Definition">сырой; недоваренный</text:span></text:p>
      <text:p text:style-name="P1"><text:span text:style-name="Caption_20_characters">сасық </text:span><text:span text:style-name="Definition">вонючий</text:span></text:p>
      <text:p text:style-name="P1"><text:span text:style-name="Caption_20_characters">иіссіз </text:span><text:span text:style-name="Definition">без запаха</text:span></text:p>
      <text:p text:style-name="P1"><text:span text:style-name="Caption_20_characters">хош иісті </text:span><text:span text:style-name="Definition">ароматный</text:span></text:p>
      <text:p text:style-name="P1"><text:span text:style-name="Caption_20_characters">ыстық </text:span><text:span text:style-name="Definition">горячий</text:span></text:p>
      <text:p text:style-name="P1"><text:span text:style-name="Caption_20_characters">жылы </text:span><text:span text:style-name="Definition">теплый</text:span></text:p>
      <text:p text:style-name="P1"><text:span text:style-name="Caption_20_characters">суық </text:span><text:span text:style-name="Definition">холодный</text:span></text:p>
      <text:p text:style-name="P1"><text:span text:style-name="Caption_20_characters">салқын </text:span><text:span text:style-name="Definition">прохладный</text:span></text:p>
      <text:p text:style-name="P1"><text:span text:style-name="Caption_20_characters">бұлтты </text:span><text:span text:style-name="Definition">облачный</text:span></text:p>
      <text:p text:style-name="P1"><text:span text:style-name="Caption_20_characters">бұлтсыз </text:span><text:span text:style-name="Definition">безоблачный</text:span></text:p>
      <text:p text:style-name="P1"><text:span text:style-name="Caption_20_characters">бұлыңғыр </text:span><text:span text:style-name="Definition">пасмурный</text:span></text:p>
      <text:p text:style-name="P1"><text:span text:style-name="Caption_20_characters">ашық </text:span><text:span text:style-name="Definition">солнечный</text:span></text:p>
      <text:p text:style-name="P1"><text:span text:style-name="Caption_20_characters">жауын-шашынды </text:span><text:span text:style-name="Definition">дождливый</text:span></text:p>
      <text:p text:style-name="P1"><text:span text:style-name="Caption_20_characters">желді </text:span><text:span text:style-name="Definition">ветреный</text:span></text:p>
      <text:p text:style-name="P1"><text:span text:style-name="Caption_20_characters">найзағайлы </text:span><text:span text:style-name="Definition">грозовый</text:span></text:p>
      <text:p text:style-name="P1"><text:span text:style-name="Caption_20_characters">өткінші </text:span><text:span text:style-name="Definition">мимолетный</text:span></text:p>
      <text:p text:style-name="P1"><text:span text:style-name="Caption_20_characters">тұманды </text:span><text:span text:style-name="Definition">туманный</text:span></text:p>
      <text:p text:style-name="P1"><text:span text:style-name="Caption_20_characters">сәнді </text:span><text:span text:style-name="Definition">модный</text:span></text:p>
      <text:p text:style-name="P1"><text:span text:style-name="Caption_20_characters">әдемі </text:span><text:span text:style-name="Definition">красивый</text:span></text:p>
      <text:p text:style-name="P1"><text:span text:style-name="Caption_20_characters">жазғы </text:span><text:span text:style-name="Definition">летний</text:span></text:p>
      <text:p text:style-name="P1"><text:span text:style-name="Caption_20_characters">қысқы </text:span><text:span text:style-name="Definition">зимний</text:span></text:p>
      <text:p text:style-name="P1"><text:span text:style-name="Caption_20_characters">кішкентай </text:span><text:span text:style-name="Definition">малый</text:span></text:p>
      <text:p text:style-name="P1"><text:span text:style-name="Caption_20_characters">ауыр </text:span><text:span text:style-name="Definition">тяжелый</text:span></text:p>
      <text:p text:style-name="P1"><text:span text:style-name="Caption_20_characters">төзімді </text:span><text:span text:style-name="Definition">прочный</text:span></text:p>
      <text:p text:style-name="P1"><text:span text:style-name="Caption_20_characters">көнетоз </text:span><text:span text:style-name="Definition">поношенный</text:span></text:p>
      <text:p text:style-name="P1"><text:span text:style-name="Caption_20_characters">үйлесімді </text:span><text:span text:style-name="Definition">соответствующий</text:span></text:p>
      <text:p text:style-name="P1"><text:span text:style-name="Caption_20_characters">қуырылған </text:span><text:span text:style-name="Definition">жареный</text:span></text:p>
      <text:p text:style-name="P1"><text:span text:style-name="Caption_20_characters">жаңа </text:span><text:span text:style-name="Definition">свежий</text:span></text:p>
      <text:p text:style-name="P1"><text:span text:style-name="Caption_20_characters">қою (сын есім) </text:span><text:span text:style-name="Definition">крепкий, густой</text:span></text:p>
      <text:p text:style-name="P1"><text:span text:style-name="Caption_20_characters">жаңа </text:span><text:span text:style-name="Definition">новый</text:span></text:p>
      <text:p text:style-name="P1"><text:span text:style-name="Caption_20_characters">ескі </text:span><text:span text:style-name="Definition">ветхий; изношенный; поношенный; старый (*4, не егде, қарт) (иначе: қарт)</text:span></text:p>
      <text:p text:style-name="P1"><text:span text:style-name="Caption_20_characters">бірдей </text:span><text:span text:style-name="Definition">одинаковый (не тең)</text:span></text:p>
      <text:p text:style-name="P1"><text:span text:style-name="Caption_20_characters">ағаш (сын есім) </text:span><text:span text:style-name="Definition">деревянный</text:span></text:p>
      <text:p text:style-name="P1"><text:span text:style-name="Caption_20_characters">тас (сын есім) </text:span><text:span text:style-name="Definition">каменный</text:span></text:p>
      <text:p text:style-name="P1"><text:span text:style-name="Caption_20_characters">темір (сын есім) </text:span><text:span text:style-name="Definition">железный</text:span></text:p>
      <text:p text:style-name="P1"><text:span text:style-name="Caption_20_characters">алтын (сын есім) </text:span><text:span text:style-name="Definition">золотой</text:span></text:p>
      <text:p text:style-name="P1"><text:span text:style-name="Caption_20_characters">күміс (сын есім) </text:span><text:span text:style-name="Definition">серебряный</text:span></text:p>
      <text:p text:style-name="P1"><text:span text:style-name="Caption_20_characters">сулы </text:span><text:span text:style-name="Definition">мокрый (не дымқыл)</text:span></text:p>
      <text:p text:style-name="P1"><text:span text:style-name="Caption_20_characters">кәдімгі </text:span><text:span text:style-name="Definition">обыкновенный</text:span></text:p>
      <text:p text:style-name="P1"><text:span text:style-name="Caption_20_characters">өзгеше </text:span><text:span text:style-name="Definition">необыкновенный</text:span></text:p>
      <text:h text:style-name="P2" text:outline-level="1">19 Наречия </text:h>
      <text:p text:style-name="P1"><text:span text:style-name="Caption_20_characters">біраз </text:span><text:span text:style-name="Definition">немного</text:span></text:p>
      <text:p text:style-name="P1"><text:span text:style-name="Caption_20_characters">ешқашан </text:span><text:span text:style-name="Definition">никогда</text:span></text:p>
      <text:p text:style-name="P1"><text:span text:style-name="Caption_20_characters">күндіз </text:span><text:span text:style-name="Definition">днем</text:span></text:p>
      <text:p text:style-name="P1"><text:span text:style-name="Caption_20_characters">кешке </text:span><text:span text:style-name="Definition">вечером</text:span></text:p>
      <text:p text:style-name="P1"><text:span text:style-name="Caption_20_characters">түнде </text:span><text:span text:style-name="Definition">ночью</text:span></text:p>
      <text:p text:style-name="P1"><text:span text:style-name="Caption_20_characters">кеше </text:span><text:span text:style-name="Definition">вчера; (перен.) недавно; не так давно</text:span></text:p>
      <text:p text:style-name="P1"><text:span text:style-name="Caption_20_characters">бүгін </text:span><text:span text:style-name="Definition">сегодня</text:span></text:p>
      <text:p text:style-name="P1"><text:span text:style-name="Caption_20_characters">ертең </text:span><text:span text:style-name="Definition">завтра</text:span></text:p>
      <text:p text:style-name="P1"><text:span text:style-name="Caption_20_characters">осында; мұнда </text:span><text:span text:style-name="Definition">здесь (2!)</text:span></text:p>
      <text:p text:style-name="P1"><text:span text:style-name="Caption_20_characters">оңға </text:span><text:span text:style-name="Definition">направо</text:span></text:p>
      <text:p text:style-name="P1"><text:span text:style-name="Caption_20_characters">солға </text:span><text:span text:style-name="Definition">налево</text:span></text:p>
      <text:p text:style-name="P1"><text:span text:style-name="Caption_20_characters">онда; анда </text:span><text:span text:style-name="Definition">там (2!)</text:span></text:p>
      <text:p text:style-name="P1"><text:span text:style-name="Caption_20_characters">қасында; жанында; маңында </text:span><text:span text:style-name="Definition">рядом (3!, *7)</text:span></text:p>
      <text:p text:style-name="P1"><text:span text:style-name="Caption_20_characters">алдында </text:span><text:span text:style-name="Definition">впереди</text:span></text:p>
      <text:p text:style-name="P1"><text:span text:style-name="Caption_20_characters">бір жерде </text:span><text:span text:style-name="Definition">где-нибудь (не әлдеқайда)</text:span></text:p>
      <text:p text:style-name="P1"><text:span text:style-name="Caption_20_characters">іште </text:span><text:span text:style-name="Definition">внутри (иначе: ішінде)</text:span></text:p>
      <text:p text:style-name="P1"><text:span text:style-name="Caption_20_characters">сыртта </text:span><text:span text:style-name="Definition">снаружи (иначе: сыртында)</text:span></text:p>
      <text:p text:style-name="P1"><text:span text:style-name="Caption_20_characters">үстінде </text:span><text:span text:style-name="Definition">наверху; сверху</text:span></text:p>
      <text:p text:style-name="P1"><text:span text:style-name="Caption_20_characters">артта; артында </text:span><text:span text:style-name="Definition">сзади (2!)</text:span></text:p>
      <text:p text:style-name="P1"><text:span text:style-name="Caption_20_characters">жақын </text:span><text:span text:style-name="Definition">близко</text:span></text:p>
      <text:p text:style-name="P1"><text:span text:style-name="Caption_20_characters">алыс </text:span><text:span text:style-name="Definition">далеко</text:span></text:p>
      <text:p text:style-name="P1"><text:span text:style-name="Caption_20_characters">осында </text:span><text:span text:style-name="Definition">здесь</text:span></text:p>
      <text:p text:style-name="P1"><text:span text:style-name="Caption_20_characters">қасында </text:span><text:span text:style-name="Definition">около (*7)</text:span></text:p>
      <text:p text:style-name="P1"><text:span text:style-name="Caption_20_characters">жоғарыда </text:span><text:span text:style-name="Definition">вверху</text:span></text:p>
      <text:p text:style-name="P1"><text:span text:style-name="Caption_20_characters">төменде </text:span><text:span text:style-name="Definition">внизу</text:span></text:p>
      <text:p text:style-name="P1"><text:span text:style-name="Caption_20_characters">сол жақта </text:span><text:span text:style-name="Definition">слева</text:span></text:p>
      <text:p text:style-name="P1"><text:span text:style-name="Caption_20_characters">оң жақта </text:span><text:span text:style-name="Definition">справа</text:span></text:p>
      <text:p text:style-name="P1"><text:span text:style-name="Caption_20_characters">мұнда </text:span><text:span text:style-name="Definition">сюда</text:span></text:p>
      <text:p text:style-name="P1"><text:span text:style-name="Caption_20_characters">сонда </text:span><text:span text:style-name="Definition">туда</text:span></text:p>
      <text:p text:style-name="P1"><text:span text:style-name="Caption_20_characters">жақында </text:span><text:span text:style-name="Definition">недавно; скоро</text:span></text:p>
      <text:p text:style-name="P1"><text:span text:style-name="Caption_20_characters">кейін </text:span><text:span text:style-name="Definition">после</text:span></text:p>
      <text:p text:style-name="P1"><text:span text:style-name="Caption_20_characters">соңғы кезде </text:span><text:span text:style-name="Definition">в последнее время</text:span></text:p>
      <text:p text:style-name="P1"><text:span text:style-name="Caption_20_characters">қазір ғана </text:span><text:span text:style-name="Definition">только что</text:span></text:p>
      <text:p text:style-name="P1"><text:span text:style-name="Caption_20_characters">бұрын </text:span><text:span text:style-name="Definition">раньше</text:span></text:p>
      <text:p text:style-name="P1"><text:span text:style-name="Caption_20_characters">сонда </text:span><text:span text:style-name="Definition">тогда, в то время (иначе: сол кезде)</text:span></text:p>
      <text:p text:style-name="P1"><text:span text:style-name="Caption_20_characters">қарсаңында </text:span><text:span text:style-name="Definition">накануне</text:span></text:p>
      <text:p text:style-name="P1"><text:span text:style-name="Caption_20_characters">бірде </text:span><text:span text:style-name="Definition">однажды (1)</text:span></text:p>
      <text:p text:style-name="P1"><text:span text:style-name="Caption_20_characters">іле-шала </text:span><text:span text:style-name="Definition">следом</text:span></text:p>
      <text:p text:style-name="P1"><text:span text:style-name="Caption_20_characters">ұзамай </text:span><text:span text:style-name="Definition">вскоре</text:span></text:p>
      <text:p text:style-name="P1"><text:span text:style-name="Caption_20_characters">ендігәрі </text:span><text:span text:style-name="Definition">в следующий раз</text:span></text:p>
      <text:p text:style-name="P1"><text:span text:style-name="Caption_20_characters">күнде </text:span><text:span text:style-name="Definition">каждый день; ежедневно; каждодневно (1)</text:span></text:p>
      <text:p text:style-name="P1"><text:span text:style-name="Caption_20_characters">кенеттен </text:span><text:span text:style-name="Definition">вдруг; внезапно (*8)</text:span></text:p>
      <text:p text:style-name="P1"><text:span text:style-name="Caption_20_characters">күн сайын </text:span><text:span text:style-name="Definition">ежедневно (2)</text:span></text:p>
      <text:p text:style-name="P1"><text:span text:style-name="Caption_20_characters">бір күні </text:span><text:span text:style-name="Definition">однажды, в один прекрасный день (2)</text:span></text:p>
      <text:p text:style-name="P1"><text:span text:style-name="Caption_20_characters">жиі </text:span><text:span text:style-name="Definition">часто, густо, плотно (вариант: частый)</text:span></text:p>
      <text:p text:style-name="P1"><text:span text:style-name="Caption_20_characters">сирек (үстеу) </text:span><text:span text:style-name="Definition">редко (вариант: редкий)</text:span></text:p>
      <text:p text:style-name="P1"><text:span text:style-name="Caption_20_characters">жыл сайын </text:span><text:span text:style-name="Definition">ежегодно</text:span></text:p>
      <text:p text:style-name="P1"><text:span text:style-name="Caption_20_characters">содан кейін </text:span><text:span text:style-name="Definition">потом (не сонан соң)</text:span></text:p>
      <text:p text:style-name="P1"><text:span text:style-name="Caption_20_characters">болашақта </text:span><text:span text:style-name="Definition">в будущем (иначе: келешекте)</text:span></text:p>
      <text:p text:style-name="P1"><text:span text:style-name="Caption_20_characters">келесі </text:span><text:span text:style-name="Definition">следующий</text:span></text:p>
      <text:p text:style-name="P1"><text:span text:style-name="Caption_20_characters">өткен жылы </text:span><text:span text:style-name="Definition">в прошлом году (2)</text:span></text:p>
      <text:p text:style-name="P1"><text:span text:style-name="Caption_20_characters">ерте </text:span><text:span text:style-name="Definition">рано (вариант: ранний)</text:span></text:p>
      <text:p text:style-name="P1"><text:span text:style-name="Caption_20_characters">кеш </text:span><text:span text:style-name="Definition">поздно (вариант: поздний)</text:span></text:p>
      <text:p text:style-name="P1"><text:span text:style-name="Caption_20_characters">дейін; кейін </text:span><text:span text:style-name="Definition">до; после (2!)</text:span></text:p>
      <text:p text:style-name="P1"><text:span text:style-name="Caption_20_characters">2 сағаттан соң </text:span><text:span text:style-name="Definition">через 2 часа</text:span></text:p>
      <text:p text:style-name="P1"><text:span text:style-name="Caption_20_characters">таңертеңнен кешке дейін </text:span><text:span text:style-name="Definition">с утра до вечера</text:span></text:p>
      <text:p text:style-name="P1"><text:span text:style-name="Caption_20_characters">енді </text:span><text:span text:style-name="Definition">теперь</text:span></text:p>
      <text:p text:style-name="P1"><text:span text:style-name="Caption_20_characters">қазіргі кезде </text:span><text:span text:style-name="Definition">в настоящее время</text:span></text:p>
      <text:p text:style-name="P1"><text:span text:style-name="Caption_20_characters">баяғыда </text:span><text:span text:style-name="Definition">давно</text:span></text:p>
      <text:p text:style-name="P1"><text:span text:style-name="Caption_20_characters">осы кезде </text:span><text:span text:style-name="Definition">в это время</text:span></text:p>
      <text:p text:style-name="P1"><text:span text:style-name="Caption_20_characters">сол кезде </text:span><text:span text:style-name="Definition">тогда, в то время <text:s/>(2) (иначе: сонда)</text:span></text:p>
      <text:p text:style-name="P1"><text:span text:style-name="Caption_20_characters">келешекте </text:span><text:span text:style-name="Definition">в будущем (иначе: болашақта)</text:span></text:p>
      <text:p text:style-name="P1"><text:span text:style-name="Caption_20_characters">әдетте </text:span><text:span text:style-name="Definition">обычно</text:span></text:p>
      <text:p text:style-name="P1"><text:span text:style-name="Caption_20_characters">кейде </text:span><text:span text:style-name="Definition">иногда (*5) (иначе: анда-санда, оқта-текте)</text:span></text:p>
      <text:p text:style-name="P1"><text:span text:style-name="Caption_20_characters">анда-санда </text:span><text:span text:style-name="Definition">иногда (иначе: кейде, оқта-текте)</text:span></text:p>
      <text:p text:style-name="P1"><text:span text:style-name="Caption_20_characters">әрқашан </text:span><text:span text:style-name="Definition">всегда</text:span></text:p>
      <text:p text:style-name="P1"><text:span text:style-name="Caption_20_characters">тұрақты </text:span><text:span text:style-name="Definition">постоянно (иначе: үнемі; ұдайы, ылғи)</text:span></text:p>
      <text:p text:style-name="P1"><text:span text:style-name="Caption_20_characters">күні-түні </text:span><text:span text:style-name="Definition">днем и ночью</text:span></text:p>
      <text:p text:style-name="P1"><text:soft-page-break/><text:span text:style-name="Caption_20_characters">үнемі; ұдайы </text:span><text:span text:style-name="Definition">постоянно (иначе: тұрақты, ылғи)</text:span></text:p>
      <text:p text:style-name="P1"><text:span text:style-name="Caption_20_characters">әйтеуір </text:span><text:span text:style-name="Definition">когда-нибудь</text:span></text:p>
      <text:p text:style-name="P1"><text:span text:style-name="Caption_20_characters">әлсін-әлі </text:span><text:span text:style-name="Definition">часто (не жиі)</text:span></text:p>
      <text:p text:style-name="P1"><text:span text:style-name="Caption_20_characters">ара-арасында </text:span><text:span text:style-name="Definition">между ними</text:span></text:p>
      <text:p text:style-name="P1"><text:span text:style-name="Caption_20_characters">оқта-текте </text:span><text:span text:style-name="Definition">иногда (иначе: кейде, анда-санда)</text:span></text:p>
      <text:p text:style-name="P1"><text:span text:style-name="Caption_20_characters">былтыр </text:span><text:span text:style-name="Definition">в прошлом году (1)</text:span></text:p>
      <text:p text:style-name="P1"><text:span text:style-name="Caption_20_characters">биыл </text:span><text:span text:style-name="Definition">в этом году</text:span></text:p>
      <text:p text:style-name="P1"><text:span text:style-name="Caption_20_characters">таңертең </text:span><text:span text:style-name="Definition">утром</text:span></text:p>
      <text:p text:style-name="P1"><text:span text:style-name="Caption_20_characters">қазір </text:span><text:span text:style-name="Definition">сейчас</text:span></text:p>
      <text:p text:style-name="P1"><text:span text:style-name="Caption_20_characters">алдыңгүні </text:span><text:span text:style-name="Definition">позавчера</text:span></text:p>
      <text:p text:style-name="P1"><text:span text:style-name="Caption_20_characters">бүрсігүні </text:span><text:span text:style-name="Definition">послезавтра</text:span></text:p>
      <text:p text:style-name="P1"><text:span text:style-name="Caption_20_characters">таң сәріде </text:span><text:span text:style-name="Definition">на рассвете</text:span></text:p>
      <text:p text:style-name="P1"><text:span text:style-name="Caption_20_characters">босқа </text:span><text:span text:style-name="Definition">зря (иначе: текке, құр)</text:span></text:p>
      <text:p text:style-name="P1"><text:span text:style-name="Caption_20_characters">құр босқа </text:span><text:span text:style-name="Definition">напрасно</text:span></text:p>
      <text:p text:style-name="P1"><text:span text:style-name="Caption_20_characters">амалсыздан; лажсыздан </text:span><text:span text:style-name="Definition">поневоле; вынужденно (2!)</text:span></text:p>
      <text:p text:style-name="P1"><text:span text:style-name="Caption_20_characters">бекерге </text:span><text:span text:style-name="Definition">попусту; понапрасну</text:span></text:p>
      <text:p text:style-name="P1"><text:span text:style-name="Caption_20_characters">текке </text:span><text:span text:style-name="Definition">зря (иначе: босқа, құр)</text:span></text:p>
      <text:p text:style-name="P1"><text:span text:style-name="Caption_20_characters">шарасыздан </text:span><text:span text:style-name="Definition">безысходно</text:span></text:p>
      <text:p text:style-name="P1"><text:span text:style-name="Caption_20_characters">тез; жылдам </text:span><text:span text:style-name="Definition">скоро; быстро (2!, не шапшаң, жедел)</text:span></text:p>
      <text:p text:style-name="P1"><text:span text:style-name="Caption_20_characters">жедел </text:span><text:span text:style-name="Definition">срочно</text:span></text:p>
      <text:p text:style-name="P1"><text:span text:style-name="Caption_20_characters">үнемі </text:span><text:span text:style-name="Definition">постоянно (иначе: тұрақты; ұдайы, ылғи)</text:span></text:p>
      <text:p text:style-name="P1"><text:span text:style-name="Caption_20_characters">ақырын </text:span><text:span text:style-name="Definition">потихоньку</text:span></text:p>
      <text:p text:style-name="P1"><text:span text:style-name="Caption_20_characters">дереу </text:span><text:span text:style-name="Definition">моментально; немедленно; тотчас (не лезде)</text:span></text:p>
      <text:p text:style-name="P1"><text:span text:style-name="Caption_20_characters">бірден </text:span><text:span text:style-name="Definition">резко</text:span></text:p>
      <text:p text:style-name="P1"><text:span text:style-name="Caption_20_characters">лезде </text:span><text:span text:style-name="Definition">мгновенно; вмиг; сразу (не дереу)</text:span></text:p>
      <text:p text:style-name="P1"><text:span text:style-name="Caption_20_characters">кенет </text:span><text:span text:style-name="Definition">внезапно (*5)</text:span></text:p>
      <text:p text:style-name="P1"><text:span text:style-name="Caption_20_characters">түгел </text:span><text:span text:style-name="Definition">полностью (не бүтін)</text:span></text:p>
      <text:p text:style-name="P1"><text:span text:style-name="Caption_20_characters">әзер; әрең </text:span><text:span text:style-name="Definition">едва; еле-еле; кое-как; с трудом (2!)</text:span></text:p>
      <text:p text:style-name="P1"><text:span text:style-name="Caption_20_characters">оқыс </text:span><text:span text:style-name="Definition">внезапно (*4)</text:span></text:p>
      <text:p text:style-name="P1"><text:span text:style-name="Caption_20_characters">ерекше (үстеу) </text:span><text:span text:style-name="Definition">особенно</text:span></text:p>
      <text:p text:style-name="P1"><text:span text:style-name="Caption_20_characters">жасырын </text:span><text:span text:style-name="Definition">скрытно</text:span></text:p>
      <text:p text:style-name="P1"><text:span text:style-name="Caption_20_characters">біржола </text:span><text:span text:style-name="Definition">совсем</text:span></text:p>
      <text:p text:style-name="P1"><text:span text:style-name="Caption_20_characters">жападан-жалғыз </text:span><text:span text:style-name="Definition">одиноко</text:span></text:p>
      <text:p text:style-name="P1"><text:span text:style-name="Caption_20_characters">емін-еркін </text:span><text:span text:style-name="Definition">свободно</text:span></text:p>
      <text:p text:style-name="P1"><text:span text:style-name="Caption_20_characters">құр (2!) </text:span><text:span text:style-name="Definition">зря; пустой (3*) (иначе: текке, босқа)</text:span></text:p>
      <text:p text:style-name="P1"><text:span text:style-name="Caption_20_characters">зорға </text:span><text:span text:style-name="Definition">еле</text:span></text:p>
      <text:p text:style-name="P1"><text:span text:style-name="Caption_20_characters">аздап </text:span><text:span text:style-name="Definition">понемногу</text:span></text:p>
      <text:p text:style-name="P1"><text:span text:style-name="Caption_20_characters">әдейілеп </text:span><text:span text:style-name="Definition">специально</text:span></text:p>
      <text:p text:style-name="P1"><text:span text:style-name="Caption_20_characters">әдейі </text:span><text:span text:style-name="Definition">назло</text:span></text:p>
      <text:p text:style-name="P1"><text:span text:style-name="Caption_20_characters">жорта </text:span><text:span text:style-name="Definition">намеренно (не қасақана)</text:span></text:p>
      <text:p text:style-name="P1"><text:span text:style-name="Caption_20_characters">қасақана </text:span><text:span text:style-name="Definition">нарочно (не жорта)</text:span></text:p>
      <text:p text:style-name="P1"><text:span text:style-name="Caption_20_characters">көре тұра </text:span><text:span text:style-name="Definition">видя</text:span></text:p>
      <text:p text:style-name="P1"><text:span text:style-name="Caption_20_characters">біле тұра </text:span><text:span text:style-name="Definition">зная</text:span></text:p>
      <text:p text:style-name="P1"><text:span text:style-name="Caption_20_characters">жеңіл-желпі; аздап; сәл </text:span><text:span text:style-name="Definition">слегка (3!)</text:span></text:p>
      <text:p text:style-name="P1"><text:span text:style-name="Caption_20_characters">едәуір (үстеу) </text:span><text:span text:style-name="Definition">значительно; существенно</text:span></text:p>
      <text:p text:style-name="P1"><text:span text:style-name="Caption_20_characters">әбден </text:span><text:span text:style-name="Definition">вполне</text:span></text:p>
      <text:p text:style-name="P1"><text:span text:style-name="Caption_20_characters">оншама; сонша </text:span><text:span text:style-name="Definition">немного (2!)</text:span></text:p>
      <text:p text:style-name="P1"><text:span text:style-name="Caption_20_characters">азғана; зорға; сәл </text:span><text:span text:style-name="Definition">чуть (3!)</text:span></text:p>
      <text:p text:style-name="P1"><text:span text:style-name="Caption_20_characters">әрең </text:span><text:span text:style-name="Definition">едва</text:span></text:p>
      <text:p text:style-name="P1"><text:span text:style-name="Caption_20_characters">өте-мөте; өте </text:span><text:span text:style-name="Definition">крайне (2!)</text:span></text:p>
      <text:p text:style-name="P1"><text:span text:style-name="Caption_20_characters">анағұрлым </text:span><text:span text:style-name="Definition">намного</text:span></text:p>
      <text:p text:style-name="P1"><text:span text:style-name="Caption_20_characters">бірен-саран </text:span><text:span text:style-name="Definition">некоторый (иначе: кейбір, кейбіреу, қайсыбір)</text:span></text:p>
      <text:p text:style-name="P1"><text:span text:style-name="Caption_20_characters">қыруар </text:span><text:span text:style-name="Definition">много</text:span></text:p>
      <text:p text:style-name="P1"><text:span text:style-name="Caption_20_characters">дәл (үстеу) </text:span><text:span text:style-name="Definition">точно</text:span></text:p>
      <text:p text:style-name="P1"><text:span text:style-name="Caption_20_characters">ылғи </text:span><text:span text:style-name="Definition">постоянно (иначе: тұрақты, үнемі)</text:span></text:p>
      <text:p text:style-name="P1"><text:span text:style-name="Caption_20_characters">әбден </text:span><text:span text:style-name="Definition">совсем</text:span></text:p>
      <text:p text:style-name="P1"><text:span text:style-name="Caption_20_characters">өте </text:span><text:span text:style-name="Definition">очень (не орасан)</text:span></text:p>
      <text:p text:style-name="P1"><text:span text:style-name="Caption_20_characters">ең </text:span><text:span text:style-name="Definition">самый</text:span></text:p>
      <text:p text:style-name="P1"><text:span text:style-name="Caption_20_characters">ылғи </text:span><text:span text:style-name="Definition">исключительно</text:span></text:p>
      <text:p text:style-name="P1"><text:span text:style-name="Caption_20_characters">сәл-пәл </text:span><text:span text:style-name="Definition">чуть-чуть</text:span></text:p>
      <text:p text:style-name="P1"><text:span text:style-name="Caption_20_characters">орасан (үстеу) </text:span><text:span text:style-name="Definition">очень (не өте)</text:span></text:p>
      <text:p text:style-name="P1"><text:span text:style-name="Caption_20_characters">мүлдем </text:span><text:span text:style-name="Definition">совершенно</text:span></text:p>
      <text:p text:style-name="P1"><text:span text:style-name="Caption_20_characters">өңкей </text:span><text:span text:style-name="Definition">сплошь</text:span></text:p>
      <text:p text:style-name="P1"><text:span text:style-name="Caption_20_characters">тым </text:span><text:span text:style-name="Definition">слишком (не өте-мөте)</text:span></text:p>
      <text:p text:style-name="P1"><text:span text:style-name="Caption_20_characters">тіпті </text:span><text:span text:style-name="Definition">даже</text:span></text:p>
      <text:p text:style-name="P1"><text:span text:style-name="Caption_20_characters">өте-мөте </text:span><text:span text:style-name="Definition">чрезмерно (не тым)</text:span></text:p>
      <text:h text:style-name="P2" text:outline-level="1">20 Служебные <text:span text:style-name="T1">c</text:span>лова </text:h>
      <text:p text:style-name="P1"><text:span text:style-name="Caption_20_characters">басы </text:span><text:span text:style-name="Definition">начало (*4)</text:span></text:p>
      <text:p text:style-name="P1"><text:span text:style-name="Caption_20_characters">ортасы </text:span><text:span text:style-name="Definition">середина</text:span></text:p>
      <text:p text:style-name="P1"><text:span text:style-name="Caption_20_characters">алдында </text:span><text:span text:style-name="Definition">впереди</text:span></text:p>
      <text:p text:style-name="P1"><text:span text:style-name="Caption_20_characters">бірде </text:span><text:span text:style-name="Definition">однажды (1)</text:span></text:p>
      <text:p text:style-name="P1"><text:span text:style-name="Caption_20_characters">артында </text:span><text:span text:style-name="Definition">сзади (иначе: артта)</text:span></text:p>
      <text:p text:style-name="P1"><text:span text:style-name="Caption_20_characters">үстінде </text:span><text:span text:style-name="Definition">на (поверхности)</text:span></text:p>
      <text:p text:style-name="P1"><text:span text:style-name="Caption_20_characters">ішінде </text:span><text:span text:style-name="Definition">внутри (иначе: іште)</text:span></text:p>
      <text:p text:style-name="P1"><text:span text:style-name="Caption_20_characters">сыртында </text:span><text:span text:style-name="Definition">снаружи (иначе: сыртта)</text:span></text:p>
      <text:p text:style-name="P1"><text:span text:style-name="Caption_20_characters">қасы; маңы; жанында </text:span><text:span text:style-name="Definition">около; рядом (3!, *4)</text:span></text:p>
      <text:p text:style-name="P1"><text:span text:style-name="Caption_20_characters">түбі </text:span><text:span text:style-name="Definition">дно</text:span></text:p>
      <text:p text:style-name="P1"><text:span text:style-name="Caption_20_characters">арасы </text:span><text:span text:style-name="Definition">между</text:span></text:p>
      <text:p text:style-name="P1"><text:span text:style-name="Caption_20_characters">айналасы </text:span><text:span text:style-name="Definition">вокруг (иначе: төңірегі)</text:span></text:p>
      <text:p text:style-name="P1"><text:span text:style-name="Caption_20_characters">шеті </text:span><text:span text:style-name="Definition">край</text:span></text:p>
      <text:p text:style-name="P1"><text:span text:style-name="Caption_20_characters">төңірегі </text:span><text:span text:style-name="Definition">вокруг (иначе: айналасы)</text:span></text:p>
      <text:p text:style-name="P1"><text:span text:style-name="Caption_20_characters">тұсы </text:span><text:span text:style-name="Definition">напротив</text:span></text:p>
      <text:p text:style-name="P1"><text:span text:style-name="Caption_20_characters">астында </text:span><text:span text:style-name="Definition">под</text:span></text:p>
      <text:p text:style-name="P1"><text:span text:style-name="Caption_20_characters">себебі </text:span><text:span text:style-name="Definition">потому что (не өйткені)</text:span></text:p>
      <text:p text:style-name="P1"><text:span text:style-name="Caption_20_characters">өйткені </text:span><text:span text:style-name="Definition">потому что; ведь; ибо (не себебі)</text:span></text:p>
      <text:p text:style-name="P1"><text:span text:style-name="Caption_20_characters">бірақ </text:span><text:span text:style-name="Definition">но</text:span></text:p>
      <text:p text:style-name="P1"><text:span text:style-name="Caption_20_characters">немесе; әлде </text:span><text:span text:style-name="Definition">или; либо (2!)</text:span></text:p>
      <text:p text:style-name="P1"><text:span text:style-name="Caption_20_characters">сондықтан; сол себепті </text:span><text:span text:style-name="Definition">все-таки; все-же (2!)</text:span></text:p>
      <text:p text:style-name="P1"><text:span text:style-name="Caption_20_characters">сонда да </text:span><text:span text:style-name="Definition">тем не менее</text:span></text:p>
      <text:p text:style-name="P1"><text:span text:style-name="Caption_20_characters">біресе </text:span><text:span text:style-name="Definition">иной раз; или; то..., то...</text:span></text:p>
      <text:p text:style-name="P1"><text:span text:style-name="Caption_20_characters">яғни </text:span><text:span text:style-name="Definition">значит; то есть (*4)</text:span></text:p>
      <text:p text:style-name="P1"><text:span text:style-name="Caption_20_characters">алайда </text:span><text:span text:style-name="Definition">все же; однако</text:span></text:p>
      <text:p text:style-name="P1"><text:span text:style-name="Caption_20_characters">не болмаса </text:span><text:span text:style-name="Definition">или (2)</text:span></text:p>
      <text:p text:style-name="P1"><text:span text:style-name="Caption_20_characters">демек </text:span><text:span text:style-name="Definition">значит; короче говоря; одним словом; следовательно (*5)</text:span></text:p>
      <text:p text:style-name="P1"><text:span text:style-name="Caption_20_characters">әйтпесе </text:span><text:span text:style-name="Definition">иначе; в противном случае</text:span></text:p>
      <text:p text:style-name="P1"><text:span text:style-name="Caption_20_characters">әйтсе де </text:span><text:span text:style-name="Definition">все же; тем не менее (2)</text:span></text:p>
      <text:p text:style-name="P1"><text:span text:style-name="Caption_20_characters">яки </text:span><text:span text:style-name="Definition">или; то есть (*3)</text:span></text:p>
      <text:p text:style-name="P1"><text:span text:style-name="Caption_20_characters">ендеше </text:span><text:span text:style-name="Definition">итак; если так; в таком случае; тогда</text:span></text:p>
      <text:p text:style-name="P1"><text:span text:style-name="Caption_20_characters">әрине </text:span><text:span text:style-name="Definition">конечно</text:span></text:p>
      <text:p text:style-name="P1"><text:span text:style-name="Caption_20_characters">расында </text:span><text:span text:style-name="Definition">в действительности; на самом деле (не шынында)</text:span></text:p>
      <text:p text:style-name="P1"><text:span text:style-name="Caption_20_characters">біріншіден </text:span><text:span text:style-name="Definition">во-первых</text:span></text:p>
      <text:p text:style-name="P1"><text:span text:style-name="Caption_20_characters">екіншіден </text:span><text:span text:style-name="Definition">во-вторых</text:span></text:p>
      <text:p text:style-name="P1"><text:span text:style-name="Caption_20_characters">рас </text:span><text:span text:style-name="Definition">правда</text:span></text:p>
      <text:p text:style-name="P1"><text:span text:style-name="Caption_20_characters">сірә </text:span><text:span text:style-name="Definition">возможно (не бәлкім, болар, шығар, ықтимал)</text:span></text:p>
      <text:p text:style-name="P1"><text:span text:style-name="Caption_20_characters">қысқасы </text:span><text:span text:style-name="Definition">короче говоря</text:span></text:p>
      <text:p text:style-name="P1"><text:span text:style-name="Caption_20_characters">амал қанша </text:span><text:span text:style-name="Definition">к сожалению</text:span></text:p>
      <text:p text:style-name="P1"><text:span text:style-name="Caption_20_characters">меніңше </text:span><text:span text:style-name="Definition">по-моему</text:span></text:p>
      <text:p text:style-name="P1"><text:span text:style-name="Caption_20_characters">ақыр аяғында </text:span><text:span text:style-name="Definition">наконец</text:span></text:p>
      <text:p text:style-name="P1"><text:span text:style-name="Caption_20_characters">сірә </text:span><text:span text:style-name="Definition">наверняка (не бәлкім, болар, шығар, ықтимал)</text:span></text:p>
      <text:p text:style-name="P1"><text:span text:style-name="Caption_20_characters">бәлкім </text:span><text:span text:style-name="Definition">возможно (не болар, сірә, шығар, ықтимал)</text:span></text:p>
      <text:p text:style-name="P1"><text:span text:style-name="Caption_20_characters">шынында </text:span><text:span text:style-name="Definition">в действительности (не расында)</text:span></text:p>
      <text:p text:style-name="P1"><text:span text:style-name="Caption_20_characters">дейін; шейін </text:span><text:span text:style-name="Definition">до (2!)</text:span></text:p>
      <text:p text:style-name="P1"><text:span text:style-name="Caption_20_characters">күні бойы </text:span><text:span text:style-name="Definition">целый день</text:span></text:p>
      <text:p text:style-name="P1"><text:span text:style-name="Caption_20_characters">кейін; соң </text:span><text:span text:style-name="Definition">после (2!)</text:span></text:p>
      <text:p text:style-name="P1"><text:span text:style-name="Caption_20_characters">бірге </text:span><text:span text:style-name="Definition">вместе</text:span></text:p>
      <text:p text:style-name="P1"><text:span text:style-name="Caption_20_characters">туралы; жайында; жөнінде </text:span><text:span text:style-name="Definition">о; об (3!)</text:span></text:p>
      <text:p text:style-name="P1"><text:span text:style-name="Caption_20_characters">кешеден бері </text:span><text:span text:style-name="Definition">со вчерашнего дня</text:span></text:p>
      <text:p text:style-name="P1"><text:span text:style-name="Caption_20_characters">үшін </text:span><text:span text:style-name="Definition">ради; для</text:span></text:p>
      <text:p text:style-name="P1"><text:span text:style-name="Caption_20_characters">жуық; тарта; таяу </text:span><text:span text:style-name="Definition">приблизительно (3!)</text:span></text:p>
      <text:p text:style-name="P1"><text:span text:style-name="Caption_20_characters">арқылы </text:span><text:span text:style-name="Definition">через</text:span></text:p>
      <text:p text:style-name="P1"><text:span text:style-name="Caption_20_characters">сайын </text:span><text:span text:style-name="Definition">каждый раз, из ... в, еже...</text:span></text:p>
      <text:p text:style-name="P1"><text:span text:style-name="Caption_20_characters">бері </text:span><text:span text:style-name="Definition">со; с</text:span></text:p>
      <text:p text:style-name="P1"><text:span text:style-name="Caption_20_characters">шамалы; шақты </text:span><text:span text:style-name="Definition">примерно; приблизительно (2!)</text:span></text:p>
      <text:p text:style-name="P1"><text:span text:style-name="Caption_20_characters">сенен гөрі </text:span><text:span text:style-name="Definition">чем ты</text:span></text:p>
      <text:p text:style-name="P1"><text:span text:style-name="Caption_20_characters">менен басқа </text:span><text:span text:style-name="Definition">кроме меня</text:span></text:p>
      <text:p text:style-name="P1"><text:span text:style-name="Caption_20_characters">қажет; керек </text:span><text:span text:style-name="Definition">нужен (2!)</text:span></text:p>
      <text:p text:style-name="P1"><text:span text:style-name="Caption_20_characters">сияқты; секілді; тәрізді </text:span><text:span text:style-name="Definition">похоже (3!)</text:span></text:p>
      <text:p text:style-name="P1"><text:span text:style-name="Caption_20_characters">шығар </text:span><text:span text:style-name="Definition">возможно (не бәлкім, болар, сірә, ықтимал)</text:span></text:p>
      <text:p text:style-name="P1"><text:span text:style-name="Caption_20_characters">тиіс </text:span><text:span text:style-name="Definition">должен</text:span></text:p>
      <text:p text:style-name="P1"><text:span text:style-name="Caption_20_characters">болар; ықтимал </text:span><text:span text:style-name="Definition">вероятно (2!, не бәлкім, сірә, шығар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Lato Black" svg:font-family="'Lato Black'" style:font-adornments="Black" style:font-pitch="variable"/>
    <style:font-face style:name="YaleNew" svg:font-family="YaleNew" style:font-adornments="Roman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YaleNew" fo:font-family="YaleNew" style:font-style-name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Caption_20_characters" style:display-name="Caption characters" style:family="text">
      <style:text-properties style:font-name="FreeSans" fo:font-family="FreeSans" style:font-style-name="Regular" style:font-family-generic="swiss" style:font-pitch="variable" fo:font-size="10.5pt" fo:font-weight="600" fo:background-color="transparent" style:font-size-asian="10.5pt"/>
    </style:style>
    <style:style style:name="Definition" style:family="text">
      <style:text-properties style:font-name="FreeSerif" fo:font-family="FreeSerif" style:font-style-name="Regular" style:font-family-generic="roman" style:font-pitch="variable" fo:font-size="10.5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5591in" style:type="center"/>
          <style:tab-stop style:position="10.6925in" style:type="right"/>
        </style:tab-stops>
      </style:paragraph-properties>
      <style:text-properties style:font-name="FreeSans1" fo:font-size="9pt" style:font-size-asian="9pt" style:font-size-complex="9pt"/>
    </style:style>
    <style:style style:name="MT1" style:family="text">
      <style:text-properties fo:font-weight="bold" officeooo:rsid="003267e2" style:font-weight-asian="bold" style:font-weight-complex="bold"/>
    </style:style>
    <style:style style:name="MT2" style:family="text">
      <style:text-properties officeooo:rsid="0031ce6a"/>
    </style:style>
    <style:page-layout style:name="Mpm1">
      <style:page-layout-properties fo:page-width="11.6929in" fo:page-height="8.2681in" style:num-format="1" style:print-orientation="landscape" fo:margin-top="0.5in" fo:margin-bottom="0.3201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7" fo:column-gap="0.05in">
          <style:column-sep style:width="0.0035in" style:color="#000000" style:height="100%" style:style="solid"/>
          <style:column style:rel-width="2174*" fo:start-indent="0in" fo:end-indent="0.0252in"/>
          <style:column style:rel-width="2210*" fo:start-indent="0.0252in" fo:end-indent="0.0252in"/>
          <style:column style:rel-width="2210*" fo:start-indent="0.0252in" fo:end-indent="0.0252in"/>
          <style:column style:rel-width="2210*" fo:start-indent="0.0252in" fo:end-indent="0.0252in"/>
          <style:column style:rel-width="2210*" fo:start-indent="0.0252in" fo:end-indent="0.0252in"/>
          <style:column style:rel-width="2210*" fo:start-indent="0.0252in" fo:end-indent="0.0252in"/>
          <style:column style:rel-width="2174*" fo:start-indent="0.0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2500 казахских слов</text:span><text:tab/><text:page-number text:select-page="current">11</text:page-number> / <text:page-count>14</text:page-count><text:tab/><text:span text:style-name="MT2">Севелев М 2018 из memris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11-24T18:08:33.244737595</dc:date>
    <meta:editing-duration>PT37M23S</meta:editing-duration>
    <meta:editing-cycles>16</meta:editing-cycles>
    <dc:creator>Žāle Mottahedin</dc:creator>
    <meta:document-statistic meta:table-count="0" meta:image-count="0" meta:object-count="0" meta:page-count="14" meta:paragraph-count="2602" meta:word-count="7723" meta:character-count="54387" meta:non-whitespace-character-count="49237"/>
  </office:meta>
</office:document-meta>
</file>